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Excel_BuiltIn_Comma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2.3825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6.0325cm"/>
    </style:style>
    <style:style style:name="co15" style:family="table-column">
      <style:table-column-properties fo:break-before="auto" style:column-width="6.270625cm"/>
    </style:style>
    <style:style style:name="co16" style:family="table-column">
      <style:table-column-properties fo:break-before="auto" style:column-width="2.75166666666667cm" style:use-optimal-column-width="true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0.9272916666667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3.28083333333333cm"/>
    </style:style>
    <style:style style:name="co21" style:family="table-column">
      <style:table-column-properties fo:break-before="auto" style:column-width="1.13770833333333cm"/>
    </style:style>
    <style:style style:name="co22" style:family="table-column">
      <style:table-column-properties fo:break-before="auto" style:column-width="1.77270833333333cm"/>
    </style:style>
    <style:style style:name="co23" style:family="table-column">
      <style:table-column-properties fo:break-before="auto" style:column-width="11.6152083333333cm"/>
    </style:style>
    <style:style style:name="co24" style:family="table-column">
      <style:table-column-properties fo:break-before="auto" style:column-width="5.715cm" style:use-optimal-column-width="true"/>
    </style:style>
    <style:style style:name="co25" style:family="table-column">
      <style:table-column-properties fo:break-before="auto" style:column-width="6.64104166666667cm" style:use-optimal-column-width="true"/>
    </style:style>
    <style:style style:name="co26" style:family="table-column">
      <style:table-column-properties fo:break-before="auto" style:column-width="11.0066666666667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0.5833333333333cm"/>
    </style:style>
    <style:style style:name="co29" style:family="table-column">
      <style:table-column-properties fo:break-before="auto" style:column-width="11.27125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0.874375cm"/>
    </style:style>
    <style:style style:name="co32" style:family="table-column">
      <style:table-column-properties fo:break-before="auto" style:column-width="1.508125cm"/>
    </style:style>
    <style:style style:name="co33" style:family="table-column">
      <style:table-column-properties fo:break-before="auto" style:column-width="11.350625cm"/>
    </style:style>
    <style:style style:name="co34" style:family="table-column">
      <style:table-column-properties fo:break-before="auto" style:column-width="5.34458333333333cm"/>
    </style:style>
    <style:style style:name="co35" style:family="table-column">
      <style:table-column-properties fo:break-before="auto" style:column-width="6.24416666666667cm"/>
    </style:style>
    <style:style style:name="co36" style:family="table-column">
      <style:table-column-properties fo:break-before="auto" style:column-width="10.66270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_Boxplot" table:style-name="ta1">
        <table:shapes>
          <draw:frame draw:z-index="1" draw:id="id0" draw:style-name="a0" draw:name="Diagramm 1" svg:x="12.11069in" svg:y="0in" svg:width="14.54097in" svg:height="3.54014in" style:rel-width="scale" style:rel-height="scale">
            <draw:object xlink:href="Object 1/" xlink:type="simple" xlink:show="embed" xlink:actuate="onLoad"/>
            <svg:title>RQ1: Relative visibility changes</svg:title>
            <svg:desc/>
          </draw:frame>
          <draw:frame draw:z-index="2" draw:id="id1" draw:style-name="a1" draw:name="Diagramm 2" svg:x="12.07833in" svg:y="3.79055in" svg:width="14.54097in" svg:height="3.54014in" style:rel-width="scale" style:rel-height="scale">
            <draw:object xlink:href="Object 2/" xlink:type="simple" xlink:show="embed" xlink:actuate="onLoad"/>
            <svg:title>RQ1: Relative visibility changes</svg:title>
            <svg:desc/>
          </draw:frame>
          <draw:frame draw:z-index="3" draw:id="id2" draw:style-name="a2" draw:name="Diagramm 3" svg:x="12.07792in" svg:y="7.51139in" svg:width="14.54097in" svg:height="3.54014in" style:rel-width="scale" style:rel-height="scale">
            <draw:object xlink:href="Object 3/" xlink:type="simple" xlink:show="embed" xlink:actuate="onLoad"/>
            <svg:title>RQ1: Relative visibility changes</svg:title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0" table:default-cell-style-name="ce1"/>
        <table:table-column table:style-name="co5" table:number-columns-repeated="16368" table:default-cell-style-name="ce1"/>
        <table:table-row table:style-name="ro1">
          <table:table-cell table:number-columns-repeated="2" table:style-name="ce1"/>
          <table:table-cell office:value-type="string" table:style-name="ce1">
            <text:p>01_QuickUML2001</text:p>
          </table:table-cell>
          <table:table-cell office:value-type="string" table:style-name="ce1">
            <text:p>02_JsciCalc</text:p>
          </table:table-cell>
          <table:table-cell office:value-type="string" table:style-name="ce1">
            <text:p>03_Junit3.8</text:p>
          </table:table-cell>
          <table:table-cell office:value-type="string" table:style-name="ce1">
            <text:p>04_Gantt1.10.2</text:p>
          </table:table-cell>
          <table:table-cell office:value-type="string" table:style-name="ce1">
            <text:p>05_Nutch0.9</text:p>
          </table:table-cell>
          <table:table-cell office:value-type="string" table:style-name="ce1">
            <text:p>06_Lucene1.4.3</text:p>
          </table:table-cell>
          <table:table-cell office:value-type="string" table:style-name="ce1">
            <text:p>07_log4j1.2.17</text:p>
          </table:table-cell>
          <table:table-cell office:value-type="string" table:style-name="ce1">
            <text:p>08_JHotDraw7.6</text:p>
          </table:table-cell>
          <table:table-cell office:value-type="string" table:style-name="ce1">
            <text:p>08_JEdit4.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MIN</text:p>
          </table:table-cell>
          <table:table-cell office:value-type="float" office:value="0" table:formula="of:=MIN(['01_QuickUML2001'.M3:.M18])" table:style-name="ce1">
            <text:p>0</text:p>
          </table:table-cell>
          <table:table-cell office:value-type="float" office:value="0" table:formula="of:=MIN(['02_JSciCalc2_1_0'.M3:.M7])" table:style-name="ce1">
            <text:p>0</text:p>
          </table:table-cell>
          <table:table-cell office:value-type="float" office:value="0" table:formula="of:=MIN(['03_JUni3_8'.M3:.M9])" table:style-name="ce1">
            <text:p>0</text:p>
          </table:table-cell>
          <table:table-cell office:value-type="float" office:value="0" table:formula="of:=MIN(['04_Gantt1_10_2'.M3:.M13])" table:style-name="ce1">
            <text:p>0</text:p>
          </table:table-cell>
          <table:table-cell office:value-type="float" office:value="0" table:formula="of:=MIN(['05_Nutch0_9'.M3:.M15])" table:style-name="ce1">
            <text:p>0</text:p>
          </table:table-cell>
          <table:table-cell office:value-type="float" office:value="0" table:formula="of:=MIN(['06_Lucene1_4_3'.M3:.M9])" table:style-name="ce1">
            <text:p>0</text:p>
          </table:table-cell>
          <table:table-cell office:value-type="float" office:value="0" table:formula="of:=MIN(['07_log4j1_2_17'.M3:.M11])" table:style-name="ce1">
            <text:p>0</text:p>
          </table:table-cell>
          <table:table-cell office:value-type="float" office:value="0" table:formula="of:=MIN(['08_JHotDraw7_6'.M3:.M11])" table:style-name="ce1">
            <text:p>0</text:p>
          </table:table-cell>
          <table:table-cell office:value-type="float" office:value="0" table:formula="of:=MIN(['09_JEdit4_0'.L3:.L14])" table:style-name="ce1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2.2556390977443608E-2" table:formula="of:=QUARTILE(['01_QuickUML2001'.M3:.M18];1)" table:style-name="ce1">
            <text:p>0.022556391</text:p>
          </table:table-cell>
          <table:table-cell office:value-type="float" office:value="9.7087378640776695E-4" table:formula="of:=QUARTILE(['02_JSciCalc2_1_0'.M3:.M7];1)" table:style-name="ce1">
            <text:p>0.000970874</text:p>
          </table:table-cell>
          <table:table-cell office:value-type="float" office:value="3.0333670374115269E-3" table:formula="of:=QUARTILE(['03_JUni3_8'.M3:.M9];1)" table:style-name="ce1">
            <text:p>0.003033367</text:p>
          </table:table-cell>
          <table:table-cell office:value-type="float" office:value="4.8828125E-4" table:formula="of:=QUARTILE(['04_Gantt1_10_2'.M3:.M13];1)" table:style-name="ce1">
            <text:p>0.000488281</text:p>
          </table:table-cell>
          <table:table-cell office:value-type="float" office:value="4.5135406218655971E-3" table:formula="of:=QUARTILE(['05_Nutch0_9'.M3:.M15];1)" table:style-name="ce1">
            <text:p>0.004513541</text:p>
          </table:table-cell>
          <table:table-cell office:value-type="float" office:value="1.6265452179570593E-4" table:formula="of:=QUARTILE(['06_Lucene1_4_3'.M3:.M9];1)" table:style-name="ce1">
            <text:p>0.000162655</text:p>
          </table:table-cell>
          <table:table-cell office:value-type="float" office:value="2.7078256160303275E-4" table:formula="of:=QUARTILE(['07_log4j1_2_17'.M3:.M11];1)" table:style-name="ce1">
            <text:p>0.000270783</text:p>
          </table:table-cell>
          <table:table-cell office:value-type="float" office:value="0" table:formula="of:=QUARTILE(['08_JHotDraw7_6'.M3:.M11];1)" table:style-name="ce1">
            <text:p>0</text:p>
          </table:table-cell>
          <table:table-cell office:value-type="float" office:value="6.7246016966687359E-4" table:formula="of:=QUARTILE(['09_JEdit4_0'.L3:.L14];1)" table:style-name="ce1">
            <text:p>0.0006724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6.0150375939849621E-2" table:formula="of:=MEDIAN(['01_QuickUML2001'.M3:.M18])" table:style-name="ce1">
            <text:p>0.060150376</text:p>
          </table:table-cell>
          <table:table-cell office:value-type="float" office:value="9.7087378640776695E-4" table:formula="of:=MEDIAN(['02_JSciCalc2_1_0'.M3:.M7])" table:style-name="ce1">
            <text:p>0.000970874</text:p>
          </table:table-cell>
          <table:table-cell office:value-type="float" office:value="1.314459049544995E-2" table:formula="of:=MEDIAN(['03_JUni3_8'.M3:.M9])" table:style-name="ce1">
            <text:p>0.01314459</text:p>
          </table:table-cell>
          <table:table-cell office:value-type="float" office:value="1.3020833333333333E-3" table:formula="of:=MEDIAN(['04_Gantt1_10_2'.M3:.M13])" table:style-name="ce1">
            <text:p>0.001302083</text:p>
          </table:table-cell>
          <table:table-cell office:value-type="float" office:value="8.5255767301905712E-3" table:formula="of:=MEDIAN(['05_Nutch0_9'.M3:.M15])" table:style-name="ce1">
            <text:p>0.008525577</text:p>
          </table:table-cell>
          <table:table-cell office:value-type="float" office:value="3.2530904359141186E-4" table:formula="of:=MEDIAN(['06_Lucene1_4_3'.M3:.M9])" table:style-name="ce1">
            <text:p>0.000325309</text:p>
          </table:table-cell>
          <table:table-cell office:value-type="float" office:value="1.083130246412131E-3" table:formula="of:=MEDIAN(['07_log4j1_2_17'.M3:.M11])" table:style-name="ce1">
            <text:p>0.00108313</text:p>
          </table:table-cell>
          <table:table-cell office:value-type="float" office:value="1.7111567419575633E-4" table:formula="of:=MEDIAN(['08_JHotDraw7_6'.M3:.M11])" table:style-name="ce1">
            <text:p>0.000171116</text:p>
          </table:table-cell>
          <table:table-cell office:value-type="float" office:value="1.6552865714876887E-3" table:formula="of:=MEDIAN(['09_JEdit4_0'.L3:.L14])" table:style-name="ce1">
            <text:p>0.00165528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0.14473684210526316" table:formula="of:=QUARTILE(['01_QuickUML2001'.M3:.M18];3)" table:style-name="ce1">
            <text:p>0.144736842</text:p>
          </table:table-cell>
          <table:table-cell office:value-type="float" office:value="1.9417475728155339E-3" table:formula="of:=QUARTILE(['02_JSciCalc2_1_0'.M3:.M7];3)" table:style-name="ce1">
            <text:p>0.001941748</text:p>
          </table:table-cell>
          <table:table-cell office:value-type="float" office:value="2.5783619817997976E-2" table:formula="of:=QUARTILE(['03_JUni3_8'.M3:.M9];3)" table:style-name="ce1">
            <text:p>0.02578362</text:p>
          </table:table-cell>
          <table:table-cell office:value-type="float" office:value="6.5104166666666661E-3" table:formula="of:=QUARTILE(['04_Gantt1_10_2'.M3:.M13];3)" table:style-name="ce1">
            <text:p>0.006510417</text:p>
          </table:table-cell>
          <table:table-cell office:value-type="float" office:value="8.5255767301905712E-3" table:formula="of:=QUARTILE(['05_Nutch0_9'.M3:.M15];3)" table:style-name="ce1">
            <text:p>0.008525577</text:p>
          </table:table-cell>
          <table:table-cell office:value-type="float" office:value="3.2530904359141186E-4" table:formula="of:=QUARTILE(['06_Lucene1_4_3'.M3:.M9];3)" table:style-name="ce1">
            <text:p>0.000325309</text:p>
          </table:table-cell>
          <table:table-cell office:value-type="float" office:value="1.6246953696181965E-3" table:formula="of:=QUARTILE(['07_log4j1_2_17'.M3:.M11];3)" table:style-name="ce1">
            <text:p>0.001624695</text:p>
          </table:table-cell>
          <table:table-cell office:value-type="float" office:value="1.3689253935660506E-3" table:formula="of:=QUARTILE(['08_JHotDraw7_6'.M3:.M11];3)" table:style-name="ce1">
            <text:p>0.001368925</text:p>
          </table:table-cell>
          <table:table-cell office:value-type="float" office:value="3.983033312642251E-3" table:formula="of:=QUARTILE(['09_JEdit4_0'.L3:.L14];3)" table:style-name="ce1">
            <text:p>0.003983033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18045112781954886" table:formula="of:=MAX(['01_QuickUML2001'.M3:.M18])" table:style-name="ce1">
            <text:p>0.180451128</text:p>
          </table:table-cell>
          <table:table-cell office:value-type="float" office:value="5.8252427184466021E-3" table:formula="of:=MAX(['02_JSciCalc2_1_0'.M3:.M7])" table:style-name="ce1">
            <text:p>0.005825243</text:p>
          </table:table-cell>
          <table:table-cell office:value-type="float" office:value="2.9322548028311426E-2" table:formula="of:=MAX(['03_JUni3_8'.M3:.M9])" table:style-name="ce1">
            <text:p>0.029322548</text:p>
          </table:table-cell>
          <table:table-cell office:value-type="float" office:value="2.9947916666666668E-2" table:formula="of:=MAX(['04_Gantt1_10_2'.M3:.M13])" table:style-name="ce1">
            <text:p>0.029947917</text:p>
          </table:table-cell>
          <table:table-cell office:value-type="float" office:value="1.1534603811434303E-2" table:formula="of:=MAX(['05_Nutch0_9'.M3:.M15])" table:style-name="ce1">
            <text:p>0.011534604</text:p>
          </table:table-cell>
          <table:table-cell office:value-type="float" office:value="1.1060507482108002E-2" table:formula="of:=MAX(['06_Lucene1_4_3'.M3:.M9])" table:style-name="ce1">
            <text:p>0.011060507</text:p>
          </table:table-cell>
          <table:table-cell office:value-type="float" office:value="1.8954779312212293E-3" table:formula="of:=MAX(['07_log4j1_2_17'.M3:.M11])" table:style-name="ce1">
            <text:p>0.001895478</text:p>
          </table:table-cell>
          <table:table-cell office:value-type="float" office:value="4.2778918548939081E-3" table:formula="of:=MAX(['08_JHotDraw7_6'.M3:.M11])" table:style-name="ce1">
            <text:p>0.004277892</text:p>
          </table:table-cell>
          <table:table-cell office:value-type="float" office:value="1.138009517897786E-2" table:formula="of:=MAX(['09_JEdit4_0'.L3:.L14])" table:style-name="ce1">
            <text:p>0.011380095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EAN</text:p>
          </table:table-cell>
          <table:table-cell office:value-type="float" office:value="8.1766917293233071E-2" table:formula="of:=AVERAGE(['01_QuickUML2001'.M3:.M18])" table:style-name="ce1">
            <text:p>0.081766917</text:p>
          </table:table-cell>
          <table:table-cell office:value-type="float" office:value="1.9417475728155339E-3" table:formula="of:=AVERAGE(['02_JSciCalc2_1_0'.M3:.M7])" table:style-name="ce1">
            <text:p>0.001941748</text:p>
          </table:table-cell>
          <table:table-cell office:value-type="float" office:value="1.4300158890654341E-2" table:formula="of:=AVERAGE(['03_JUni3_8'.M3:.M9])" table:style-name="ce1">
            <text:p>0.014300159</text:p>
          </table:table-cell>
          <table:table-cell office:value-type="float" office:value="5.593039772727273E-3" table:formula="of:=AVERAGE(['04_Gantt1_10_2'.M3:.M13])" table:style-name="ce1">
            <text:p>0.00559304</text:p>
          </table:table-cell>
          <table:table-cell office:value-type="float" office:value="6.8667541084792829E-3" table:formula="of:=AVERAGE(['05_Nutch0_9'.M3:.M15])" table:style-name="ce1">
            <text:p>0.006866754</text:p>
          </table:table-cell>
          <table:table-cell office:value-type="float" office:value="1.7659633794962354E-3" table:formula="of:=AVERAGE(['06_Lucene1_4_3'.M3:.M9])" table:style-name="ce1">
            <text:p>0.001765963</text:p>
          </table:table-cell>
          <table:table-cell office:value-type="float" office:value="9.6278244125522759E-4" table:formula="of:=AVERAGE(['07_log4j1_2_17'.M3:.M11])" table:style-name="ce1">
            <text:p>0.000962782</text:p>
          </table:table-cell>
          <table:table-cell office:value-type="float" office:value="1.1407711613050421E-3" table:formula="of:=AVERAGE(['08_JHotDraw7_6'.M3:.M11])" table:style-name="ce1">
            <text:p>0.001140771</text:p>
          </table:table-cell>
          <table:table-cell office:value-type="float" office:value="2.5863852679495138E-3" table:formula="of:=AVERAGE(['09_JEdit4_0'.L3:.L14])" table:style-name="ce1">
            <text:p>0.002586385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STDEV</text:p>
          </table:table-cell>
          <table:table-cell office:value-type="float" office:value="6.6397122193408056E-2" table:formula="of:=STDEV(['01_QuickUML2001'.M3:.M18])" table:style-name="ce1">
            <text:p>0.066397122</text:p>
          </table:table-cell>
          <table:table-cell office:value-type="float" office:value="2.2769008542832185E-3" table:formula="of:=STDEV(['02_JSciCalc2_1_0'.M3:.M7])" table:style-name="ce1">
            <text:p>0.002276901</text:p>
          </table:table-cell>
          <table:table-cell office:value-type="float" office:value="1.2861918351009572E-2" table:formula="of:=STDEV(['03_JUni3_8'.M3:.M9])" table:style-name="ce1">
            <text:p>0.012861918</text:p>
          </table:table-cell>
          <table:table-cell office:value-type="float" office:value="9.2631335132564319E-3" table:formula="of:=STDEV(['04_Gantt1_10_2'.M3:.M13])" table:style-name="ce1">
            <text:p>0.009263134</text:p>
          </table:table-cell>
          <table:table-cell office:value-type="float" office:value="3.6474735940789779E-3" table:formula="of:=STDEV(['05_Nutch0_9'.M3:.M15])" table:style-name="ce1">
            <text:p>0.003647474</text:p>
          </table:table-cell>
          <table:table-cell office:value-type="float" office:value="4.1013766602017131E-3" table:formula="of:=STDEV(['06_Lucene1_4_3'.M3:.M9])" table:style-name="ce1">
            <text:p>0.004101377</text:p>
          </table:table-cell>
          <table:table-cell office:value-type="float" office:value="8.2478864890771122E-4" table:formula="of:=STDEV(['07_log4j1_2_17'.M3:.M11])" table:style-name="ce1">
            <text:p>0.000824789</text:p>
          </table:table-cell>
          <table:table-cell office:value-type="float" office:value="1.7408444515208592E-3" table:formula="of:=STDEV(['08_JHotDraw7_6'.M3:.M11])" table:style-name="ce1">
            <text:p>0.001740844</text:p>
          </table:table-cell>
          <table:table-cell office:value-type="float" office:value="3.1938930749957546E-3" table:formula="of:=STDEV(['09_JEdit4_0'.L3:.L14])" table:style-name="ce1">
            <text:p>0.003193893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float" office:value="0" table:formula="of:=[.C2]" table:style-name="ce1">
            <text:p>0</text:p>
          </table:table-cell>
          <table:table-cell office:value-type="float" office:value="0" table:formula="of:=[.D2]" table:style-name="ce1">
            <text:p>0</text:p>
          </table:table-cell>
          <table:table-cell office:value-type="float" office:value="0" table:formula="of:=[.E2]" table:style-name="ce1">
            <text:p>0</text:p>
          </table:table-cell>
          <table:table-cell office:value-type="float" office:value="0" table:formula="of:=[.F2]" table:style-name="ce1">
            <text:p>0</text:p>
          </table:table-cell>
          <table:table-cell office:value-type="float" office:value="0" table:formula="of:=[.G2]" table:style-name="ce1">
            <text:p>0</text:p>
          </table:table-cell>
          <table:table-cell office:value-type="float" office:value="0" table:formula="of:=[.H2]" table:style-name="ce1">
            <text:p>0</text:p>
          </table:table-cell>
          <table:table-cell office:value-type="float" office:value="0" table:formula="of:=[.I2]" table:style-name="ce1">
            <text:p>0</text:p>
          </table:table-cell>
          <table:table-cell office:value-type="float" office:value="0" table:formula="of:=[.J2]" table:style-name="ce1">
            <text:p>0</text:p>
          </table:table-cell>
          <table:table-cell office:value-type="float" office:value="0" table:formula="of:=[.K2]" table:style-name="ce1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1 – MIN</text:p>
          </table:table-cell>
          <table:table-cell office:value-type="float" office:value="2.2556390977443608E-2" table:formula="of:=[.C3]-[.C2]" table:style-name="ce1">
            <text:p>0.022556391</text:p>
          </table:table-cell>
          <table:table-cell office:value-type="float" office:value="9.7087378640776695E-4" table:formula="of:=[.D3]-[.D2]" table:style-name="ce1">
            <text:p>0.000970874</text:p>
          </table:table-cell>
          <table:table-cell office:value-type="float" office:value="3.0333670374115269E-3" table:formula="of:=[.E3]-[.E2]" table:style-name="ce1">
            <text:p>0.003033367</text:p>
          </table:table-cell>
          <table:table-cell office:value-type="float" office:value="4.8828125E-4" table:formula="of:=[.F3]-[.F2]" table:style-name="ce1">
            <text:p>0.000488281</text:p>
          </table:table-cell>
          <table:table-cell office:value-type="float" office:value="4.5135406218655971E-3" table:formula="of:=[.G3]-[.G2]" table:style-name="ce1">
            <text:p>0.004513541</text:p>
          </table:table-cell>
          <table:table-cell office:value-type="float" office:value="1.6265452179570593E-4" table:formula="of:=[.H3]-[.H2]" table:style-name="ce1">
            <text:p>0.000162655</text:p>
          </table:table-cell>
          <table:table-cell office:value-type="float" office:value="2.7078256160303275E-4" table:formula="of:=[.I3]-[.I2]" table:style-name="ce1">
            <text:p>0.000270783</text:p>
          </table:table-cell>
          <table:table-cell office:value-type="float" office:value="0" table:formula="of:=[.J3]-[.J2]" table:style-name="ce1">
            <text:p>0</text:p>
          </table:table-cell>
          <table:table-cell office:value-type="float" office:value="6.7246016966687359E-4" table:formula="of:=[.K3]-[.K2]" table:style-name="ce1">
            <text:p>0.0006724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E – Q1</text:p>
          </table:table-cell>
          <table:table-cell office:value-type="float" office:value="3.7593984962406013E-2" table:formula="of:=[.C4]-[.C3]" table:style-name="ce1">
            <text:p>0.037593985</text:p>
          </table:table-cell>
          <table:table-cell office:value-type="float" office:value="0" table:formula="of:=[.D4]-[.D3]" table:style-name="ce1">
            <text:p>0</text:p>
          </table:table-cell>
          <table:table-cell office:value-type="float" office:value="1.0111223458038422E-2" table:formula="of:=[.E4]-[.E3]" table:style-name="ce1">
            <text:p>0.010111223</text:p>
          </table:table-cell>
          <table:table-cell office:value-type="float" office:value="8.1380208333333326E-4" table:formula="of:=[.F4]-[.F3]" table:style-name="ce1">
            <text:p>0.000813802</text:p>
          </table:table-cell>
          <table:table-cell office:value-type="float" office:value="4.0120361083249741E-3" table:formula="of:=[.G4]-[.G3]" table:style-name="ce1">
            <text:p>0.004012036</text:p>
          </table:table-cell>
          <table:table-cell office:value-type="float" office:value="1.6265452179570593E-4" table:formula="of:=[.H4]-[.H3]" table:style-name="ce1">
            <text:p>0.000162655</text:p>
          </table:table-cell>
          <table:table-cell office:value-type="float" office:value="8.1234768480909826E-4" table:formula="of:=[.I4]-[.I3]" table:style-name="ce1">
            <text:p>0.000812348</text:p>
          </table:table-cell>
          <table:table-cell office:value-type="float" office:value="1.7111567419575633E-4" table:formula="of:=[.J4]-[.J3]" table:style-name="ce1">
            <text:p>0.000171116</text:p>
          </table:table-cell>
          <table:table-cell office:value-type="float" office:value="9.8282640182081513E-4" table:formula="of:=[.K4]-[.K3]" table:style-name="ce1">
            <text:p>0.00098282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3 – MED</text:p>
          </table:table-cell>
          <table:table-cell office:value-type="float" office:value="8.4586466165413543E-2" table:formula="of:=[.C5]-[.C4]" table:style-name="ce1">
            <text:p>0.084586466</text:p>
          </table:table-cell>
          <table:table-cell office:value-type="float" office:value="9.7087378640776695E-4" table:formula="of:=[.D5]-[.D4]" table:style-name="ce1">
            <text:p>0.000970874</text:p>
          </table:table-cell>
          <table:table-cell office:value-type="float" office:value="1.2639029322548026E-2" table:formula="of:=[.E5]-[.E4]" table:style-name="ce1">
            <text:p>0.012639029</text:p>
          </table:table-cell>
          <table:table-cell office:value-type="float" office:value="5.208333333333333E-3" table:formula="of:=[.F5]-[.F4]" table:style-name="ce1">
            <text:p>0.005208333</text:p>
          </table:table-cell>
          <table:table-cell office:value-type="float" office:value="0" table:formula="of:=[.G5]-[.G4]" table:style-name="ce1">
            <text:p>0</text:p>
          </table:table-cell>
          <table:table-cell office:value-type="float" office:value="0" table:formula="of:=[.H5]-[.H4]" table:style-name="ce1">
            <text:p>0</text:p>
          </table:table-cell>
          <table:table-cell office:value-type="float" office:value="5.415651232060655E-4" table:formula="of:=[.I5]-[.I4]" table:style-name="ce1">
            <text:p>0.000541565</text:p>
          </table:table-cell>
          <table:table-cell office:value-type="float" office:value="1.1978097193702942E-3" table:formula="of:=[.J5]-[.J4]" table:style-name="ce1">
            <text:p>0.00119781</text:p>
          </table:table-cell>
          <table:table-cell office:value-type="float" office:value="2.3277467411545625E-3" table:formula="of:=[.K5]-[.K4]" table:style-name="ce1">
            <text:p>0.00232774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AX – Q3</text:p>
          </table:table-cell>
          <table:table-cell office:value-type="float" office:value="3.5714285714285698E-2" table:formula="of:=[.C6]-[.C5]" table:style-name="ce1">
            <text:p>0.035714286</text:p>
          </table:table-cell>
          <table:table-cell office:value-type="float" office:value="3.8834951456310682E-3" table:formula="of:=[.D6]-[.D5]" table:style-name="ce1">
            <text:p>0.003883495</text:p>
          </table:table-cell>
          <table:table-cell office:value-type="float" office:value="3.5389282103134509E-3" table:formula="of:=[.E6]-[.E5]" table:style-name="ce1">
            <text:p>0.003538928</text:p>
          </table:table-cell>
          <table:table-cell office:value-type="float" office:value="2.34375E-2" table:formula="of:=[.F6]-[.F5]" table:style-name="ce1">
            <text:p>0.0234375</text:p>
          </table:table-cell>
          <table:table-cell office:value-type="float" office:value="3.0090270812437314E-3" table:formula="of:=[.G6]-[.G5]" table:style-name="ce1">
            <text:p>0.003009027</text:p>
          </table:table-cell>
          <table:table-cell office:value-type="float" office:value="1.0735198438516591E-2" table:formula="of:=[.H6]-[.H5]" table:style-name="ce1">
            <text:p>0.010735198</text:p>
          </table:table-cell>
          <table:table-cell office:value-type="float" office:value="2.7078256160303275E-4" table:formula="of:=[.I6]-[.I5]" table:style-name="ce1">
            <text:p>0.000270783</text:p>
          </table:table-cell>
          <table:table-cell office:value-type="float" office:value="2.9089664613278577E-3" table:formula="of:=[.J6]-[.J5]" table:style-name="ce1">
            <text:p>0.002908966</text:p>
          </table:table-cell>
          <table:table-cell office:value-type="float" office:value="7.3970618663356091E-3" table:formula="of:=[.K6]-[.K5]" table:style-name="ce1">
            <text:p>0.007397062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un 2</text:p>
          </table:table-cell>
          <table:table-cell office:value-type="string" table:style-name="ce1">
            <text:p>MIN</text:p>
          </table:table-cell>
          <table:table-cell office:value-type="float" office:value="1.5037593984962405E-2" table:formula="of:=MIN(['01_QuickUML2001'.M35:.M119])" table:style-name="ce1">
            <text:p>0.015037594</text:p>
          </table:table-cell>
          <table:table-cell office:value-type="float" office:value="0" table:formula="of:=MIN(['02_JSciCalc2_1_0'.M8:.M16])" table:style-name="ce1">
            <text:p>0</text:p>
          </table:table-cell>
          <table:table-cell office:value-type="float" office:value="0" table:formula="of:=MIN(['03_JUni3_8'.M10:.M16])" table:style-name="ce1">
            <text:p>0</text:p>
          </table:table-cell>
          <table:table-cell office:value-type="float" office:value="-1.3020833333333333E-3" table:formula="of:=MIN(['04_Gantt1_10_2'.M14:.M31])" table:style-name="ce1">
            <text:p>-0.001302083</text:p>
          </table:table-cell>
          <table:table-cell office:value-type="float" office:value="-5.0150451354062187E-4" table:formula="of:=MIN(['05_Nutch0_9'.M16:.M37])" table:style-name="ce1">
            <text:p>-0.000501505</text:p>
          </table:table-cell>
          <table:table-cell office:value-type="float" office:value="-3.2530904359141183E-3" table:formula="of:=MIN(['06_Lucene1_4_3'.M10:.M23])" table:style-name="ce1">
            <text:p>-0.00325309</text:p>
          </table:table-cell>
          <table:table-cell office:value-type="float" office:value="0" table:formula="of:=MIN(['07_log4j1_2_17'.M11:.M18])" table:style-name="ce1">
            <text:p>0</text:p>
          </table:table-cell>
          <table:table-cell office:value-type="float" office:value="0" table:formula="of:=MIN(['08_JHotDraw7_6'.M12:.M20])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3.7593984962406013E-2" table:formula="of:=QUARTILE(['01_QuickUML2001'.M19:.M35];1)" table:style-name="ce1">
            <text:p>0.037593985</text:p>
          </table:table-cell>
          <table:table-cell office:value-type="float" office:value="9.7087378640776695E-4" table:formula="of:=QUARTILE(['02_JSciCalc2_1_0'.M8:.M16];1)" table:style-name="ce1">
            <text:p>0.000970874</text:p>
          </table:table-cell>
          <table:table-cell office:value-type="float" office:value="1.5166835187057635E-3" table:formula="of:=QUARTILE(['03_JUni3_8'.M10:.M16];1)" table:style-name="ce1">
            <text:p>0.001516684</text:p>
          </table:table-cell>
          <table:table-cell office:value-type="float" office:value="-3.2552083333333332E-4" table:formula="of:=QUARTILE(['04_Gantt1_10_2'.M14:.M31];1)" table:style-name="ce1">
            <text:p>-0.000325521</text:p>
          </table:table-cell>
          <table:table-cell office:value-type="float" office:value="1.0030090270812437E-3" table:formula="of:=QUARTILE(['05_Nutch0_9'.M16:.M37];1)" table:style-name="ce1">
            <text:p>0.001003009</text:p>
          </table:table-cell>
          <table:table-cell office:value-type="float" office:value="-2.1958360442420298E-3" table:formula="of:=QUARTILE(['06_Lucene1_4_3'.M10:.M23];1)" table:style-name="ce1">
            <text:p>-0.002195836</text:p>
          </table:table-cell>
          <table:table-cell office:value-type="float" office:value="2.0308692120227456E-4" table:formula="of:=QUARTILE(['07_log4j1_2_17'.M11:.M18];1)" table:style-name="ce1">
            <text:p>0.000203087</text:p>
          </table:table-cell>
          <table:table-cell office:value-type="float" office:value="0" table:formula="of:=QUARTILE(['08_JHotDraw7_6'.M12:.M20];1)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0.11278195488721804" table:formula="of:=MEDIAN(['01_QuickUML2001'.M19:.M35])" table:style-name="ce1">
            <text:p>0.112781955</text:p>
          </table:table-cell>
          <table:table-cell office:value-type="float" office:value="1.9417475728155339E-3" table:formula="of:=MEDIAN(['02_JSciCalc2_1_0'.M8:.M16])" table:style-name="ce1">
            <text:p>0.001941748</text:p>
          </table:table-cell>
          <table:table-cell office:value-type="float" office:value="7.0778564206268957E-3" table:formula="of:=MEDIAN(['03_JUni3_8'.M10:.M16])" table:style-name="ce1">
            <text:p>0.007077856</text:p>
          </table:table-cell>
          <table:table-cell office:value-type="float" office:value="3.2552083333333332E-4" table:formula="of:=MEDIAN(['04_Gantt1_10_2'.M14:.M31])" table:style-name="ce1">
            <text:p>0.000325521</text:p>
          </table:table-cell>
          <table:table-cell office:value-type="float" office:value="1.5045135406218655E-3" table:formula="of:=MEDIAN(['05_Nutch0_9'.M16:.M37])" table:style-name="ce1">
            <text:p>0.001504514</text:p>
          </table:table-cell>
          <table:table-cell office:value-type="float" office:value="-1.1385816525699415E-3" table:formula="of:=MEDIAN(['06_Lucene1_4_3'.M10:.M23])" table:style-name="ce1">
            <text:p>-0.001138582</text:p>
          </table:table-cell>
          <table:table-cell office:value-type="float" office:value="5.415651232060655E-4" table:formula="of:=MEDIAN(['07_log4j1_2_17'.M11:.M18])" table:style-name="ce1">
            <text:p>0.000541565</text:p>
          </table:table-cell>
          <table:table-cell office:value-type="float" office:value="1.1978097193702942E-3" table:formula="of:=MEDIAN(['08_JHotDraw7_6'.M12:.M20])" table:style-name="ce1">
            <text:p>0.0011978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0.13533834586466165" table:formula="of:=QUARTILE(['01_QuickUML2001'.M19:.M35];3)" table:style-name="ce1">
            <text:p>0.135338346</text:p>
          </table:table-cell>
          <table:table-cell office:value-type="float" office:value="3.8834951456310678E-3" table:formula="of:=QUARTILE(['02_JSciCalc2_1_0'.M8:.M16];3)" table:style-name="ce1">
            <text:p>0.003883495</text:p>
          </table:table-cell>
          <table:table-cell office:value-type="float" office:value="1.8200202224469161E-2" table:formula="of:=QUARTILE(['03_JUni3_8'.M10:.M16];3)" table:style-name="ce1">
            <text:p>0.018200202</text:p>
          </table:table-cell>
          <table:table-cell office:value-type="float" office:value="9.765625E-4" table:formula="of:=QUARTILE(['04_Gantt1_10_2'.M14:.M31];3)" table:style-name="ce1">
            <text:p>0.000976563</text:p>
          </table:table-cell>
          <table:table-cell office:value-type="float" office:value="4.8896690070210636E-3" table:formula="of:=QUARTILE(['05_Nutch0_9'.M16:.M37];3)" table:style-name="ce1">
            <text:p>0.004889669</text:p>
          </table:table-cell>
          <table:table-cell office:value-type="float" office:value="5.8555627846454128E-3" table:formula="of:=QUARTILE(['06_Lucene1_4_3'.M10:.M23];3)" table:style-name="ce1">
            <text:p>0.005855563</text:p>
          </table:table-cell>
          <table:table-cell office:value-type="float" office:value="1.083130246412131E-3" table:formula="of:=QUARTILE(['07_log4j1_2_17'.M11:.M18];3)" table:style-name="ce1">
            <text:p>0.00108313</text:p>
          </table:table-cell>
          <table:table-cell office:value-type="float" office:value="1.7111567419575632E-3" table:formula="of:=QUARTILE(['08_JHotDraw7_6'.M12:.M20];3)" table:style-name="ce1">
            <text:p>0.001711157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2932330827067669" table:formula="of:=MAX(['01_QuickUML2001'.M19:.M35])" table:style-name="ce1">
            <text:p>0.293233083</text:p>
          </table:table-cell>
          <table:table-cell office:value-type="float" office:value="6.7961165048543689E-3" table:formula="of:=MAX(['02_JSciCalc2_1_0'.M8:.M16])" table:style-name="ce1">
            <text:p>0.006796117</text:p>
          </table:table-cell>
          <table:table-cell office:value-type="float" office:value="2.9322548028311426E-2" table:formula="of:=MAX(['03_JUni3_8'.M10:.M16])" table:style-name="ce1">
            <text:p>0.029322548</text:p>
          </table:table-cell>
          <table:table-cell office:value-type="float" office:value="1.6276041666666668E-2" table:formula="of:=MAX(['04_Gantt1_10_2'.M14:.M31])" table:style-name="ce1">
            <text:p>0.016276042</text:p>
          </table:table-cell>
          <table:table-cell office:value-type="float" office:value="6.018054162487462E-3" table:formula="of:=MAX(['05_Nutch0_9'.M16:.M37])" table:style-name="ce1">
            <text:p>0.006018054</text:p>
          </table:table-cell>
          <table:table-cell office:value-type="float" office:value="1.5289525048796356E-2" table:formula="of:=MAX(['06_Lucene1_4_3'.M10:.M23])" table:style-name="ce1">
            <text:p>0.015289525</text:p>
          </table:table-cell>
          <table:table-cell office:value-type="float" office:value="1.6246953696181965E-3" table:formula="of:=MAX(['07_log4j1_2_17'.M11:.M18])" table:style-name="ce1">
            <text:p>0.001624695</text:p>
          </table:table-cell>
          <table:table-cell office:value-type="float" office:value="5.3045859000684465E-3" table:formula="of:=MAX(['08_JHotDraw7_6'.M12:.M20])" table:style-name="ce1">
            <text:p>0.00530458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AN</text:p>
          </table:table-cell>
          <table:table-cell office:value-type="float" office:value="0.10393631136665193" table:formula="of:=AVERAGE(['01_QuickUML2001'.M19:.M35])" table:style-name="ce1">
            <text:p>0.103936311</text:p>
          </table:table-cell>
          <table:table-cell office:value-type="float" office:value="2.6968716289104641E-3" table:formula="of:=AVERAGE(['02_JSciCalc2_1_0'.M8:.M16])" table:style-name="ce1">
            <text:p>0.002696872</text:p>
          </table:table-cell>
          <table:table-cell office:value-type="float" office:value="1.0833453705041168E-2" table:formula="of:=AVERAGE(['03_JUni3_8'.M10:.M16])" table:style-name="ce1">
            <text:p>0.010833454</text:p>
          </table:table-cell>
          <table:table-cell office:value-type="float" office:value="1.6276041666666667E-3" table:formula="of:=AVERAGE(['04_Gantt1_10_2'.M14:.M31])" table:style-name="ce1">
            <text:p>0.001627604</text:p>
          </table:table-cell>
          <table:table-cell office:value-type="float" office:value="2.3251572900519746E-3" table:formula="of:=AVERAGE(['05_Nutch0_9'.M16:.M37])" table:style-name="ce1">
            <text:p>0.002325157</text:p>
          </table:table-cell>
          <table:table-cell office:value-type="float" office:value="1.5335997769309415E-3" table:formula="of:=AVERAGE(['06_Lucene1_4_3'.M10:.M23])" table:style-name="ce1">
            <text:p>0.0015336</text:p>
          </table:table-cell>
          <table:table-cell office:value-type="float" office:value="6.4310858380720276E-4" table:formula="of:=AVERAGE(['07_log4j1_2_17'.M11:.M18])" table:style-name="ce1">
            <text:p>0.000643109</text:p>
          </table:table-cell>
          <table:table-cell office:value-type="float" office:value="1.3689253935660504E-3" table:formula="of:=AVERAGE(['08_JHotDraw7_6'.M12:.M20])" table:style-name="ce1">
            <text:p>0.0013689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TDEV</text:p>
          </table:table-cell>
          <table:table-cell office:value-type="float" office:value="7.9225935947248319E-2" table:formula="of:=STDEV(['01_QuickUML2001'.M19:.M35])" table:style-name="ce1">
            <text:p>0.079225936</text:p>
          </table:table-cell>
          <table:table-cell office:value-type="float" office:value="2.4163729001728277E-3" table:formula="of:=STDEV(['02_JSciCalc2_1_0'.M8:.M16])" table:style-name="ce1">
            <text:p>0.002416373</text:p>
          </table:table-cell>
          <table:table-cell office:value-type="float" office:value="1.1973929880909095E-2" table:formula="of:=STDEV(['03_JUni3_8'.M10:.M16])" table:style-name="ce1">
            <text:p>0.01197393</text:p>
          </table:table-cell>
          <table:table-cell office:value-type="float" office:value="4.2280868674280042E-3" table:formula="of:=STDEV(['04_Gantt1_10_2'.M14:.M31])" table:style-name="ce1">
            <text:p>0.004228087</text:p>
          </table:table-cell>
          <table:table-cell office:value-type="float" office:value="2.261649820004495E-3" table:formula="of:=STDEV(['05_Nutch0_9'.M16:.M37])" table:style-name="ce1">
            <text:p>0.00226165</text:p>
          </table:table-cell>
          <table:table-cell office:value-type="float" office:value="5.8324795274193467E-3" table:formula="of:=STDEV(['06_Lucene1_4_3'.M10:.M23])" table:style-name="ce1">
            <text:p>0.00583248</text:p>
          </table:table-cell>
          <table:table-cell office:value-type="float" office:value="5.9567767569666526E-4" table:formula="of:=STDEV(['07_log4j1_2_17'.M11:.M18])" table:style-name="ce1">
            <text:p>0.000595678</text:p>
          </table:table-cell>
          <table:table-cell office:value-type="float" office:value="1.7865000870825722E-3" table:formula="of:=STDEV(['08_JHotDraw7_6'.M12:.M20])" table:style-name="ce1">
            <text:p>0.0017865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float" office:value="1.5037593984962405E-2" table:formula="of:=[.C20]" table:style-name="ce1">
            <text:p>0.015037594</text:p>
          </table:table-cell>
          <table:table-cell office:value-type="float" office:value="0" table:formula="of:=[.D20]" table:style-name="ce1">
            <text:p>0</text:p>
          </table:table-cell>
          <table:table-cell office:value-type="float" office:value="0" table:formula="of:=[.E20]" table:style-name="ce1">
            <text:p>0</text:p>
          </table:table-cell>
          <table:table-cell office:value-type="float" office:value="-1.3020833333333333E-3" table:formula="of:=[.F20]" table:style-name="ce1">
            <text:p>-0.001302083</text:p>
          </table:table-cell>
          <table:table-cell office:value-type="float" office:value="-5.0150451354062187E-4" table:formula="of:=[.G20]" table:style-name="ce1">
            <text:p>-0.000501505</text:p>
          </table:table-cell>
          <table:table-cell office:value-type="float" office:value="-3.2530904359141183E-3" table:formula="of:=[.H20]" table:style-name="ce1">
            <text:p>-0.00325309</text:p>
          </table:table-cell>
          <table:table-cell office:value-type="float" office:value="0" table:formula="of:=[.I20]" table:style-name="ce1">
            <text:p>0</text:p>
          </table:table-cell>
          <table:table-cell office:value-type="float" office:value="0" table:formula="of:=[.J20]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 – MIN</text:p>
          </table:table-cell>
          <table:table-cell office:value-type="float" office:value="2.2556390977443608E-2" table:formula="of:=[.C21]-[.C20]" table:style-name="ce1">
            <text:p>0.022556391</text:p>
          </table:table-cell>
          <table:table-cell office:value-type="float" office:value="9.7087378640776695E-4" table:formula="of:=[.D21]-[.D20]" table:style-name="ce1">
            <text:p>0.000970874</text:p>
          </table:table-cell>
          <table:table-cell office:value-type="float" office:value="1.5166835187057635E-3" table:formula="of:=[.E21]-[.E20]" table:style-name="ce1">
            <text:p>0.001516684</text:p>
          </table:table-cell>
          <table:table-cell office:value-type="float" office:value="9.765625E-4" table:formula="of:=[.F21]-[.F20]" table:style-name="ce1">
            <text:p>0.000976563</text:p>
          </table:table-cell>
          <table:table-cell office:value-type="float" office:value="1.5045135406218657E-3" table:formula="of:=[.G21]-[.G20]" table:style-name="ce1">
            <text:p>0.001504514</text:p>
          </table:table-cell>
          <table:table-cell office:value-type="float" office:value="1.0572543916720885E-3" table:formula="of:=[.H21]-[.H20]" table:style-name="ce1">
            <text:p>0.001057254</text:p>
          </table:table-cell>
          <table:table-cell office:value-type="float" office:value="2.0308692120227456E-4" table:formula="of:=[.I21]-[.I20]" table:style-name="ce1">
            <text:p>0.000203087</text:p>
          </table:table-cell>
          <table:table-cell office:value-type="float" office:value="0" table:formula="of:=[.J21]-[.J20]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 – Q1</text:p>
          </table:table-cell>
          <table:table-cell office:value-type="float" office:value="7.5187969924812026E-2" table:formula="of:=[.C22]-[.C21]" table:style-name="ce1">
            <text:p>0.07518797</text:p>
          </table:table-cell>
          <table:table-cell office:value-type="float" office:value="9.7087378640776695E-4" table:formula="of:=[.D22]-[.D21]" table:style-name="ce1">
            <text:p>0.000970874</text:p>
          </table:table-cell>
          <table:table-cell office:value-type="float" office:value="5.561172901921132E-3" table:formula="of:=[.E22]-[.E21]" table:style-name="ce1">
            <text:p>0.005561173</text:p>
          </table:table-cell>
          <table:table-cell office:value-type="float" office:value="6.5104166666666663E-4" table:formula="of:=[.F22]-[.F21]" table:style-name="ce1">
            <text:p>0.000651042</text:p>
          </table:table-cell>
          <table:table-cell office:value-type="float" office:value="5.0150451354062176E-4" table:formula="of:=[.G22]-[.G21]" table:style-name="ce1">
            <text:p>0.000501505</text:p>
          </table:table-cell>
          <table:table-cell office:value-type="float" office:value="1.0572543916720883E-3" table:formula="of:=[.H22]-[.H21]" table:style-name="ce1">
            <text:p>0.001057254</text:p>
          </table:table-cell>
          <table:table-cell office:value-type="float" office:value="3.3847820200379094E-4" table:formula="of:=[.I22]-[.I21]" table:style-name="ce1">
            <text:p>0.000338478</text:p>
          </table:table-cell>
          <table:table-cell office:value-type="float" office:value="1.1978097193702942E-3" table:formula="of:=[.J22]-[.J21]" table:style-name="ce1">
            <text:p>0.0011978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3 – MED</text:p>
          </table:table-cell>
          <table:table-cell office:value-type="float" office:value="2.2556390977443608E-2" table:formula="of:=[.C23]-[.C22]" table:style-name="ce1">
            <text:p>0.022556391</text:p>
          </table:table-cell>
          <table:table-cell office:value-type="float" office:value="1.9417475728155339E-3" table:formula="of:=[.D23]-[.D22]" table:style-name="ce1">
            <text:p>0.001941748</text:p>
          </table:table-cell>
          <table:table-cell office:value-type="float" office:value="1.1122345803842266E-2" table:formula="of:=[.E23]-[.E22]" table:style-name="ce1">
            <text:p>0.011122346</text:p>
          </table:table-cell>
          <table:table-cell office:value-type="float" office:value="6.5104166666666674E-4" table:formula="of:=[.F23]-[.F22]" table:style-name="ce1">
            <text:p>0.000651042</text:p>
          </table:table-cell>
          <table:table-cell office:value-type="float" office:value="3.3851554663991978E-3" table:formula="of:=[.G23]-[.G22]" table:style-name="ce1">
            <text:p>0.003385155</text:p>
          </table:table-cell>
          <table:table-cell office:value-type="float" office:value="6.9941444372153541E-3" table:formula="of:=[.H23]-[.H22]" table:style-name="ce1">
            <text:p>0.006994144</text:p>
          </table:table-cell>
          <table:table-cell office:value-type="float" office:value="5.415651232060655E-4" table:formula="of:=[.I23]-[.I22]" table:style-name="ce1">
            <text:p>0.000541565</text:p>
          </table:table-cell>
          <table:table-cell office:value-type="float" office:value="5.1334702258726901E-4" table:formula="of:=[.J23]-[.J22]" table:style-name="ce1">
            <text:p>0.000513347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AX – Q3</text:p>
          </table:table-cell>
          <table:table-cell office:value-type="float" office:value="0.15789473684210525" table:formula="of:=[.C24]-[.C23]" table:style-name="ce1">
            <text:p>0.157894737</text:p>
          </table:table-cell>
          <table:table-cell office:value-type="float" office:value="2.9126213592233011E-3" table:formula="of:=[.D24]-[.D23]" table:style-name="ce1">
            <text:p>0.002912621</text:p>
          </table:table-cell>
          <table:table-cell office:value-type="float" office:value="1.1122345803842266E-2" table:formula="of:=[.E24]-[.E23]" table:style-name="ce1">
            <text:p>0.011122346</text:p>
          </table:table-cell>
          <table:table-cell office:value-type="float" office:value="1.5299479166666668E-2" table:formula="of:=[.F24]-[.F23]" table:style-name="ce1">
            <text:p>0.015299479</text:p>
          </table:table-cell>
          <table:table-cell office:value-type="float" office:value="1.1283851554663984E-3" table:formula="of:=[.G24]-[.G23]" table:style-name="ce1">
            <text:p>0.001128385</text:p>
          </table:table-cell>
          <table:table-cell office:value-type="float" office:value="9.433962264150943E-3" table:formula="of:=[.H24]-[.H23]" table:style-name="ce1">
            <text:p>0.009433962</text:p>
          </table:table-cell>
          <table:table-cell office:value-type="float" office:value="5.415651232060655E-4" table:formula="of:=[.I24]-[.I23]" table:style-name="ce1">
            <text:p>0.000541565</text:p>
          </table:table-cell>
          <table:table-cell office:value-type="float" office:value="3.5934291581108833E-3" table:formula="of:=[.J24]-[.J23]" table:style-name="ce1">
            <text:p>0.003593429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ll Runs</text:p>
          </table:table-cell>
          <table:table-cell office:value-type="string" table:style-name="ce1">
            <text:p>MIN</text:p>
          </table:table-cell>
          <table:table-cell office:value-type="float" office:value="0" table:formula="of:=MIN(['01_QuickUML2001'.M3:.M35])" table:style-name="ce1">
            <text:p>0</text:p>
          </table:table-cell>
          <table:table-cell office:value-type="float" office:value="0" table:formula="of:=MIN(['02_JSciCalc2_1_0'.M3:.M16])" table:style-name="ce1">
            <text:p>0</text:p>
          </table:table-cell>
          <table:table-cell office:value-type="float" office:value="0" table:formula="of:=MIN(['03_JUni3_8'.M3:.M16])" table:style-name="ce1">
            <text:p>0</text:p>
          </table:table-cell>
          <table:table-cell office:value-type="float" office:value="-1.3020833333333333E-3" table:formula="of:=MIN(['04_Gantt1_10_2'.M3:.M31])" table:style-name="ce1">
            <text:p>-0.001302083</text:p>
          </table:table-cell>
          <table:table-cell office:value-type="float" office:value="-5.0150451354062187E-4" table:formula="of:=MIN(['05_Nutch0_9'.M3:.M37])" table:style-name="ce1">
            <text:p>-0.000501505</text:p>
          </table:table-cell>
          <table:table-cell office:value-type="float" office:value="-3.2530904359141183E-3" table:formula="of:=MIN(['06_Lucene1_4_3'.M3:.M23])" table:style-name="ce1">
            <text:p>-0.00325309</text:p>
          </table:table-cell>
          <table:table-cell office:value-type="float" office:value="0" table:formula="of:=MIN(['07_log4j1_2_17'.M3:.M18])" table:style-name="ce1">
            <text:p>0</text:p>
          </table:table-cell>
          <table:table-cell office:value-type="float" office:value="0" table:formula="of:=MIN(['08_JHotDraw7_6'.M3:.M20])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2.2556390977443608E-2" table:formula="of:=QUARTILE(['01_QuickUML2001'.M3:.M35];1)" table:style-name="ce1">
            <text:p>0.022556391</text:p>
          </table:table-cell>
          <table:table-cell office:value-type="float" office:value="9.7087378640776695E-4" table:formula="of:=QUARTILE(['02_JSciCalc2_1_0'.M3:.M16];1)" table:style-name="ce1">
            <text:p>0.000970874</text:p>
          </table:table-cell>
          <table:table-cell office:value-type="float" office:value="7.5834175935288173E-4" table:formula="of:=QUARTILE(['03_JUni3_8'.M3:.M16];1)" table:style-name="ce1">
            <text:p>0.000758342</text:p>
          </table:table-cell>
          <table:table-cell office:value-type="float" office:value="0" table:formula="of:=QUARTILE(['04_Gantt1_10_2'.M3:.M31];1)" table:style-name="ce1">
            <text:p>0</text:p>
          </table:table-cell>
          <table:table-cell office:value-type="float" office:value="1.2537612838515546E-3" table:formula="of:=QUARTILE(['05_Nutch0_9'.M3:.M37];1)" table:style-name="ce1">
            <text:p>0.001253761</text:p>
          </table:table-cell>
          <table:table-cell office:value-type="float" office:value="-1.9518542615484711E-3" table:formula="of:=QUARTILE(['06_Lucene1_4_3'.M3:.M23];1)" table:style-name="ce1">
            <text:p>-0.001951854</text:p>
          </table:table-cell>
          <table:table-cell office:value-type="float" office:value="2.0308692120227456E-4" table:formula="of:=QUARTILE(['07_log4j1_2_17'.M3:.M18];1)" table:style-name="ce1">
            <text:p>0.000203087</text:p>
          </table:table-cell>
          <table:table-cell office:value-type="float" office:value="0" table:formula="of:=QUARTILE(['08_JHotDraw7_6'.M3:.M20];1)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0.10526315789473684" table:formula="of:=MEDIAN(['01_QuickUML2001'.M3:.M35])" table:style-name="ce1">
            <text:p>0.105263158</text:p>
          </table:table-cell>
          <table:table-cell office:value-type="float" office:value="1.9417475728155339E-3" table:formula="of:=MEDIAN(['02_JSciCalc2_1_0'.M3:.M16])" table:style-name="ce1">
            <text:p>0.001941748</text:p>
          </table:table-cell>
          <table:table-cell office:value-type="float" office:value="9.1001011122345803E-3" table:formula="of:=MEDIAN(['03_JUni3_8'.M3:.M16])" table:style-name="ce1">
            <text:p>0.009100101</text:p>
          </table:table-cell>
          <table:table-cell office:value-type="float" office:value="6.5104166666666663E-4" table:formula="of:=MEDIAN(['04_Gantt1_10_2'.M3:.M31])" table:style-name="ce1">
            <text:p>0.000651042</text:p>
          </table:table-cell>
          <table:table-cell office:value-type="float" office:value="3.009027081243731E-3" table:formula="of:=MEDIAN(['05_Nutch0_9'.M3:.M37])" table:style-name="ce1">
            <text:p>0.003009027</text:p>
          </table:table-cell>
          <table:table-cell office:value-type="float" office:value="0" table:formula="of:=MEDIAN(['06_Lucene1_4_3'.M3:.M23])" table:style-name="ce1">
            <text:p>0</text:p>
          </table:table-cell>
          <table:table-cell office:value-type="float" office:value="5.415651232060655E-4" table:formula="of:=MEDIAN(['07_log4j1_2_17'.M3:.M18])" table:style-name="ce1">
            <text:p>0.000541565</text:p>
          </table:table-cell>
          <table:table-cell office:value-type="float" office:value="3.4223134839151271E-4" table:formula="of:=MEDIAN(['08_JHotDraw7_6'.M3:.M20])" table:style-name="ce1">
            <text:p>0.00034223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0.14285714285714285" table:formula="of:=QUARTILE(['01_QuickUML2001'.M3:.M35];3)" table:style-name="ce1">
            <text:p>0.142857143</text:p>
          </table:table-cell>
          <table:table-cell office:value-type="float" office:value="3.6407766990291263E-3" table:formula="of:=QUARTILE(['02_JSciCalc2_1_0'.M3:.M16];3)" table:style-name="ce1">
            <text:p>0.003640777</text:p>
          </table:table-cell>
          <table:table-cell office:value-type="float" office:value="2.4519716885743174E-2" table:formula="of:=QUARTILE(['03_JUni3_8'.M3:.M16];3)" table:style-name="ce1">
            <text:p>0.024519717</text:p>
          </table:table-cell>
          <table:table-cell office:value-type="float" office:value="1.6276041666666667E-3" table:formula="of:=QUARTILE(['04_Gantt1_10_2'.M3:.M31];3)" table:style-name="ce1">
            <text:p>0.001627604</text:p>
          </table:table-cell>
          <table:table-cell office:value-type="float" office:value="5.5165496489468406E-3" table:formula="of:=QUARTILE(['05_Nutch0_9'.M3:.M37];3)" table:style-name="ce1">
            <text:p>0.00551655</text:p>
          </table:table-cell>
          <table:table-cell office:value-type="float" office:value="3.2530904359141186E-4" table:formula="of:=QUARTILE(['06_Lucene1_4_3'.M3:.M23];3)" table:style-name="ce1">
            <text:p>0.000325309</text:p>
          </table:table-cell>
          <table:table-cell office:value-type="float" office:value="1.2185215272136475E-3" table:formula="of:=QUARTILE(['07_log4j1_2_17'.M3:.M18];3)" table:style-name="ce1">
            <text:p>0.001218522</text:p>
          </table:table-cell>
          <table:table-cell office:value-type="float" office:value="1.625598904859685E-3" table:formula="of:=QUARTILE(['08_JHotDraw7_6'.M3:.M20];3)" table:style-name="ce1">
            <text:p>0.00162559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2932330827067669" table:formula="of:=MAX(['01_QuickUML2001'.M3:.M35])" table:style-name="ce1">
            <text:p>0.293233083</text:p>
          </table:table-cell>
          <table:table-cell office:value-type="float" office:value="6.7961165048543689E-3" table:formula="of:=MAX(['02_JSciCalc2_1_0'.M3:.M16])" table:style-name="ce1">
            <text:p>0.006796117</text:p>
          </table:table-cell>
          <table:table-cell office:value-type="float" office:value="2.9322548028311426E-2" table:formula="of:=MAX(['03_JUni3_8'.M3:.M16])" table:style-name="ce1">
            <text:p>0.029322548</text:p>
          </table:table-cell>
          <table:table-cell office:value-type="float" office:value="2.9947916666666668E-2" table:formula="of:=MAX(['04_Gantt1_10_2'.M3:.M31])" table:style-name="ce1">
            <text:p>0.029947917</text:p>
          </table:table-cell>
          <table:table-cell office:value-type="float" office:value="1.1534603811434303E-2" table:formula="of:=MAX(['05_Nutch0_9'.M3:.M37])" table:style-name="ce1">
            <text:p>0.011534604</text:p>
          </table:table-cell>
          <table:table-cell office:value-type="float" office:value="1.5289525048796356E-2" table:formula="of:=MAX(['06_Lucene1_4_3'.M3:.M23])" table:style-name="ce1">
            <text:p>0.015289525</text:p>
          </table:table-cell>
          <table:table-cell office:value-type="float" office:value="1.8954779312212293E-3" table:formula="of:=MAX(['07_log4j1_2_17'.M3:.M18])" table:style-name="ce1">
            <text:p>0.001895478</text:p>
          </table:table-cell>
          <table:table-cell office:value-type="float" office:value="5.3045859000684465E-3" table:formula="of:=MAX(['08_JHotDraw7_6'.M3:.M20])" table:style-name="ce1">
            <text:p>0.00530458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AN</text:p>
          </table:table-cell>
          <table:table-cell office:value-type="float" office:value="9.3187514240145805E-2" table:formula="of:=AVERAGE(['01_QuickUML2001'.M3:.M35])" table:style-name="ce1">
            <text:p>0.093187514</text:p>
          </table:table-cell>
          <table:table-cell office:value-type="float" office:value="2.4271844660194173E-3" table:formula="of:=AVERAGE(['02_JSciCalc2_1_0'.M3:.M16])" table:style-name="ce1">
            <text:p>0.002427184</text:p>
          </table:table-cell>
          <table:table-cell office:value-type="float" office:value="1.2566806297847755E-2" table:formula="of:=AVERAGE(['03_JUni3_8'.M3:.M16])" table:style-name="ce1">
            <text:p>0.012566806</text:p>
          </table:table-cell>
          <table:table-cell office:value-type="float" office:value="3.1317349137931039E-3" table:formula="of:=AVERAGE(['04_Gantt1_10_2'.M3:.M31])" table:style-name="ce1">
            <text:p>0.003131735</text:p>
          </table:table-cell>
          <table:table-cell office:value-type="float" office:value="4.0120361083249749E-3" table:formula="of:=AVERAGE(['05_Nutch0_9'.M3:.M37])" table:style-name="ce1">
            <text:p>0.004012036</text:p>
          </table:table-cell>
          <table:table-cell office:value-type="float" office:value="1.6110543111193727E-3" table:formula="of:=AVERAGE(['06_Lucene1_4_3'.M3:.M23])" table:style-name="ce1">
            <text:p>0.001611054</text:p>
          </table:table-cell>
          <table:table-cell office:value-type="float" office:value="7.6157595450852963E-4" table:formula="of:=AVERAGE(['07_log4j1_2_17'.M3:.M18])" table:style-name="ce1">
            <text:p>0.000761576</text:p>
          </table:table-cell>
          <table:table-cell office:value-type="float" office:value="1.2548482774355464E-3" table:formula="of:=AVERAGE(['08_JHotDraw7_6'.M3:.M20])" table:style-name="ce1">
            <text:p>0.0012548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TDEV</text:p>
          </table:table-cell>
          <table:table-cell office:value-type="float" office:value="7.3017047193894222E-2" table:formula="of:=STDEV(['01_QuickUML2001'.M3:.M35])" table:style-name="ce1">
            <text:p>0.073017047</text:p>
          </table:table-cell>
          <table:table-cell office:value-type="float" office:value="2.3085259919452929E-3" table:formula="of:=STDEV(['02_JSciCalc2_1_0'.M3:.M16])" table:style-name="ce1">
            <text:p>0.002308526</text:p>
          </table:table-cell>
          <table:table-cell office:value-type="float" office:value="1.207313228020619E-2" table:formula="of:=STDEV(['03_JUni3_8'.M3:.M16])" table:style-name="ce1">
            <text:p>0.012073132</text:p>
          </table:table-cell>
          <table:table-cell office:value-type="float" office:value="6.7329738852737672E-3" table:formula="of:=STDEV(['04_Gantt1_10_2'.M3:.M31])" table:style-name="ce1">
            <text:p>0.006732974</text:p>
          </table:table-cell>
          <table:table-cell office:value-type="float" office:value="3.5793925624164652E-3" table:formula="of:=STDEV(['05_Nutch0_9'.M3:.M37])" table:style-name="ce1">
            <text:p>0.003579393</text:p>
          </table:table-cell>
          <table:table-cell office:value-type="float" office:value="5.2125393828172948E-3" table:formula="of:=STDEV(['06_Lucene1_4_3'.M3:.M23])" table:style-name="ce1">
            <text:p>0.005212539</text:p>
          </table:table-cell>
          <table:table-cell office:value-type="float" office:value="7.145017493614276E-4" table:formula="of:=STDEV(['07_log4j1_2_17'.M3:.M18])" table:style-name="ce1">
            <text:p>0.000714502</text:p>
          </table:table-cell>
          <table:table-cell office:value-type="float" office:value="1.715178267461702E-3" table:formula="of:=STDEV(['08_JHotDraw7_6'.M3:.M20])" table:style-name="ce1">
            <text:p>0.001715178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float" office:value="0" table:formula="of:=[.C39]" table:style-name="ce1">
            <text:p>0</text:p>
          </table:table-cell>
          <table:table-cell office:value-type="float" office:value="0" table:formula="of:=[.D39]" table:style-name="ce1">
            <text:p>0</text:p>
          </table:table-cell>
          <table:table-cell office:value-type="float" office:value="0" table:formula="of:=[.E39]" table:style-name="ce1">
            <text:p>0</text:p>
          </table:table-cell>
          <table:table-cell office:value-type="float" office:value="-1.3020833333333333E-3" table:formula="of:=[.F39]" table:style-name="ce1">
            <text:p>-0.001302083</text:p>
          </table:table-cell>
          <table:table-cell office:value-type="float" office:value="-5.0150451354062187E-4" table:formula="of:=[.G39]" table:style-name="ce1">
            <text:p>-0.000501505</text:p>
          </table:table-cell>
          <table:table-cell office:value-type="float" office:value="-3.2530904359141183E-3" table:formula="of:=[.H39]" table:style-name="ce1">
            <text:p>-0.00325309</text:p>
          </table:table-cell>
          <table:table-cell office:value-type="float" office:value="0" table:formula="of:=[.I39]" table:style-name="ce1">
            <text:p>0</text:p>
          </table:table-cell>
          <table:table-cell office:value-type="float" office:value="0" table:formula="of:=[.J39]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 – MIN</text:p>
          </table:table-cell>
          <table:table-cell office:value-type="float" office:value="2.2556390977443608E-2" table:formula="of:=[.C40]-[.C39]" table:style-name="ce1">
            <text:p>0.022556391</text:p>
          </table:table-cell>
          <table:table-cell office:value-type="float" office:value="9.7087378640776695E-4" table:formula="of:=[.D40]-[.D39]" table:style-name="ce1">
            <text:p>0.000970874</text:p>
          </table:table-cell>
          <table:table-cell office:value-type="float" office:value="7.5834175935288173E-4" table:formula="of:=[.E40]-[.E39]" table:style-name="ce1">
            <text:p>0.000758342</text:p>
          </table:table-cell>
          <table:table-cell office:value-type="float" office:value="1.3020833333333333E-3" table:formula="of:=[.F40]-[.F39]" table:style-name="ce1">
            <text:p>0.001302083</text:p>
          </table:table-cell>
          <table:table-cell office:value-type="float" office:value="1.7552657973921764E-3" table:formula="of:=[.G40]-[.G39]" table:style-name="ce1">
            <text:p>0.001755266</text:p>
          </table:table-cell>
          <table:table-cell office:value-type="float" office:value="1.3012361743656472E-3" table:formula="of:=[.H40]-[.H39]" table:style-name="ce1">
            <text:p>0.001301236</text:p>
          </table:table-cell>
          <table:table-cell office:value-type="float" office:value="2.0308692120227456E-4" table:formula="of:=[.I40]-[.I39]" table:style-name="ce1">
            <text:p>0.000203087</text:p>
          </table:table-cell>
          <table:table-cell office:value-type="float" office:value="0" table:formula="of:=[.J40]-[.J39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E – Q1</text:p>
          </table:table-cell>
          <table:table-cell office:value-type="float" office:value="8.2706766917293228E-2" table:formula="of:=[.C41]-[.C40]" table:style-name="ce1">
            <text:p>0.082706767</text:p>
          </table:table-cell>
          <table:table-cell office:value-type="float" office:value="9.7087378640776695E-4" table:formula="of:=[.D41]-[.D40]" table:style-name="ce1">
            <text:p>0.000970874</text:p>
          </table:table-cell>
          <table:table-cell office:value-type="float" office:value="8.3417593528816985E-3" table:formula="of:=[.E41]-[.E40]" table:style-name="ce1">
            <text:p>0.008341759</text:p>
          </table:table-cell>
          <table:table-cell office:value-type="float" office:value="6.5104166666666663E-4" table:formula="of:=[.F41]-[.F40]" table:style-name="ce1">
            <text:p>0.000651042</text:p>
          </table:table-cell>
          <table:table-cell office:value-type="float" office:value="1.7552657973921764E-3" table:formula="of:=[.G41]-[.G40]" table:style-name="ce1">
            <text:p>0.001755266</text:p>
          </table:table-cell>
          <table:table-cell office:value-type="float" office:value="1.9518542615484711E-3" table:formula="of:=[.H41]-[.H40]" table:style-name="ce1">
            <text:p>0.001951854</text:p>
          </table:table-cell>
          <table:table-cell office:value-type="float" office:value="3.3847820200379094E-4" table:formula="of:=[.I41]-[.I40]" table:style-name="ce1">
            <text:p>0.000338478</text:p>
          </table:table-cell>
          <table:table-cell office:value-type="float" office:value="3.4223134839151271E-4" table:formula="of:=[.J41]-[.J40]" table:style-name="ce1">
            <text:p>0.00034223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3 – MED</text:p>
          </table:table-cell>
          <table:table-cell office:value-type="float" office:value="3.7593984962406013E-2" table:formula="of:=[.C42]-[.C41]" table:style-name="ce1">
            <text:p>0.037593985</text:p>
          </table:table-cell>
          <table:table-cell office:value-type="float" office:value="1.6990291262135924E-3" table:formula="of:=[.D42]-[.D41]" table:style-name="ce1">
            <text:p>0.001699029</text:p>
          </table:table-cell>
          <table:table-cell office:value-type="float" office:value="1.5419615773508593E-2" table:formula="of:=[.E42]-[.E41]" table:style-name="ce1">
            <text:p>0.015419616</text:p>
          </table:table-cell>
          <table:table-cell office:value-type="float" office:value="9.765625E-4" table:formula="of:=[.F42]-[.F41]" table:style-name="ce1">
            <text:p>0.000976563</text:p>
          </table:table-cell>
          <table:table-cell office:value-type="float" office:value="2.5075225677031097E-3" table:formula="of:=[.G42]-[.G41]" table:style-name="ce1">
            <text:p>0.002507523</text:p>
          </table:table-cell>
          <table:table-cell office:value-type="float" office:value="3.2530904359141186E-4" table:formula="of:=[.H42]-[.H41]" table:style-name="ce1">
            <text:p>0.000325309</text:p>
          </table:table-cell>
          <table:table-cell office:value-type="float" office:value="6.7695640400758199E-4" table:formula="of:=[.I42]-[.I41]" table:style-name="ce1">
            <text:p>0.000676956</text:p>
          </table:table-cell>
          <table:table-cell office:value-type="float" office:value="1.2833675564681724E-3" table:formula="of:=[.J42]-[.J41]" table:style-name="ce1">
            <text:p>0.001283368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AX – Q3</text:p>
          </table:table-cell>
          <table:table-cell office:value-type="float" office:value="0.15037593984962405" table:formula="of:=[.C43]-[.C42]" table:style-name="ce1">
            <text:p>0.15037594</text:p>
          </table:table-cell>
          <table:table-cell office:value-type="float" office:value="3.1553398058252425E-3" table:formula="of:=[.D43]-[.D42]" table:style-name="ce1">
            <text:p>0.00315534</text:p>
          </table:table-cell>
          <table:table-cell office:value-type="float" office:value="4.8028311425682528E-3" table:formula="of:=[.E43]-[.E42]" table:style-name="ce1">
            <text:p>0.004802831</text:p>
          </table:table-cell>
          <table:table-cell office:value-type="float" office:value="2.83203125E-2" table:formula="of:=[.F43]-[.F42]" table:style-name="ce1">
            <text:p>0.028320313</text:p>
          </table:table-cell>
          <table:table-cell office:value-type="float" office:value="6.018054162487462E-3" table:formula="of:=[.G43]-[.G42]" table:style-name="ce1">
            <text:p>0.006018054</text:p>
          </table:table-cell>
          <table:table-cell office:value-type="float" office:value="1.4964216005204945E-2" table:formula="of:=[.H43]-[.H42]" table:style-name="ce1">
            <text:p>0.014964216</text:p>
          </table:table-cell>
          <table:table-cell office:value-type="float" office:value="6.7695640400758177E-4" table:formula="of:=[.I43]-[.I42]" table:style-name="ce1">
            <text:p>0.000676956</text:p>
          </table:table-cell>
          <table:table-cell office:value-type="float" office:value="3.6789869952087613E-3" table:formula="of:=[.J43]-[.J42]" table:style-name="ce1">
            <text:p>0.003678987</text:p>
          </table:table-cell>
          <table:table-cell table:number-columns-repeated="16374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Design Impact</text:p>
          </table:table-cell>
          <table:table-cell table:style-name="ce1"/>
          <table:table-cell office:value-type="string" table:style-name="ce1">
            <text:p>01_QuickUML2001</text:p>
          </table:table-cell>
          <table:table-cell office:value-type="string" table:style-name="ce1">
            <text:p>02_JsciCalc</text:p>
          </table:table-cell>
          <table:table-cell office:value-type="string" table:style-name="ce1">
            <text:p>03_Junit3.8</text:p>
          </table:table-cell>
          <table:table-cell office:value-type="string" table:style-name="ce1">
            <text:p>04_Gantt1.10.2</text:p>
          </table:table-cell>
          <table:table-cell office:value-type="string" table:style-name="ce1">
            <text:p>05_Nutch0.9</text:p>
          </table:table-cell>
          <table:table-cell office:value-type="string" table:style-name="ce1">
            <text:p>06_Lucene1.4.3</text:p>
          </table:table-cell>
          <table:table-cell office:value-type="string" table:style-name="ce1">
            <text:p>07_log4j1.2.17</text:p>
          </table:table-cell>
          <table:table-cell office:value-type="string" table:style-name="ce1">
            <text:p>08_JHotDraw7.6</text:p>
          </table:table-cell>
          <table:table-cell office:value-type="string" table:style-name="ce1">
            <text:p>08_JEdit4.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MIN</text:p>
          </table:table-cell>
          <table:table-cell office:value-type="float" office:value="-6.3756547604942301E-2" table:formula="of:=MIN(['01_QuickUML2001'.S3:.S18])" table:style-name="ce1">
            <text:p>-0.063756548</text:p>
          </table:table-cell>
          <table:table-cell office:value-type="float" office:value="0" table:formula="of:=MIN(['02_JSciCalc2_1_0'.S3:.S7])" table:style-name="ce1">
            <text:p>0</text:p>
          </table:table-cell>
          <table:table-cell office:value-type="float" office:value="-1.4124293785310734E-3" table:formula="of:=MIN(['03_JUni3_8'.S3:.S9])" table:style-name="ce1">
            <text:p>-0.001412429</text:p>
          </table:table-cell>
          <table:table-cell office:value-type="float" office:value="-5.4820641163150991E-3" table:formula="of:=MIN(['04_Gantt1_10_2'.S3:.S13])" table:style-name="ce1">
            <text:p>-0.005482064</text:p>
          </table:table-cell>
          <table:table-cell office:value-type="float" office:value="-8.9861301035358467E-3" table:formula="of:=MIN(['05_Nutch0_9'.S3:.S15])" table:style-name="ce1">
            <text:p>-0.00898613</text:p>
          </table:table-cell>
          <table:table-cell office:value-type="float" office:value="-3.6815462494247586E-3" table:formula="of:=MIN(['06_Lucene1_4_3'.S3:.S9])" table:style-name="ce1">
            <text:p>-0.003681546</text:p>
          </table:table-cell>
          <table:table-cell office:value-type="float" office:value="-8.1200353045013246E-3" table:formula="of:=MIN(['07_log4j1_2_17'.S3:.S11])" table:style-name="ce1">
            <text:p>-0.008120035</text:p>
          </table:table-cell>
          <table:table-cell office:value-type="float" office:value="-1.8499915521420092E-3" table:formula="of:=MIN(['08_JHotDraw7_6'.S3:.S11])" table:style-name="ce1">
            <text:p>-0.001849992</text:p>
          </table:table-cell>
          <table:table-cell office:value-type="float" office:value="0" table:formula="of:=MIN(['09_JEdit4_0'.L3:.L14])" table:style-name="ce1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-3.5305343511450385E-2" table:formula="of:=QUARTILE(['01_QuickUML2001'.S3:.S18];1)" table:style-name="ce1">
            <text:p>-0.035305344</text:p>
          </table:table-cell>
          <table:table-cell office:value-type="float" office:value="7.542232056011696E-4" table:formula="of:=QUARTILE(['02_JSciCalc2_1_0'.S3:.S7];1)" table:style-name="ce1">
            <text:p>0.000754223</text:p>
          </table:table-cell>
          <table:table-cell office:value-type="float" office:value="-2.3076618073327674E-4" table:formula="of:=QUARTILE(['03_JUni3_8'.S3:.S9];1)" table:style-name="ce1">
            <text:p>-0.000230766</text:p>
          </table:table-cell>
          <table:table-cell office:value-type="float" office:value="-5.1245381956858543E-3" table:formula="of:=QUARTILE(['04_Gantt1_10_2'.S3:.S13];1)" table:style-name="ce1">
            <text:p>-0.005124538</text:p>
          </table:table-cell>
          <table:table-cell office:value-type="float" office:value="-7.423324868138308E-3" table:formula="of:=QUARTILE(['05_Nutch0_9'.S3:.S15];1)" table:style-name="ce1">
            <text:p>-0.007423325</text:p>
          </table:table-cell>
          <table:table-cell office:value-type="float" office:value="-3.1063046479521397E-3" table:formula="of:=QUARTILE(['06_Lucene1_4_3'.S3:.S9];1)" table:style-name="ce1">
            <text:p>-0.003106305</text:p>
          </table:table-cell>
          <table:table-cell office:value-type="float" office:value="-7.9435127978817292E-3" table:formula="of:=QUARTILE(['07_log4j1_2_17'.S3:.S11];1)" table:style-name="ce1">
            <text:p>-0.007943513</text:p>
          </table:table-cell>
          <table:table-cell office:value-type="float" office:value="-2.970635004599406E-4" table:formula="of:=QUARTILE(['08_JHotDraw7_6'.S3:.S11];1)" table:style-name="ce1">
            <text:p>-0.000297064</text:p>
          </table:table-cell>
          <table:table-cell office:value-type="float" office:value="6.7246016966687359E-4" table:formula="of:=QUARTILE(['09_JEdit4_0'.L3:.L14];1)" table:style-name="ce1">
            <text:p>0.0006724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-7.6335877862595417E-3" table:formula="of:=MEDIAN(['01_QuickUML2001'.S3:.S18])" table:style-name="ce1">
            <text:p>-0.007633588</text:p>
          </table:table-cell>
          <table:table-cell office:value-type="float" office:value="7.6078464984668875E-4" table:formula="of:=MEDIAN(['02_JSciCalc2_1_0'.S3:.S7])" table:style-name="ce1">
            <text:p>0.000760785</text:p>
          </table:table-cell>
          <table:table-cell office:value-type="float" office:value="1.7089063352365153E-2" table:formula="of:=MEDIAN(['03_JUni3_8'.S3:.S9])" table:style-name="ce1">
            <text:p>0.017089063</text:p>
          </table:table-cell>
          <table:table-cell office:value-type="float" office:value="-4.7670122750566079E-3" table:formula="of:=MEDIAN(['04_Gantt1_10_2'.S3:.S13])" table:style-name="ce1">
            <text:p>-0.004767012</text:p>
          </table:table-cell>
          <table:table-cell office:value-type="float" office:value="-5.0791170150420008E-3" table:formula="of:=MEDIAN(['05_Nutch0_9'.S3:.S15])" table:style-name="ce1">
            <text:p>-0.005079117</text:p>
          </table:table-cell>
          <table:table-cell office:value-type="float" office:value="-1.8407731247123793E-3" table:formula="of:=MEDIAN(['06_Lucene1_4_3'.S3:.S9])" table:style-name="ce1">
            <text:p>-0.001840773</text:p>
          </table:table-cell>
          <table:table-cell office:value-type="float" office:value="-7.590467784642542E-3" table:formula="of:=MEDIAN(['07_log4j1_2_17'.S3:.S11])" table:style-name="ce1">
            <text:p>-0.007590468</text:p>
          </table:table-cell>
          <table:table-cell office:value-type="float" office:value="-4.2110137500672024E-5" table:formula="of:=MEDIAN(['08_JHotDraw7_6'.S3:.S11])" table:style-name="ce1">
            <text:p>-4.21101E-05</text:p>
          </table:table-cell>
          <table:table-cell office:value-type="float" office:value="1.6552865714876887E-3" table:formula="of:=MEDIAN(['09_JEdit4_0'.L3:.L14])" table:style-name="ce1">
            <text:p>0.00165528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6.1660185960558452E-2" table:formula="of:=QUARTILE(['01_QuickUML2001'.S3:.S18];3)" table:style-name="ce1">
            <text:p>0.061660186</text:p>
          </table:table-cell>
          <table:table-cell office:value-type="float" office:value="1.4701024125055972E-3" table:formula="of:=QUARTILE(['02_JSciCalc2_1_0'.S3:.S7];3)" table:style-name="ce1">
            <text:p>0.001470102</text:p>
          </table:table-cell>
          <table:table-cell office:value-type="float" office:value="3.0462841956678324E-2" table:formula="of:=QUARTILE(['03_JUni3_8'.S3:.S9];3)" table:style-name="ce1">
            <text:p>0.030462842</text:p>
          </table:table-cell>
          <table:table-cell office:value-type="float" office:value="4.6989940315695037E-3" table:formula="of:=QUARTILE(['04_Gantt1_10_2'.S3:.S13];3)" table:style-name="ce1">
            <text:p>0.004698994</text:p>
          </table:table-cell>
          <table:table-cell office:value-type="float" office:value="0" table:formula="of:=QUARTILE(['05_Nutch0_9'.S3:.S15];3)" table:style-name="ce1">
            <text:p>0</text:p>
          </table:table-cell>
          <table:table-cell office:value-type="float" office:value="-4.6019328117809482E-4" table:formula="of:=QUARTILE(['06_Lucene1_4_3'.S3:.S9];3)" table:style-name="ce1">
            <text:p>-0.000460193</text:p>
          </table:table-cell>
          <table:table-cell office:value-type="float" office:value="-1.7652250661959399E-4" table:formula="of:=QUARTILE(['07_log4j1_2_17'.S3:.S11];3)" table:style-name="ce1">
            <text:p>-0.000176523</text:p>
          </table:table-cell>
          <table:table-cell office:value-type="float" office:value="0" table:formula="of:=QUARTILE(['08_JHotDraw7_6'.S3:.S11];3)" table:style-name="ce1">
            <text:p>0</text:p>
          </table:table-cell>
          <table:table-cell office:value-type="float" office:value="3.983033312642251E-3" table:formula="of:=QUARTILE(['09_JEdit4_0'.L3:.L14];3)" table:style-name="ce1">
            <text:p>0.003983033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22573519741818746" table:formula="of:=MAX(['01_QuickUML2001'.S3:.S18])" table:style-name="ce1">
            <text:p>0.225735197</text:p>
          </table:table-cell>
          <table:table-cell office:value-type="float" office:value="8.3430948369521991E-3" table:formula="of:=MAX(['02_JSciCalc2_1_0'.S3:.S7])" table:style-name="ce1">
            <text:p>0.008343095</text:p>
          </table:table-cell>
          <table:table-cell office:value-type="float" office:value="3.3770855574655347E-2" table:formula="of:=MAX(['03_JUni3_8'.S3:.S9])" table:style-name="ce1">
            <text:p>0.033770856</text:p>
          </table:table-cell>
          <table:table-cell office:value-type="float" office:value="1.9195505560602552E-2" table:formula="of:=MAX(['04_Gantt1_10_2'.S3:.S13])" table:style-name="ce1">
            <text:p>0.019195506</text:p>
          </table:table-cell>
          <table:table-cell office:value-type="float" office:value="5.7652769118054443E-3" table:formula="of:=MAX(['05_Nutch0_9'.S3:.S15])" table:style-name="ce1">
            <text:p>0.005765277</text:p>
          </table:table-cell>
          <table:table-cell office:value-type="float" office:value="6.092068127337133E-3" table:formula="of:=MAX(['06_Lucene1_4_3'.S3:.S9])" table:style-name="ce1">
            <text:p>0.006092068</text:p>
          </table:table-cell>
          <table:table-cell office:value-type="float" office:value="1.7652250661959399E-4" table:formula="of:=MAX(['07_log4j1_2_17'.S3:.S11])" table:style-name="ce1">
            <text:p>0.000176523</text:p>
          </table:table-cell>
          <table:table-cell office:value-type="float" office:value="3.5087719298245615E-3" table:formula="of:=MAX(['08_JHotDraw7_6'.S3:.S11])" table:style-name="ce1">
            <text:p>0.003508772</text:p>
          </table:table-cell>
          <table:table-cell office:value-type="float" office:value="1.138009517897786E-2" table:formula="of:=MAX(['09_JEdit4_0'.L3:.L14])" table:style-name="ce1">
            <text:p>0.011380095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un 2</text:p>
          </table:table-cell>
          <table:table-cell office:value-type="string" table:style-name="ce1">
            <text:p>MIN</text:p>
          </table:table-cell>
          <table:table-cell office:value-type="float" office:value="-1.1450381679389313E-2" table:formula="of:=MIN(['01_QuickUML2001'.S35:.S119])" table:style-name="ce1">
            <text:p>-0.011450382</text:p>
          </table:table-cell>
          <table:table-cell office:value-type="float" office:value="0" table:formula="of:=MIN(['02_JSciCalc2_1_0'.S8:.S16])" table:style-name="ce1">
            <text:p>0</text:p>
          </table:table-cell>
          <table:table-cell office:value-type="float" office:value="-2.8248587570621469E-3" table:formula="of:=MIN(['03_JUni3_8'.S10:.S16])" table:style-name="ce1">
            <text:p>-0.002824859</text:p>
          </table:table-cell>
          <table:table-cell office:value-type="float" office:value="-3.3369085925396258E-3" table:formula="of:=MIN(['04_Gantt1_10_2'.S14:.S31])" table:style-name="ce1">
            <text:p>-0.003336909</text:p>
          </table:table-cell>
          <table:table-cell office:value-type="float" office:value="-1.0939636647782769E-2" table:formula="of:=MIN(['05_Nutch0_9'.S16:.S37])" table:style-name="ce1">
            <text:p>-0.010939637</text:p>
          </table:table-cell>
          <table:table-cell office:value-type="float" office:value="-9.4650645645856825E-3" table:formula="of:=MIN(['06_Lucene1_4_3'.S10:.S23])" table:style-name="ce1">
            <text:p>-0.009465065</text:p>
          </table:table-cell>
          <table:table-cell office:value-type="float" office:value="-8.8261253309796991E-3" table:formula="of:=MIN(['07_log4j1_2_17'.S11:.S18])" table:style-name="ce1">
            <text:p>-0.008826125</text:p>
          </table:table-cell>
          <table:table-cell office:value-type="float" office:value="-1.1695906432748538E-3" table:formula="of:=MIN(['08_JHotDraw7_6'.S12:.S20])" table:style-name="ce1">
            <text:p>-0.00116959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-7.6335877862595417E-3" table:formula="of:=QUARTILE(['01_QuickUML2001'.S19:.S35];1)" table:style-name="ce1">
            <text:p>-0.007633588</text:p>
          </table:table-cell>
          <table:table-cell office:value-type="float" office:value="7.6042012516742063E-4" table:formula="of:=QUARTILE(['02_JSciCalc2_1_0'.S8:.S16];1)" table:style-name="ce1">
            <text:p>0.00076042</text:p>
          </table:table-cell>
          <table:table-cell office:value-type="float" office:value="-7.0621468926553672E-4" table:formula="of:=QUARTILE(['03_JUni3_8'.S10:.S16];1)" table:style-name="ce1">
            <text:p>-0.000706215</text:p>
          </table:table-cell>
          <table:table-cell office:value-type="float" office:value="-2.1451555237754737E-3" table:formula="of:=QUARTILE(['04_Gantt1_10_2'.S14:.S31];1)" table:style-name="ce1">
            <text:p>-0.002145156</text:p>
          </table:table-cell>
          <table:table-cell office:value-type="float" office:value="-7.8140261769876936E-3" table:formula="of:=QUARTILE(['05_Nutch0_9'.S16:.S37];1)" table:style-name="ce1">
            <text:p>-0.007814026</text:p>
          </table:table-cell>
          <table:table-cell office:value-type="float" office:value="-6.3276576161988031E-4" table:formula="of:=QUARTILE(['06_Lucene1_4_3'.S10:.S23];1)" table:style-name="ce1">
            <text:p>-0.000632766</text:p>
          </table:table-cell>
          <table:table-cell office:value-type="float" office:value="-8.1641659311562226E-3" table:formula="of:=QUARTILE(['07_log4j1_2_17'.S11:.S18];1)" table:style-name="ce1">
            <text:p>-0.008164166</text:p>
          </table:table-cell>
          <table:table-cell office:value-type="float" office:value="1.0473795580862953E-3" table:formula="of:=QUARTILE(['08_JHotDraw7_6'.S12:.S20];1)" table:style-name="ce1">
            <text:p>0.00104738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6.6360907068254066E-2" table:formula="of:=MEDIAN(['01_QuickUML2001'.S19:.S35])" table:style-name="ce1">
            <text:p>0.066360907</text:p>
          </table:table-cell>
          <table:table-cell office:value-type="float" office:value="1.4701024125055972E-3" table:formula="of:=MEDIAN(['02_JSciCalc2_1_0'.S8:.S16])" table:style-name="ce1">
            <text:p>0.001470102</text:p>
          </table:table-cell>
          <table:table-cell office:value-type="float" office:value="7.6196735505324967E-3" table:formula="of:=MEDIAN(['03_JUni3_8'.S10:.S16])" table:style-name="ce1">
            <text:p>0.007619674</text:p>
          </table:table-cell>
          <table:table-cell office:value-type="float" office:value="-1.3109283756405671E-3" table:formula="of:=MEDIAN(['04_Gantt1_10_2'.S14:.S31])" table:style-name="ce1">
            <text:p>-0.001310928</text:p>
          </table:table-cell>
          <table:table-cell office:value-type="float" office:value="-6.6419222504395387E-3" table:formula="of:=MEDIAN(['05_Nutch0_9'.S16:.S37])" table:style-name="ce1">
            <text:p>-0.006641922</text:p>
          </table:table-cell>
          <table:table-cell office:value-type="float" office:value="0" table:formula="of:=MEDIAN(['06_Lucene1_4_3'.S10:.S23])" table:style-name="ce1">
            <text:p>0</text:p>
          </table:table-cell>
          <table:table-cell office:value-type="float" office:value="-4.1482789055604583E-3" table:formula="of:=MEDIAN(['07_log4j1_2_17'.S11:.S18])" table:style-name="ce1">
            <text:p>-0.004148279</text:p>
          </table:table-cell>
          <table:table-cell office:value-type="float" office:value="1.3810355608840862E-3" table:formula="of:=MEDIAN(['08_JHotDraw7_6'.S12:.S20])" table:style-name="ce1">
            <text:p>0.0013810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0.11334412983150366" table:formula="of:=QUARTILE(['01_QuickUML2001'.S19:.S35];3)" table:style-name="ce1">
            <text:p>0.11334413</text:p>
          </table:table-cell>
          <table:table-cell office:value-type="float" office:value="2.5399893386124878E-3" table:formula="of:=QUARTILE(['02_JSciCalc2_1_0'.S8:.S16];3)" table:style-name="ce1">
            <text:p>0.002539989</text:p>
          </table:table-cell>
          <table:table-cell office:value-type="float" office:value="1.4406423655158518E-2" table:formula="of:=QUARTILE(['03_JUni3_8'.S10:.S16];3)" table:style-name="ce1">
            <text:p>0.014406424</text:p>
          </table:table-cell>
          <table:table-cell office:value-type="float" office:value="-5.958765343820762E-5" table:formula="of:=QUARTILE(['04_Gantt1_10_2'.S14:.S31];3)" table:style-name="ce1">
            <text:p>-5.95877E-05</text:p>
          </table:table-cell>
          <table:table-cell office:value-type="float" office:value="-1.9535065442469234E-4" table:formula="of:=QUARTILE(['05_Nutch0_9'.S16:.S37];3)" table:style-name="ce1">
            <text:p>-0.000195351</text:p>
          </table:table-cell>
          <table:table-cell office:value-type="float" office:value="4.6019328117809482E-4" table:formula="of:=QUARTILE(['06_Lucene1_4_3'.S10:.S23];3)" table:style-name="ce1">
            <text:p>0.000460193</text:p>
          </table:table-cell>
          <table:table-cell office:value-type="float" office:value="-3.0891438658428946E-4" table:formula="of:=QUARTILE(['07_log4j1_2_17'.S11:.S18];3)" table:style-name="ce1">
            <text:p>-0.000308914</text:p>
          </table:table-cell>
          <table:table-cell office:value-type="float" office:value="3.3138401559454191E-3" table:formula="of:=QUARTILE(['08_JHotDraw7_6'.S12:.S20];3)" table:style-name="ce1">
            <text:p>0.0033138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30119472559285931" table:formula="of:=MAX(['01_QuickUML2001'.S19:.S35])" table:style-name="ce1">
            <text:p>0.301194726</text:p>
          </table:table-cell>
          <table:table-cell office:value-type="float" office:value="1.2715924928694276E-2" table:formula="of:=MAX(['02_JSciCalc2_1_0'.S8:.S16])" table:style-name="ce1">
            <text:p>0.012715925</text:p>
          </table:table-cell>
          <table:table-cell office:value-type="float" office:value="4.6015239546800833E-2" table:formula="of:=MAX(['03_JUni3_8'.S10:.S16])" table:style-name="ce1">
            <text:p>0.04601524</text:p>
          </table:table-cell>
          <table:table-cell office:value-type="float" office:value="2.2882431341982278E-2" table:formula="of:=MAX(['04_Gantt1_10_2'.S14:.S31])" table:style-name="ce1">
            <text:p>0.022882431</text:p>
          </table:table-cell>
          <table:table-cell office:value-type="float" office:value="1.1478258379869533E-2" table:formula="of:=MAX(['05_Nutch0_9'.S16:.S37])" table:style-name="ce1">
            <text:p>0.011478258</text:p>
          </table:table-cell>
          <table:table-cell office:value-type="float" office:value="1.7908823211361842E-2" table:formula="of:=MAX(['06_Lucene1_4_3'.S10:.S23])" table:style-name="ce1">
            <text:p>0.017908823</text:p>
          </table:table-cell>
          <table:table-cell office:value-type="float" office:value="0" table:formula="of:=MAX(['07_log4j1_2_17'.S11:.S18])" table:style-name="ce1">
            <text:p>0</text:p>
          </table:table-cell>
          <table:table-cell office:value-type="float" office:value="6.6276803118908382E-3" table:formula="of:=MAX(['08_JHotDraw7_6'.S12:.S20])" table:style-name="ce1">
            <text:p>0.00662768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ll Runs</text:p>
          </table:table-cell>
          <table:table-cell office:value-type="string" table:style-name="ce1">
            <text:p>MIN</text:p>
          </table:table-cell>
          <table:table-cell office:value-type="float" office:value="-6.3756547604942301E-2" table:formula="of:=MIN(['01_QuickUML2001'.S3:.S35])" table:style-name="ce1">
            <text:p>-0.063756548</text:p>
          </table:table-cell>
          <table:table-cell office:value-type="float" office:value="0" table:formula="of:=MIN(['02_JSciCalc2_1_0'.S3:.S16])" table:style-name="ce1">
            <text:p>0</text:p>
          </table:table-cell>
          <table:table-cell office:value-type="float" office:value="-2.8248587570621469E-3" table:formula="of:=MIN(['03_JUni3_8'.S3:.S16])" table:style-name="ce1">
            <text:p>-0.002824859</text:p>
          </table:table-cell>
          <table:table-cell office:value-type="float" office:value="-5.4820641163150991E-3" table:formula="of:=MIN(['04_Gantt1_10_2'.S3:.S31])" table:style-name="ce1">
            <text:p>-0.005482064</text:p>
          </table:table-cell>
          <table:table-cell office:value-type="float" office:value="-1.0939636647782769E-2" table:formula="of:=MIN(['05_Nutch0_9'.S3:.S37])" table:style-name="ce1">
            <text:p>-0.010939637</text:p>
          </table:table-cell>
          <table:table-cell office:value-type="float" office:value="-9.4650645645856825E-3" table:formula="of:=MIN(['06_Lucene1_4_3'.S3:.S23])" table:style-name="ce1">
            <text:p>-0.009465065</text:p>
          </table:table-cell>
          <table:table-cell office:value-type="float" office:value="-8.8261253309796991E-3" table:formula="of:=MIN(['07_log4j1_2_17'.S3:.S18])" table:style-name="ce1">
            <text:p>-0.008826125</text:p>
          </table:table-cell>
          <table:table-cell office:value-type="float" office:value="-1.8499915521420092E-3" table:formula="of:=MIN(['08_JHotDraw7_6'.S3:.S20])" table:style-name="ce1">
            <text:p>-0.00184999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-2.4452130956209836E-2" table:formula="of:=QUARTILE(['01_QuickUML2001'.S3:.S35];1)" table:style-name="ce1">
            <text:p>-0.024452131</text:p>
          </table:table-cell>
          <table:table-cell office:value-type="float" office:value="7.5577243549273241E-4" table:formula="of:=QUARTILE(['02_JSciCalc2_1_0'.S3:.S16];1)" table:style-name="ce1">
            <text:p>0.000755772</text:p>
          </table:table-cell>
          <table:table-cell office:value-type="float" office:value="-3.4614927109991511E-4" table:formula="of:=QUARTILE(['03_JUni3_8'.S3:.S16];1)" table:style-name="ce1">
            <text:p>-0.000346149</text:p>
          </table:table-cell>
          <table:table-cell office:value-type="float" office:value="-3.3369085925396258E-3" table:formula="of:=QUARTILE(['04_Gantt1_10_2'.S3:.S31];1)" table:style-name="ce1">
            <text:p>-0.003336909</text:p>
          </table:table-cell>
          <table:table-cell office:value-type="float" office:value="-7.8140261769876936E-3" table:formula="of:=QUARTILE(['05_Nutch0_9'.S3:.S37];1)" table:style-name="ce1">
            <text:p>-0.007814026</text:p>
          </table:table-cell>
          <table:table-cell office:value-type="float" office:value="-2.2326305113951309E-3" table:formula="of:=QUARTILE(['06_Lucene1_4_3'.S3:.S23];1)" table:style-name="ce1">
            <text:p>-0.002232631</text:p>
          </table:table-cell>
          <table:table-cell office:value-type="float" office:value="-8.1200353045013246E-3" table:formula="of:=QUARTILE(['07_log4j1_2_17'.S3:.S18];1)" table:style-name="ce1">
            <text:p>-0.008120035</text:p>
          </table:table-cell>
          <table:table-cell office:value-type="float" office:value="-1.5672636478452473E-4" table:formula="of:=QUARTILE(['08_JHotDraw7_6'.S3:.S20];1)" table:style-name="ce1">
            <text:p>-0.00015672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4.9514089104287062E-2" table:formula="of:=MEDIAN(['01_QuickUML2001'.S3:.S35])" table:style-name="ce1">
            <text:p>0.049514089</text:p>
          </table:table-cell>
          <table:table-cell office:value-type="float" office:value="1.1706552023773185E-3" table:formula="of:=MEDIAN(['02_JSciCalc2_1_0'.S3:.S16])" table:style-name="ce1">
            <text:p>0.001170655</text:p>
          </table:table-cell>
          <table:table-cell office:value-type="float" office:value="7.9013073723720115E-3" table:formula="of:=MEDIAN(['03_JUni3_8'.S3:.S16])" table:style-name="ce1">
            <text:p>0.007901307</text:p>
          </table:table-cell>
          <table:table-cell office:value-type="float" office:value="-1.4301036825169824E-3" table:formula="of:=MEDIAN(['04_Gantt1_10_2'.S3:.S31])" table:style-name="ce1">
            <text:p>-0.001430104</text:p>
          </table:table-cell>
          <table:table-cell office:value-type="float" office:value="-6.6419222504395387E-3" table:formula="of:=MEDIAN(['05_Nutch0_9'.S3:.S37])" table:style-name="ce1">
            <text:p>-0.006641922</text:p>
          </table:table-cell>
          <table:table-cell office:value-type="float" office:value="0" table:formula="of:=MEDIAN(['06_Lucene1_4_3'.S3:.S23])" table:style-name="ce1">
            <text:p>0</text:p>
          </table:table-cell>
          <table:table-cell office:value-type="float" office:value="-7.6787290379523388E-3" table:formula="of:=MEDIAN(['07_log4j1_2_17'.S3:.S18])" table:style-name="ce1">
            <text:p>-0.007678729</text:p>
          </table:table-cell>
          <table:table-cell office:value-type="float" office:value="5.2368977904314763E-4" table:formula="of:=MEDIAN(['08_JHotDraw7_6'.S3:.S20])" table:style-name="ce1">
            <text:p>0.00052369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0.10714530761657497" table:formula="of:=QUARTILE(['01_QuickUML2001'.S3:.S35];3)" table:style-name="ce1">
            <text:p>0.107145308</text:p>
          </table:table-cell>
          <table:table-cell office:value-type="float" office:value="2.291572240533286E-3" table:formula="of:=QUARTILE(['02_JSciCalc2_1_0'.S3:.S16];3)" table:style-name="ce1">
            <text:p>0.002291572</text:p>
          </table:table-cell>
          <table:table-cell office:value-type="float" office:value="2.7491927422146366E-2" table:formula="of:=QUARTILE(['03_JUni3_8'.S3:.S16];3)" table:style-name="ce1">
            <text:p>0.027491927</text:p>
          </table:table-cell>
          <table:table-cell office:value-type="float" office:value="0" table:formula="of:=QUARTILE(['04_Gantt1_10_2'.S3:.S31];3)" table:style-name="ce1">
            <text:p>0</text:p>
          </table:table-cell>
          <table:table-cell office:value-type="float" office:value="0" table:formula="of:=QUARTILE(['05_Nutch0_9'.S3:.S37];3)" table:style-name="ce1">
            <text:p>0</text:p>
          </table:table-cell>
          <table:table-cell office:value-type="float" office:value="4.6019328117809482E-4" table:formula="of:=QUARTILE(['06_Lucene1_4_3'.S3:.S23];3)" table:style-name="ce1">
            <text:p>0.000460193</text:p>
          </table:table-cell>
          <table:table-cell office:value-type="float" office:value="-3.0891438658428946E-4" table:formula="of:=QUARTILE(['07_log4j1_2_17'.S3:.S18];3)" table:style-name="ce1">
            <text:p>-0.000308914</text:p>
          </table:table-cell>
          <table:table-cell office:value-type="float" office:value="2.2904483430799222E-3" table:formula="of:=QUARTILE(['08_JHotDraw7_6'.S3:.S20];3)" table:style-name="ce1">
            <text:p>0.002290448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30119472559285931" table:formula="of:=MAX(['01_QuickUML2001'.S3:.S35])" table:style-name="ce1">
            <text:p>0.301194726</text:p>
          </table:table-cell>
          <table:table-cell office:value-type="float" office:value="1.2715924928694276E-2" table:formula="of:=MAX(['02_JSciCalc2_1_0'.S3:.S16])" table:style-name="ce1">
            <text:p>0.012715925</text:p>
          </table:table-cell>
          <table:table-cell office:value-type="float" office:value="4.6015239546800833E-2" table:formula="of:=MAX(['03_JUni3_8'.S3:.S16])" table:style-name="ce1">
            <text:p>0.04601524</text:p>
          </table:table-cell>
          <table:table-cell office:value-type="float" office:value="2.2882431341982278E-2" table:formula="of:=MAX(['04_Gantt1_10_2'.S3:.S31])" table:style-name="ce1">
            <text:p>0.022882431</text:p>
          </table:table-cell>
          <table:table-cell office:value-type="float" office:value="1.1478258379869533E-2" table:formula="of:=MAX(['05_Nutch0_9'.S3:.S37])" table:style-name="ce1">
            <text:p>0.011478258</text:p>
          </table:table-cell>
          <table:table-cell office:value-type="float" office:value="1.7908823211361842E-2" table:formula="of:=MAX(['06_Lucene1_4_3'.S3:.S23])" table:style-name="ce1">
            <text:p>0.017908823</text:p>
          </table:table-cell>
          <table:table-cell office:value-type="float" office:value="1.7652250661959399E-4" table:formula="of:=MAX(['07_log4j1_2_17'.S3:.S18])" table:style-name="ce1">
            <text:p>0.000176523</text:p>
          </table:table-cell>
          <table:table-cell office:value-type="float" office:value="6.6276803118908382E-3" table:formula="of:=MAX(['08_JHotDraw7_6'.S3:.S20])" table:style-name="ce1">
            <text:p>0.00662768</text:p>
          </table:table-cell>
          <table:table-cell table:number-columns-repeated="16374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01_QuickUML2001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2" table:default-cell-style-name="ce1"/>
        <table:table-column table:style-name="co16" table:default-cell-style-name="ce1"/>
        <table:table-column table:style-name="co12" table:number-columns-repeated="1009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524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365" table:style-name="ce1">
            <text:p>365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333.0</text:p>
          </table:table-cell>
          <table:table-cell office:value-type="float" office:value="232" table:formula="of:=[.H2]-[.I2]" table:style-name="ce1">
            <text:p>232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1:</text:p>
          </table:table-cell>
          <table:table-cell office:value-type="string" table:style-name="ce1">
            <text:p>01_QuickUML2001_1.0_506.0_13.752078896378348_3.0_136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06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333.0</text:p>
          </table:table-cell>
          <table:table-cell office:value-type="float" office:value="3" table:formula="of:=[.H3]-[.I2]" table:style-name="ce1">
            <text:p>3</text:p>
          </table:table-cell>
          <table:table-cell office:value-type="float" office:value="3" table:formula="of:=[.I3]-[.I2]" table:style-name="ce1">
            <text:p>3</text:p>
          </table:table-cell>
          <table:table-cell office:value-type="float" office:value="2.2556390977443608E-2" table:formula="of:=[.K3]/[.I2]" table:style-name="ce1">
            <text:p>0.022556391</text:p>
          </table:table-cell>
          <table:table-cell office:value-type="float" office:value="2.2556390977443608E-2" table:formula="of:=[.L3]/[.I2]" table:style-name="ce1">
            <text:p>0.022556391</text:p>
          </table:table-cell>
          <table:table-cell office:value-type="float" office:value="0" table:formula="of:=[.F3]-[.$F$2]" table:style-name="ce3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18" table:formula="of:=[.E3]-[.$E$2]" table:style-name="ce1">
            <text:p>-18</text:p>
          </table:table-cell>
          <table:table-cell office:value-type="float" office:value="-3.4351145038167941E-2" table:formula="of:=[.Q3]/[.$E$2]" table:style-name="ce1">
            <text:p>-0.034351145</text:p>
          </table:table-cell>
          <table:table-cell office:value-type="float" office:value="-3.4351145038167941E-2" table:formula="of:=[.P3]+[.R3]" table:style-name="ce1">
            <text:p>-0.0343511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54.0_13.25489719430896_1.0_151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654.0</text:p>
          </table:table-cell>
          <table:table-cell office:value-type="float" office:value="13.254897194308899" table:style-name="ce1">
            <text:p>13.25489719</text:p>
          </table:table-cell>
          <table:table-cell office:value-type="string" table:style-name="ce1">
            <text:p>1.0</text:p>
          </table:table-cell>
          <table:table-cell office:value-type="float" office:value="151" table:style-name="ce1">
            <text:p>151</text:p>
          </table:table-cell>
          <table:table-cell office:value-type="float" office:value="145" table:style-name="ce2">
            <text:p>145</text:p>
          </table:table-cell>
          <table:table-cell office:value-type="string" table:style-name="ce2">
            <text:p>333.0</text:p>
          </table:table-cell>
          <table:table-cell office:value-type="float" office:value="18" table:formula="of:=[.H4]-[.I2]" table:style-name="ce1">
            <text:p>18</text:p>
          </table:table-cell>
          <table:table-cell office:value-type="float" office:value="12" table:formula="of:=[.I4]-[.I2]" table:style-name="ce1">
            <text:p>12</text:p>
          </table:table-cell>
          <table:table-cell office:value-type="float" office:value="0.13533834586466165" table:formula="of:=[.K4]/[.I2]" table:style-name="ce1">
            <text:p>0.135338346</text:p>
          </table:table-cell>
          <table:table-cell office:value-type="float" office:value="9.0225563909774431E-2" table:formula="of:=[.L4]/[.I2]" table:style-name="ce1">
            <text:p>0.090225564</text:p>
          </table:table-cell>
          <table:table-cell office:value-type="float" office:value="-0.49718170206940115" table:formula="of:=[.F4]-[.$F$2]" table:style-name="ce3">
            <text:p>-0.4971817021</text:p>
          </table:table-cell>
          <table:table-cell office:value-type="float" office:value="-3.6153203149549791E-2" table:formula="of:=[.O4]/[.$F$2]" table:style-name="ce1">
            <text:p>-0.036153203</text:p>
          </table:table-cell>
          <table:table-cell office:value-type="float" office:value="130" table:formula="of:=[.E4]-[.$E$2]" table:style-name="ce1">
            <text:p>130</text:p>
          </table:table-cell>
          <table:table-cell office:value-type="float" office:value="0.24809160305343511" table:formula="of:=[.Q4]/[.$E$2]" table:style-name="ce1">
            <text:p>0.248091603</text:p>
          </table:table-cell>
          <table:table-cell office:value-type="float" office:value="0.21193839990388533" table:formula="of:=[.P4]+[.R4]" table:style-name="ce1">
            <text:p>0.211938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84.0_13.301943872557466_1.0_153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84.0</text:p>
          </table:table-cell>
          <table:table-cell office:value-type="float" office:value="13.3019438725574" table:style-name="ce1">
            <text:p>13.30194387</text:p>
          </table:table-cell>
          <table:table-cell office:value-type="string" table:style-name="ce1">
            <text:p>1.0</text:p>
          </table:table-cell>
          <table:table-cell office:value-type="float" office:value="153" table:style-name="ce1">
            <text:p>153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333.0</text:p>
          </table:table-cell>
          <table:table-cell office:value-type="float" office:value="20" table:formula="of:=[.H5]-[.I2]" table:style-name="ce1">
            <text:p>20</text:p>
          </table:table-cell>
          <table:table-cell office:value-type="float" office:value="3" table:formula="of:=[.I5]-[.I2]" table:style-name="ce1">
            <text:p>3</text:p>
          </table:table-cell>
          <table:table-cell office:value-type="float" office:value="0.15037593984962405" table:formula="of:=[.K5]/[.I2]" table:style-name="ce1">
            <text:p>0.15037594</text:p>
          </table:table-cell>
          <table:table-cell office:value-type="float" office:value="2.2556390977443608E-2" table:formula="of:=[.L5]/[.I2]" table:style-name="ce1">
            <text:p>0.022556391</text:p>
          </table:table-cell>
          <table:table-cell office:value-type="float" office:value="-0.45013502382090032" table:formula="of:=[.F5]-[.$F$2]" table:style-name="ce3">
            <text:p>-0.4501350238</text:p>
          </table:table-cell>
          <table:table-cell office:value-type="float" office:value="-3.2732143788052753E-2" table:formula="of:=[.O5]/[.$F$2]" table:style-name="ce1">
            <text:p>-0.032732144</text:p>
          </table:table-cell>
          <table:table-cell office:value-type="float" office:value="60" table:formula="of:=[.E5]-[.$E$2]" table:style-name="ce1">
            <text:p>60</text:p>
          </table:table-cell>
          <table:table-cell office:value-type="float" office:value="0.11450381679389313" table:formula="of:=[.Q5]/[.$E$2]" table:style-name="ce1">
            <text:p>0.114503817</text:p>
          </table:table-cell>
          <table:table-cell office:value-type="float" office:value="8.1771673005840373E-2" table:formula="of:=[.P5]+[.R5]" table:style-name="ce1">
            <text:p>0.08177167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50.0_13.75064549647883_1.0_156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50.0</text:p>
          </table:table-cell>
          <table:table-cell office:value-type="float" office:value="13.7506454964788" table:style-name="ce1">
            <text:p>13.7506455</text:p>
          </table:table-cell>
          <table:table-cell office:value-type="string" table:style-name="ce1">
            <text:p>1.0</text:p>
          </table:table-cell>
          <table:table-cell office:value-type="float" office:value="156" table:style-name="ce1">
            <text:p>156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333.0</text:p>
          </table:table-cell>
          <table:table-cell office:value-type="float" office:value="23" table:formula="of:=[.H6]-[.I2]" table:style-name="ce1">
            <text:p>23</text:p>
          </table:table-cell>
          <table:table-cell office:value-type="float" office:value="15" table:formula="of:=[.I6]-[.I2]" table:style-name="ce1">
            <text:p>15</text:p>
          </table:table-cell>
          <table:table-cell office:value-type="float" office:value="0.17293233082706766" table:formula="of:=[.K6]/[.I2]" table:style-name="ce1">
            <text:p>0.172932331</text:p>
          </table:table-cell>
          <table:table-cell office:value-type="float" office:value="0.11278195488721804" table:formula="of:=[.L6]/[.I2]" table:style-name="ce1">
            <text:p>0.112781955</text:p>
          </table:table-cell>
          <table:table-cell office:value-type="float" office:value="-1.4333998995006425E-3" table:formula="of:=[.F6]-[.$F$2]" table:style-name="ce3">
            <text:p>-0.0014333999</text:p>
          </table:table-cell>
          <table:table-cell office:value-type="float" office:value="-1.0423150639996238E-4" table:formula="of:=[.O6]/[.$F$2]" table:style-name="ce1">
            <text:p>-0.000104232</text:p>
          </table:table-cell>
          <table:table-cell office:value-type="float" office:value="26" table:formula="of:=[.E6]-[.$E$2]" table:style-name="ce1">
            <text:p>26</text:p>
          </table:table-cell>
          <table:table-cell office:value-type="float" office:value="4.9618320610687022E-2" table:formula="of:=[.Q6]/[.$E$2]" table:style-name="ce1">
            <text:p>0.049618321</text:p>
          </table:table-cell>
          <table:table-cell office:value-type="float" office:value="4.9514089104287062E-2" table:formula="of:=[.P6]+[.R6]" table:style-name="ce1">
            <text:p>0.04951408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3.0_518.0_13.752078896378348_3.0_135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18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135" table:style-name="ce1">
            <text:p>135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333.0</text:p>
          </table:table-cell>
          <table:table-cell office:value-type="float" office:value="2" table:formula="of:=[.H7]-[.I2]" table:style-name="ce1">
            <text:p>2</text:p>
          </table:table-cell>
          <table:table-cell office:value-type="float" office:value="-3" table:formula="of:=[.I7]-[.I2]" table:style-name="ce1">
            <text:p>-3</text:p>
          </table:table-cell>
          <table:table-cell office:value-type="float" office:value="1.5037593984962405E-2" table:formula="of:=[.K7]/[.I2]" table:style-name="ce1">
            <text:p>0.015037594</text:p>
          </table:table-cell>
          <table:table-cell office:value-type="float" office:value="-2.2556390977443608E-2" table:formula="of:=[.L7]/[.I2]" table:style-name="ce1">
            <text:p>-0.022556391</text:p>
          </table:table-cell>
          <table:table-cell office:value-type="float" office:value="0" table:formula="of:=[.F7]-[.$F$2]" table:style-name="ce3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-6" table:formula="of:=[.E7]-[.$E$2]" table:style-name="ce1">
            <text:p>-6</text:p>
          </table:table-cell>
          <table:table-cell office:value-type="float" office:value="-1.1450381679389313E-2" table:formula="of:=[.Q7]/[.$E$2]" table:style-name="ce1">
            <text:p>-0.011450382</text:p>
          </table:table-cell>
          <table:table-cell office:value-type="float" office:value="-1.1450381679389313E-2" table:formula="of:=[.P7]+[.R7]" table:style-name="ce1">
            <text:p>-0.01145038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50.0_12.892019949049919_2.0_144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50.0</text:p>
          </table:table-cell>
          <table:table-cell office:value-type="float" office:value="12.892019949049001" table:style-name="ce1">
            <text:p>12.89201995</text:p>
          </table:table-cell>
          <table:table-cell office:value-type="string" table:style-name="ce1">
            <text:p>2.0</text:p>
          </table:table-cell>
          <table:table-cell office:value-type="float" office:value="144" table:style-name="ce1">
            <text:p>144</text:p>
          </table:table-cell>
          <table:table-cell office:value-type="float" office:value="136" table:style-name="ce2">
            <text:p>136</text:p>
          </table:table-cell>
          <table:table-cell office:value-type="string" table:style-name="ce2">
            <text:p>333.0</text:p>
          </table:table-cell>
          <table:table-cell office:value-type="float" office:value="11" table:formula="of:=[.H8]-[.I2]" table:style-name="ce1">
            <text:p>11</text:p>
          </table:table-cell>
          <table:table-cell office:value-type="float" office:value="3" table:formula="of:=[.I8]-[.I2]" table:style-name="ce1">
            <text:p>3</text:p>
          </table:table-cell>
          <table:table-cell office:value-type="float" office:value="8.2706766917293228E-2" table:formula="of:=[.K8]/[.I2]" table:style-name="ce1">
            <text:p>0.082706767</text:p>
          </table:table-cell>
          <table:table-cell office:value-type="float" office:value="2.2556390977443608E-2" table:formula="of:=[.L8]/[.I2]" table:style-name="ce1">
            <text:p>0.022556391</text:p>
          </table:table-cell>
          <table:table-cell office:value-type="float" office:value="-0.86005894732929988" table:formula="of:=[.F8]-[.$F$2]" table:style-name="ce3">
            <text:p>-0.8600589473</text:p>
          </table:table-cell>
          <table:table-cell office:value-type="float" office:value="-6.2540286004016607E-2" table:formula="of:=[.O8]/[.$F$2]" table:style-name="ce1">
            <text:p>-0.062540286</text:p>
          </table:table-cell>
          <table:table-cell office:value-type="float" office:value="26" table:formula="of:=[.E8]-[.$E$2]" table:style-name="ce1">
            <text:p>26</text:p>
          </table:table-cell>
          <table:table-cell office:value-type="float" office:value="4.9618320610687022E-2" table:formula="of:=[.Q8]/[.$E$2]" table:style-name="ce1">
            <text:p>0.049618321</text:p>
          </table:table-cell>
          <table:table-cell office:value-type="float" office:value="-1.2921965393329585E-2" table:formula="of:=[.P8]+[.R8]" table:style-name="ce1">
            <text:p>-0.01292196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26.0_12.822804972804974_4.0_136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26.0</text:p>
          </table:table-cell>
          <table:table-cell office:value-type="float" office:value="12.822804972804899" table:style-name="ce1">
            <text:p>12.82280497</text:p>
          </table:table-cell>
          <table:table-cell office:value-type="string" table:style-name="ce1">
            <text:p>4.0</text:p>
          </table:table-cell>
          <table:table-cell office:value-type="float" office:value="136" table:style-name="ce1">
            <text:p>136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333.0</text:p>
          </table:table-cell>
          <table:table-cell office:value-type="float" office:value="3" table:formula="of:=[.H9]-[.I2]" table:style-name="ce1">
            <text:p>3</text:p>
          </table:table-cell>
          <table:table-cell office:value-type="float" office:value="-5" table:formula="of:=[.I9]-[.I2]" table:style-name="ce1">
            <text:p>-5</text:p>
          </table:table-cell>
          <table:table-cell office:value-type="float" office:value="2.2556390977443608E-2" table:formula="of:=[.K9]/[.I2]" table:style-name="ce1">
            <text:p>0.022556391</text:p>
          </table:table-cell>
          <table:table-cell office:value-type="float" office:value="-3.7593984962406013E-2" table:formula="of:=[.L9]/[.I2]" table:style-name="ce1">
            <text:p>-0.037593985</text:p>
          </table:table-cell>
          <table:table-cell office:value-type="float" office:value="-0.92927392357340111" table:formula="of:=[.F9]-[.$F$2]" table:style-name="ce3">
            <text:p>-0.9292739236</text:p>
          </table:table-cell>
          <table:table-cell office:value-type="float" office:value="-6.7573341498072079E-2" table:formula="of:=[.O9]/[.$F$2]" table:style-name="ce1">
            <text:p>-0.067573341</text:p>
          </table:table-cell>
          <table:table-cell office:value-type="float" office:value="2" table:formula="of:=[.E9]-[.$E$2]" table:style-name="ce1">
            <text:p>2</text:p>
          </table:table-cell>
          <table:table-cell office:value-type="float" office:value="3.8167938931297708E-3" table:formula="of:=[.Q9]/[.$E$2]" table:style-name="ce1">
            <text:p>0.003816794</text:p>
          </table:table-cell>
          <table:table-cell office:value-type="float" office:value="-6.3756547604942301E-2" table:formula="of:=[.P9]+[.R9]" table:style-name="ce1">
            <text:p>-0.06375654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22.0_13.239908865644159_1.0_157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622.0</text:p>
          </table:table-cell>
          <table:table-cell office:value-type="float" office:value="13.2399088656441" table:style-name="ce1">
            <text:p>13.23990887</text:p>
          </table:table-cell>
          <table:table-cell office:value-type="string" table:style-name="ce1">
            <text:p>1.0</text:p>
          </table:table-cell>
          <table:table-cell office:value-type="float" office:value="157" table:style-name="ce1">
            <text:p>157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333.0</text:p>
          </table:table-cell>
          <table:table-cell office:value-type="float" office:value="24" table:formula="of:=[.H10]-[.I2]" table:style-name="ce1">
            <text:p>24</text:p>
          </table:table-cell>
          <table:table-cell office:value-type="float" office:value="11" table:formula="of:=[.I10]-[.I2]" table:style-name="ce1">
            <text:p>11</text:p>
          </table:table-cell>
          <table:table-cell office:value-type="float" office:value="0.18045112781954886" table:formula="of:=[.K10]/[.I2]" table:style-name="ce1">
            <text:p>0.180451128</text:p>
          </table:table-cell>
          <table:table-cell office:value-type="float" office:value="8.2706766917293228E-2" table:formula="of:=[.L10]/[.I2]" table:style-name="ce1">
            <text:p>0.082706767</text:p>
          </table:table-cell>
          <table:table-cell office:value-type="float" office:value="-0.51217003073420031" table:formula="of:=[.F10]-[.$F$2]" table:style-name="ce3">
            <text:p>-0.5121700307</text:p>
          </table:table-cell>
          <table:table-cell office:value-type="float" office:value="-3.7243098632097259E-2" table:formula="of:=[.O10]/[.$F$2]" table:style-name="ce1">
            <text:p>-0.037243099</text:p>
          </table:table-cell>
          <table:table-cell office:value-type="float" office:value="98" table:formula="of:=[.E10]-[.$E$2]" table:style-name="ce1">
            <text:p>98</text:p>
          </table:table-cell>
          <table:table-cell office:value-type="float" office:value="0.18702290076335878" table:formula="of:=[.Q10]/[.$E$2]" table:style-name="ce1">
            <text:p>0.187022901</text:p>
          </table:table-cell>
          <table:table-cell office:value-type="float" office:value="0.14977980213126152" table:formula="of:=[.P10]+[.R10]" table:style-name="ce1">
            <text:p>0.14977980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.0_522.0_13.752078896378348_3.0_133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522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133" table:style-name="ce1">
            <text:p>133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333.0</text:p>
          </table:table-cell>
          <table:table-cell office:value-type="float" office:value="0" table:formula="of:=[.H11]-[.I2]" table:style-name="ce1">
            <text:p>0</text:p>
          </table:table-cell>
          <table:table-cell office:value-type="float" office:value="-1" table:formula="of:=[.I11]-[.I2]" table:style-name="ce1">
            <text:p>-1</text:p>
          </table:table-cell>
          <table:table-cell office:value-type="float" office:value="0" table:formula="of:=[.K11]/[.I2]" table:style-name="ce1">
            <text:p>0</text:p>
          </table:table-cell>
          <table:table-cell office:value-type="float" office:value="-7.5187969924812026E-3" table:formula="of:=[.L11]/[.I2]" table:style-name="ce1">
            <text:p>-0.007518797</text:p>
          </table:table-cell>
          <table:table-cell office:value-type="float" office:value="0" table:formula="of:=[.F11]-[.$F$2]" table:style-name="ce3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-2" table:formula="of:=[.E11]-[.$E$2]" table:style-name="ce1">
            <text:p>-2</text:p>
          </table:table-cell>
          <table:table-cell office:value-type="float" office:value="-3.8167938931297708E-3" table:formula="of:=[.Q11]/[.$E$2]" table:style-name="ce1">
            <text:p>-0.003816794</text:p>
          </table:table-cell>
          <table:table-cell office:value-type="float" office:value="-3.8167938931297708E-3" table:formula="of:=[.P11]+[.R11]" table:style-name="ce1">
            <text:p>-0.00381679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44.0_13.982954545454549_2.0_152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44.0</text:p>
          </table:table-cell>
          <table:table-cell office:value-type="float" office:value="13.982954545454501" table:style-name="ce1">
            <text:p>13.98295455</text:p>
          </table:table-cell>
          <table:table-cell office:value-type="string" table:style-name="ce1">
            <text:p>2.0</text:p>
          </table:table-cell>
          <table:table-cell office:value-type="float" office:value="152" table:style-name="ce1">
            <text:p>152</text:p>
          </table:table-cell>
          <table:table-cell office:value-type="float" office:value="151" table:style-name="ce2">
            <text:p>151</text:p>
          </table:table-cell>
          <table:table-cell office:value-type="string" table:style-name="ce2">
            <text:p>333.0</text:p>
          </table:table-cell>
          <table:table-cell office:value-type="float" office:value="19" table:formula="of:=[.H12]-[.I2]" table:style-name="ce1">
            <text:p>19</text:p>
          </table:table-cell>
          <table:table-cell office:value-type="float" office:value="18" table:formula="of:=[.I12]-[.I2]" table:style-name="ce1">
            <text:p>18</text:p>
          </table:table-cell>
          <table:table-cell office:value-type="float" office:value="0.14285714285714285" table:formula="of:=[.K12]/[.I2]" table:style-name="ce1">
            <text:p>0.142857143</text:p>
          </table:table-cell>
          <table:table-cell office:value-type="float" office:value="0.13533834586466165" table:formula="of:=[.L12]/[.I2]" table:style-name="ce1">
            <text:p>0.135338346</text:p>
          </table:table-cell>
          <table:table-cell office:value-type="float" office:value="0.23087564907620006" table:formula="of:=[.F12]-[.$F$2]" table:style-name="ce3">
            <text:p>0.2308756491</text:p>
          </table:table-cell>
          <table:table-cell office:value-type="float" office:value="1.6788418014166764E-2" table:formula="of:=[.O12]/[.$F$2]" table:style-name="ce1">
            <text:p>0.016788418</text:p>
          </table:table-cell>
          <table:table-cell office:value-type="float" office:value="20" table:formula="of:=[.E12]-[.$E$2]" table:style-name="ce1">
            <text:p>20</text:p>
          </table:table-cell>
          <table:table-cell office:value-type="float" office:value="3.8167938931297711E-2" table:formula="of:=[.Q12]/[.$E$2]" table:style-name="ce1">
            <text:p>0.038167939</text:p>
          </table:table-cell>
          <table:table-cell office:value-type="float" office:value="5.4956356945464475E-2" table:formula="of:=[.P12]+[.R12]" table:style-name="ce1">
            <text:p>0.05495635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3.0_502.0_13.752078896378348_3.0_138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.0</text:p>
          </table:table-cell>
          <table:table-cell office:value-type="string" table:style-name="ce1">
            <text:p>502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138" table:style-name="ce1">
            <text:p>138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333.0</text:p>
          </table:table-cell>
          <table:table-cell office:value-type="float" office:value="5" table:formula="of:=[.H13]-[.I2]" table:style-name="ce1">
            <text:p>5</text:p>
          </table:table-cell>
          <table:table-cell office:value-type="float" office:value="0" table:formula="of:=[.I13]-[.I2]" table:style-name="ce1">
            <text:p>0</text:p>
          </table:table-cell>
          <table:table-cell office:value-type="float" office:value="3.7593984962406013E-2" table:formula="of:=[.K13]/[.I2]" table:style-name="ce1">
            <text:p>0.037593985</text:p>
          </table:table-cell>
          <table:table-cell office:value-type="float" office:value="0" table:formula="of:=[.L13]/[.I2]" table:style-name="ce1">
            <text:p>0</text:p>
          </table:table-cell>
          <table:table-cell office:value-type="float" office:value="0" table:formula="of:=[.F13]-[.$F$2]" table:style-name="ce3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22" table:formula="of:=[.E13]-[.$E$2]" table:style-name="ce1">
            <text:p>-22</text:p>
          </table:table-cell>
          <table:table-cell office:value-type="float" office:value="-4.1984732824427481E-2" table:formula="of:=[.Q13]/[.$E$2]" table:style-name="ce1">
            <text:p>-0.041984733</text:p>
          </table:table-cell>
          <table:table-cell office:value-type="float" office:value="-4.1984732824427481E-2" table:formula="of:=[.P13]+[.R13]" table:style-name="ce1">
            <text:p>-0.04198473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28.0_14.126986901986903_1.0_148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628.0</text:p>
          </table:table-cell>
          <table:table-cell office:value-type="float" office:value="14.1269869019869" table:style-name="ce1">
            <text:p>14.1269869</text:p>
          </table:table-cell>
          <table:table-cell office:value-type="string" table:style-name="ce1">
            <text:p>1.0</text:p>
          </table:table-cell>
          <table:table-cell office:value-type="float" office:value="148" table:style-name="ce1">
            <text:p>148</text:p>
          </table:table-cell>
          <table:table-cell office:value-type="float" office:value="148" table:style-name="ce2">
            <text:p>148</text:p>
          </table:table-cell>
          <table:table-cell office:value-type="string" table:style-name="ce2">
            <text:p>333.0</text:p>
          </table:table-cell>
          <table:table-cell office:value-type="float" office:value="15" table:formula="of:=[.H14]-[.I2]" table:style-name="ce1">
            <text:p>15</text:p>
          </table:table-cell>
          <table:table-cell office:value-type="float" office:value="15" table:formula="of:=[.I14]-[.I2]" table:style-name="ce1">
            <text:p>15</text:p>
          </table:table-cell>
          <table:table-cell office:value-type="float" office:value="0.11278195488721804" table:formula="of:=[.K14]/[.I2]" table:style-name="ce1">
            <text:p>0.112781955</text:p>
          </table:table-cell>
          <table:table-cell office:value-type="float" office:value="0.11278195488721804" table:formula="of:=[.L14]/[.I2]" table:style-name="ce1">
            <text:p>0.112781955</text:p>
          </table:table-cell>
          <table:table-cell office:value-type="float" office:value="0.37490800560859938" table:formula="of:=[.F14]-[.$F$2]" table:style-name="ce3">
            <text:p>0.3749080056</text:p>
          </table:table-cell>
          <table:table-cell office:value-type="float" office:value="2.7261914975439373E-2" table:formula="of:=[.O14]/[.$F$2]" table:style-name="ce1">
            <text:p>0.027261915</text:p>
          </table:table-cell>
          <table:table-cell office:value-type="float" office:value="104" table:formula="of:=[.E14]-[.$E$2]" table:style-name="ce1">
            <text:p>104</text:p>
          </table:table-cell>
          <table:table-cell office:value-type="float" office:value="0.19847328244274809" table:formula="of:=[.Q14]/[.$E$2]" table:style-name="ce1">
            <text:p>0.198473282</text:p>
          </table:table-cell>
          <table:table-cell office:value-type="float" office:value="0.22573519741818746" table:formula="of:=[.P14]+[.R14]" table:style-name="ce1">
            <text:p>0.22573519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48.0_13.094983587840732_2.0_154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548.0</text:p>
          </table:table-cell>
          <table:table-cell office:value-type="float" office:value="13.0949835878407" table:style-name="ce1">
            <text:p>13.09498359</text:p>
          </table:table-cell>
          <table:table-cell office:value-type="string" table:style-name="ce1">
            <text:p>2.0</text:p>
          </table:table-cell>
          <table:table-cell office:value-type="float" office:value="154" table:style-name="ce1">
            <text:p>154</text:p>
          </table:table-cell>
          <table:table-cell office:value-type="float" office:value="147" table:style-name="ce2">
            <text:p>147</text:p>
          </table:table-cell>
          <table:table-cell office:value-type="string" table:style-name="ce2">
            <text:p>333.0</text:p>
          </table:table-cell>
          <table:table-cell office:value-type="float" office:value="21" table:formula="of:=[.H15]-[.I2]" table:style-name="ce1">
            <text:p>21</text:p>
          </table:table-cell>
          <table:table-cell office:value-type="float" office:value="14" table:formula="of:=[.I15]-[.I2]" table:style-name="ce1">
            <text:p>14</text:p>
          </table:table-cell>
          <table:table-cell office:value-type="float" office:value="0.15789473684210525" table:formula="of:=[.K15]/[.I2]" table:style-name="ce1">
            <text:p>0.157894737</text:p>
          </table:table-cell>
          <table:table-cell office:value-type="float" office:value="0.10526315789473684" table:formula="of:=[.L15]/[.I2]" table:style-name="ce1">
            <text:p>0.105263158</text:p>
          </table:table-cell>
          <table:table-cell office:value-type="float" office:value="-0.65709530853760079" table:formula="of:=[.F15]-[.$F$2]" table:style-name="ce3">
            <text:p>-0.6570953085</text:p>
          </table:table-cell>
          <table:table-cell office:value-type="float" office:value="-4.7781525505256599E-2" table:formula="of:=[.O15]/[.$F$2]" table:style-name="ce1">
            <text:p>-0.047781526</text:p>
          </table:table-cell>
          <table:table-cell office:value-type="float" office:value="24" table:formula="of:=[.E15]-[.$E$2]" table:style-name="ce1">
            <text:p>24</text:p>
          </table:table-cell>
          <table:table-cell office:value-type="float" office:value="4.5801526717557252E-2" table:formula="of:=[.Q15]/[.$E$2]" table:style-name="ce1">
            <text:p>0.045801527</text:p>
          </table:table-cell>
          <table:table-cell office:value-type="float" office:value="-1.9799987876993469E-3" table:formula="of:=[.P15]+[.R15]" table:style-name="ce1">
            <text:p>-0.00197999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20.0_13.752078896378348_3.0_135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520.0</text:p>
          </table:table-cell>
          <table:table-cell office:value-type="float" office:value="13.520788963783" table:style-name="ce1">
            <text:p>13.52078896</text:p>
          </table:table-cell>
          <table:table-cell office:value-type="string" table:style-name="ce1">
            <text:p>3.0</text:p>
          </table:table-cell>
          <table:table-cell office:value-type="float" office:value="135" table:style-name="ce1">
            <text:p>135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333.0</text:p>
          </table:table-cell>
          <table:table-cell office:value-type="float" office:value="2" table:formula="of:=[.H16]-[.I2]" table:style-name="ce1">
            <text:p>2</text:p>
          </table:table-cell>
          <table:table-cell office:value-type="float" office:value="-3" table:formula="of:=[.I16]-[.I2]" table:style-name="ce1">
            <text:p>-3</text:p>
          </table:table-cell>
          <table:table-cell office:value-type="float" office:value="1.5037593984962405E-2" table:formula="of:=[.K16]/[.I2]" table:style-name="ce1">
            <text:p>0.015037594</text:p>
          </table:table-cell>
          <table:table-cell office:value-type="float" office:value="-2.2556390977443608E-2" table:formula="of:=[.L16]/[.I2]" table:style-name="ce1">
            <text:p>-0.022556391</text:p>
          </table:table-cell>
          <table:table-cell office:value-type="float" office:value="-0.23128993259530084" table:formula="of:=[.F16]-[.$F$2]" table:style-name="ce3">
            <text:p>-0.2312899326</text:p>
          </table:table-cell>
          <table:table-cell office:value-type="float" office:value="-1.6818543169950295E-2" table:formula="of:=[.O16]/[.$F$2]" table:style-name="ce1">
            <text:p>-0.016818543</text:p>
          </table:table-cell>
          <table:table-cell office:value-type="float" office:value="-4" table:formula="of:=[.E16]-[.$E$2]" table:style-name="ce1">
            <text:p>-4</text:p>
          </table:table-cell>
          <table:table-cell office:value-type="float" office:value="-7.6335877862595417E-3" table:formula="of:=[.Q16]/[.$E$2]" table:style-name="ce1">
            <text:p>-0.007633588</text:p>
          </table:table-cell>
          <table:table-cell office:value-type="float" office:value="-2.4452130956209836E-2" table:formula="of:=[.P16]+[.R16]" table:style-name="ce1">
            <text:p>-0.02445213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4.0_500.0_13.752078896378348_3.0_138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4.0</text:p>
          </table:table-cell>
          <table:table-cell office:value-type="string" table:style-name="ce1">
            <text:p>500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138" table:style-name="ce1">
            <text:p>138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333.0</text:p>
          </table:table-cell>
          <table:table-cell office:value-type="float" office:value="5" table:formula="of:=[.H17]-[.I2]" table:style-name="ce1">
            <text:p>5</text:p>
          </table:table-cell>
          <table:table-cell office:value-type="float" office:value="0" table:formula="of:=[.I17]-[.I2]" table:style-name="ce1">
            <text:p>0</text:p>
          </table:table-cell>
          <table:table-cell office:value-type="float" office:value="3.7593984962406013E-2" table:formula="of:=[.K17]/[.I2]" table:style-name="ce1">
            <text:p>0.037593985</text:p>
          </table:table-cell>
          <table:table-cell office:value-type="float" office:value="0" table:formula="of:=[.L17]/[.I2]" table:style-name="ce1">
            <text:p>0</text:p>
          </table:table-cell>
          <table:table-cell office:value-type="float" office:value="0" table:formula="of:=[.F17]-[.$F$2]" table:style-name="ce3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-24" table:formula="of:=[.E17]-[.$E$2]" table:style-name="ce1">
            <text:p>-24</text:p>
          </table:table-cell>
          <table:table-cell office:value-type="float" office:value="-4.5801526717557252E-2" table:formula="of:=[.Q17]/[.$E$2]" table:style-name="ce1">
            <text:p>-0.045801527</text:p>
          </table:table-cell>
          <table:table-cell office:value-type="float" office:value="-4.5801526717557252E-2" table:formula="of:=[.P17]+[.R17]" table:style-name="ce1">
            <text:p>-0.04580152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04.0_13.752078896378348_3.0_136.0.xmi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.0</text:p>
          </table:table-cell>
          <table:table-cell office:value-type="string" table:style-name="ce1">
            <text:p>504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1">
            <text:p>3.0</text:p>
          </table:table-cell>
          <table:table-cell office:value-type="float" office:value="136" table:style-name="ce1">
            <text:p>136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333.0</text:p>
          </table:table-cell>
          <table:table-cell office:value-type="float" office:value="3" table:formula="of:=[.H18]-[.I$2]" table:style-name="ce1">
            <text:p>3</text:p>
          </table:table-cell>
          <table:table-cell office:value-type="float" office:value="2" table:formula="of:=[.I18]-[.I$2]" table:style-name="ce1">
            <text:p>2</text:p>
          </table:table-cell>
          <table:table-cell office:value-type="float" office:value="2.2556390977443608E-2" table:formula="of:=[.K18]/[.I$2]" table:style-name="ce1">
            <text:p>0.022556391</text:p>
          </table:table-cell>
          <table:table-cell office:value-type="float" office:value="1.5037593984962405E-2" table:formula="of:=[.L18]/[.I$2]" table:style-name="ce1">
            <text:p>0.015037594</text:p>
          </table:table-cell>
          <table:table-cell office:value-type="float" office:value="0" table:formula="of:=[.F18]-[.$F$2]" table:style-name="ce3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-20" table:formula="of:=[.E18]-[.$E$2]" table:style-name="ce1">
            <text:p>-20</text:p>
          </table:table-cell>
          <table:table-cell office:value-type="float" office:value="-3.8167938931297711E-2" table:formula="of:=[.Q18]/[.$E$2]" table:style-name="ce1">
            <text:p>-0.038167939</text:p>
          </table:table-cell>
          <table:table-cell office:value-type="float" office:value="-3.8167938931297711E-2" table:formula="of:=[.P18]+[.R18]" table:style-name="ce1">
            <text:p>-0.03816793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2:</text:p>
          </table:table-cell>
          <table:table-cell office:value-type="string" table:style-name="ce1">
            <text:p>01_QuickUML2001_10.0_624.0_13.427381931793697_0.0_172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24" table:style-name="ce1">
            <text:p>624</text:p>
          </table:table-cell>
          <table:table-cell office:value-type="float" office:value="13.4273819317937" table:style-name="ce1">
            <text:p>13.42738193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161" table:style-name="ce1">
            <text:p>161</text:p>
          </table:table-cell>
          <table:table-cell office:value-type="float" office:value="333" table:style-name="ce1">
            <text:p>333</text:p>
          </table:table-cell>
          <table:table-cell office:value-type="float" office:value="39" table:formula="of:=[.H19]-[.I$2]" table:style-name="ce1">
            <text:p>39</text:p>
          </table:table-cell>
          <table:table-cell office:value-type="float" office:value="28" table:formula="of:=[.I19]-[.I$2]" table:style-name="ce1">
            <text:p>28</text:p>
          </table:table-cell>
          <table:table-cell office:value-type="float" office:value="0.2932330827067669" table:formula="of:=[.K19]/[.I$2]" table:style-name="ce1">
            <text:p>0.293233083</text:p>
          </table:table-cell>
          <table:table-cell office:value-type="float" office:value="0.21052631578947367" table:formula="of:=[.L19]/[.I$2]" table:style-name="ce1">
            <text:p>0.210526316</text:p>
          </table:table-cell>
          <table:table-cell office:value-type="float" office:value="-0.32469696458460007" table:formula="of:=[.F19]-[.$F$2]" table:style-name="ce3">
            <text:p>-0.3246969646</text:p>
          </table:table-cell>
          <table:table-cell office:value-type="float" office:value="-2.3610754928850147E-2" table:formula="of:=[.O19]/[.$F$2]" table:style-name="ce1">
            <text:p>-0.023610755</text:p>
          </table:table-cell>
          <table:table-cell office:value-type="float" office:value="100" table:formula="of:=[.E19]-[.$E$2]" table:style-name="ce1">
            <text:p>100</text:p>
          </table:table-cell>
          <table:table-cell office:value-type="float" office:value="0.19083969465648856" table:formula="of:=[.Q19]/[.$E$2]" table:style-name="ce1">
            <text:p>0.190839695</text:p>
          </table:table-cell>
          <table:table-cell office:value-type="float" office:value="0.16722893972763841" table:formula="of:=[.P19]+[.R19]" table:style-name="ce1">
            <text:p>0.1672289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76.0_13.955679119614695_1.0_144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76" table:style-name="ce1">
            <text:p>576</text:p>
          </table:table-cell>
          <table:table-cell office:value-type="float" office:value="13.9556791196147" table:style-name="ce1">
            <text:p>13.955679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333" table:style-name="ce1">
            <text:p>333</text:p>
          </table:table-cell>
          <table:table-cell office:value-type="float" office:value="11" table:formula="of:=[.H20]-[.I$2]" table:style-name="ce1">
            <text:p>11</text:p>
          </table:table-cell>
          <table:table-cell office:value-type="float" office:value="11" table:formula="of:=[.I20]-[.I$2]" table:style-name="ce1">
            <text:p>11</text:p>
          </table:table-cell>
          <table:table-cell office:value-type="float" office:value="8.2706766917293228E-2" table:formula="of:=[.K20]/[.I$2]" table:style-name="ce1">
            <text:p>0.082706767</text:p>
          </table:table-cell>
          <table:table-cell office:value-type="float" office:value="8.2706766917293228E-2" table:formula="of:=[.L20]/[.I$2]" table:style-name="ce1">
            <text:p>0.082706767</text:p>
          </table:table-cell>
          <table:table-cell office:value-type="float" office:value="0.20360022323639981" table:formula="of:=[.F20]-[.$F$2]" table:style-name="ce3">
            <text:p>0.2036002232</text:p>
          </table:table-cell>
          <table:table-cell office:value-type="float" office:value="1.4805050550576702E-2" table:formula="of:=[.O20]/[.$F$2]" table:style-name="ce1">
            <text:p>0.014805051</text:p>
          </table:table-cell>
          <table:table-cell office:value-type="float" office:value="52" table:formula="of:=[.E20]-[.$E$2]" table:style-name="ce1">
            <text:p>52</text:p>
          </table:table-cell>
          <table:table-cell office:value-type="float" office:value="9.9236641221374045E-2" table:formula="of:=[.Q20]/[.$E$2]" table:style-name="ce1">
            <text:p>0.099236641</text:p>
          </table:table-cell>
          <table:table-cell office:value-type="float" office:value="0.11404169177195075" table:formula="of:=[.P20]+[.R20]" table:style-name="ce1">
            <text:p>0.11404169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02.0_13.263731133030584_4.0_147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02" table:style-name="ce1">
            <text:p>602</text:p>
          </table:table-cell>
          <table:table-cell office:value-type="float" office:value="13.2637311330306" table:style-name="ce1">
            <text:p>13.26373113</text:p>
          </table:table-cell>
          <table:table-cell office:value-type="float" office:value="4" table:style-name="ce1">
            <text:p>4</text:p>
          </table:table-cell>
          <table:table-cell office:value-type="float" office:value="147" table:style-name="ce1">
            <text:p>147</text:p>
          </table:table-cell>
          <table:table-cell office:value-type="float" office:value="135" table:style-name="ce1">
            <text:p>135</text:p>
          </table:table-cell>
          <table:table-cell office:value-type="float" office:value="333" table:style-name="ce1">
            <text:p>333</text:p>
          </table:table-cell>
          <table:table-cell office:value-type="float" office:value="14" table:formula="of:=[.H21]-[.I$2]" table:style-name="ce1">
            <text:p>14</text:p>
          </table:table-cell>
          <table:table-cell office:value-type="float" office:value="2" table:formula="of:=[.I21]-[.I$2]" table:style-name="ce1">
            <text:p>2</text:p>
          </table:table-cell>
          <table:table-cell office:value-type="float" office:value="0.10526315789473684" table:formula="of:=[.K21]/[.I$2]" table:style-name="ce1">
            <text:p>0.105263158</text:p>
          </table:table-cell>
          <table:table-cell office:value-type="float" office:value="1.5037593984962405E-2" table:formula="of:=[.L21]/[.I$2]" table:style-name="ce1">
            <text:p>0.015037594</text:p>
          </table:table-cell>
          <table:table-cell office:value-type="float" office:value="-0.48834776334770069" table:formula="of:=[.F21]-[.$F$2]" table:style-name="ce3">
            <text:p>-0.4883477633</text:p>
          </table:table-cell>
          <table:table-cell office:value-type="float" office:value="-3.55108320005574E-2" table:formula="of:=[.O21]/[.$F$2]" table:style-name="ce1">
            <text:p>-0.035510832</text:p>
          </table:table-cell>
          <table:table-cell office:value-type="float" office:value="78" table:formula="of:=[.E21]-[.$E$2]" table:style-name="ce1">
            <text:p>78</text:p>
          </table:table-cell>
          <table:table-cell office:value-type="float" office:value="0.14885496183206107" table:formula="of:=[.Q21]/[.$E$2]" table:style-name="ce1">
            <text:p>0.148854962</text:p>
          </table:table-cell>
          <table:table-cell office:value-type="float" office:value="0.11334412983150366" table:formula="of:=[.P21]+[.R21]" table:style-name="ce1">
            <text:p>0.1133441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60.0_14.324890674935924_0.0_158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60" table:style-name="ce1">
            <text:p>660</text:p>
          </table:table-cell>
          <table:table-cell office:value-type="float" office:value="14.324890674935901" table:style-name="ce1">
            <text:p>14.32489067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154" table:style-name="ce1">
            <text:p>154</text:p>
          </table:table-cell>
          <table:table-cell office:value-type="float" office:value="333" table:style-name="ce1">
            <text:p>333</text:p>
          </table:table-cell>
          <table:table-cell office:value-type="float" office:value="25" table:formula="of:=[.H22]-[.I$2]" table:style-name="ce1">
            <text:p>25</text:p>
          </table:table-cell>
          <table:table-cell office:value-type="float" office:value="21" table:formula="of:=[.I22]-[.I$2]" table:style-name="ce1">
            <text:p>21</text:p>
          </table:table-cell>
          <table:table-cell office:value-type="float" office:value="0.18796992481203006" table:formula="of:=[.K22]/[.I$2]" table:style-name="ce1">
            <text:p>0.187969925</text:p>
          </table:table-cell>
          <table:table-cell office:value-type="float" office:value="0.15789473684210525" table:formula="of:=[.L22]/[.I$2]" table:style-name="ce1">
            <text:p>0.157894737</text:p>
          </table:table-cell>
          <table:table-cell office:value-type="float" office:value="0.57281177855760035" table:formula="of:=[.F22]-[.$F$2]" table:style-name="ce3">
            <text:p>0.5728117786</text:p>
          </table:table-cell>
          <table:table-cell office:value-type="float" office:value="4.1652740860034919E-2" table:formula="of:=[.O22]/[.$F$2]" table:style-name="ce1">
            <text:p>0.041652741</text:p>
          </table:table-cell>
          <table:table-cell office:value-type="float" office:value="136" table:formula="of:=[.E22]-[.$E$2]" table:style-name="ce1">
            <text:p>136</text:p>
          </table:table-cell>
          <table:table-cell office:value-type="float" office:value="0.25954198473282442" table:formula="of:=[.Q22]/[.$E$2]" table:style-name="ce1">
            <text:p>0.259541985</text:p>
          </table:table-cell>
          <table:table-cell office:value-type="float" office:value="0.30119472559285931" table:formula="of:=[.P22]+[.R22]" table:style-name="ce1">
            <text:p>0.30119472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4.0_500.0_13.752078896378348_3.0_138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00" table:style-name="ce1">
            <text:p>500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132" table:style-name="ce1">
            <text:p>132</text:p>
          </table:table-cell>
          <table:table-cell office:value-type="float" office:value="333" table:style-name="ce1">
            <text:p>333</text:p>
          </table:table-cell>
          <table:table-cell office:value-type="float" office:value="5" table:formula="of:=[.H23]-[.I$2]" table:style-name="ce1">
            <text:p>5</text:p>
          </table:table-cell>
          <table:table-cell office:value-type="float" office:value="-1" table:formula="of:=[.I23]-[.I$2]" table:style-name="ce1">
            <text:p>-1</text:p>
          </table:table-cell>
          <table:table-cell office:value-type="float" office:value="3.7593984962406013E-2" table:formula="of:=[.K23]/[.I$2]" table:style-name="ce1">
            <text:p>0.037593985</text:p>
          </table:table-cell>
          <table:table-cell office:value-type="float" office:value="-7.5187969924812026E-3" table:formula="of:=[.L23]/[.I$2]" table:style-name="ce1">
            <text:p>-0.007518797</text:p>
          </table:table-cell>
          <table:table-cell office:value-type="float" office:value="0" table:formula="of:=[.F23]-[.$F$2]" table:style-name="ce3">
            <text:p>0.0000000000</text:p>
          </table:table-cell>
          <table:table-cell office:value-type="float" office:value="0" table:formula="of:=[.O23]/[.$F$2]" table:style-name="ce1">
            <text:p>0</text:p>
          </table:table-cell>
          <table:table-cell office:value-type="float" office:value="-24" table:formula="of:=[.E23]-[.$E$2]" table:style-name="ce1">
            <text:p>-24</text:p>
          </table:table-cell>
          <table:table-cell office:value-type="float" office:value="-4.5801526717557252E-2" table:formula="of:=[.Q23]/[.$E$2]" table:style-name="ce1">
            <text:p>-0.045801527</text:p>
          </table:table-cell>
          <table:table-cell office:value-type="float" office:value="-4.5801526717557252E-2" table:formula="of:=[.P23]+[.R23]" table:style-name="ce1">
            <text:p>-0.04580152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.0_522.0_13.752078896378348_3.0_13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2" table:style-name="ce1">
            <text:p>522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3" table:style-name="ce1">
            <text:p>133</text:p>
          </table:table-cell>
          <table:table-cell office:value-type="float" office:value="132" table:style-name="ce1">
            <text:p>132</text:p>
          </table:table-cell>
          <table:table-cell office:value-type="float" office:value="333" table:style-name="ce1">
            <text:p>333</text:p>
          </table:table-cell>
          <table:table-cell office:value-type="float" office:value="0" table:formula="of:=[.H24]-[.I$2]" table:style-name="ce1">
            <text:p>0</text:p>
          </table:table-cell>
          <table:table-cell office:value-type="float" office:value="-1" table:formula="of:=[.I24]-[.I$2]" table:style-name="ce1">
            <text:p>-1</text:p>
          </table:table-cell>
          <table:table-cell office:value-type="float" office:value="0" table:formula="of:=[.K24]/[.I$2]" table:style-name="ce1">
            <text:p>0</text:p>
          </table:table-cell>
          <table:table-cell office:value-type="float" office:value="-7.5187969924812026E-3" table:formula="of:=[.L24]/[.I$2]" table:style-name="ce1">
            <text:p>-0.007518797</text:p>
          </table:table-cell>
          <table:table-cell office:value-type="float" office:value="0" table:formula="of:=[.F24]-[.$F$2]" table:style-name="ce3">
            <text:p>0.0000000000</text:p>
          </table:table-cell>
          <table:table-cell office:value-type="float" office:value="0" table:formula="of:=[.O24]/[.$F$2]" table:style-name="ce1">
            <text:p>0</text:p>
          </table:table-cell>
          <table:table-cell office:value-type="float" office:value="-2" table:formula="of:=[.E24]-[.$E$2]" table:style-name="ce1">
            <text:p>-2</text:p>
          </table:table-cell>
          <table:table-cell office:value-type="float" office:value="-3.8167938931297708E-3" table:formula="of:=[.Q24]/[.$E$2]" table:style-name="ce1">
            <text:p>-0.003816794</text:p>
          </table:table-cell>
          <table:table-cell office:value-type="float" office:value="-3.8167938931297708E-3" table:formula="of:=[.P24]+[.R24]" table:style-name="ce1">
            <text:p>-0.00381679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12.0_12.916040187118622_3.0_151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12" table:style-name="ce1">
            <text:p>612</text:p>
          </table:table-cell>
          <table:table-cell office:value-type="float" office:value="12.9160401871186" table:style-name="ce1">
            <text:p>12.91604019</text:p>
          </table:table-cell>
          <table:table-cell office:value-type="float" office:value="3" table:style-name="ce1">
            <text:p>3</text:p>
          </table:table-cell>
          <table:table-cell office:value-type="float" office:value="151" table:style-name="ce1">
            <text:p>151</text:p>
          </table:table-cell>
          <table:table-cell office:value-type="float" office:value="143" table:style-name="ce1">
            <text:p>143</text:p>
          </table:table-cell>
          <table:table-cell office:value-type="float" office:value="333" table:style-name="ce1">
            <text:p>333</text:p>
          </table:table-cell>
          <table:table-cell office:value-type="float" office:value="18" table:formula="of:=[.H25]-[.I$2]" table:style-name="ce1">
            <text:p>18</text:p>
          </table:table-cell>
          <table:table-cell office:value-type="float" office:value="10" table:formula="of:=[.I25]-[.I$2]" table:style-name="ce1">
            <text:p>10</text:p>
          </table:table-cell>
          <table:table-cell office:value-type="float" office:value="0.13533834586466165" table:formula="of:=[.K25]/[.I$2]" table:style-name="ce1">
            <text:p>0.135338346</text:p>
          </table:table-cell>
          <table:table-cell office:value-type="float" office:value="7.5187969924812026E-2" table:formula="of:=[.L25]/[.I$2]" table:style-name="ce1">
            <text:p>0.07518797</text:p>
          </table:table-cell>
          <table:table-cell office:value-type="float" office:value="-0.83603870925970014" table:formula="of:=[.F25]-[.$F$2]" table:style-name="ce3">
            <text:p>-0.8360387093</text:p>
          </table:table-cell>
          <table:table-cell office:value-type="float" office:value="-6.0793623681134959E-2" table:formula="of:=[.O25]/[.$F$2]" table:style-name="ce1">
            <text:p>-0.060793624</text:p>
          </table:table-cell>
          <table:table-cell office:value-type="float" office:value="88" table:formula="of:=[.E25]-[.$E$2]" table:style-name="ce1">
            <text:p>88</text:p>
          </table:table-cell>
          <table:table-cell office:value-type="float" office:value="0.16793893129770993" table:formula="of:=[.Q25]/[.$E$2]" table:style-name="ce1">
            <text:p>0.167938931</text:p>
          </table:table-cell>
          <table:table-cell office:value-type="float" office:value="0.10714530761657497" table:formula="of:=[.P25]+[.R25]" table:style-name="ce1">
            <text:p>0.10714530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614.0_13.43865093428442_2.0_148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14" table:style-name="ce1">
            <text:p>614</text:p>
          </table:table-cell>
          <table:table-cell office:value-type="float" office:value="13.4386509342844" table:style-name="ce1">
            <text:p>13.43865093</text:p>
          </table:table-cell>
          <table:table-cell office:value-type="float" office:value="2" table:style-name="ce1">
            <text:p>2</text:p>
          </table:table-cell>
          <table:table-cell office:value-type="float" office:value="148" table:style-name="ce1">
            <text:p>148</text:p>
          </table:table-cell>
          <table:table-cell office:value-type="float" office:value="141" table:style-name="ce1">
            <text:p>141</text:p>
          </table:table-cell>
          <table:table-cell office:value-type="float" office:value="333" table:style-name="ce1">
            <text:p>333</text:p>
          </table:table-cell>
          <table:table-cell office:value-type="float" office:value="15" table:formula="of:=[.H26]-[.I$2]" table:style-name="ce1">
            <text:p>15</text:p>
          </table:table-cell>
          <table:table-cell office:value-type="float" office:value="8" table:formula="of:=[.I26]-[.I$2]" table:style-name="ce1">
            <text:p>8</text:p>
          </table:table-cell>
          <table:table-cell office:value-type="float" office:value="0.11278195488721804" table:formula="of:=[.K26]/[.I$2]" table:style-name="ce1">
            <text:p>0.112781955</text:p>
          </table:table-cell>
          <table:table-cell office:value-type="float" office:value="6.0150375939849621E-2" table:formula="of:=[.L26]/[.I$2]" table:style-name="ce1">
            <text:p>0.060150376</text:p>
          </table:table-cell>
          <table:table-cell office:value-type="float" office:value="-0.31342796209390045" table:formula="of:=[.F26]-[.$F$2]" table:style-name="ce3">
            <text:p>-0.3134279621</text:p>
          </table:table-cell>
          <table:table-cell office:value-type="float" office:value="-2.2791315004485883E-2" table:formula="of:=[.O26]/[.$F$2]" table:style-name="ce1">
            <text:p>-0.022791315</text:p>
          </table:table-cell>
          <table:table-cell office:value-type="float" office:value="90" table:formula="of:=[.E26]-[.$E$2]" table:style-name="ce1">
            <text:p>90</text:p>
          </table:table-cell>
          <table:table-cell office:value-type="float" office:value="0.1717557251908397" table:formula="of:=[.Q26]/[.$E$2]" table:style-name="ce1">
            <text:p>0.171755725</text:p>
          </table:table-cell>
          <table:table-cell office:value-type="float" office:value="0.14896441018635381" table:formula="of:=[.P26]+[.R26]" table:style-name="ce1">
            <text:p>0.1489644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04.0_13.752078896378348_3.0_13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4" table:style-name="ce1">
            <text:p>504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135" table:style-name="ce1">
            <text:p>135</text:p>
          </table:table-cell>
          <table:table-cell office:value-type="float" office:value="333" table:style-name="ce1">
            <text:p>333</text:p>
          </table:table-cell>
          <table:table-cell office:value-type="float" office:value="3" table:formula="of:=[.H27]-[.I$2]" table:style-name="ce1">
            <text:p>3</text:p>
          </table:table-cell>
          <table:table-cell office:value-type="float" office:value="2" table:formula="of:=[.I27]-[.I$2]" table:style-name="ce1">
            <text:p>2</text:p>
          </table:table-cell>
          <table:table-cell office:value-type="float" office:value="2.2556390977443608E-2" table:formula="of:=[.K27]/[.I$2]" table:style-name="ce1">
            <text:p>0.022556391</text:p>
          </table:table-cell>
          <table:table-cell office:value-type="float" office:value="1.5037593984962405E-2" table:formula="of:=[.L27]/[.I$2]" table:style-name="ce1">
            <text:p>0.015037594</text:p>
          </table:table-cell>
          <table:table-cell office:value-type="float" office:value="0" table:formula="of:=[.F27]-[.$F$2]" table:style-name="ce3">
            <text:p>0.0000000000</text:p>
          </table:table-cell>
          <table:table-cell office:value-type="float" office:value="0" table:formula="of:=[.O27]/[.$F$2]" table:style-name="ce1">
            <text:p>0</text:p>
          </table:table-cell>
          <table:table-cell office:value-type="float" office:value="-20" table:formula="of:=[.E27]-[.$E$2]" table:style-name="ce1">
            <text:p>-20</text:p>
          </table:table-cell>
          <table:table-cell office:value-type="float" office:value="-3.8167938931297711E-2" table:formula="of:=[.Q27]/[.$E$2]" table:style-name="ce1">
            <text:p>-0.038167939</text:p>
          </table:table-cell>
          <table:table-cell office:value-type="float" office:value="-3.8167938931297711E-2" table:formula="of:=[.P27]+[.R27]" table:style-name="ce1">
            <text:p>-0.03816793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3.0_502.0_13.752078896378348_3.0_138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02" table:style-name="ce1">
            <text:p>502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133" table:style-name="ce1">
            <text:p>133</text:p>
          </table:table-cell>
          <table:table-cell office:value-type="float" office:value="333" table:style-name="ce1">
            <text:p>333</text:p>
          </table:table-cell>
          <table:table-cell office:value-type="float" office:value="5" table:formula="of:=[.H28]-[.I$2]" table:style-name="ce1">
            <text:p>5</text:p>
          </table:table-cell>
          <table:table-cell office:value-type="float" office:value="0" table:formula="of:=[.I28]-[.I$2]" table:style-name="ce1">
            <text:p>0</text:p>
          </table:table-cell>
          <table:table-cell office:value-type="float" office:value="3.7593984962406013E-2" table:formula="of:=[.K28]/[.I$2]" table:style-name="ce1">
            <text:p>0.037593985</text:p>
          </table:table-cell>
          <table:table-cell office:value-type="float" office:value="0" table:formula="of:=[.L28]/[.I$2]" table:style-name="ce1">
            <text:p>0</text:p>
          </table:table-cell>
          <table:table-cell office:value-type="float" office:value="0" table:formula="of:=[.F28]-[.$F$2]" table:style-name="ce3">
            <text:p>0.0000000000</text:p>
          </table:table-cell>
          <table:table-cell office:value-type="float" office:value="0" table:formula="of:=[.O28]/[.$F$2]" table:style-name="ce1">
            <text:p>0</text:p>
          </table:table-cell>
          <table:table-cell office:value-type="float" office:value="-22" table:formula="of:=[.E28]-[.$E$2]" table:style-name="ce1">
            <text:p>-22</text:p>
          </table:table-cell>
          <table:table-cell office:value-type="float" office:value="-4.1984732824427481E-2" table:formula="of:=[.Q28]/[.$E$2]" table:style-name="ce1">
            <text:p>-0.041984733</text:p>
          </table:table-cell>
          <table:table-cell office:value-type="float" office:value="-4.1984732824427481E-2" table:formula="of:=[.P28]+[.R28]" table:style-name="ce1">
            <text:p>-0.04198473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48.0_14.20458152958153_2.0_149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48" table:style-name="ce1">
            <text:p>548</text:p>
          </table:table-cell>
          <table:table-cell office:value-type="float" office:value="14.2045815295815" table:style-name="ce1">
            <text:p>14.20458153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138" table:style-name="ce1">
            <text:p>138</text:p>
          </table:table-cell>
          <table:table-cell office:value-type="float" office:value="333" table:style-name="ce1">
            <text:p>333</text:p>
          </table:table-cell>
          <table:table-cell office:value-type="float" office:value="16" table:formula="of:=[.H29]-[.I$2]" table:style-name="ce1">
            <text:p>16</text:p>
          </table:table-cell>
          <table:table-cell office:value-type="float" office:value="5" table:formula="of:=[.I29]-[.I$2]" table:style-name="ce1">
            <text:p>5</text:p>
          </table:table-cell>
          <table:table-cell office:value-type="float" office:value="0.12030075187969924" table:formula="of:=[.K29]/[.I$2]" table:style-name="ce1">
            <text:p>0.120300752</text:p>
          </table:table-cell>
          <table:table-cell office:value-type="float" office:value="3.7593984962406013E-2" table:formula="of:=[.L29]/[.I$2]" table:style-name="ce1">
            <text:p>0.037593985</text:p>
          </table:table-cell>
          <table:table-cell office:value-type="float" office:value="0.45250263320319917" table:formula="of:=[.F29]-[.$F$2]" table:style-name="ce3">
            <text:p>0.4525026332</text:p>
          </table:table-cell>
          <table:table-cell office:value-type="float" office:value="3.2904307531450294E-2" table:formula="of:=[.O29]/[.$F$2]" table:style-name="ce1">
            <text:p>0.032904308</text:p>
          </table:table-cell>
          <table:table-cell office:value-type="float" office:value="24" table:formula="of:=[.E29]-[.$E$2]" table:style-name="ce1">
            <text:p>24</text:p>
          </table:table-cell>
          <table:table-cell office:value-type="float" office:value="4.5801526717557252E-2" table:formula="of:=[.Q29]/[.$E$2]" table:style-name="ce1">
            <text:p>0.045801527</text:p>
          </table:table-cell>
          <table:table-cell office:value-type="float" office:value="7.8705834249007539E-2" table:formula="of:=[.P29]+[.R29]" table:style-name="ce1">
            <text:p>0.07870583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84.0_12.990571338610556_2.0_152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84" table:style-name="ce1">
            <text:p>584</text:p>
          </table:table-cell>
          <table:table-cell office:value-type="float" office:value="12.9905713386106" table:style-name="ce1">
            <text:p>12.99057134</text:p>
          </table:table-cell>
          <table:table-cell office:value-type="float" office:value="2" table:style-name="ce1">
            <text:p>2</text:p>
          </table:table-cell>
          <table:table-cell office:value-type="float" office:value="152" table:style-name="ce1">
            <text:p>152</text:p>
          </table:table-cell>
          <table:table-cell office:value-type="float" office:value="144" table:style-name="ce1">
            <text:p>144</text:p>
          </table:table-cell>
          <table:table-cell office:value-type="float" office:value="333" table:style-name="ce1">
            <text:p>333</text:p>
          </table:table-cell>
          <table:table-cell office:value-type="float" office:value="19" table:formula="of:=[.H30]-[.I$2]" table:style-name="ce1">
            <text:p>19</text:p>
          </table:table-cell>
          <table:table-cell office:value-type="float" office:value="11" table:formula="of:=[.I30]-[.I$2]" table:style-name="ce1">
            <text:p>11</text:p>
          </table:table-cell>
          <table:table-cell office:value-type="float" office:value="0.14285714285714285" table:formula="of:=[.K30]/[.I$2]" table:style-name="ce1">
            <text:p>0.142857143</text:p>
          </table:table-cell>
          <table:table-cell office:value-type="float" office:value="8.2706766917293228E-2" table:formula="of:=[.L30]/[.I$2]" table:style-name="ce1">
            <text:p>0.082706767</text:p>
          </table:table-cell>
          <table:table-cell office:value-type="float" office:value="-0.7615075577677004" table:formula="of:=[.F30]-[.$F$2]" table:style-name="ce3">
            <text:p>-0.7615075578</text:p>
          </table:table-cell>
          <table:table-cell office:value-type="float" office:value="-5.5373995706805346E-2" table:formula="of:=[.O30]/[.$F$2]" table:style-name="ce1">
            <text:p>-0.055373996</text:p>
          </table:table-cell>
          <table:table-cell office:value-type="float" office:value="60" table:formula="of:=[.E30]-[.$E$2]" table:style-name="ce1">
            <text:p>60</text:p>
          </table:table-cell>
          <table:table-cell office:value-type="float" office:value="0.11450381679389313" table:formula="of:=[.Q30]/[.$E$2]" table:style-name="ce1">
            <text:p>0.114503817</text:p>
          </table:table-cell>
          <table:table-cell office:value-type="float" office:value="5.9129821087087781E-2" table:formula="of:=[.P30]+[.R30]" table:style-name="ce1">
            <text:p>0.05912982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20.0_13.752078896378348_3.0_135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20" table:style-name="ce1">
            <text:p>520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30" table:style-name="ce1">
            <text:p>130</text:p>
          </table:table-cell>
          <table:table-cell office:value-type="float" office:value="333" table:style-name="ce1">
            <text:p>333</text:p>
          </table:table-cell>
          <table:table-cell office:value-type="float" office:value="2" table:formula="of:=[.H31]-[.I$2]" table:style-name="ce1">
            <text:p>2</text:p>
          </table:table-cell>
          <table:table-cell office:value-type="float" office:value="-3" table:formula="of:=[.I31]-[.I$2]" table:style-name="ce1">
            <text:p>-3</text:p>
          </table:table-cell>
          <table:table-cell office:value-type="float" office:value="1.5037593984962405E-2" table:formula="of:=[.K31]/[.I$2]" table:style-name="ce1">
            <text:p>0.015037594</text:p>
          </table:table-cell>
          <table:table-cell office:value-type="float" office:value="-2.2556390977443608E-2" table:formula="of:=[.L31]/[.I$2]" table:style-name="ce1">
            <text:p>-0.022556391</text:p>
          </table:table-cell>
          <table:table-cell office:value-type="float" office:value="0" table:formula="of:=[.F31]-[.$F$2]" table:style-name="ce3">
            <text:p>0.0000000000</text:p>
          </table:table-cell>
          <table:table-cell office:value-type="float" office:value="0" table:formula="of:=[.O31]/[.$F$2]" table:style-name="ce1">
            <text:p>0</text:p>
          </table:table-cell>
          <table:table-cell office:value-type="float" office:value="-4" table:formula="of:=[.E31]-[.$E$2]" table:style-name="ce1">
            <text:p>-4</text:p>
          </table:table-cell>
          <table:table-cell office:value-type="float" office:value="-7.6335877862595417E-3" table:formula="of:=[.Q31]/[.$E$2]" table:style-name="ce1">
            <text:p>-0.007633588</text:p>
          </table:table-cell>
          <table:table-cell office:value-type="float" office:value="-7.6335877862595417E-3" table:formula="of:=[.P31]+[.R31]" table:style-name="ce1">
            <text:p>-0.00763358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78.0_13.247480355778677_2.0_150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78" table:style-name="ce1">
            <text:p>578</text:p>
          </table:table-cell>
          <table:table-cell office:value-type="float" office:value="13.2474803557787" table:style-name="ce1">
            <text:p>13.24748036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35" table:style-name="ce1">
            <text:p>135</text:p>
          </table:table-cell>
          <table:table-cell office:value-type="float" office:value="333" table:style-name="ce1">
            <text:p>333</text:p>
          </table:table-cell>
          <table:table-cell office:value-type="float" office:value="17" table:formula="of:=[.H32]-[.I$2]" table:style-name="ce1">
            <text:p>17</text:p>
          </table:table-cell>
          <table:table-cell office:value-type="float" office:value="2" table:formula="of:=[.I32]-[.I$2]" table:style-name="ce1">
            <text:p>2</text:p>
          </table:table-cell>
          <table:table-cell office:value-type="float" office:value="0.12781954887218044" table:formula="of:=[.K32]/[.I$2]" table:style-name="ce1">
            <text:p>0.127819549</text:p>
          </table:table-cell>
          <table:table-cell office:value-type="float" office:value="1.5037593984962405E-2" table:formula="of:=[.L32]/[.I$2]" table:style-name="ce1">
            <text:p>0.015037594</text:p>
          </table:table-cell>
          <table:table-cell office:value-type="float" office:value="-0.5045985405996003" table:formula="of:=[.F32]-[.$F$2]" table:style-name="ce3">
            <text:p>-0.5045985406</text:p>
          </table:table-cell>
          <table:table-cell office:value-type="float" office:value="-3.6692528046249763E-2" table:formula="of:=[.O32]/[.$F$2]" table:style-name="ce1">
            <text:p>-0.036692528</text:p>
          </table:table-cell>
          <table:table-cell office:value-type="float" office:value="54" table:formula="of:=[.E32]-[.$E$2]" table:style-name="ce1">
            <text:p>54</text:p>
          </table:table-cell>
          <table:table-cell office:value-type="float" office:value="0.10305343511450382" table:formula="of:=[.Q32]/[.$E$2]" table:style-name="ce1">
            <text:p>0.103053435</text:p>
          </table:table-cell>
          <table:table-cell office:value-type="float" office:value="6.6360907068254066E-2" table:formula="of:=[.P32]+[.R32]" table:style-name="ce1">
            <text:p>0.06636090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1_QuickUML2001_10.0_600.0_13.201815457669532_1.0_149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00" table:style-name="ce1">
            <text:p>600</text:p>
          </table:table-cell>
          <table:table-cell office:value-type="float" office:value="13.2018154576695" table:style-name="ce1">
            <text:p>13.20181546</text:p>
          </table:table-cell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float" office:value="140" table:style-name="ce1">
            <text:p>140</text:p>
          </table:table-cell>
          <table:table-cell office:value-type="float" office:value="333" table:style-name="ce1">
            <text:p>333</text:p>
          </table:table-cell>
          <table:table-cell office:value-type="float" office:value="16" table:formula="of:=[.H33]-[.I$2]" table:style-name="ce1">
            <text:p>16</text:p>
          </table:table-cell>
          <table:table-cell office:value-type="float" office:value="7" table:formula="of:=[.I33]-[.I$2]" table:style-name="ce1">
            <text:p>7</text:p>
          </table:table-cell>
          <table:table-cell office:value-type="float" office:value="0.12030075187969924" table:formula="of:=[.K33]/[.I$2]" table:style-name="ce1">
            <text:p>0.120300752</text:p>
          </table:table-cell>
          <table:table-cell office:value-type="float" office:value="5.2631578947368418E-2" table:formula="of:=[.L33]/[.I$2]" table:style-name="ce1">
            <text:p>0.052631579</text:p>
          </table:table-cell>
          <table:table-cell office:value-type="float" office:value="-0.55026343870880012" table:formula="of:=[.F33]-[.$F$2]" table:style-name="ce3">
            <text:p>-0.5502634387</text:p>
          </table:table-cell>
          <table:table-cell office:value-type="float" office:value="-4.0013109498209437E-2" table:formula="of:=[.O33]/[.$F$2]" table:style-name="ce1">
            <text:p>-0.040013109</text:p>
          </table:table-cell>
          <table:table-cell office:value-type="float" office:value="76" table:formula="of:=[.E33]-[.$E$2]" table:style-name="ce1">
            <text:p>76</text:p>
          </table:table-cell>
          <table:table-cell office:value-type="float" office:value="0.14503816793893129" table:formula="of:=[.Q33]/[.$E$2]" table:style-name="ce1">
            <text:p>0.145038168</text:p>
          </table:table-cell>
          <table:table-cell office:value-type="float" office:value="0.10502505844072185" table:formula="of:=[.P33]+[.R33]" table:style-name="ce1">
            <text:p>0.10502505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1_QuickUML2001_10.0_554.0_13.869034259391404_2.0_161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54" table:style-name="ce1">
            <text:p>554</text:p>
          </table:table-cell>
          <table:table-cell office:value-type="float" office:value="13.8690342593914" table:style-name="ce1">
            <text:p>13.86903426</text:p>
          </table:table-cell>
          <table:table-cell office:value-type="float" office:value="2" table:style-name="ce1">
            <text:p>2</text:p>
          </table:table-cell>
          <table:table-cell office:value-type="float" office:value="161" table:style-name="ce1">
            <text:p>161</text:p>
          </table:table-cell>
          <table:table-cell office:value-type="float" office:value="150" table:style-name="ce1">
            <text:p>150</text:p>
          </table:table-cell>
          <table:table-cell office:value-type="float" office:value="333" table:style-name="ce1">
            <text:p>333</text:p>
          </table:table-cell>
          <table:table-cell office:value-type="float" office:value="28" table:formula="of:=[.H34]-[.I$2]" table:style-name="ce1">
            <text:p>28</text:p>
          </table:table-cell>
          <table:table-cell office:value-type="float" office:value="17" table:formula="of:=[.I34]-[.I$2]" table:style-name="ce1">
            <text:p>17</text:p>
          </table:table-cell>
          <table:table-cell office:value-type="float" office:value="0.21052631578947367" table:formula="of:=[.K34]/[.I$2]" table:style-name="ce1">
            <text:p>0.210526316</text:p>
          </table:table-cell>
          <table:table-cell office:value-type="float" office:value="0.12781954887218044" table:formula="of:=[.L34]/[.I$2]" table:style-name="ce1">
            <text:p>0.127819549</text:p>
          </table:table-cell>
          <table:table-cell office:value-type="float" office:value="0.1169553630130995" table:formula="of:=[.F34]-[.$F$2]" table:style-name="ce3">
            <text:p>0.1169553630</text:p>
          </table:table-cell>
          <table:table-cell office:value-type="float" office:value="8.5045587575781328E-3" table:formula="of:=[.O34]/[.$F$2]" table:style-name="ce1">
            <text:p>0.008504559</text:p>
          </table:table-cell>
          <table:table-cell office:value-type="float" office:value="30" table:formula="of:=[.E34]-[.$E$2]" table:style-name="ce1">
            <text:p>30</text:p>
          </table:table-cell>
          <table:table-cell office:value-type="float" office:value="5.7251908396946563E-2" table:formula="of:=[.Q34]/[.$E$2]" table:style-name="ce1">
            <text:p>0.057251908</text:p>
          </table:table-cell>
          <table:table-cell office:value-type="float" office:value="6.5756467154524698E-2" table:formula="of:=[.P34]+[.R34]" table:style-name="ce1">
            <text:p>0.06575646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1_QuickUML2001_3.0_518.0_13.752078896378348_3.0_13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8" table:style-name="ce1">
            <text:p>518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9" table:style-name="ce1">
            <text:p>129</text:p>
          </table:table-cell>
          <table:table-cell office:value-type="float" office:value="333" table:style-name="ce1">
            <text:p>333</text:p>
          </table:table-cell>
          <table:table-cell office:value-type="float" office:value="2" table:formula="of:=[.H35]-[.I$2]" table:style-name="ce1">
            <text:p>2</text:p>
          </table:table-cell>
          <table:table-cell office:value-type="float" office:value="-4" table:formula="of:=[.I35]-[.I$2]" table:style-name="ce1">
            <text:p>-4</text:p>
          </table:table-cell>
          <table:table-cell office:value-type="float" office:value="1.5037593984962405E-2" table:formula="of:=[.K35]/[.I$2]" table:style-name="ce1">
            <text:p>0.015037594</text:p>
          </table:table-cell>
          <table:table-cell office:value-type="float" office:value="-3.007518796992481E-2" table:formula="of:=[.L35]/[.I$2]" table:style-name="ce1">
            <text:p>-0.030075188</text:p>
          </table:table-cell>
          <table:table-cell office:value-type="float" office:value="0" table:formula="of:=[.F35]-[.$F$2]" table:style-name="ce3">
            <text:p>0.0000000000</text:p>
          </table:table-cell>
          <table:table-cell office:value-type="float" office:value="0" table:formula="of:=[.O35]/[.$F$2]" table:style-name="ce1">
            <text:p>0</text:p>
          </table:table-cell>
          <table:table-cell office:value-type="float" office:value="-6" table:formula="of:=[.E35]-[.$E$2]" table:style-name="ce1">
            <text:p>-6</text:p>
          </table:table-cell>
          <table:table-cell office:value-type="float" office:value="-1.1450381679389313E-2" table:formula="of:=[.Q35]/[.$E$2]" table:style-name="ce1">
            <text:p>-0.011450382</text:p>
          </table:table-cell>
          <table:table-cell office:value-type="float" office:value="-1.1450381679389313E-2" table:formula="of:=[.P35]+[.R35]" table:style-name="ce1">
            <text:p>-0.011450382</text:p>
          </table:table-cell>
          <table:table-cell table:number-columns-repeated="16365"/>
        </table:table-row>
        <table:table-row table:number-rows-repeated="1048541" table:style-name="ro2">
          <table:table-cell table:number-columns-repeated="16384"/>
        </table:table-row>
      </table:table>
      <table:table table:name="02_JSciCalc2_1_0" table:style-name="ta1"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6" table:style-name="ce1">
            <text:p>2586</text:p>
          </table:table-cell>
          <table:table-cell office:value-type="float" office:value="75.266090759385307" table:style-name="ce1">
            <text:p>75.26609076</text:p>
          </table:table-cell>
          <table:table-cell office:value-type="float" office:value="1" table:style-name="ce1">
            <text:p>1</text:p>
          </table:table-cell>
          <table:table-cell office:value-type="float" office:value="1583" table:style-name="ce1">
            <text:p>1583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553" table:formula="of:=[.H2]-[.I2]" table:style-name="ce1">
            <text:p>553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2_JsciCalc2.1.0_1.0_2588.0_75.26464775794231_1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64647757942299" table:style-name="ce1">
            <text:p>75.26464776</text:p>
          </table:table-cell>
          <table:table-cell office:value-type="float" office:value="1" table:style-name="ce1">
            <text:p>1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3]-[.I2]" table:style-name="ce1">
            <text:p>1</text:p>
          </table:table-cell>
          <table:table-cell office:value-type="float" office:value="1" table:formula="of:=[.I3]-[.I2]" table:style-name="ce1">
            <text:p>1</text:p>
          </table:table-cell>
          <table:table-cell office:value-type="float" office:value="9.7087378640776695E-4" table:formula="of:=[.K3]/[.I2]" table:style-name="ce1">
            <text:p>0.000970874</text:p>
          </table:table-cell>
          <table:table-cell office:value-type="float" office:value="9.7087378640776695E-4" table:formula="of:=[.L3]/[.I2]" table:style-name="ce1">
            <text:p>0.000970874</text:p>
          </table:table-cell>
          <table:table-cell office:value-type="float" office:value="-1.4430014430075744E-3" table:formula="of:=[.F3]-[.$F$2]" table:style-name="ce3">
            <text:p>-0.0014430014</text:p>
          </table:table-cell>
          <table:table-cell office:value-type="float" office:value="-1.9171999348559753E-5" table:formula="of:=[.O3]/[.$F$2]" table:style-name="ce1">
            <text:p>-1.9172E-05</text:p>
          </table:table-cell>
          <table:table-cell office:value-type="float" office:value="2" table:formula="of:=[.E3]-[.$E$2]" table:style-name="ce1">
            <text:p>2</text:p>
          </table:table-cell>
          <table:table-cell office:value-type="float" office:value="7.7339520494972935E-4" table:formula="of:=[.Q3]/[.$E$2]" table:style-name="ce1">
            <text:p>0.000773395</text:p>
          </table:table-cell>
          <table:table-cell office:value-type="float" office:value="7.542232056011696E-4" table:formula="of:=[.P3]+[.R3]" table:style-name="ce1">
            <text:p>0.00075422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0.0_2586.0_75.2660907593853_1.0_1030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6" table:style-name="ce1">
            <text:p>2586</text:p>
          </table:table-cell>
          <table:table-cell office:value-type="float" office:value="75.266090759385307" table:style-name="ce1">
            <text:p>75.26609076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4]-[.I2]" table:style-name="ce1">
            <text:p>0</text:p>
          </table:table-cell>
          <table:table-cell office:value-type="float" office:value="0" table:formula="of:=[.I4]-[.I2]" table:style-name="ce1">
            <text:p>0</text:p>
          </table:table-cell>
          <table:table-cell office:value-type="float" office:value="0" table:formula="of:=[.K4]/[.I2]" table:style-name="ce1">
            <text:p>0</text:p>
          </table:table-cell>
          <table:table-cell office:value-type="float" office:value="0" table:formula="of:=[.L4]/[.I2]" table:style-name="ce1">
            <text:p>0</text:p>
          </table:table-cell>
          <table:table-cell office:value-type="float" office:value="0" table:formula="of:=[.F4]-[.$F$2]" table:style-name="ce3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88.0_75.26514161220042_0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65141612200395" table:style-name="ce1">
            <text:p>75.26514161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5]-[.I2]" table:style-name="ce1">
            <text:p>1</text:p>
          </table:table-cell>
          <table:table-cell office:value-type="float" office:value="1" table:formula="of:=[.I5]-[.I2]" table:style-name="ce1">
            <text:p>1</text:p>
          </table:table-cell>
          <table:table-cell office:value-type="float" office:value="9.7087378640776695E-4" table:formula="of:=[.K5]/[.I2]" table:style-name="ce1">
            <text:p>0.000970874</text:p>
          </table:table-cell>
          <table:table-cell office:value-type="float" office:value="9.7087378640776695E-4" table:formula="of:=[.L5]/[.I2]" table:style-name="ce1">
            <text:p>0.000970874</text:p>
          </table:table-cell>
          <table:table-cell office:value-type="float" office:value="-9.491471849116806E-4" table:formula="of:=[.F5]-[.$F$2]" table:style-name="ce3">
            <text:p>-0.0009491472</text:p>
          </table:table-cell>
          <table:table-cell office:value-type="float" office:value="-1.2610555103040563E-5" table:formula="of:=[.O5]/[.$F$2]" table:style-name="ce1">
            <text:p>-1.26106E-05</text:p>
          </table:table-cell>
          <table:table-cell office:value-type="float" office:value="2" table:formula="of:=[.E5]-[.$E$2]" table:style-name="ce1">
            <text:p>2</text:p>
          </table:table-cell>
          <table:table-cell office:value-type="float" office:value="7.7339520494972935E-4" table:formula="of:=[.Q5]/[.$E$2]" table:style-name="ce1">
            <text:p>0.000773395</text:p>
          </table:table-cell>
          <table:table-cell office:value-type="float" office:value="7.6078464984668875E-4" table:formula="of:=[.P5]+[.R5]" table:style-name="ce1">
            <text:p>0.00076078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608.0_75.25372812202268_1.0_1036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08" table:style-name="ce1">
            <text:p>2608</text:p>
          </table:table-cell>
          <table:table-cell office:value-type="float" office:value="75.253728122022693" table:style-name="ce1">
            <text:p>75.25372812</text:p>
          </table:table-cell>
          <table:table-cell office:value-type="float" office:value="1" table:style-name="ce1">
            <text:p>1</text:p>
          </table:table-cell>
          <table:table-cell office:value-type="float" office:value="1036" table:style-name="ce1">
            <text:p>1036</text:p>
          </table:table-cell>
          <table:table-cell office:value-type="float" office:value="1036" table:style-name="ce1">
            <text:p>1036</text:p>
          </table:table-cell>
          <table:table-cell office:value-type="float" office:value="752" table:style-name="ce1">
            <text:p>752</text:p>
          </table:table-cell>
          <table:table-cell office:value-type="float" office:value="6" table:formula="of:=[.H6]-[.I2]" table:style-name="ce1">
            <text:p>6</text:p>
          </table:table-cell>
          <table:table-cell office:value-type="float" office:value="6" table:formula="of:=[.I6]-[.I2]" table:style-name="ce1">
            <text:p>6</text:p>
          </table:table-cell>
          <table:table-cell office:value-type="float" office:value="5.8252427184466021E-3" table:formula="of:=[.K6]/[.I2]" table:style-name="ce1">
            <text:p>0.005825243</text:p>
          </table:table-cell>
          <table:table-cell office:value-type="float" office:value="5.8252427184466021E-3" table:formula="of:=[.L6]/[.I2]" table:style-name="ce1">
            <text:p>0.005825243</text:p>
          </table:table-cell>
          <table:table-cell office:value-type="float" office:value="-1.2362637362613782E-2" table:formula="of:=[.F6]-[.$F$2]" table:style-name="ce3">
            <text:p>-0.0123626374</text:p>
          </table:table-cell>
          <table:table-cell office:value-type="float" office:value="-1.6425241749482282E-4" table:formula="of:=[.O6]/[.$F$2]" table:style-name="ce1">
            <text:p>-0.000164252</text:p>
          </table:table-cell>
          <table:table-cell office:value-type="float" office:value="22" table:formula="of:=[.E6]-[.$E$2]" table:style-name="ce1">
            <text:p>22</text:p>
          </table:table-cell>
          <table:table-cell office:value-type="float" office:value="8.5073472544470227E-3" table:formula="of:=[.Q6]/[.$E$2]" table:style-name="ce1">
            <text:p>0.008507347</text:p>
          </table:table-cell>
          <table:table-cell office:value-type="float" office:value="8.3430948369521991E-3" table:formula="of:=[.P6]+[.R6]" table:style-name="ce1">
            <text:p>0.00834309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0.0_75.2603187536133_1.0_1032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0" table:style-name="ce1">
            <text:p>2590</text:p>
          </table:table-cell>
          <table:table-cell office:value-type="float" office:value="75.260318753613305" table:style-name="ce1">
            <text:p>75.26031875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7]-[.I$2]" table:style-name="ce1">
            <text:p>2</text:p>
          </table:table-cell>
          <table:table-cell office:value-type="float" office:value="2" table:formula="of:=[.I7]-[.I$2]" table:style-name="ce1">
            <text:p>2</text:p>
          </table:table-cell>
          <table:table-cell office:value-type="float" office:value="1.9417475728155339E-3" table:formula="of:=[.K7]/[.I$2]" table:style-name="ce1">
            <text:p>0.001941748</text:p>
          </table:table-cell>
          <table:table-cell office:value-type="float" office:value="1.9417475728155339E-3" table:formula="of:=[.L7]/[.I$2]" table:style-name="ce1">
            <text:p>0.001941748</text:p>
          </table:table-cell>
          <table:table-cell office:value-type="float" office:value="-5.7720057720018758E-3" table:formula="of:=[.F7]-[.$F$2]" table:style-name="ce3">
            <text:p>-0.0057720058</text:p>
          </table:table-cell>
          <table:table-cell office:value-type="float" office:value="-7.6687997393861396E-5" table:formula="of:=[.O7]/[.$F$2]" table:style-name="ce1">
            <text:p>-7.6688E-05</text:p>
          </table:table-cell>
          <table:table-cell office:value-type="float" office:value="4" table:formula="of:=[.E7]-[.$E$2]" table:style-name="ce1">
            <text:p>4</text:p>
          </table:table-cell>
          <table:table-cell office:value-type="float" office:value="1.5467904098994587E-3" table:formula="of:=[.Q7]/[.$E$2]" table:style-name="ce1">
            <text:p>0.00154679</text:p>
          </table:table-cell>
          <table:table-cell office:value-type="float" office:value="1.4701024125055972E-3" table:formula="of:=[.P7]+[.R7]" table:style-name="ce1">
            <text:p>0.00147010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2_JsciCalc2.1.0_1.0_2588.0_75.27345274551156_0.0_103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73452745511605" table:style-name="ce1">
            <text:p>75.27345275</text:p>
          </table:table-cell>
          <table:table-cell office:value-type="float" office:value="0" table:style-name="ce1">
            <text:p>0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8]-[.I$2]" table:style-name="ce1">
            <text:p>0</text:p>
          </table:table-cell>
          <table:table-cell office:value-type="float" office:value="0" table:formula="of:=[.I8]-[.I$2]" table:style-name="ce1">
            <text:p>0</text:p>
          </table:table-cell>
          <table:table-cell office:value-type="float" office:value="0" table:formula="of:=[.K8]/[.I$2]" table:style-name="ce1">
            <text:p>0</text:p>
          </table:table-cell>
          <table:table-cell office:value-type="float" office:value="0" table:formula="of:=[.L8]/[.I$2]" table:style-name="ce1">
            <text:p>0</text:p>
          </table:table-cell>
          <table:table-cell office:value-type="float" office:value="7.3619861262983477E-3" table:formula="of:=[.F8]-[.$F$2]" table:style-name="ce3">
            <text:p>0.0073619861</text:p>
          </table:table-cell>
          <table:table-cell office:value-type="float" office:value="9.7812787299310412E-5" table:formula="of:=[.O8]/[.$F$2]" table:style-name="ce1">
            <text:p>9.78128E-05</text:p>
          </table:table-cell>
          <table:table-cell office:value-type="float" office:value="2" table:formula="of:=[.E8]-[.$E$2]" table:style-name="ce1">
            <text:p>2</text:p>
          </table:table-cell>
          <table:table-cell office:value-type="float" office:value="7.7339520494972935E-4" table:formula="of:=[.Q8]/[.$E$2]" table:style-name="ce1">
            <text:p>0.000773395</text:p>
          </table:table-cell>
          <table:table-cell office:value-type="float" office:value="8.712079922490398E-4" table:formula="of:=[.P8]+[.R8]" table:style-name="ce1">
            <text:p>0.00087120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0.0_2586.0_75.2660907593853_1.0_1030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6" table:style-name="ce1">
            <text:p>2586</text:p>
          </table:table-cell>
          <table:table-cell office:value-type="float" office:value="75.266090759385307" table:style-name="ce1">
            <text:p>75.26609076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9]-[.I$2]" table:style-name="ce1">
            <text:p>0</text:p>
          </table:table-cell>
          <table:table-cell office:value-type="float" office:value="0" table:formula="of:=[.I9]-[.I$2]" table:style-name="ce1">
            <text:p>0</text:p>
          </table:table-cell>
          <table:table-cell office:value-type="float" office:value="0" table:formula="of:=[.K9]/[.I$2]" table:style-name="ce1">
            <text:p>0</text:p>
          </table:table-cell>
          <table:table-cell office:value-type="float" office:value="0" table:formula="of:=[.L9]/[.I$2]" table:style-name="ce1">
            <text:p>0</text:p>
          </table:table-cell>
          <table:table-cell office:value-type="float" office:value="0" table:formula="of:=[.F9]-[.$F$2]" table:style-name="ce3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0" table:formula="of:=[.E9]-[.$E$2]" table:style-name="ce1">
            <text:p>0</text:p>
          </table:table-cell>
          <table:table-cell office:value-type="float" office:value="0" table:formula="of:=[.Q9]/[.$E$2]" table:style-name="ce1">
            <text:p>0</text:p>
          </table:table-cell>
          <table:table-cell office:value-type="float" office:value="0" table:formula="of:=[.P9]+[.R9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88.0_75.26464775794231_1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64647757942299" table:style-name="ce1">
            <text:p>75.26464776</text:p>
          </table:table-cell>
          <table:table-cell office:value-type="float" office:value="1" table:style-name="ce1">
            <text:p>1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10]-[.I$2]" table:style-name="ce1">
            <text:p>1</text:p>
          </table:table-cell>
          <table:table-cell office:value-type="float" office:value="1" table:formula="of:=[.I10]-[.I$2]" table:style-name="ce1">
            <text:p>1</text:p>
          </table:table-cell>
          <table:table-cell office:value-type="float" office:value="9.7087378640776695E-4" table:formula="of:=[.K10]/[.I$2]" table:style-name="ce1">
            <text:p>0.000970874</text:p>
          </table:table-cell>
          <table:table-cell office:value-type="float" office:value="9.7087378640776695E-4" table:formula="of:=[.L10]/[.I$2]" table:style-name="ce1">
            <text:p>0.000970874</text:p>
          </table:table-cell>
          <table:table-cell office:value-type="float" office:value="-1.4430014430075744E-3" table:formula="of:=[.F10]-[.$F$2]" table:style-name="ce3">
            <text:p>-0.0014430014</text:p>
          </table:table-cell>
          <table:table-cell office:value-type="float" office:value="-1.9171999348559753E-5" table:formula="of:=[.O10]/[.$F$2]" table:style-name="ce1">
            <text:p>-1.9172E-05</text:p>
          </table:table-cell>
          <table:table-cell office:value-type="float" office:value="2" table:formula="of:=[.E10]-[.$E$2]" table:style-name="ce1">
            <text:p>2</text:p>
          </table:table-cell>
          <table:table-cell office:value-type="float" office:value="7.7339520494972935E-4" table:formula="of:=[.Q10]/[.$E$2]" table:style-name="ce1">
            <text:p>0.000773395</text:p>
          </table:table-cell>
          <table:table-cell office:value-type="float" office:value="7.542232056011696E-4" table:formula="of:=[.P10]+[.R10]" table:style-name="ce1">
            <text:p>0.00075422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3.0_2604.0_75.21111230817112_1.0_103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604" table:style-name="ce1">
            <text:p>2604</text:p>
          </table:table-cell>
          <table:table-cell office:value-type="float" office:value="75.211112308171096" table:style-name="ce1">
            <text:p>75.21111231</text:p>
          </table:table-cell>
          <table:table-cell office:value-type="float" office:value="1" table:style-name="ce1">
            <text:p>1</text:p>
          </table:table-cell>
          <table:table-cell office:value-type="float" office:value="1037" table:style-name="ce1">
            <text:p>1037</text:p>
          </table:table-cell>
          <table:table-cell office:value-type="float" office:value="1037" table:style-name="ce1">
            <text:p>1037</text:p>
          </table:table-cell>
          <table:table-cell office:value-type="float" office:value="752" table:style-name="ce1">
            <text:p>752</text:p>
          </table:table-cell>
          <table:table-cell office:value-type="float" office:value="7" table:formula="of:=[.H11]-[.I$2]" table:style-name="ce1">
            <text:p>7</text:p>
          </table:table-cell>
          <table:table-cell office:value-type="float" office:value="7" table:formula="of:=[.I11]-[.I$2]" table:style-name="ce1">
            <text:p>7</text:p>
          </table:table-cell>
          <table:table-cell office:value-type="float" office:value="6.7961165048543689E-3" table:formula="of:=[.K11]/[.I$2]" table:style-name="ce1">
            <text:p>0.006796117</text:p>
          </table:table-cell>
          <table:table-cell office:value-type="float" office:value="6.7961165048543689E-3" table:formula="of:=[.L11]/[.I$2]" table:style-name="ce1">
            <text:p>0.006796117</text:p>
          </table:table-cell>
          <table:table-cell office:value-type="float" office:value="-5.4978451214211077E-2" table:formula="of:=[.F11]-[.$F$2]" table:style-name="ce3">
            <text:p>-0.0549784512</text:p>
          </table:table-cell>
          <table:table-cell office:value-type="float" office:value="-7.3045445378542575E-4" table:formula="of:=[.O11]/[.$F$2]" table:style-name="ce1">
            <text:p>-0.000730454</text:p>
          </table:table-cell>
          <table:table-cell office:value-type="float" office:value="18" table:formula="of:=[.E11]-[.$E$2]" table:style-name="ce1">
            <text:p>18</text:p>
          </table:table-cell>
          <table:table-cell office:value-type="float" office:value="6.9605568445475635E-3" table:formula="of:=[.Q11]/[.$E$2]" table:style-name="ce1">
            <text:p>0.006960557</text:p>
          </table:table-cell>
          <table:table-cell office:value-type="float" office:value="6.2301023907621374E-3" table:formula="of:=[.P11]+[.R11]" table:style-name="ce1">
            <text:p>0.00623010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4.0_75.22442409271865_1.0_103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4" table:style-name="ce1">
            <text:p>2594</text:p>
          </table:table-cell>
          <table:table-cell office:value-type="float" office:value="75.224424092718706" table:style-name="ce1">
            <text:p>75.22442409</text:p>
          </table:table-cell>
          <table:table-cell office:value-type="float" office:value="1" table:style-name="ce1">
            <text:p>1</text:p>
          </table:table-cell>
          <table:table-cell office:value-type="float" office:value="1034" table:style-name="ce1">
            <text:p>1034</text:p>
          </table:table-cell>
          <table:table-cell office:value-type="float" office:value="1034" table:style-name="ce1">
            <text:p>1034</text:p>
          </table:table-cell>
          <table:table-cell office:value-type="float" office:value="752" table:style-name="ce1">
            <text:p>752</text:p>
          </table:table-cell>
          <table:table-cell office:value-type="float" office:value="4" table:formula="of:=[.H12]-[.I$2]" table:style-name="ce1">
            <text:p>4</text:p>
          </table:table-cell>
          <table:table-cell office:value-type="float" office:value="4" table:formula="of:=[.I12]-[.I$2]" table:style-name="ce1">
            <text:p>4</text:p>
          </table:table-cell>
          <table:table-cell office:value-type="float" office:value="3.8834951456310678E-3" table:formula="of:=[.K12]/[.I$2]" table:style-name="ce1">
            <text:p>0.003883495</text:p>
          </table:table-cell>
          <table:table-cell office:value-type="float" office:value="3.8834951456310678E-3" table:formula="of:=[.L12]/[.I$2]" table:style-name="ce1">
            <text:p>0.003883495</text:p>
          </table:table-cell>
          <table:table-cell office:value-type="float" office:value="-4.1666666666600349E-2" table:formula="of:=[.F12]-[.$F$2]" table:style-name="ce3">
            <text:p>-0.0416666667</text:p>
          </table:table-cell>
          <table:table-cell office:value-type="float" office:value="-5.5359148118642955E-4" table:formula="of:=[.O12]/[.$F$2]" table:style-name="ce1">
            <text:p>-0.000553591</text:p>
          </table:table-cell>
          <table:table-cell office:value-type="float" office:value="8" table:formula="of:=[.E12]-[.$E$2]" table:style-name="ce1">
            <text:p>8</text:p>
          </table:table-cell>
          <table:table-cell office:value-type="float" office:value="3.0935808197989174E-3" table:formula="of:=[.Q12]/[.$E$2]" table:style-name="ce1">
            <text:p>0.003093581</text:p>
          </table:table-cell>
          <table:table-cell office:value-type="float" office:value="2.5399893386124878E-3" table:formula="of:=[.P12]+[.R12]" table:style-name="ce1">
            <text:p>0.00253998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3.0_2620.0_75.23359134645138_0.0_1036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620" table:style-name="ce1">
            <text:p>2620</text:p>
          </table:table-cell>
          <table:table-cell office:value-type="float" office:value="75.233591346451405" table:style-name="ce1">
            <text:p>75.23359135</text:p>
          </table:table-cell>
          <table:table-cell office:value-type="float" office:value="0" table:style-name="ce1">
            <text:p>0</text:p>
          </table:table-cell>
          <table:table-cell office:value-type="float" office:value="1036" table:style-name="ce1">
            <text:p>1036</text:p>
          </table:table-cell>
          <table:table-cell office:value-type="float" office:value="1036" table:style-name="ce1">
            <text:p>1036</text:p>
          </table:table-cell>
          <table:table-cell office:value-type="float" office:value="752" table:style-name="ce1">
            <text:p>752</text:p>
          </table:table-cell>
          <table:table-cell office:value-type="float" office:value="6" table:formula="of:=[.H13]-[.I$2]" table:style-name="ce1">
            <text:p>6</text:p>
          </table:table-cell>
          <table:table-cell office:value-type="float" office:value="6" table:formula="of:=[.I13]-[.I$2]" table:style-name="ce1">
            <text:p>6</text:p>
          </table:table-cell>
          <table:table-cell office:value-type="float" office:value="5.8252427184466021E-3" table:formula="of:=[.K13]/[.I$2]" table:style-name="ce1">
            <text:p>0.005825243</text:p>
          </table:table-cell>
          <table:table-cell office:value-type="float" office:value="5.8252427184466021E-3" table:formula="of:=[.L13]/[.I$2]" table:style-name="ce1">
            <text:p>0.005825243</text:p>
          </table:table-cell>
          <table:table-cell office:value-type="float" office:value="-3.2499412933901795E-2" table:formula="of:=[.F13]-[.$F$2]" table:style-name="ce3">
            <text:p>-0.0324994129</text:p>
          </table:table-cell>
          <table:table-cell office:value-type="float" office:value="-4.3179355545112165E-4" table:formula="of:=[.O13]/[.$F$2]" table:style-name="ce1">
            <text:p>-0.000431794</text:p>
          </table:table-cell>
          <table:table-cell office:value-type="float" office:value="34" table:formula="of:=[.E13]-[.$E$2]" table:style-name="ce1">
            <text:p>34</text:p>
          </table:table-cell>
          <table:table-cell office:value-type="float" office:value="1.3147718484145398E-2" table:formula="of:=[.Q13]/[.$E$2]" table:style-name="ce1">
            <text:p>0.013147718</text:p>
          </table:table-cell>
          <table:table-cell office:value-type="float" office:value="1.2715924928694276E-2" table:formula="of:=[.P13]+[.R13]" table:style-name="ce1">
            <text:p>0.01271592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0.0_75.2603187536133_1.0_1032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0" table:style-name="ce1">
            <text:p>2590</text:p>
          </table:table-cell>
          <table:table-cell office:value-type="float" office:value="75.260318753613305" table:style-name="ce1">
            <text:p>75.26031875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14]-[.I$2]" table:style-name="ce1">
            <text:p>2</text:p>
          </table:table-cell>
          <table:table-cell office:value-type="float" office:value="2" table:formula="of:=[.I14]-[.I$2]" table:style-name="ce1">
            <text:p>2</text:p>
          </table:table-cell>
          <table:table-cell office:value-type="float" office:value="1.9417475728155339E-3" table:formula="of:=[.K14]/[.I$2]" table:style-name="ce1">
            <text:p>0.001941748</text:p>
          </table:table-cell>
          <table:table-cell office:value-type="float" office:value="1.9417475728155339E-3" table:formula="of:=[.L14]/[.I$2]" table:style-name="ce1">
            <text:p>0.001941748</text:p>
          </table:table-cell>
          <table:table-cell office:value-type="float" office:value="-5.7720057720018758E-3" table:formula="of:=[.F14]-[.$F$2]" table:style-name="ce3">
            <text:p>-0.0057720058</text:p>
          </table:table-cell>
          <table:table-cell office:value-type="float" office:value="-7.6687997393861396E-5" table:formula="of:=[.O14]/[.$F$2]" table:style-name="ce1">
            <text:p>-7.6688E-05</text:p>
          </table:table-cell>
          <table:table-cell office:value-type="float" office:value="4" table:formula="of:=[.E14]-[.$E$2]" table:style-name="ce1">
            <text:p>4</text:p>
          </table:table-cell>
          <table:table-cell office:value-type="float" office:value="1.5467904098994587E-3" table:formula="of:=[.Q14]/[.$E$2]" table:style-name="ce1">
            <text:p>0.00154679</text:p>
          </table:table-cell>
          <table:table-cell office:value-type="float" office:value="1.4701024125055972E-3" table:formula="of:=[.P14]+[.R14]" table:style-name="ce1">
            <text:p>0.00147010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0.0_75.26605542469512_0.0_103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0" table:style-name="ce1">
            <text:p>2590</text:p>
          </table:table-cell>
          <table:table-cell office:value-type="float" office:value="75.266055424695097" table:style-name="ce1">
            <text:p>75.26605542</text:p>
          </table:table-cell>
          <table:table-cell office:value-type="float" office:value="0" table:style-name="ce1">
            <text:p>0</text:p>
          </table:table-cell>
          <table:table-cell office:value-type="float" office:value="1033" table:style-name="ce1">
            <text:p>1033</text:p>
          </table:table-cell>
          <table:table-cell office:value-type="float" office:value="1033" table:style-name="ce1">
            <text:p>1033</text:p>
          </table:table-cell>
          <table:table-cell office:value-type="float" office:value="752" table:style-name="ce1">
            <text:p>752</text:p>
          </table:table-cell>
          <table:table-cell office:value-type="float" office:value="3" table:formula="of:=[.H15]-[.I$2]" table:style-name="ce1">
            <text:p>3</text:p>
          </table:table-cell>
          <table:table-cell office:value-type="float" office:value="3" table:formula="of:=[.I15]-[.I$2]" table:style-name="ce1">
            <text:p>3</text:p>
          </table:table-cell>
          <table:table-cell office:value-type="float" office:value="2.9126213592233011E-3" table:formula="of:=[.K15]/[.I$2]" table:style-name="ce1">
            <text:p>0.002912621</text:p>
          </table:table-cell>
          <table:table-cell office:value-type="float" office:value="2.9126213592233011E-3" table:formula="of:=[.L15]/[.I$2]" table:style-name="ce1">
            <text:p>0.002912621</text:p>
          </table:table-cell>
          <table:table-cell office:value-type="float" office:value="-3.5334690210220288E-5" table:formula="of:=[.F15]-[.$F$2]" table:style-name="ce3">
            <text:p>-0.0000353347</text:p>
          </table:table-cell>
          <table:table-cell office:value-type="float" office:value="-4.6946360377849471E-7" table:formula="of:=[.O15]/[.$F$2]" table:style-name="ce1">
            <text:p>-4.69464E-07</text:p>
          </table:table-cell>
          <table:table-cell office:value-type="float" office:value="4" table:formula="of:=[.E15]-[.$E$2]" table:style-name="ce1">
            <text:p>4</text:p>
          </table:table-cell>
          <table:table-cell office:value-type="float" office:value="1.5467904098994587E-3" table:formula="of:=[.Q15]/[.$E$2]" table:style-name="ce1">
            <text:p>0.00154679</text:p>
          </table:table-cell>
          <table:table-cell office:value-type="float" office:value="1.5463209462956802E-3" table:formula="of:=[.P15]+[.R15]" table:style-name="ce1">
            <text:p>0.00154632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2.0_2588.0_75.26511417585276_0.0_1032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88" table:style-name="ce1">
            <text:p>2588</text:p>
          </table:table-cell>
          <table:table-cell office:value-type="float" office:value="75.265114175852801" table:style-name="ce1">
            <text:p>75.26511418</text:p>
          </table:table-cell>
          <table:table-cell office:value-type="float" office:value="0" table:style-name="ce1">
            <text:p>0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16]-[.I$2]" table:style-name="ce1">
            <text:p>2</text:p>
          </table:table-cell>
          <table:table-cell office:value-type="float" office:value="2" table:formula="of:=[.I16]-[.I$2]" table:style-name="ce1">
            <text:p>2</text:p>
          </table:table-cell>
          <table:table-cell office:value-type="float" office:value="1.9417475728155339E-3" table:formula="of:=[.K16]/[.I$2]" table:style-name="ce1">
            <text:p>0.001941748</text:p>
          </table:table-cell>
          <table:table-cell office:value-type="float" office:value="1.9417475728155339E-3" table:formula="of:=[.L16]/[.I$2]" table:style-name="ce1">
            <text:p>0.001941748</text:p>
          </table:table-cell>
          <table:table-cell office:value-type="float" office:value="-9.76583532505515E-4" table:formula="of:=[.F16]-[.$F$2]" table:style-name="ce3">
            <text:p>-0.0009765835</text:p>
          </table:table-cell>
          <table:table-cell office:value-type="float" office:value="-1.297507978230874E-5" table:formula="of:=[.O16]/[.$F$2]" table:style-name="ce1">
            <text:p>-1.29751E-05</text:p>
          </table:table-cell>
          <table:table-cell office:value-type="float" office:value="2" table:formula="of:=[.E16]-[.$E$2]" table:style-name="ce1">
            <text:p>2</text:p>
          </table:table-cell>
          <table:table-cell office:value-type="float" office:value="7.7339520494972935E-4" table:formula="of:=[.Q16]/[.$E$2]" table:style-name="ce1">
            <text:p>0.000773395</text:p>
          </table:table-cell>
          <table:table-cell office:value-type="float" office:value="7.6042012516742063E-4" table:formula="of:=[.P16]+[.R16]" table:style-name="ce1">
            <text:p>0.00076042</text:p>
          </table:table-cell>
          <table:table-cell table:number-columns-repeated="16365"/>
        </table:table-row>
        <table:table-row table:number-rows-repeated="19"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41" table:style-name="ro2">
          <table:table-cell table:number-columns-repeated="16384"/>
        </table:table-row>
      </table:table>
      <table:table table:name="03_JUni3_8" table:style-name="ta1">
        <table:table-column table:style-name="co23" table:number-columns-repeated="2" table:default-cell-style-name="ce1"/>
        <table:table-column table:style-name="co12" table:number-columns-repeated="8" table:default-cell-style-name="ce1"/>
        <table:table-column table:style-name="co24" table:default-cell-style-name="ce1"/>
        <table:table-column table:style-name="co25" table:default-cell-style-name="ce1"/>
        <table:table-column table:style-name="co12" table:number-columns-repeated="2" table:default-cell-style-name="ce1"/>
        <table:table-column table:style-name="co16" table:default-cell-style-name="ce1"/>
        <table:table-column table:style-name="co12" table:number-columns-repeated="1009" table:default-cell-style-name="ce1"/>
        <table:table-column table:style-name="co5" table:number-columns-repeated="15360" table:default-cell-style-name="ce1"/>
        <table:table-row table:style-name="ro3">
          <table:table-cell table:style-name="ce1"/>
          <table:table-cell office:value-type="string" table:style-name="ce4">
            <text:p>version</text:p>
          </table:table-cell>
          <table:table-cell office:value-type="string" table:style-name="ce4">
            <text:p>interpackage</text:p>
          </table:table-cell>
          <table:table-cell office:value-type="string" table:style-name="ce4">
            <text:p>refactorings</text:p>
          </table:table-cell>
          <table:table-cell office:value-type="string" table:style-name="ce4">
            <text:p>coupling</text:p>
          </table:table-cell>
          <table:table-cell office:value-type="string" table:style-name="ce4">
            <text:p>lcom</text:p>
          </table:table-cell>
          <table:table-cell office:value-type="string" table:style-name="ce4">
            <text:p>blobs</text:p>
          </table:table-cell>
          <table:table-cell office:value-type="string" table:style-name="ce4">
            <text:p>visibility</text:p>
          </table:table-cell>
          <table:table-cell office:value-type="string" table:style-name="ce4">
            <text:p>reducedVisibility</text:p>
          </table:table-cell>
          <table:table-cell office:value-type="string" table:style-name="ce4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initial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416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4">
            <text:p>2.0</text:p>
          </table:table-cell>
          <table:table-cell office:value-type="string" table:style-name="ce4">
            <text:p>1914.0</text:p>
          </table:table-cell>
          <table:table-cell office:value-type="float" office:value="989" table:style-name="ce4">
            <text:p>989</text:p>
          </table:table-cell>
          <table:table-cell office:value-type="string" table:style-name="ce4">
            <text:p>1088.0</text:p>
          </table:table-cell>
          <table:table-cell office:value-type="float" office:value="925" table:formula="of:=[.H2]-[.I2]" table:style-name="ce1">
            <text:p>925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">
            <text:p>Run 1:</text:p>
          </table:table-cell>
          <table:table-cell office:value-type="string" table:style-name="ce4">
            <text:p>03_JUnit3.8.2_0.0_1416.0_34.3194519680947_2.0_989.0.xmi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0.0</text:p>
          </table:table-cell>
          <table:table-cell office:value-type="string" table:style-name="ce4">
            <text:p>1416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4">
            <text:p>2.0</text:p>
          </table:table-cell>
          <table:table-cell office:value-type="float" office:value="989" table:style-name="ce5">
            <text:p>989</text:p>
          </table:table-cell>
          <table:table-cell office:value-type="float" office:value="989" table:style-name="ce5">
            <text:p>989</text:p>
          </table:table-cell>
          <table:table-cell office:value-type="string" table:style-name="ce4">
            <text:p>1088.0</text:p>
          </table:table-cell>
          <table:table-cell office:value-type="float" office:value="0" table:formula="of:=[.H3]-[.I2]" table:style-name="ce1">
            <text:p>0</text:p>
          </table:table-cell>
          <table:table-cell office:value-type="float" office:value="0" table:formula="of:=[.I3]-[.I2]" table:style-name="ce1">
            <text:p>0</text:p>
          </table:table-cell>
          <table:table-cell office:value-type="float" office:value="0" table:formula="of:=[.K3]/[.I2]" table:style-name="ce1">
            <text:p>0</text:p>
          </table:table-cell>
          <table:table-cell office:value-type="float" office:value="0" table:formula="of:=[.L3]/[.I2]" table:style-name="ce1">
            <text:p>0</text:p>
          </table:table-cell>
          <table:table-cell office:value-type="float" office:value="0" table:formula="of:=[.F3]-[.$F$2]" table:style-name="ce3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0" table:formula="of:=[.E3]-[.$E$2]" table:style-name="ce1">
            <text:p>0</text:p>
          </table:table-cell>
          <table:table-cell office:value-type="float" office:value="0" table:formula="of:=[.Q3]/[.$E$2]" table:style-name="ce1">
            <text:p>0</text:p>
          </table:table-cell>
          <table:table-cell office:value-type="float" office:value="0" table:formula="of:=[.P3]+[.R3]" table:style-name="ce1">
            <text:p>0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03_JUnit3.8.2_3.0_1418.0_34.25513862816889_2.0_995.0.xmi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3.0</text:p>
          </table:table-cell>
          <table:table-cell office:value-type="string" table:style-name="ce4">
            <text:p>1418.0</text:p>
          </table:table-cell>
          <table:table-cell office:value-type="float" office:value="34.255138628168801" table:style-name="ce1">
            <text:p>34.25513863</text:p>
          </table:table-cell>
          <table:table-cell office:value-type="string" table:style-name="ce4">
            <text:p>2.0</text:p>
          </table:table-cell>
          <table:table-cell office:value-type="float" office:value="995" table:style-name="ce5">
            <text:p>995</text:p>
          </table:table-cell>
          <table:table-cell office:value-type="float" office:value="995" table:style-name="ce5">
            <text:p>995</text:p>
          </table:table-cell>
          <table:table-cell office:value-type="string" table:style-name="ce4">
            <text:p>1088.0</text:p>
          </table:table-cell>
          <table:table-cell office:value-type="float" office:value="6" table:formula="of:=[.H4]-[.I2]" table:style-name="ce1">
            <text:p>6</text:p>
          </table:table-cell>
          <table:table-cell office:value-type="float" office:value="6" table:formula="of:=[.I4]-[.I2]" table:style-name="ce1">
            <text:p>6</text:p>
          </table:table-cell>
          <table:table-cell office:value-type="float" office:value="6.0667340748230538E-3" table:formula="of:=[.K4]/[.I2]" table:style-name="ce1">
            <text:p>0.006066734</text:p>
          </table:table-cell>
          <table:table-cell office:value-type="float" office:value="6.0667340748230538E-3" table:formula="of:=[.L4]/[.I2]" table:style-name="ce1">
            <text:p>0.006066734</text:p>
          </table:table-cell>
          <table:table-cell office:value-type="float" office:value="-6.4313339925895718E-2" table:formula="of:=[.F4]-[.$F$2]" table:style-name="ce3">
            <text:p>-0.0643133399</text:p>
          </table:table-cell>
          <table:table-cell office:value-type="float" office:value="-1.8739617399976269E-3" table:formula="of:=[.O4]/[.$F$2]" table:style-name="ce1">
            <text:p>-0.001873962</text:p>
          </table:table-cell>
          <table:table-cell office:value-type="float" office:value="2" table:formula="of:=[.E4]-[.$E$2]" table:style-name="ce1">
            <text:p>2</text:p>
          </table:table-cell>
          <table:table-cell office:value-type="float" office:value="1.4124293785310734E-3" table:formula="of:=[.Q4]/[.$E$2]" table:style-name="ce1">
            <text:p>0.001412429</text:p>
          </table:table-cell>
          <table:table-cell office:value-type="float" office:value="-4.6153236146655348E-4" table:formula="of:=[.P4]+[.R4]" table:style-name="ce1">
            <text:p>-0.000461532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03_JUnit3.8.2_1.0_1414.0_34.3194519680947_2.0_989.0.xmi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.0</text:p>
          </table:table-cell>
          <table:table-cell office:value-type="string" table:style-name="ce4">
            <text:p>1414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4">
            <text:p>2.0</text:p>
          </table:table-cell>
          <table:table-cell office:value-type="float" office:value="989" table:style-name="ce5">
            <text:p>989</text:p>
          </table:table-cell>
          <table:table-cell office:value-type="float" office:value="989" table:style-name="ce5">
            <text:p>989</text:p>
          </table:table-cell>
          <table:table-cell office:value-type="string" table:style-name="ce4">
            <text:p>1088.0</text:p>
          </table:table-cell>
          <table:table-cell office:value-type="float" office:value="0" table:formula="of:=[.H5]-[.I2]" table:style-name="ce1">
            <text:p>0</text:p>
          </table:table-cell>
          <table:table-cell office:value-type="float" office:value="0" table:formula="of:=[.I5]-[.I2]" table:style-name="ce1">
            <text:p>0</text:p>
          </table:table-cell>
          <table:table-cell office:value-type="float" office:value="0" table:formula="of:=[.K5]/[.I2]" table:style-name="ce1">
            <text:p>0</text:p>
          </table:table-cell>
          <table:table-cell office:value-type="float" office:value="0" table:formula="of:=[.L5]/[.I2]" table:style-name="ce1">
            <text:p>0</text:p>
          </table:table-cell>
          <table:table-cell office:value-type="float" office:value="0" table:formula="of:=[.F5]-[.$F$2]" table:style-name="ce3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2" table:formula="of:=[.E5]-[.$E$2]" table:style-name="ce1">
            <text:p>-2</text:p>
          </table:table-cell>
          <table:table-cell office:value-type="float" office:value="-1.4124293785310734E-3" table:formula="of:=[.Q5]/[.$E$2]" table:style-name="ce1">
            <text:p>-0.001412429</text:p>
          </table:table-cell>
          <table:table-cell office:value-type="float" office:value="-1.4124293785310734E-3" table:formula="of:=[.P5]+[.R5]" table:style-name="ce1">
            <text:p>-0.001412429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03_JUnit3.8.2_10.0_1448.0_34.56587928553783_1.0_1011.0.xmi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10.0</text:p>
          </table:table-cell>
          <table:table-cell office:value-type="string" table:style-name="ce4">
            <text:p>1448.0</text:p>
          </table:table-cell>
          <table:table-cell office:value-type="float" office:value="34.565879285537797" table:style-name="ce1">
            <text:p>34.56587929</text:p>
          </table:table-cell>
          <table:table-cell office:value-type="string" table:style-name="ce4">
            <text:p>1.0</text:p>
          </table:table-cell>
          <table:table-cell office:value-type="float" office:value="1011" table:style-name="ce5">
            <text:p>1011</text:p>
          </table:table-cell>
          <table:table-cell office:value-type="float" office:value="1011" table:style-name="ce5">
            <text:p>1011</text:p>
          </table:table-cell>
          <table:table-cell office:value-type="string" table:style-name="ce4">
            <text:p>1088.0</text:p>
          </table:table-cell>
          <table:table-cell office:value-type="float" office:value="22" table:formula="of:=[.H6]-[.I2]" table:style-name="ce1">
            <text:p>22</text:p>
          </table:table-cell>
          <table:table-cell office:value-type="float" office:value="22" table:formula="of:=[.I6]-[.I2]" table:style-name="ce1">
            <text:p>22</text:p>
          </table:table-cell>
          <table:table-cell office:value-type="float" office:value="2.2244691607684528E-2" table:formula="of:=[.K6]/[.I2]" table:style-name="ce1">
            <text:p>0.022244692</text:p>
          </table:table-cell>
          <table:table-cell office:value-type="float" office:value="2.2244691607684528E-2" table:formula="of:=[.L6]/[.I2]" table:style-name="ce1">
            <text:p>0.022244692</text:p>
          </table:table-cell>
          <table:table-cell office:value-type="float" office:value="0.24642731744309998" table:formula="of:=[.F6]-[.$F$2]" table:style-name="ce3">
            <text:p>0.2464273174</text:p>
          </table:table-cell>
          <table:table-cell office:value-type="float" office:value="7.1803978009961451E-3" table:formula="of:=[.O6]/[.$F$2]" table:style-name="ce1">
            <text:p>0.007180398</text:p>
          </table:table-cell>
          <table:table-cell office:value-type="float" office:value="32" table:formula="of:=[.E6]-[.$E$2]" table:style-name="ce1">
            <text:p>32</text:p>
          </table:table-cell>
          <table:table-cell office:value-type="float" office:value="2.2598870056497175E-2" table:formula="of:=[.Q6]/[.$E$2]" table:style-name="ce1">
            <text:p>0.02259887</text:p>
          </table:table-cell>
          <table:table-cell office:value-type="float" office:value="2.9779267857493321E-2" table:formula="of:=[.P6]+[.R6]" table:style-name="ce1">
            <text:p>0.029779268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03_JUnit3.8.2_10.0_1450.0_34.56432526025026_1.0_1018.0.xmi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.0</text:p>
          </table:table-cell>
          <table:table-cell office:value-type="string" table:style-name="ce4">
            <text:p>1450.0</text:p>
          </table:table-cell>
          <table:table-cell office:value-type="float" office:value="34.5643252602502" table:style-name="ce1">
            <text:p>34.56432526</text:p>
          </table:table-cell>
          <table:table-cell office:value-type="string" table:style-name="ce4">
            <text:p>1.0</text:p>
          </table:table-cell>
          <table:table-cell office:value-type="float" office:value="1018" table:style-name="ce5">
            <text:p>1018</text:p>
          </table:table-cell>
          <table:table-cell office:value-type="float" office:value="1018" table:style-name="ce5">
            <text:p>1018</text:p>
          </table:table-cell>
          <table:table-cell office:value-type="string" table:style-name="ce4">
            <text:p>1088.0</text:p>
          </table:table-cell>
          <table:table-cell office:value-type="float" office:value="29" table:formula="of:=[.H7]-[.I2]" table:style-name="ce1">
            <text:p>29</text:p>
          </table:table-cell>
          <table:table-cell office:value-type="float" office:value="29" table:formula="of:=[.I7]-[.I2]" table:style-name="ce1">
            <text:p>29</text:p>
          </table:table-cell>
          <table:table-cell office:value-type="float" office:value="2.9322548028311426E-2" table:formula="of:=[.K7]/[.I2]" table:style-name="ce1">
            <text:p>0.029322548</text:p>
          </table:table-cell>
          <table:table-cell office:value-type="float" office:value="2.9322548028311426E-2" table:formula="of:=[.L7]/[.I2]" table:style-name="ce1">
            <text:p>0.029322548</text:p>
          </table:table-cell>
          <table:table-cell office:value-type="float" office:value="0.24487329215550346" table:formula="of:=[.F7]-[.$F$2]" table:style-name="ce3">
            <text:p>0.2448732922</text:p>
          </table:table-cell>
          <table:table-cell office:value-type="float" office:value="7.1351166208350738E-3" table:formula="of:=[.O7]/[.$F$2]" table:style-name="ce1">
            <text:p>0.007135117</text:p>
          </table:table-cell>
          <table:table-cell office:value-type="float" office:value="34" table:formula="of:=[.E7]-[.$E$2]" table:style-name="ce1">
            <text:p>34</text:p>
          </table:table-cell>
          <table:table-cell office:value-type="float" office:value="2.4011299435028249E-2" table:formula="of:=[.Q7]/[.$E$2]" table:style-name="ce1">
            <text:p>0.024011299</text:p>
          </table:table-cell>
          <table:table-cell office:value-type="float" office:value="3.1146416055863324E-2" table:formula="of:=[.P7]+[.R7]" table:style-name="ce1">
            <text:p>0.031146416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03_JUnit3.8.2_10.0_1444.0_34.22730602598846_3.0_1002.0.xmi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.0</text:p>
          </table:table-cell>
          <table:table-cell office:value-type="string" table:style-name="ce4">
            <text:p>1444.0</text:p>
          </table:table-cell>
          <table:table-cell office:value-type="float" office:value="34.227306025988398" table:style-name="ce1">
            <text:p>34.22730603</text:p>
          </table:table-cell>
          <table:table-cell office:value-type="string" table:style-name="ce4">
            <text:p>3.0</text:p>
          </table:table-cell>
          <table:table-cell office:value-type="float" office:value="1002" table:style-name="ce5">
            <text:p>1002</text:p>
          </table:table-cell>
          <table:table-cell office:value-type="float" office:value="1000" table:style-name="ce5">
            <text:p>1000</text:p>
          </table:table-cell>
          <table:table-cell office:value-type="string" table:style-name="ce4">
            <text:p>1088.0</text:p>
          </table:table-cell>
          <table:table-cell office:value-type="float" office:value="13" table:formula="of:=[.H8]-[.I2]" table:style-name="ce1">
            <text:p>13</text:p>
          </table:table-cell>
          <table:table-cell office:value-type="float" office:value="11" table:formula="of:=[.I8]-[.I2]" table:style-name="ce1">
            <text:p>11</text:p>
          </table:table-cell>
          <table:table-cell office:value-type="float" office:value="1.314459049544995E-2" table:formula="of:=[.K8]/[.I2]" table:style-name="ce1">
            <text:p>0.01314459</text:p>
          </table:table-cell>
          <table:table-cell office:value-type="float" office:value="1.1122345803842264E-2" table:formula="of:=[.L8]/[.I2]" table:style-name="ce1">
            <text:p>0.011122346</text:p>
          </table:table-cell>
          <table:table-cell office:value-type="float" office:value="-9.2145942106299117E-2" table:formula="of:=[.F8]-[.$F$2]" table:style-name="ce3">
            <text:p>-0.0921459421</text:p>
          </table:table-cell>
          <table:table-cell office:value-type="float" office:value="-2.6849479470698774E-3" table:formula="of:=[.O8]/[.$F$2]" table:style-name="ce1">
            <text:p>-0.002684948</text:p>
          </table:table-cell>
          <table:table-cell office:value-type="float" office:value="28" table:formula="of:=[.E8]-[.$E$2]" table:style-name="ce1">
            <text:p>28</text:p>
          </table:table-cell>
          <table:table-cell office:value-type="float" office:value="1.977401129943503E-2" table:formula="of:=[.Q8]/[.$E$2]" table:style-name="ce1">
            <text:p>0.019774011</text:p>
          </table:table-cell>
          <table:table-cell office:value-type="float" office:value="1.7089063352365153E-2" table:formula="of:=[.P8]+[.R8]" table:style-name="ce1">
            <text:p>0.017089063</text:p>
          </table:table-cell>
          <table:table-cell table:number-columns-repeated="16365"/>
        </table:table-row>
        <table:table-row table:style-name="ro3">
          <table:table-cell table:style-name="ce1"/>
          <table:table-cell office:value-type="string" table:style-name="ce4">
            <text:p>03_JUnit3.8.2_10.0_1446.0_34.75134219068824_1.0_1018.0.xmi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10.0</text:p>
          </table:table-cell>
          <table:table-cell office:value-type="string" table:style-name="ce4">
            <text:p>1446.0</text:p>
          </table:table-cell>
          <table:table-cell office:value-type="float" office:value="34.751342190688199" table:style-name="ce1">
            <text:p>34.75134219</text:p>
          </table:table-cell>
          <table:table-cell office:value-type="string" table:style-name="ce4">
            <text:p>1.0</text:p>
          </table:table-cell>
          <table:table-cell office:value-type="float" office:value="1018" table:style-name="ce5">
            <text:p>1018</text:p>
          </table:table-cell>
          <table:table-cell office:value-type="float" office:value="1017" table:style-name="ce5">
            <text:p>1017</text:p>
          </table:table-cell>
          <table:table-cell office:value-type="string" table:style-name="ce4">
            <text:p>1088.0</text:p>
          </table:table-cell>
          <table:table-cell office:value-type="float" office:value="29" table:formula="of:=[.H9]-[.I$2]" table:style-name="ce1">
            <text:p>29</text:p>
          </table:table-cell>
          <table:table-cell office:value-type="float" office:value="28" table:formula="of:=[.I9]-[.I$2]" table:style-name="ce1">
            <text:p>28</text:p>
          </table:table-cell>
          <table:table-cell office:value-type="float" office:value="2.9322548028311426E-2" table:formula="of:=[.K9]/[.I$2]" table:style-name="ce1">
            <text:p>0.029322548</text:p>
          </table:table-cell>
          <table:table-cell office:value-type="float" office:value="2.8311425682507583E-2" table:formula="of:=[.L9]/[.I$2]" table:style-name="ce1">
            <text:p>0.028311426</text:p>
          </table:table-cell>
          <table:table-cell office:value-type="float" office:value="0.43189022259350196" table:formula="of:=[.F9]-[.$F$2]" table:style-name="ce3">
            <text:p>0.4318902226</text:p>
          </table:table-cell>
          <table:table-cell office:value-type="float" office:value="1.2584414896689246E-2" table:formula="of:=[.O9]/[.$F$2]" table:style-name="ce1">
            <text:p>0.012584415</text:p>
          </table:table-cell>
          <table:table-cell office:value-type="float" office:value="30" table:formula="of:=[.E9]-[.$E$2]" table:style-name="ce1">
            <text:p>30</text:p>
          </table:table-cell>
          <table:table-cell office:value-type="float" office:value="2.1186440677966101E-2" table:formula="of:=[.Q9]/[.$E$2]" table:style-name="ce1">
            <text:p>0.021186441</text:p>
          </table:table-cell>
          <table:table-cell office:value-type="float" office:value="3.3770855574655347E-2" table:formula="of:=[.P9]+[.R9]" table:style-name="ce1">
            <text:p>0.03377085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3_JUnit3.8.2_10.0_1458.0_34.00950919364143_2.0_1018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458" table:style-name="ce1">
            <text:p>1458</text:p>
          </table:table-cell>
          <table:table-cell office:value-type="float" office:value="34.009509193641399" table:style-name="ce1">
            <text:p>34.00950919</text:p>
          </table:table-cell>
          <table:table-cell office:value-type="float" office:value="2" table:style-name="ce1">
            <text:p>2</text:p>
          </table:table-cell>
          <table:table-cell office:value-type="float" office:value="1018" table:style-name="ce1">
            <text:p>1018</text:p>
          </table:table-cell>
          <table:table-cell office:value-type="float" office:value="1018" table:style-name="ce1">
            <text:p>1018</text:p>
          </table:table-cell>
          <table:table-cell office:value-type="float" office:value="1088" table:style-name="ce1">
            <text:p>1088</text:p>
          </table:table-cell>
          <table:table-cell office:value-type="float" office:value="29" table:formula="of:=[.H10]-[.I$2]" table:style-name="ce1">
            <text:p>29</text:p>
          </table:table-cell>
          <table:table-cell office:value-type="float" office:value="29" table:formula="of:=[.I10]-[.I$2]" table:style-name="ce1">
            <text:p>29</text:p>
          </table:table-cell>
          <table:table-cell office:value-type="float" office:value="2.9322548028311426E-2" table:formula="of:=[.K10]/[.I$2]" table:style-name="ce1">
            <text:p>0.029322548</text:p>
          </table:table-cell>
          <table:table-cell office:value-type="float" office:value="2.9322548028311426E-2" table:formula="of:=[.L10]/[.I$2]" table:style-name="ce1">
            <text:p>0.029322548</text:p>
          </table:table-cell>
          <table:table-cell office:value-type="float" office:value="-0.30994277445329743" table:formula="of:=[.F10]-[.$F$2]" table:style-name="ce3">
            <text:p>-0.3099427745</text:p>
          </table:table-cell>
          <table:table-cell office:value-type="float" office:value="-9.031110833047036E-3" table:formula="of:=[.O10]/[.$F$2]" table:style-name="ce1">
            <text:p>-0.009031111</text:p>
          </table:table-cell>
          <table:table-cell office:value-type="float" office:value="42" table:formula="of:=[.E10]-[.$E$2]" table:style-name="ce1">
            <text:p>42</text:p>
          </table:table-cell>
          <table:table-cell office:value-type="float" office:value="2.9661016949152543E-2" table:formula="of:=[.Q10]/[.$E$2]" table:style-name="ce1">
            <text:p>0.029661017</text:p>
          </table:table-cell>
          <table:table-cell office:value-type="float" office:value="2.0629906116105507E-2" table:formula="of:=[.P10]+[.R10]" table:style-name="ce1">
            <text:p>0.02062990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0.0_1416.0_34.3194519680947_2.0_989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6" table:style-name="ce1">
            <text:p>1416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89" table:style-name="ce1">
            <text:p>989</text:p>
          </table:table-cell>
          <table:table-cell office:value-type="float" office:value="989" table:style-name="ce1">
            <text:p>989</text:p>
          </table:table-cell>
          <table:table-cell office:value-type="float" office:value="1088" table:style-name="ce1">
            <text:p>1088</text:p>
          </table:table-cell>
          <table:table-cell office:value-type="float" office:value="0" table:formula="of:=[.H11]-[.I$2]" table:style-name="ce1">
            <text:p>0</text:p>
          </table:table-cell>
          <table:table-cell office:value-type="float" office:value="0" table:formula="of:=[.I11]-[.I$2]" table:style-name="ce1">
            <text:p>0</text:p>
          </table:table-cell>
          <table:table-cell office:value-type="float" office:value="0" table:formula="of:=[.K11]/[.I$2]" table:style-name="ce1">
            <text:p>0</text:p>
          </table:table-cell>
          <table:table-cell office:value-type="float" office:value="0" table:formula="of:=[.L11]/[.I$2]" table:style-name="ce1">
            <text:p>0</text:p>
          </table:table-cell>
          <table:table-cell office:value-type="float" office:value="0" table:formula="of:=[.F11]-[.$F$2]" table:style-name="ce3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0" table:formula="of:=[.E11]-[.$E$2]" table:style-name="ce1">
            <text:p>0</text:p>
          </table:table-cell>
          <table:table-cell office:value-type="float" office:value="0" table:formula="of:=[.Q11]/[.$E$2]" table:style-name="ce1">
            <text:p>0</text:p>
          </table:table-cell>
          <table:table-cell office:value-type="float" office:value="0" table:formula="of:=[.P11]+[.R11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2.0_1412.0_34.3194519680947_2.0_992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12" table:style-name="ce1">
            <text:p>1412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92" table:style-name="ce1">
            <text:p>992</text:p>
          </table:table-cell>
          <table:table-cell office:value-type="float" office:value="992" table:style-name="ce1">
            <text:p>992</text:p>
          </table:table-cell>
          <table:table-cell office:value-type="float" office:value="1088" table:style-name="ce1">
            <text:p>1088</text:p>
          </table:table-cell>
          <table:table-cell office:value-type="float" office:value="3" table:formula="of:=[.H12]-[.I$2]" table:style-name="ce1">
            <text:p>3</text:p>
          </table:table-cell>
          <table:table-cell office:value-type="float" office:value="3" table:formula="of:=[.I12]-[.I$2]" table:style-name="ce1">
            <text:p>3</text:p>
          </table:table-cell>
          <table:table-cell office:value-type="float" office:value="3.0333670374115269E-3" table:formula="of:=[.K12]/[.I$2]" table:style-name="ce1">
            <text:p>0.003033367</text:p>
          </table:table-cell>
          <table:table-cell office:value-type="float" office:value="3.0333670374115269E-3" table:formula="of:=[.L12]/[.I$2]" table:style-name="ce1">
            <text:p>0.003033367</text:p>
          </table:table-cell>
          <table:table-cell office:value-type="float" office:value="0" table:formula="of:=[.F12]-[.$F$2]" table:style-name="ce3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4" table:formula="of:=[.E12]-[.$E$2]" table:style-name="ce1">
            <text:p>-4</text:p>
          </table:table-cell>
          <table:table-cell office:value-type="float" office:value="-2.8248587570621469E-3" table:formula="of:=[.Q12]/[.$E$2]" table:style-name="ce1">
            <text:p>-0.002824859</text:p>
          </table:table-cell>
          <table:table-cell office:value-type="float" office:value="-2.8248587570621469E-3" table:formula="of:=[.P12]+[.R12]" table:style-name="ce1">
            <text:p>-0.00282485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10.0_1468.0_34.63835091393614_1.0_1014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68" table:style-name="ce1">
            <text:p>1468</text:p>
          </table:table-cell>
          <table:table-cell office:value-type="float" office:value="34.638350913936101" table:style-name="ce1">
            <text:p>34.63835091</text:p>
          </table:table-cell>
          <table:table-cell office:value-type="float" office:value="1" table:style-name="ce1">
            <text:p>1</text:p>
          </table:table-cell>
          <table:table-cell office:value-type="float" office:value="1014" table:style-name="ce1">
            <text:p>1014</text:p>
          </table:table-cell>
          <table:table-cell office:value-type="float" office:value="1014" table:style-name="ce1">
            <text:p>1014</text:p>
          </table:table-cell>
          <table:table-cell office:value-type="float" office:value="1088" table:style-name="ce1">
            <text:p>1088</text:p>
          </table:table-cell>
          <table:table-cell office:value-type="float" office:value="25" table:formula="of:=[.H13]-[.I$2]" table:style-name="ce1">
            <text:p>25</text:p>
          </table:table-cell>
          <table:table-cell office:value-type="float" office:value="25" table:formula="of:=[.I13]-[.I$2]" table:style-name="ce1">
            <text:p>25</text:p>
          </table:table-cell>
          <table:table-cell office:value-type="float" office:value="2.5278058645096056E-2" table:formula="of:=[.K13]/[.I$2]" table:style-name="ce1">
            <text:p>0.025278059</text:p>
          </table:table-cell>
          <table:table-cell office:value-type="float" office:value="2.5278058645096056E-2" table:formula="of:=[.L13]/[.I$2]" table:style-name="ce1">
            <text:p>0.025278059</text:p>
          </table:table-cell>
          <table:table-cell office:value-type="float" office:value="0.31889894584140421" table:formula="of:=[.F13]-[.$F$2]" table:style-name="ce3">
            <text:p>0.3188989458</text:p>
          </table:table-cell>
          <table:table-cell office:value-type="float" office:value="9.2920757049929203E-3" table:formula="of:=[.O13]/[.$F$2]" table:style-name="ce1">
            <text:p>0.009292076</text:p>
          </table:table-cell>
          <table:table-cell office:value-type="float" office:value="52" table:formula="of:=[.E13]-[.$E$2]" table:style-name="ce1">
            <text:p>52</text:p>
          </table:table-cell>
          <table:table-cell office:value-type="float" office:value="3.6723163841807911E-2" table:formula="of:=[.Q13]/[.$E$2]" table:style-name="ce1">
            <text:p>0.036723164</text:p>
          </table:table-cell>
          <table:table-cell office:value-type="float" office:value="4.6015239546800833E-2" table:formula="of:=[.P13]+[.R13]" table:style-name="ce1">
            <text:p>0.0460152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4.0_1430.0_34.24163837302104_2.0_996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430" table:style-name="ce1">
            <text:p>1430</text:p>
          </table:table-cell>
          <table:table-cell office:value-type="float" office:value="34.241638373020997" table:style-name="ce1">
            <text:p>34.24163837</text:p>
          </table:table-cell>
          <table:table-cell office:value-type="float" office:value="2" table:style-name="ce1">
            <text:p>2</text:p>
          </table:table-cell>
          <table:table-cell office:value-type="float" office:value="996" table:style-name="ce1">
            <text:p>996</text:p>
          </table:table-cell>
          <table:table-cell office:value-type="float" office:value="996" table:style-name="ce1">
            <text:p>996</text:p>
          </table:table-cell>
          <table:table-cell office:value-type="float" office:value="1088" table:style-name="ce1">
            <text:p>1088</text:p>
          </table:table-cell>
          <table:table-cell office:value-type="float" office:value="7" table:formula="of:=[.H14]-[.I$2]" table:style-name="ce1">
            <text:p>7</text:p>
          </table:table-cell>
          <table:table-cell office:value-type="float" office:value="7" table:formula="of:=[.I14]-[.I$2]" table:style-name="ce1">
            <text:p>7</text:p>
          </table:table-cell>
          <table:table-cell office:value-type="float" office:value="7.0778564206268957E-3" table:formula="of:=[.K14]/[.I$2]" table:style-name="ce1">
            <text:p>0.007077856</text:p>
          </table:table-cell>
          <table:table-cell office:value-type="float" office:value="7.0778564206268957E-3" table:formula="of:=[.L14]/[.I$2]" table:style-name="ce1">
            <text:p>0.007077856</text:p>
          </table:table-cell>
          <table:table-cell office:value-type="float" office:value="-7.781359507369956E-2" table:formula="of:=[.F14]-[.$F$2]" table:style-name="ce3">
            <text:p>-0.0778135951</text:p>
          </table:table-cell>
          <table:table-cell office:value-type="float" office:value="-2.2673320991850182E-3" table:formula="of:=[.O14]/[.$F$2]" table:style-name="ce1">
            <text:p>-0.002267332</text:p>
          </table:table-cell>
          <table:table-cell office:value-type="float" office:value="14" table:formula="of:=[.E14]-[.$E$2]" table:style-name="ce1">
            <text:p>14</text:p>
          </table:table-cell>
          <table:table-cell office:value-type="float" office:value="9.887005649717515E-3" table:formula="of:=[.Q14]/[.$E$2]" table:style-name="ce1">
            <text:p>0.009887006</text:p>
          </table:table-cell>
          <table:table-cell office:value-type="float" office:value="7.6196735505324967E-3" table:formula="of:=[.P14]+[.R14]" table:style-name="ce1">
            <text:p>0.00761967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8.0_1432.0_34.212495607648634_2.0_1000.0.xmi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32" table:style-name="ce1">
            <text:p>1432</text:p>
          </table:table-cell>
          <table:table-cell office:value-type="float" office:value="34.212495607648599" table:style-name="ce1">
            <text:p>34.21249561</text:p>
          </table:table-cell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88" table:style-name="ce1">
            <text:p>1088</text:p>
          </table:table-cell>
          <table:table-cell office:value-type="float" office:value="11" table:formula="of:=[.H15]-[.I$2]" table:style-name="ce1">
            <text:p>11</text:p>
          </table:table-cell>
          <table:table-cell office:value-type="float" office:value="11" table:formula="of:=[.I15]-[.I$2]" table:style-name="ce1">
            <text:p>11</text:p>
          </table:table-cell>
          <table:table-cell office:value-type="float" office:value="1.1122345803842264E-2" table:formula="of:=[.K15]/[.I$2]" table:style-name="ce1">
            <text:p>0.011122346</text:p>
          </table:table-cell>
          <table:table-cell office:value-type="float" office:value="1.1122345803842264E-2" table:formula="of:=[.L15]/[.I$2]" table:style-name="ce1">
            <text:p>0.011122346</text:p>
          </table:table-cell>
          <table:table-cell office:value-type="float" office:value="-0.10695636044609813" table:formula="of:=[.F15]-[.$F$2]" table:style-name="ce3">
            <text:p>-0.1069563604</text:p>
          </table:table-cell>
          <table:table-cell office:value-type="float" office:value="-3.1164938340370592E-3" table:formula="of:=[.O15]/[.$F$2]" table:style-name="ce1">
            <text:p>-0.003116494</text:p>
          </table:table-cell>
          <table:table-cell office:value-type="float" office:value="16" table:formula="of:=[.E15]-[.$E$2]" table:style-name="ce1">
            <text:p>16</text:p>
          </table:table-cell>
          <table:table-cell office:value-type="float" office:value="1.1299435028248588E-2" table:formula="of:=[.Q15]/[.$E$2]" table:style-name="ce1">
            <text:p>0.011299435</text:p>
          </table:table-cell>
          <table:table-cell office:value-type="float" office:value="8.1829411942115279E-3" table:formula="of:=[.P15]+[.R15]" table:style-name="ce1">
            <text:p>0.00818294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1.0_1414.0_34.3194519680947_2.0_989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14" table:style-name="ce1">
            <text:p>1414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89" table:style-name="ce1">
            <text:p>989</text:p>
          </table:table-cell>
          <table:table-cell office:value-type="float" office:value="989" table:style-name="ce1">
            <text:p>989</text:p>
          </table:table-cell>
          <table:table-cell office:value-type="float" office:value="1088" table:style-name="ce1">
            <text:p>1088</text:p>
          </table:table-cell>
          <table:table-cell office:value-type="float" office:value="0" table:formula="of:=[.H16]-[.I$2]" table:style-name="ce1">
            <text:p>0</text:p>
          </table:table-cell>
          <table:table-cell office:value-type="float" office:value="0" table:formula="of:=[.I16]-[.I$2]" table:style-name="ce1">
            <text:p>0</text:p>
          </table:table-cell>
          <table:table-cell office:value-type="float" office:value="0" table:formula="of:=[.K16]/[.I$2]" table:style-name="ce1">
            <text:p>0</text:p>
          </table:table-cell>
          <table:table-cell office:value-type="float" office:value="0" table:formula="of:=[.L16]/[.I$2]" table:style-name="ce1">
            <text:p>0</text:p>
          </table:table-cell>
          <table:table-cell office:value-type="float" office:value="0" table:formula="of:=[.F16]-[.$F$2]" table:style-name="ce3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-2" table:formula="of:=[.E16]-[.$E$2]" table:style-name="ce1">
            <text:p>-2</text:p>
          </table:table-cell>
          <table:table-cell office:value-type="float" office:value="-1.4124293785310734E-3" table:formula="of:=[.Q16]/[.$E$2]" table:style-name="ce1">
            <text:p>-0.001412429</text:p>
          </table:table-cell>
          <table:table-cell office:value-type="float" office:value="-1.4124293785310734E-3" table:formula="of:=[.P16]+[.R16]" table:style-name="ce1">
            <text:p>-0.001412429</text:p>
          </table:table-cell>
          <table:table-cell table:number-columns-repeated="16365"/>
        </table:table-row>
        <table:table-row table:number-rows-repeated="19"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41" table:style-name="ro2">
          <table:table-cell table:number-columns-repeated="16384"/>
        </table:table-row>
      </table:table>
      <table:table table:name="04_Gantt1_10_2" table:style-name="ta1">
        <table:table-column table:style-name="co26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5573" table:style-name="ce1">
            <text:p>5573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2501" table:formula="of:=[.H2]-[.I2]" table:style-name="ce1">
            <text:p>2501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4_Gantt1.10.2_1.0_8357.0_123.0108972561767_10.0_3072.0.x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357" table:style-name="ce1">
            <text:p>835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3]-[.I2]" table:style-name="ce1">
            <text:p>0</text:p>
          </table:table-cell>
          <table:table-cell office:value-type="float" office:value="0" table:formula="of:=[.I3]-[.I2]" table:style-name="ce1">
            <text:p>0</text:p>
          </table:table-cell>
          <table:table-cell office:value-type="float" office:value="0" table:formula="of:=[.K3]/[.I2]" table:style-name="ce1">
            <text:p>0</text:p>
          </table:table-cell>
          <table:table-cell office:value-type="float" office:value="0" table:formula="of:=[.L3]/[.I2]" table:style-name="ce1">
            <text:p>0</text:p>
          </table:table-cell>
          <table:table-cell office:value-type="float" office:value="0" table:formula="of:=[.F3]-[.$F$2]" table:style-name="ce3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34" table:formula="of:=[.E3]-[.$E$2]" table:style-name="ce1">
            <text:p>-34</text:p>
          </table:table-cell>
          <table:table-cell office:value-type="float" office:value="-4.0519604337981166E-3" table:formula="of:=[.Q3]/[.$E$2]" table:style-name="ce1">
            <text:p>-0.00405196</text:p>
          </table:table-cell>
          <table:table-cell office:value-type="float" office:value="-4.0519604337981166E-3" table:formula="of:=[.P3]+[.R3]" table:style-name="ce1">
            <text:p>-0.0040519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0.0_8391.0_123.0108972561767_10.0_3072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4]-[.I2]" table:style-name="ce1">
            <text:p>0</text:p>
          </table:table-cell>
          <table:table-cell office:value-type="float" office:value="0" table:formula="of:=[.I4]-[.I2]" table:style-name="ce1">
            <text:p>0</text:p>
          </table:table-cell>
          <table:table-cell office:value-type="float" office:value="0" table:formula="of:=[.K4]/[.I2]" table:style-name="ce1">
            <text:p>0</text:p>
          </table:table-cell>
          <table:table-cell office:value-type="float" office:value="0" table:formula="of:=[.L4]/[.I2]" table:style-name="ce1">
            <text:p>0</text:p>
          </table:table-cell>
          <table:table-cell office:value-type="float" office:value="0" table:formula="of:=[.F4]-[.$F$2]" table:style-name="ce3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0.0_8453.0_123.5096693243981_6.0_311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453" table:style-name="ce1">
            <text:p>8453</text:p>
          </table:table-cell>
          <table:table-cell office:value-type="float" office:value="123.509669324398" table:style-name="ce1">
            <text:p>123.5096693</text:p>
          </table:table-cell>
          <table:table-cell office:value-type="float" office:value="6" table:style-name="ce1">
            <text:p>6</text:p>
          </table:table-cell>
          <table:table-cell office:value-type="float" office:value="3113" table:style-name="ce1">
            <text:p>3113</text:p>
          </table:table-cell>
          <table:table-cell office:value-type="float" office:value="3099" table:style-name="ce1">
            <text:p>3099</text:p>
          </table:table-cell>
          <table:table-cell office:value-type="float" office:value="3386" table:style-name="ce1">
            <text:p>3386</text:p>
          </table:table-cell>
          <table:table-cell office:value-type="float" office:value="41" table:formula="of:=[.H5]-[.I2]" table:style-name="ce1">
            <text:p>41</text:p>
          </table:table-cell>
          <table:table-cell office:value-type="float" office:value="27" table:formula="of:=[.I5]-[.I2]" table:style-name="ce1">
            <text:p>27</text:p>
          </table:table-cell>
          <table:table-cell office:value-type="float" office:value="1.3346354166666666E-2" table:formula="of:=[.K5]/[.I2]" table:style-name="ce1">
            <text:p>0.013346354</text:p>
          </table:table-cell>
          <table:table-cell office:value-type="float" office:value="8.7890625E-3" table:formula="of:=[.L5]/[.I2]" table:style-name="ce1">
            <text:p>0.008789063</text:p>
          </table:table-cell>
          <table:table-cell office:value-type="float" office:value="0.49877206822100106" table:formula="of:=[.F5]-[.$F$2]" table:style-name="ce3">
            <text:p>0.4987720682</text:p>
          </table:table-cell>
          <table:table-cell office:value-type="float" office:value="4.0546982368747427E-3" table:formula="of:=[.O5]/[.$F$2]" table:style-name="ce1">
            <text:p>0.004054698</text:p>
          </table:table-cell>
          <table:table-cell office:value-type="float" office:value="62" table:formula="of:=[.E5]-[.$E$2]" table:style-name="ce1">
            <text:p>62</text:p>
          </table:table-cell>
          <table:table-cell office:value-type="float" office:value="7.3888690263377429E-3" table:formula="of:=[.Q5]/[.$E$2]" table:style-name="ce1">
            <text:p>0.007388869</text:p>
          </table:table-cell>
          <table:table-cell office:value-type="float" office:value="1.1443567263212485E-2" table:formula="of:=[.P5]+[.R5]" table:style-name="ce1">
            <text:p>0.01144356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51.0_123.0108972561767_7.0_3076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351" table:style-name="ce1">
            <text:p>835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6" table:style-name="ce1">
            <text:p>3076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4" table:formula="of:=[.H6]-[.I2]" table:style-name="ce1">
            <text:p>4</text:p>
          </table:table-cell>
          <table:table-cell office:value-type="float" office:value="1" table:formula="of:=[.I6]-[.I2]" table:style-name="ce1">
            <text:p>1</text:p>
          </table:table-cell>
          <table:table-cell office:value-type="float" office:value="1.3020833333333333E-3" table:formula="of:=[.K6]/[.I2]" table:style-name="ce1">
            <text:p>0.001302083</text:p>
          </table:table-cell>
          <table:table-cell office:value-type="float" office:value="3.2552083333333332E-4" table:formula="of:=[.L6]/[.I2]" table:style-name="ce1">
            <text:p>0.000325521</text:p>
          </table:table-cell>
          <table:table-cell office:value-type="float" office:value="0" table:formula="of:=[.F6]-[.$F$2]" table:style-name="ce3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-40" table:formula="of:=[.E6]-[.$E$2]" table:style-name="ce1">
            <text:p>-40</text:p>
          </table:table-cell>
          <table:table-cell office:value-type="float" office:value="-4.7670122750566079E-3" table:formula="of:=[.Q6]/[.$E$2]" table:style-name="ce1">
            <text:p>-0.004767012</text:p>
          </table:table-cell>
          <table:table-cell office:value-type="float" office:value="-4.7670122750566079E-3" table:formula="of:=[.P6]+[.R6]" table:style-name="ce1">
            <text:p>-0.00476701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45.0_123.0108972561767_10.0_3076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345" table:style-name="ce1">
            <text:p>834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6" table:style-name="ce1">
            <text:p>3076</text:p>
          </table:table-cell>
          <table:table-cell office:value-type="float" office:value="3071" table:style-name="ce1">
            <text:p>3071</text:p>
          </table:table-cell>
          <table:table-cell office:value-type="float" office:value="3386" table:style-name="ce1">
            <text:p>3386</text:p>
          </table:table-cell>
          <table:table-cell office:value-type="float" office:value="4" table:formula="of:=[.H7]-[.I2]" table:style-name="ce1">
            <text:p>4</text:p>
          </table:table-cell>
          <table:table-cell office:value-type="float" office:value="-1" table:formula="of:=[.I7]-[.I2]" table:style-name="ce1">
            <text:p>-1</text:p>
          </table:table-cell>
          <table:table-cell office:value-type="float" office:value="1.3020833333333333E-3" table:formula="of:=[.K7]/[.I2]" table:style-name="ce1">
            <text:p>0.001302083</text:p>
          </table:table-cell>
          <table:table-cell office:value-type="float" office:value="-3.2552083333333332E-4" table:formula="of:=[.L7]/[.I2]" table:style-name="ce1">
            <text:p>-0.000325521</text:p>
          </table:table-cell>
          <table:table-cell office:value-type="float" office:value="0" table:formula="of:=[.F7]-[.$F$2]" table:style-name="ce3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-46" table:formula="of:=[.E7]-[.$E$2]" table:style-name="ce1">
            <text:p>-46</text:p>
          </table:table-cell>
          <table:table-cell office:value-type="float" office:value="-5.4820641163150991E-3" table:formula="of:=[.Q7]/[.$E$2]" table:style-name="ce1">
            <text:p>-0.005482064</text:p>
          </table:table-cell>
          <table:table-cell office:value-type="float" office:value="-5.4820641163150991E-3" table:formula="of:=[.P7]+[.R7]" table:style-name="ce1">
            <text:p>-0.00548206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0.0_8557.0_121.73341520290509_7.0_3164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557" table:style-name="ce1">
            <text:p>8557</text:p>
          </table:table-cell>
          <table:table-cell office:value-type="float" office:value="121.73341520290499" table:style-name="ce1">
            <text:p>121.7334152</text:p>
          </table:table-cell>
          <table:table-cell office:value-type="float" office:value="7" table:style-name="ce1">
            <text:p>7</text:p>
          </table:table-cell>
          <table:table-cell office:value-type="float" office:value="3164" table:style-name="ce1">
            <text:p>3164</text:p>
          </table:table-cell>
          <table:table-cell office:value-type="float" office:value="3160" table:style-name="ce1">
            <text:p>3160</text:p>
          </table:table-cell>
          <table:table-cell office:value-type="float" office:value="3386" table:style-name="ce1">
            <text:p>3386</text:p>
          </table:table-cell>
          <table:table-cell office:value-type="float" office:value="92" table:formula="of:=[.H8]-[.I2]" table:style-name="ce1">
            <text:p>92</text:p>
          </table:table-cell>
          <table:table-cell office:value-type="float" office:value="88" table:formula="of:=[.I8]-[.I2]" table:style-name="ce1">
            <text:p>88</text:p>
          </table:table-cell>
          <table:table-cell office:value-type="float" office:value="2.9947916666666668E-2" table:formula="of:=[.K8]/[.I2]" table:style-name="ce1">
            <text:p>0.029947917</text:p>
          </table:table-cell>
          <table:table-cell office:value-type="float" office:value="2.8645833333333332E-2" table:formula="of:=[.L8]/[.I2]" table:style-name="ce1">
            <text:p>0.028645833</text:p>
          </table:table-cell>
          <table:table-cell office:value-type="float" office:value="-1.2774820532720099" table:formula="of:=[.F8]-[.$F$2]" table:style-name="ce3">
            <text:p>-1.2774820533</text:p>
          </table:table-cell>
          <table:table-cell office:value-type="float" office:value="-1.0385112878345915E-2" table:formula="of:=[.O8]/[.$F$2]" table:style-name="ce1">
            <text:p>-0.010385113</text:p>
          </table:table-cell>
          <table:table-cell office:value-type="float" office:value="166" table:formula="of:=[.E8]-[.$E$2]" table:style-name="ce1">
            <text:p>166</text:p>
          </table:table-cell>
          <table:table-cell office:value-type="float" office:value="1.9783100941484923E-2" table:formula="of:=[.Q8]/[.$E$2]" table:style-name="ce1">
            <text:p>0.019783101</text:p>
          </table:table-cell>
          <table:table-cell office:value-type="float" office:value="9.3979880631390074E-3" table:formula="of:=[.P8]+[.R8]" table:style-name="ce1">
            <text:p>0.00939798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49.0_123.0108972561767_7.0_3077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349" table:style-name="ce1">
            <text:p>834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7" table:style-name="ce1">
            <text:p>3077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5" table:formula="of:=[.H9]-[.I2]" table:style-name="ce1">
            <text:p>5</text:p>
          </table:table-cell>
          <table:table-cell office:value-type="float" office:value="0" table:formula="of:=[.I9]-[.I2]" table:style-name="ce1">
            <text:p>0</text:p>
          </table:table-cell>
          <table:table-cell office:value-type="float" office:value="1.6276041666666667E-3" table:formula="of:=[.K9]/[.I2]" table:style-name="ce1">
            <text:p>0.001627604</text:p>
          </table:table-cell>
          <table:table-cell office:value-type="float" office:value="0" table:formula="of:=[.L9]/[.I2]" table:style-name="ce1">
            <text:p>0</text:p>
          </table:table-cell>
          <table:table-cell office:value-type="float" office:value="0" table:formula="of:=[.F9]-[.$F$2]" table:style-name="ce3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42" table:formula="of:=[.E9]-[.$E$2]" table:style-name="ce1">
            <text:p>-42</text:p>
          </table:table-cell>
          <table:table-cell office:value-type="float" office:value="-5.0053628888094386E-3" table:formula="of:=[.Q9]/[.$E$2]" table:style-name="ce1">
            <text:p>-0.005005363</text:p>
          </table:table-cell>
          <table:table-cell office:value-type="float" office:value="-5.0053628888094386E-3" table:formula="of:=[.P9]+[.R9]" table:style-name="ce1">
            <text:p>-0.00500536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2.0_8349.0_123.0108972561767_10.0_3073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349" table:style-name="ce1">
            <text:p>834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3" table:style-name="ce1">
            <text:p>3073</text:p>
          </table:table-cell>
          <table:table-cell office:value-type="float" office:value="3071" table:style-name="ce1">
            <text:p>3071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10]-[.I2]" table:style-name="ce1">
            <text:p>1</text:p>
          </table:table-cell>
          <table:table-cell office:value-type="float" office:value="-1" table:formula="of:=[.I10]-[.I2]" table:style-name="ce1">
            <text:p>-1</text:p>
          </table:table-cell>
          <table:table-cell office:value-type="float" office:value="3.2552083333333332E-4" table:formula="of:=[.K10]/[.I2]" table:style-name="ce1">
            <text:p>0.000325521</text:p>
          </table:table-cell>
          <table:table-cell office:value-type="float" office:value="-3.2552083333333332E-4" table:formula="of:=[.L10]/[.I2]" table:style-name="ce1">
            <text:p>-0.000325521</text:p>
          </table:table-cell>
          <table:table-cell office:value-type="float" office:value="0" table:formula="of:=[.F10]-[.$F$2]" table:style-name="ce3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-42" table:formula="of:=[.E10]-[.$E$2]" table:style-name="ce1">
            <text:p>-42</text:p>
          </table:table-cell>
          <table:table-cell office:value-type="float" office:value="-5.0053628888094386E-3" table:formula="of:=[.Q10]/[.$E$2]" table:style-name="ce1">
            <text:p>-0.005005363</text:p>
          </table:table-cell>
          <table:table-cell office:value-type="float" office:value="-5.0053628888094386E-3" table:formula="of:=[.P10]+[.R10]" table:style-name="ce1">
            <text:p>-0.00500536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0.0_8463.0_124.31664359553845_6.0_3105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463" table:style-name="ce1">
            <text:p>8463</text:p>
          </table:table-cell>
          <table:table-cell office:value-type="float" office:value="124.316643595538" table:style-name="ce1">
            <text:p>124.3166436</text:p>
          </table:table-cell>
          <table:table-cell office:value-type="float" office:value="6" table:style-name="ce1">
            <text:p>6</text:p>
          </table:table-cell>
          <table:table-cell office:value-type="float" office:value="3105" table:style-name="ce1">
            <text:p>3105</text:p>
          </table:table-cell>
          <table:table-cell office:value-type="float" office:value="3085" table:style-name="ce1">
            <text:p>3085</text:p>
          </table:table-cell>
          <table:table-cell office:value-type="float" office:value="3386" table:style-name="ce1">
            <text:p>3386</text:p>
          </table:table-cell>
          <table:table-cell office:value-type="float" office:value="33" table:formula="of:=[.H11]-[.I2]" table:style-name="ce1">
            <text:p>33</text:p>
          </table:table-cell>
          <table:table-cell office:value-type="float" office:value="13" table:formula="of:=[.I11]-[.I2]" table:style-name="ce1">
            <text:p>13</text:p>
          </table:table-cell>
          <table:table-cell office:value-type="float" office:value="1.07421875E-2" table:formula="of:=[.K11]/[.I2]" table:style-name="ce1">
            <text:p>0.010742188</text:p>
          </table:table-cell>
          <table:table-cell office:value-type="float" office:value="4.231770833333333E-3" table:formula="of:=[.L11]/[.I2]" table:style-name="ce1">
            <text:p>0.004231771</text:p>
          </table:table-cell>
          <table:table-cell office:value-type="float" office:value="1.3057463393609936" table:formula="of:=[.F11]-[.$F$2]" table:style-name="ce3">
            <text:p>1.3057463394</text:p>
          </table:table-cell>
          <table:table-cell office:value-type="float" office:value="1.0614883465500659E-2" table:formula="of:=[.O11]/[.$F$2]" table:style-name="ce1">
            <text:p>0.010614883</text:p>
          </table:table-cell>
          <table:table-cell office:value-type="float" office:value="72" table:formula="of:=[.E11]-[.$E$2]" table:style-name="ce1">
            <text:p>72</text:p>
          </table:table-cell>
          <table:table-cell office:value-type="float" office:value="8.5806220951018947E-3" table:formula="of:=[.Q11]/[.$E$2]" table:style-name="ce1">
            <text:p>0.008580622</text:p>
          </table:table-cell>
          <table:table-cell office:value-type="float" office:value="1.9195505560602552E-2" table:formula="of:=[.P11]+[.R11]" table:style-name="ce1">
            <text:p>0.01919550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47.0_123.0108972561767_10.0_3074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347" table:style-name="ce1">
            <text:p>834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4" table:style-name="ce1">
            <text:p>3074</text:p>
          </table:table-cell>
          <table:table-cell office:value-type="float" office:value="3070" table:style-name="ce1">
            <text:p>3070</text:p>
          </table:table-cell>
          <table:table-cell office:value-type="float" office:value="3386" table:style-name="ce1">
            <text:p>3386</text:p>
          </table:table-cell>
          <table:table-cell office:value-type="float" office:value="2" table:formula="of:=[.H12]-[.I2]" table:style-name="ce1">
            <text:p>2</text:p>
          </table:table-cell>
          <table:table-cell office:value-type="float" office:value="-2" table:formula="of:=[.I12]-[.I2]" table:style-name="ce1">
            <text:p>-2</text:p>
          </table:table-cell>
          <table:table-cell office:value-type="float" office:value="6.5104166666666663E-4" table:formula="of:=[.K12]/[.I2]" table:style-name="ce1">
            <text:p>0.000651042</text:p>
          </table:table-cell>
          <table:table-cell office:value-type="float" office:value="-6.5104166666666663E-4" table:formula="of:=[.L12]/[.I2]" table:style-name="ce1">
            <text:p>-0.000651042</text:p>
          </table:table-cell>
          <table:table-cell office:value-type="float" office:value="0" table:formula="of:=[.F12]-[.$F$2]" table:style-name="ce3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44" table:formula="of:=[.E12]-[.$E$2]" table:style-name="ce1">
            <text:p>-44</text:p>
          </table:table-cell>
          <table:table-cell office:value-type="float" office:value="-5.2437135025622693E-3" table:formula="of:=[.Q12]/[.$E$2]" table:style-name="ce1">
            <text:p>-0.005243714</text:p>
          </table:table-cell>
          <table:table-cell office:value-type="float" office:value="-5.2437135025622693E-3" table:formula="of:=[.P12]+[.R12]" table:style-name="ce1">
            <text:p>-0.00524371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5.0_8347.0_123.0108972561767_7.0_3079.0.xm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347" table:style-name="ce1">
            <text:p>834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9" table:style-name="ce1">
            <text:p>3079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7" table:formula="of:=[.H13]-[.I$2]" table:style-name="ce1">
            <text:p>7</text:p>
          </table:table-cell>
          <table:table-cell office:value-type="float" office:value="1" table:formula="of:=[.I13]-[.I$2]" table:style-name="ce1">
            <text:p>1</text:p>
          </table:table-cell>
          <table:table-cell office:value-type="float" office:value="2.2786458333333335E-3" table:formula="of:=[.K13]/[.I$2]" table:style-name="ce1">
            <text:p>0.002278646</text:p>
          </table:table-cell>
          <table:table-cell office:value-type="float" office:value="3.2552083333333332E-4" table:formula="of:=[.L13]/[.I$2]" table:style-name="ce1">
            <text:p>0.000325521</text:p>
          </table:table-cell>
          <table:table-cell office:value-type="float" office:value="0" table:formula="of:=[.F13]-[.$F$2]" table:style-name="ce3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44" table:formula="of:=[.E13]-[.$E$2]" table:style-name="ce1">
            <text:p>-44</text:p>
          </table:table-cell>
          <table:table-cell office:value-type="float" office:value="-5.2437135025622693E-3" table:formula="of:=[.Q13]/[.$E$2]" table:style-name="ce1">
            <text:p>-0.005243714</text:p>
          </table:table-cell>
          <table:table-cell office:value-type="float" office:value="-5.2437135025622693E-3" table:formula="of:=[.P13]+[.R13]" table:style-name="ce1">
            <text:p>-0.005243714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4_Gantt1.10.2_3.0_8389.0_123.0108972561767_7.0_3069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89" table:style-name="ce1">
            <text:p>838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14]-[.I$2]" table:style-name="ce1">
            <text:p>-3</text:p>
          </table:table-cell>
          <table:table-cell office:value-type="float" office:value="-3" table:formula="of:=[.I14]-[.I$2]" table:style-name="ce1">
            <text:p>-3</text:p>
          </table:table-cell>
          <table:table-cell office:value-type="float" office:value="-9.765625E-4" table:formula="of:=[.K14]/[.I$2]" table:style-name="ce1">
            <text:p>-0.000976563</text:p>
          </table:table-cell>
          <table:table-cell office:value-type="float" office:value="-9.765625E-4" table:formula="of:=[.L14]/[.I$2]" table:style-name="ce1">
            <text:p>-0.000976563</text:p>
          </table:table-cell>
          <table:table-cell office:value-type="float" office:value="0" table:formula="of:=[.F14]-[.$F$2]" table:style-name="ce3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-2" table:formula="of:=[.E14]-[.$E$2]" table:style-name="ce1">
            <text:p>-2</text:p>
          </table:table-cell>
          <table:table-cell office:value-type="float" office:value="-2.3835061375283043E-4" table:formula="of:=[.Q14]/[.$E$2]" table:style-name="ce1">
            <text:p>-0.000238351</text:p>
          </table:table-cell>
          <table:table-cell office:value-type="float" office:value="-2.3835061375283043E-4" table:formula="of:=[.P14]+[.R14]" table:style-name="ce1">
            <text:p>-0.00023835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0.0_8427.0_124.43398876639249_6.0_3092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427" table:style-name="ce1">
            <text:p>8427</text:p>
          </table:table-cell>
          <table:table-cell office:value-type="float" office:value="124.43398876639201" table:style-name="ce1">
            <text:p>124.4339888</text:p>
          </table:table-cell>
          <table:table-cell office:value-type="float" office:value="6" table:style-name="ce1">
            <text:p>6</text:p>
          </table:table-cell>
          <table:table-cell office:value-type="float" office:value="3092" table:style-name="ce1">
            <text:p>3092</text:p>
          </table:table-cell>
          <table:table-cell office:value-type="float" office:value="3092" table:style-name="ce1">
            <text:p>3092</text:p>
          </table:table-cell>
          <table:table-cell office:value-type="float" office:value="3386" table:style-name="ce1">
            <text:p>3386</text:p>
          </table:table-cell>
          <table:table-cell office:value-type="float" office:value="20" table:formula="of:=[.H15]-[.I$2]" table:style-name="ce1">
            <text:p>20</text:p>
          </table:table-cell>
          <table:table-cell office:value-type="float" office:value="20" table:formula="of:=[.I15]-[.I$2]" table:style-name="ce1">
            <text:p>20</text:p>
          </table:table-cell>
          <table:table-cell office:value-type="float" office:value="6.510416666666667E-3" table:formula="of:=[.K15]/[.I$2]" table:style-name="ce1">
            <text:p>0.006510417</text:p>
          </table:table-cell>
          <table:table-cell office:value-type="float" office:value="6.510416666666667E-3" table:formula="of:=[.L15]/[.I$2]" table:style-name="ce1">
            <text:p>0.006510417</text:p>
          </table:table-cell>
          <table:table-cell office:value-type="float" office:value="1.4230915102150021" table:formula="of:=[.F15]-[.$F$2]" table:style-name="ce3">
            <text:p>1.4230915102</text:p>
          </table:table-cell>
          <table:table-cell office:value-type="float" office:value="1.1568824729823207E-2" table:formula="of:=[.O15]/[.$F$2]" table:style-name="ce1">
            <text:p>0.011568825</text:p>
          </table:table-cell>
          <table:table-cell office:value-type="float" office:value="36" table:formula="of:=[.E15]-[.$E$2]" table:style-name="ce1">
            <text:p>36</text:p>
          </table:table-cell>
          <table:table-cell office:value-type="float" office:value="4.2903110475509473E-3" table:formula="of:=[.Q15]/[.$E$2]" table:style-name="ce1">
            <text:p>0.004290311</text:p>
          </table:table-cell>
          <table:table-cell office:value-type="float" office:value="1.5859135777374155E-2" table:formula="of:=[.P15]+[.R15]" table:style-name="ce1">
            <text:p>0.01585913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0.0_8391.0_123.0108972561767_10.0_3072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16]-[.I$2]" table:style-name="ce1">
            <text:p>0</text:p>
          </table:table-cell>
          <table:table-cell office:value-type="float" office:value="0" table:formula="of:=[.I16]-[.I$2]" table:style-name="ce1">
            <text:p>0</text:p>
          </table:table-cell>
          <table:table-cell office:value-type="float" office:value="0" table:formula="of:=[.K16]/[.I$2]" table:style-name="ce1">
            <text:p>0</text:p>
          </table:table-cell>
          <table:table-cell office:value-type="float" office:value="0" table:formula="of:=[.L16]/[.I$2]" table:style-name="ce1">
            <text:p>0</text:p>
          </table:table-cell>
          <table:table-cell office:value-type="float" office:value="0" table:formula="of:=[.F16]-[.$F$2]" table:style-name="ce3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0" table:formula="of:=[.E16]-[.$E$2]" table:style-name="ce1">
            <text:p>0</text:p>
          </table:table-cell>
          <table:table-cell office:value-type="float" office:value="0" table:formula="of:=[.Q16]/[.$E$2]" table:style-name="ce1">
            <text:p>0</text:p>
          </table:table-cell>
          <table:table-cell office:value-type="float" office:value="0" table:formula="of:=[.P16]+[.R16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4.0_8367.0_123.0108972561767_10.0_3068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367" table:style-name="ce1">
            <text:p>836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8" table:style-name="ce1">
            <text:p>3068</text:p>
          </table:table-cell>
          <table:table-cell office:value-type="float" office:value="3068" table:style-name="ce1">
            <text:p>3068</text:p>
          </table:table-cell>
          <table:table-cell office:value-type="float" office:value="3386" table:style-name="ce1">
            <text:p>3386</text:p>
          </table:table-cell>
          <table:table-cell office:value-type="float" office:value="-4" table:formula="of:=[.H17]-[.I$2]" table:style-name="ce1">
            <text:p>-4</text:p>
          </table:table-cell>
          <table:table-cell office:value-type="float" office:value="-4" table:formula="of:=[.I17]-[.I$2]" table:style-name="ce1">
            <text:p>-4</text:p>
          </table:table-cell>
          <table:table-cell office:value-type="float" office:value="-1.3020833333333333E-3" table:formula="of:=[.K17]/[.I$2]" table:style-name="ce1">
            <text:p>-0.001302083</text:p>
          </table:table-cell>
          <table:table-cell office:value-type="float" office:value="-1.3020833333333333E-3" table:formula="of:=[.L17]/[.I$2]" table:style-name="ce1">
            <text:p>-0.001302083</text:p>
          </table:table-cell>
          <table:table-cell office:value-type="float" office:value="0" table:formula="of:=[.F17]-[.$F$2]" table:style-name="ce3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-24" table:formula="of:=[.E17]-[.$E$2]" table:style-name="ce1">
            <text:p>-24</text:p>
          </table:table-cell>
          <table:table-cell office:value-type="float" office:value="-2.8602073650339649E-3" table:formula="of:=[.Q17]/[.$E$2]" table:style-name="ce1">
            <text:p>-0.002860207</text:p>
          </table:table-cell>
          <table:table-cell office:value-type="float" office:value="-2.8602073650339649E-3" table:formula="of:=[.P17]+[.R17]" table:style-name="ce1">
            <text:p>-0.00286020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.0_8383.0_123.0108972561767_10.0_307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83" table:style-name="ce1">
            <text:p>838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1" table:style-name="ce1">
            <text:p>3071</text:p>
          </table:table-cell>
          <table:table-cell office:value-type="float" office:value="3071" table:style-name="ce1">
            <text:p>3071</text:p>
          </table:table-cell>
          <table:table-cell office:value-type="float" office:value="3386" table:style-name="ce1">
            <text:p>3386</text:p>
          </table:table-cell>
          <table:table-cell office:value-type="float" office:value="-1" table:formula="of:=[.H18]-[.I$2]" table:style-name="ce1">
            <text:p>-1</text:p>
          </table:table-cell>
          <table:table-cell office:value-type="float" office:value="-1" table:formula="of:=[.I18]-[.I$2]" table:style-name="ce1">
            <text:p>-1</text:p>
          </table:table-cell>
          <table:table-cell office:value-type="float" office:value="-3.2552083333333332E-4" table:formula="of:=[.K18]/[.I$2]" table:style-name="ce1">
            <text:p>-0.000325521</text:p>
          </table:table-cell>
          <table:table-cell office:value-type="float" office:value="-3.2552083333333332E-4" table:formula="of:=[.L18]/[.I$2]" table:style-name="ce1">
            <text:p>-0.000325521</text:p>
          </table:table-cell>
          <table:table-cell office:value-type="float" office:value="0" table:formula="of:=[.F18]-[.$F$2]" table:style-name="ce3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-8" table:formula="of:=[.E18]-[.$E$2]" table:style-name="ce1">
            <text:p>-8</text:p>
          </table:table-cell>
          <table:table-cell office:value-type="float" office:value="-9.534024550113217E-4" table:formula="of:=[.Q18]/[.$E$2]" table:style-name="ce1">
            <text:p>-0.000953402</text:p>
          </table:table-cell>
          <table:table-cell office:value-type="float" office:value="-9.534024550113217E-4" table:formula="of:=[.P18]+[.R18]" table:style-name="ce1">
            <text:p>-0.00095340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2.0_8373.0_123.0108972561767_10.0_3072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373" table:style-name="ce1">
            <text:p>837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19]-[.I$2]" table:style-name="ce1">
            <text:p>0</text:p>
          </table:table-cell>
          <table:table-cell office:value-type="float" office:value="0" table:formula="of:=[.I19]-[.I$2]" table:style-name="ce1">
            <text:p>0</text:p>
          </table:table-cell>
          <table:table-cell office:value-type="float" office:value="0" table:formula="of:=[.K19]/[.I$2]" table:style-name="ce1">
            <text:p>0</text:p>
          </table:table-cell>
          <table:table-cell office:value-type="float" office:value="0" table:formula="of:=[.L19]/[.I$2]" table:style-name="ce1">
            <text:p>0</text:p>
          </table:table-cell>
          <table:table-cell office:value-type="float" office:value="0" table:formula="of:=[.F19]-[.$F$2]" table:style-name="ce3">
            <text:p>0.0000000000</text:p>
          </table:table-cell>
          <table:table-cell office:value-type="float" office:value="0" table:formula="of:=[.O19]/[.$F$2]" table:style-name="ce1">
            <text:p>0</text:p>
          </table:table-cell>
          <table:table-cell office:value-type="float" office:value="-18" table:formula="of:=[.E19]-[.$E$2]" table:style-name="ce1">
            <text:p>-18</text:p>
          </table:table-cell>
          <table:table-cell office:value-type="float" office:value="-2.1451555237754737E-3" table:formula="of:=[.Q19]/[.$E$2]" table:style-name="ce1">
            <text:p>-0.002145156</text:p>
          </table:table-cell>
          <table:table-cell office:value-type="float" office:value="-2.1451555237754737E-3" table:formula="of:=[.P19]+[.R19]" table:style-name="ce1">
            <text:p>-0.00214515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0.0_8493.0_124.33037980113266_6.0_3090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493" table:style-name="ce1">
            <text:p>8493</text:p>
          </table:table-cell>
          <table:table-cell office:value-type="float" office:value="124.33037980113301" table:style-name="ce1">
            <text:p>124.3303798</text:p>
          </table:table-cell>
          <table:table-cell office:value-type="float" office:value="6" table:style-name="ce1">
            <text:p>6</text:p>
          </table:table-cell>
          <table:table-cell office:value-type="float" office:value="3090" table:style-name="ce1">
            <text:p>3090</text:p>
          </table:table-cell>
          <table:table-cell office:value-type="float" office:value="3090" table:style-name="ce1">
            <text:p>3090</text:p>
          </table:table-cell>
          <table:table-cell office:value-type="float" office:value="3386" table:style-name="ce1">
            <text:p>3386</text:p>
          </table:table-cell>
          <table:table-cell office:value-type="float" office:value="18" table:formula="of:=[.H20]-[.I$2]" table:style-name="ce1">
            <text:p>18</text:p>
          </table:table-cell>
          <table:table-cell office:value-type="float" office:value="18" table:formula="of:=[.I20]-[.I$2]" table:style-name="ce1">
            <text:p>18</text:p>
          </table:table-cell>
          <table:table-cell office:value-type="float" office:value="5.859375E-3" table:formula="of:=[.K20]/[.I$2]" table:style-name="ce1">
            <text:p>0.005859375</text:p>
          </table:table-cell>
          <table:table-cell office:value-type="float" office:value="5.859375E-3" table:formula="of:=[.L20]/[.I$2]" table:style-name="ce1">
            <text:p>0.005859375</text:p>
          </table:table-cell>
          <table:table-cell office:value-type="float" office:value="1.3194825449560028" table:formula="of:=[.F20]-[.$F$2]" table:style-name="ce3">
            <text:p>1.3194825450</text:p>
          </table:table-cell>
          <table:table-cell office:value-type="float" office:value="1.0726550040587927E-2" table:formula="of:=[.O20]/[.$F$2]" table:style-name="ce1">
            <text:p>0.01072655</text:p>
          </table:table-cell>
          <table:table-cell office:value-type="float" office:value="102" table:formula="of:=[.E20]-[.$E$2]" table:style-name="ce1">
            <text:p>102</text:p>
          </table:table-cell>
          <table:table-cell office:value-type="float" office:value="1.2155881301394351E-2" table:formula="of:=[.Q20]/[.$E$2]" table:style-name="ce1">
            <text:p>0.012155881</text:p>
          </table:table-cell>
          <table:table-cell office:value-type="float" office:value="2.2882431341982278E-2" table:formula="of:=[.P20]+[.R20]" table:style-name="ce1">
            <text:p>0.02288243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2.0_8379.0_123.0108972561767_7.0_307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379" table:style-name="ce1">
            <text:p>837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6" table:style-name="ce1">
            <text:p>3076</text:p>
          </table:table-cell>
          <table:table-cell office:value-type="float" office:value="3076" table:style-name="ce1">
            <text:p>3076</text:p>
          </table:table-cell>
          <table:table-cell office:value-type="float" office:value="3386" table:style-name="ce1">
            <text:p>3386</text:p>
          </table:table-cell>
          <table:table-cell office:value-type="float" office:value="4" table:formula="of:=[.H21]-[.I$2]" table:style-name="ce1">
            <text:p>4</text:p>
          </table:table-cell>
          <table:table-cell office:value-type="float" office:value="4" table:formula="of:=[.I21]-[.I$2]" table:style-name="ce1">
            <text:p>4</text:p>
          </table:table-cell>
          <table:table-cell office:value-type="float" office:value="1.3020833333333333E-3" table:formula="of:=[.K21]/[.I$2]" table:style-name="ce1">
            <text:p>0.001302083</text:p>
          </table:table-cell>
          <table:table-cell office:value-type="float" office:value="1.3020833333333333E-3" table:formula="of:=[.L21]/[.I$2]" table:style-name="ce1">
            <text:p>0.001302083</text:p>
          </table:table-cell>
          <table:table-cell office:value-type="float" office:value="0" table:formula="of:=[.F21]-[.$F$2]" table:style-name="ce3">
            <text:p>0.0000000000</text:p>
          </table:table-cell>
          <table:table-cell office:value-type="float" office:value="0" table:formula="of:=[.O21]/[.$F$2]" table:style-name="ce1">
            <text:p>0</text:p>
          </table:table-cell>
          <table:table-cell office:value-type="float" office:value="-12" table:formula="of:=[.E21]-[.$E$2]" table:style-name="ce1">
            <text:p>-12</text:p>
          </table:table-cell>
          <table:table-cell office:value-type="float" office:value="-1.4301036825169824E-3" table:formula="of:=[.Q21]/[.$E$2]" table:style-name="ce1">
            <text:p>-0.001430104</text:p>
          </table:table-cell>
          <table:table-cell office:value-type="float" office:value="-1.4301036825169824E-3" table:formula="of:=[.P21]+[.R21]" table:style-name="ce1">
            <text:p>-0.00143010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3.0_8363.0_123.0108972561767_10.0_3074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63" table:style-name="ce1">
            <text:p>836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4" table:style-name="ce1">
            <text:p>3074</text:p>
          </table:table-cell>
          <table:table-cell office:value-type="float" office:value="3074" table:style-name="ce1">
            <text:p>3074</text:p>
          </table:table-cell>
          <table:table-cell office:value-type="float" office:value="3386" table:style-name="ce1">
            <text:p>3386</text:p>
          </table:table-cell>
          <table:table-cell office:value-type="float" office:value="2" table:formula="of:=[.H22]-[.I$2]" table:style-name="ce1">
            <text:p>2</text:p>
          </table:table-cell>
          <table:table-cell office:value-type="float" office:value="2" table:formula="of:=[.I22]-[.I$2]" table:style-name="ce1">
            <text:p>2</text:p>
          </table:table-cell>
          <table:table-cell office:value-type="float" office:value="6.5104166666666663E-4" table:formula="of:=[.K22]/[.I$2]" table:style-name="ce1">
            <text:p>0.000651042</text:p>
          </table:table-cell>
          <table:table-cell office:value-type="float" office:value="6.5104166666666663E-4" table:formula="of:=[.L22]/[.I$2]" table:style-name="ce1">
            <text:p>0.000651042</text:p>
          </table:table-cell>
          <table:table-cell office:value-type="float" office:value="0" table:formula="of:=[.F22]-[.$F$2]" table:style-name="ce3">
            <text:p>0.0000000000</text:p>
          </table:table-cell>
          <table:table-cell office:value-type="float" office:value="0" table:formula="of:=[.O22]/[.$F$2]" table:style-name="ce1">
            <text:p>0</text:p>
          </table:table-cell>
          <table:table-cell office:value-type="float" office:value="-28" table:formula="of:=[.E22]-[.$E$2]" table:style-name="ce1">
            <text:p>-28</text:p>
          </table:table-cell>
          <table:table-cell office:value-type="float" office:value="-3.3369085925396258E-3" table:formula="of:=[.Q22]/[.$E$2]" table:style-name="ce1">
            <text:p>-0.003336909</text:p>
          </table:table-cell>
          <table:table-cell office:value-type="float" office:value="-3.3369085925396258E-3" table:formula="of:=[.P22]+[.R22]" table:style-name="ce1">
            <text:p>-0.00333690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.0_8373.0_123.0108972561767_10.0_3075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73" table:style-name="ce1">
            <text:p>837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86" table:style-name="ce1">
            <text:p>3386</text:p>
          </table:table-cell>
          <table:table-cell office:value-type="float" office:value="3" table:formula="of:=[.H23]-[.I$2]" table:style-name="ce1">
            <text:p>3</text:p>
          </table:table-cell>
          <table:table-cell office:value-type="float" office:value="3" table:formula="of:=[.I23]-[.I$2]" table:style-name="ce1">
            <text:p>3</text:p>
          </table:table-cell>
          <table:table-cell office:value-type="float" office:value="9.765625E-4" table:formula="of:=[.K23]/[.I$2]" table:style-name="ce1">
            <text:p>0.000976563</text:p>
          </table:table-cell>
          <table:table-cell office:value-type="float" office:value="9.765625E-4" table:formula="of:=[.L23]/[.I$2]" table:style-name="ce1">
            <text:p>0.000976563</text:p>
          </table:table-cell>
          <table:table-cell office:value-type="float" office:value="0" table:formula="of:=[.F23]-[.$F$2]" table:style-name="ce3">
            <text:p>0.0000000000</text:p>
          </table:table-cell>
          <table:table-cell office:value-type="float" office:value="0" table:formula="of:=[.O23]/[.$F$2]" table:style-name="ce1">
            <text:p>0</text:p>
          </table:table-cell>
          <table:table-cell office:value-type="float" office:value="-18" table:formula="of:=[.E23]-[.$E$2]" table:style-name="ce1">
            <text:p>-18</text:p>
          </table:table-cell>
          <table:table-cell office:value-type="float" office:value="-2.1451555237754737E-3" table:formula="of:=[.Q23]/[.$E$2]" table:style-name="ce1">
            <text:p>-0.002145156</text:p>
          </table:table-cell>
          <table:table-cell office:value-type="float" office:value="-2.1451555237754737E-3" table:formula="of:=[.P23]+[.R23]" table:style-name="ce1">
            <text:p>-0.00214515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0.0_8489.0_122.74526999042024_7.0_3122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489" table:style-name="ce1">
            <text:p>8489</text:p>
          </table:table-cell>
          <table:table-cell office:value-type="float" office:value="122.74526999042" table:style-name="ce1">
            <text:p>122.74527</text:p>
          </table:table-cell>
          <table:table-cell office:value-type="float" office:value="7" table:style-name="ce1">
            <text:p>7</text:p>
          </table:table-cell>
          <table:table-cell office:value-type="float" office:value="3122" table:style-name="ce1">
            <text:p>3122</text:p>
          </table:table-cell>
          <table:table-cell office:value-type="float" office:value="3122" table:style-name="ce1">
            <text:p>3122</text:p>
          </table:table-cell>
          <table:table-cell office:value-type="float" office:value="3386" table:style-name="ce1">
            <text:p>3386</text:p>
          </table:table-cell>
          <table:table-cell office:value-type="float" office:value="50" table:formula="of:=[.H24]-[.I$2]" table:style-name="ce1">
            <text:p>50</text:p>
          </table:table-cell>
          <table:table-cell office:value-type="float" office:value="50" table:formula="of:=[.I24]-[.I$2]" table:style-name="ce1">
            <text:p>50</text:p>
          </table:table-cell>
          <table:table-cell office:value-type="float" office:value="1.6276041666666668E-2" table:formula="of:=[.K24]/[.I$2]" table:style-name="ce1">
            <text:p>0.016276042</text:p>
          </table:table-cell>
          <table:table-cell office:value-type="float" office:value="1.6276041666666668E-2" table:formula="of:=[.L24]/[.I$2]" table:style-name="ce1">
            <text:p>0.016276042</text:p>
          </table:table-cell>
          <table:table-cell office:value-type="float" office:value="-0.26562726575700424" table:formula="of:=[.F24]-[.$F$2]" table:style-name="ce3">
            <text:p>-0.2656272658</text:p>
          </table:table-cell>
          <table:table-cell office:value-type="float" office:value="-2.1593799548004331E-3" table:formula="of:=[.O24]/[.$F$2]" table:style-name="ce1">
            <text:p>-0.00215938</text:p>
          </table:table-cell>
          <table:table-cell office:value-type="float" office:value="98" table:formula="of:=[.E24]-[.$E$2]" table:style-name="ce1">
            <text:p>98</text:p>
          </table:table-cell>
          <table:table-cell office:value-type="float" office:value="1.1679180073888691E-2" table:formula="of:=[.Q24]/[.$E$2]" table:style-name="ce1">
            <text:p>0.01167918</text:p>
          </table:table-cell>
          <table:table-cell office:value-type="float" office:value="9.5198001190882585E-3" table:formula="of:=[.P24]+[.R24]" table:style-name="ce1">
            <text:p>0.009519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4.0_8369.0_123.0108972561767_7.0_3075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369" table:style-name="ce1">
            <text:p>836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86" table:style-name="ce1">
            <text:p>3386</text:p>
          </table:table-cell>
          <table:table-cell office:value-type="float" office:value="3" table:formula="of:=[.H25]-[.I$2]" table:style-name="ce1">
            <text:p>3</text:p>
          </table:table-cell>
          <table:table-cell office:value-type="float" office:value="3" table:formula="of:=[.I25]-[.I$2]" table:style-name="ce1">
            <text:p>3</text:p>
          </table:table-cell>
          <table:table-cell office:value-type="float" office:value="9.765625E-4" table:formula="of:=[.K25]/[.I$2]" table:style-name="ce1">
            <text:p>0.000976563</text:p>
          </table:table-cell>
          <table:table-cell office:value-type="float" office:value="9.765625E-4" table:formula="of:=[.L25]/[.I$2]" table:style-name="ce1">
            <text:p>0.000976563</text:p>
          </table:table-cell>
          <table:table-cell office:value-type="float" office:value="0" table:formula="of:=[.F25]-[.$F$2]" table:style-name="ce3">
            <text:p>0.0000000000</text:p>
          </table:table-cell>
          <table:table-cell office:value-type="float" office:value="0" table:formula="of:=[.O25]/[.$F$2]" table:style-name="ce1">
            <text:p>0</text:p>
          </table:table-cell>
          <table:table-cell office:value-type="float" office:value="-22" table:formula="of:=[.E25]-[.$E$2]" table:style-name="ce1">
            <text:p>-22</text:p>
          </table:table-cell>
          <table:table-cell office:value-type="float" office:value="-2.6218567512811346E-3" table:formula="of:=[.Q25]/[.$E$2]" table:style-name="ce1">
            <text:p>-0.002621857</text:p>
          </table:table-cell>
          <table:table-cell office:value-type="float" office:value="-2.6218567512811346E-3" table:formula="of:=[.P25]+[.R25]" table:style-name="ce1">
            <text:p>-0.00262185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.0_8397.0_123.0108972561767_7.0_307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97" table:style-name="ce1">
            <text:p>839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3" table:style-name="ce1">
            <text:p>3073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26]-[.I$2]" table:style-name="ce1">
            <text:p>1</text:p>
          </table:table-cell>
          <table:table-cell office:value-type="float" office:value="1" table:formula="of:=[.I26]-[.I$2]" table:style-name="ce1">
            <text:p>1</text:p>
          </table:table-cell>
          <table:table-cell office:value-type="float" office:value="3.2552083333333332E-4" table:formula="of:=[.K26]/[.I$2]" table:style-name="ce1">
            <text:p>0.000325521</text:p>
          </table:table-cell>
          <table:table-cell office:value-type="float" office:value="3.2552083333333332E-4" table:formula="of:=[.L26]/[.I$2]" table:style-name="ce1">
            <text:p>0.000325521</text:p>
          </table:table-cell>
          <table:table-cell office:value-type="float" office:value="0" table:formula="of:=[.F26]-[.$F$2]" table:style-name="ce3">
            <text:p>0.0000000000</text:p>
          </table:table-cell>
          <table:table-cell office:value-type="float" office:value="0" table:formula="of:=[.O26]/[.$F$2]" table:style-name="ce1">
            <text:p>0</text:p>
          </table:table-cell>
          <table:table-cell office:value-type="float" office:value="6" table:formula="of:=[.E26]-[.$E$2]" table:style-name="ce1">
            <text:p>6</text:p>
          </table:table-cell>
          <table:table-cell office:value-type="float" office:value="7.1505184125849122E-4" table:formula="of:=[.Q26]/[.$E$2]" table:style-name="ce1">
            <text:p>0.000715052</text:p>
          </table:table-cell>
          <table:table-cell office:value-type="float" office:value="7.1505184125849122E-4" table:formula="of:=[.P26]+[.R26]" table:style-name="ce1">
            <text:p>0.00071505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3.0_8371.0_123.0108972561767_7.0_307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71" table:style-name="ce1">
            <text:p>837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86" table:style-name="ce1">
            <text:p>3386</text:p>
          </table:table-cell>
          <table:table-cell office:value-type="float" office:value="3" table:formula="of:=[.H27]-[.I$2]" table:style-name="ce1">
            <text:p>3</text:p>
          </table:table-cell>
          <table:table-cell office:value-type="float" office:value="3" table:formula="of:=[.I27]-[.I$2]" table:style-name="ce1">
            <text:p>3</text:p>
          </table:table-cell>
          <table:table-cell office:value-type="float" office:value="9.765625E-4" table:formula="of:=[.K27]/[.I$2]" table:style-name="ce1">
            <text:p>0.000976563</text:p>
          </table:table-cell>
          <table:table-cell office:value-type="float" office:value="9.765625E-4" table:formula="of:=[.L27]/[.I$2]" table:style-name="ce1">
            <text:p>0.000976563</text:p>
          </table:table-cell>
          <table:table-cell office:value-type="float" office:value="0" table:formula="of:=[.F27]-[.$F$2]" table:style-name="ce3">
            <text:p>0.0000000000</text:p>
          </table:table-cell>
          <table:table-cell office:value-type="float" office:value="0" table:formula="of:=[.O27]/[.$F$2]" table:style-name="ce1">
            <text:p>0</text:p>
          </table:table-cell>
          <table:table-cell office:value-type="float" office:value="-20" table:formula="of:=[.E27]-[.$E$2]" table:style-name="ce1">
            <text:p>-20</text:p>
          </table:table-cell>
          <table:table-cell office:value-type="float" office:value="-2.3835061375283039E-3" table:formula="of:=[.Q27]/[.$E$2]" table:style-name="ce1">
            <text:p>-0.002383506</text:p>
          </table:table-cell>
          <table:table-cell office:value-type="float" office:value="-2.3835061375283039E-3" table:formula="of:=[.P27]+[.R27]" table:style-name="ce1">
            <text:p>-0.00238350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5.0_8383.0_123.0108972561767_7.0_3069.0.xmi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383" table:style-name="ce1">
            <text:p>838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28]-[.I$2]" table:style-name="ce1">
            <text:p>-3</text:p>
          </table:table-cell>
          <table:table-cell office:value-type="float" office:value="-3" table:formula="of:=[.I28]-[.I$2]" table:style-name="ce1">
            <text:p>-3</text:p>
          </table:table-cell>
          <table:table-cell office:value-type="float" office:value="-9.765625E-4" table:formula="of:=[.K28]/[.I$2]" table:style-name="ce1">
            <text:p>-0.000976563</text:p>
          </table:table-cell>
          <table:table-cell office:value-type="float" office:value="-9.765625E-4" table:formula="of:=[.L28]/[.I$2]" table:style-name="ce1">
            <text:p>-0.000976563</text:p>
          </table:table-cell>
          <table:table-cell office:value-type="float" office:value="0" table:formula="of:=[.F28]-[.$F$2]" table:style-name="ce3">
            <text:p>0.0000000000</text:p>
          </table:table-cell>
          <table:table-cell office:value-type="float" office:value="0" table:formula="of:=[.O28]/[.$F$2]" table:style-name="ce1">
            <text:p>0</text:p>
          </table:table-cell>
          <table:table-cell office:value-type="float" office:value="-8" table:formula="of:=[.E28]-[.$E$2]" table:style-name="ce1">
            <text:p>-8</text:p>
          </table:table-cell>
          <table:table-cell office:value-type="float" office:value="-9.534024550113217E-4" table:formula="of:=[.Q28]/[.$E$2]" table:style-name="ce1">
            <text:p>-0.000953402</text:p>
          </table:table-cell>
          <table:table-cell office:value-type="float" office:value="-9.534024550113217E-4" table:formula="of:=[.P28]+[.R28]" table:style-name="ce1">
            <text:p>-0.00095340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3.0_8375.0_123.0108972561767_10.0_3069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75" table:style-name="ce1">
            <text:p>837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29]-[.I$2]" table:style-name="ce1">
            <text:p>-3</text:p>
          </table:table-cell>
          <table:table-cell office:value-type="float" office:value="-3" table:formula="of:=[.I29]-[.I$2]" table:style-name="ce1">
            <text:p>-3</text:p>
          </table:table-cell>
          <table:table-cell office:value-type="float" office:value="-9.765625E-4" table:formula="of:=[.K29]/[.I$2]" table:style-name="ce1">
            <text:p>-0.000976563</text:p>
          </table:table-cell>
          <table:table-cell office:value-type="float" office:value="-9.765625E-4" table:formula="of:=[.L29]/[.I$2]" table:style-name="ce1">
            <text:p>-0.000976563</text:p>
          </table:table-cell>
          <table:table-cell office:value-type="float" office:value="0" table:formula="of:=[.F29]-[.$F$2]" table:style-name="ce3">
            <text:p>0.0000000000</text:p>
          </table:table-cell>
          <table:table-cell office:value-type="float" office:value="0" table:formula="of:=[.O29]/[.$F$2]" table:style-name="ce1">
            <text:p>0</text:p>
          </table:table-cell>
          <table:table-cell office:value-type="float" office:value="-16" table:formula="of:=[.E29]-[.$E$2]" table:style-name="ce1">
            <text:p>-16</text:p>
          </table:table-cell>
          <table:table-cell office:value-type="float" office:value="-1.9068049100226434E-3" table:formula="of:=[.Q29]/[.$E$2]" table:style-name="ce1">
            <text:p>-0.001906805</text:p>
          </table:table-cell>
          <table:table-cell office:value-type="float" office:value="-1.9068049100226434E-3" table:formula="of:=[.P29]+[.R29]" table:style-name="ce1">
            <text:p>-0.00190680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3.0_8379.0_123.0108972561767_7.0_3073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79" table:style-name="ce1">
            <text:p>837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3" table:style-name="ce1">
            <text:p>3073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30]-[.I$2]" table:style-name="ce1">
            <text:p>1</text:p>
          </table:table-cell>
          <table:table-cell office:value-type="float" office:value="1" table:formula="of:=[.I30]-[.I$2]" table:style-name="ce1">
            <text:p>1</text:p>
          </table:table-cell>
          <table:table-cell office:value-type="float" office:value="3.2552083333333332E-4" table:formula="of:=[.K30]/[.I$2]" table:style-name="ce1">
            <text:p>0.000325521</text:p>
          </table:table-cell>
          <table:table-cell office:value-type="float" office:value="3.2552083333333332E-4" table:formula="of:=[.L30]/[.I$2]" table:style-name="ce1">
            <text:p>0.000325521</text:p>
          </table:table-cell>
          <table:table-cell office:value-type="float" office:value="0" table:formula="of:=[.F30]-[.$F$2]" table:style-name="ce3">
            <text:p>0.0000000000</text:p>
          </table:table-cell>
          <table:table-cell office:value-type="float" office:value="0" table:formula="of:=[.O30]/[.$F$2]" table:style-name="ce1">
            <text:p>0</text:p>
          </table:table-cell>
          <table:table-cell office:value-type="float" office:value="-12" table:formula="of:=[.E30]-[.$E$2]" table:style-name="ce1">
            <text:p>-12</text:p>
          </table:table-cell>
          <table:table-cell office:value-type="float" office:value="-1.4301036825169824E-3" table:formula="of:=[.Q30]/[.$E$2]" table:style-name="ce1">
            <text:p>-0.001430104</text:p>
          </table:table-cell>
          <table:table-cell office:value-type="float" office:value="-1.4301036825169824E-3" table:formula="of:=[.P30]+[.R30]" table:style-name="ce1">
            <text:p>-0.00143010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2.0_8381.0_123.0108972561767_10.0_3071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381" table:style-name="ce1">
            <text:p>838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1" table:style-name="ce1">
            <text:p>3071</text:p>
          </table:table-cell>
          <table:table-cell office:value-type="float" office:value="3071" table:style-name="ce1">
            <text:p>3071</text:p>
          </table:table-cell>
          <table:table-cell office:value-type="float" office:value="3386" table:style-name="ce1">
            <text:p>3386</text:p>
          </table:table-cell>
          <table:table-cell office:value-type="float" office:value="-1" table:formula="of:=[.H31]-[.I$2]" table:style-name="ce1">
            <text:p>-1</text:p>
          </table:table-cell>
          <table:table-cell office:value-type="float" office:value="-1" table:formula="of:=[.I31]-[.I$2]" table:style-name="ce1">
            <text:p>-1</text:p>
          </table:table-cell>
          <table:table-cell office:value-type="float" office:value="-3.2552083333333332E-4" table:formula="of:=[.K31]/[.I$2]" table:style-name="ce1">
            <text:p>-0.000325521</text:p>
          </table:table-cell>
          <table:table-cell office:value-type="float" office:value="-3.2552083333333332E-4" table:formula="of:=[.L31]/[.I$2]" table:style-name="ce1">
            <text:p>-0.000325521</text:p>
          </table:table-cell>
          <table:table-cell office:value-type="float" office:value="0" table:formula="of:=[.F31]-[.$F$2]" table:style-name="ce3">
            <text:p>0.0000000000</text:p>
          </table:table-cell>
          <table:table-cell office:value-type="float" office:value="0" table:formula="of:=[.O31]/[.$F$2]" table:style-name="ce1">
            <text:p>0</text:p>
          </table:table-cell>
          <table:table-cell office:value-type="float" office:value="-10" table:formula="of:=[.E31]-[.$E$2]" table:style-name="ce1">
            <text:p>-10</text:p>
          </table:table-cell>
          <table:table-cell office:value-type="float" office:value="-1.191753068764152E-3" table:formula="of:=[.Q31]/[.$E$2]" table:style-name="ce1">
            <text:p>-0.001191753</text:p>
          </table:table-cell>
          <table:table-cell office:value-type="float" office:value="-1.191753068764152E-3" table:formula="of:=[.P31]+[.R31]" table:style-name="ce1">
            <text:p>-0.001191753</text:p>
          </table:table-cell>
          <table:table-cell table:number-columns-repeated="16365"/>
        </table:table-row>
        <table:table-row table:style-name="ro1">
          <table:table-cell/>
          <table:table-cell table:number-columns-repeated="13" table:style-name="ce1"/>
          <table:table-cell table:style-name="ce3"/>
          <table:table-cell table:number-columns-repeated="16369" table:style-name="ce1"/>
        </table:table-row>
        <table:table-row table:number-rows-repeated="3"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41" table:style-name="ro2">
          <table:table-cell table:number-columns-repeated="16384"/>
        </table:table-row>
      </table:table>
      <table:table table:name="05_Nutch0_9" table:style-name="ta1"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9" table:style-name="ce1">
            <text:p>511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4884" table:style-name="ce1">
            <text:p>488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2890" table:formula="of:=[.H2]-[.I2]" table:style-name="ce1">
            <text:p>2890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05_Nutch0.9_2.0_5097.0_148.80159127925864_12.0_2003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97" table:style-name="ce1">
            <text:p>509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3" table:style-name="ce1">
            <text:p>2003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9" table:formula="of:=[.H3]-[.I2]" table:style-name="ce1">
            <text:p>9</text:p>
          </table:table-cell>
          <table:table-cell office:value-type="float" office:value="3" table:formula="of:=[.I3]-[.I2]" table:style-name="ce1">
            <text:p>3</text:p>
          </table:table-cell>
          <table:table-cell office:value-type="float" office:value="4.5135406218655971E-3" table:formula="of:=[.K3]/[.I2]" table:style-name="ce1">
            <text:p>0.004513541</text:p>
          </table:table-cell>
          <table:table-cell office:value-type="float" office:value="1.5045135406218655E-3" table:formula="of:=[.L3]/[.I2]" table:style-name="ce1">
            <text:p>0.001504514</text:p>
          </table:table-cell>
          <table:table-cell office:value-type="float" office:value="0" table:formula="of:=[.F3]-[.$F$2]" table:style-name="ce3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22" table:formula="of:=[.E3]-[.$E$2]" table:style-name="ce1">
            <text:p>-22</text:p>
          </table:table-cell>
          <table:table-cell office:value-type="float" office:value="-4.2977143973432315E-3" table:formula="of:=[.Q3]/[.$E$2]" table:style-name="ce1">
            <text:p>-0.004297714</text:p>
          </table:table-cell>
          <table:table-cell office:value-type="float" office:value="-4.2977143973432315E-3" table:formula="of:=[.P3]+[.R3]" table:style-name="ce1">
            <text:p>-0.00429771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0.0_5119.0_148.80159127925864_14.0_199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9" table:style-name="ce1">
            <text:p>511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4]-[.I2]" table:style-name="ce1">
            <text:p>0</text:p>
          </table:table-cell>
          <table:table-cell office:value-type="float" office:value="0" table:formula="of:=[.I4]-[.I2]" table:style-name="ce1">
            <text:p>0</text:p>
          </table:table-cell>
          <table:table-cell office:value-type="float" office:value="0" table:formula="of:=[.K4]/[.I2]" table:style-name="ce1">
            <text:p>0</text:p>
          </table:table-cell>
          <table:table-cell office:value-type="float" office:value="0" table:formula="of:=[.L4]/[.I2]" table:style-name="ce1">
            <text:p>0</text:p>
          </table:table-cell>
          <table:table-cell office:value-type="float" office:value="0" table:formula="of:=[.F4]-[.$F$2]" table:style-name="ce3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1.0_5081.0_148.80159127925864_14.0_200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081" table:style-name="ce1">
            <text:p>508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2000" table:style-name="ce1">
            <text:p>2000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6" table:formula="of:=[.H5]-[.I2]" table:style-name="ce1">
            <text:p>6</text:p>
          </table:table-cell>
          <table:table-cell office:value-type="float" office:value="0" table:formula="of:=[.I5]-[.I2]" table:style-name="ce1">
            <text:p>0</text:p>
          </table:table-cell>
          <table:table-cell office:value-type="float" office:value="3.009027081243731E-3" table:formula="of:=[.K5]/[.I2]" table:style-name="ce1">
            <text:p>0.003009027</text:p>
          </table:table-cell>
          <table:table-cell office:value-type="float" office:value="0" table:formula="of:=[.L5]/[.I2]" table:style-name="ce1">
            <text:p>0</text:p>
          </table:table-cell>
          <table:table-cell office:value-type="float" office:value="0" table:formula="of:=[.F5]-[.$F$2]" table:style-name="ce3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38" table:formula="of:=[.E5]-[.$E$2]" table:style-name="ce1">
            <text:p>-38</text:p>
          </table:table-cell>
          <table:table-cell office:value-type="float" office:value="-7.423324868138308E-3" table:formula="of:=[.Q5]/[.$E$2]" table:style-name="ce1">
            <text:p>-0.007423325</text:p>
          </table:table-cell>
          <table:table-cell office:value-type="float" office:value="-7.423324868138308E-3" table:formula="of:=[.P5]+[.R5]" table:style-name="ce1">
            <text:p>-0.00742332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4.0_5093.0_148.80159127925864_11.0_2004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093" table:style-name="ce1">
            <text:p>509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4" table:style-name="ce1">
            <text:p>2004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10" table:formula="of:=[.H6]-[.I2]" table:style-name="ce1">
            <text:p>10</text:p>
          </table:table-cell>
          <table:table-cell office:value-type="float" office:value="3" table:formula="of:=[.I6]-[.I2]" table:style-name="ce1">
            <text:p>3</text:p>
          </table:table-cell>
          <table:table-cell office:value-type="float" office:value="5.0150451354062184E-3" table:formula="of:=[.K6]/[.I2]" table:style-name="ce1">
            <text:p>0.005015045</text:p>
          </table:table-cell>
          <table:table-cell office:value-type="float" office:value="1.5045135406218655E-3" table:formula="of:=[.L6]/[.I2]" table:style-name="ce1">
            <text:p>0.001504514</text:p>
          </table:table-cell>
          <table:table-cell office:value-type="float" office:value="0" table:formula="of:=[.F6]-[.$F$2]" table:style-name="ce3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-26" table:formula="of:=[.E6]-[.$E$2]" table:style-name="ce1">
            <text:p>-26</text:p>
          </table:table-cell>
          <table:table-cell office:value-type="float" office:value="-5.0791170150420008E-3" table:formula="of:=[.Q6]/[.$E$2]" table:style-name="ce1">
            <text:p>-0.005079117</text:p>
          </table:table-cell>
          <table:table-cell office:value-type="float" office:value="-5.0791170150420008E-3" table:formula="of:=[.P6]+[.R6]" table:style-name="ce1">
            <text:p>-0.00507911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10.0_5155.0_148.6130080814107_9.0_2016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5155" table:style-name="ce1">
            <text:p>5155</text:p>
          </table:table-cell>
          <table:table-cell office:value-type="float" office:value="148.61300808141101" table:style-name="ce1">
            <text:p>148.6130081</text:p>
          </table:table-cell>
          <table:table-cell office:value-type="float" office:value="9" table:style-name="ce1">
            <text:p>9</text:p>
          </table:table-cell>
          <table:table-cell office:value-type="float" office:value="2016" table:style-name="ce1">
            <text:p>2016</text:p>
          </table:table-cell>
          <table:table-cell office:value-type="float" office:value="2016" table:style-name="ce1">
            <text:p>2016</text:p>
          </table:table-cell>
          <table:table-cell office:value-type="float" office:value="2885" table:style-name="ce1">
            <text:p>2885</text:p>
          </table:table-cell>
          <table:table-cell office:value-type="float" office:value="22" table:formula="of:=[.H7]-[.I2]" table:style-name="ce1">
            <text:p>22</text:p>
          </table:table-cell>
          <table:table-cell office:value-type="float" office:value="22" table:formula="of:=[.I7]-[.I2]" table:style-name="ce1">
            <text:p>22</text:p>
          </table:table-cell>
          <table:table-cell office:value-type="float" office:value="1.1033099297893681E-2" table:formula="of:=[.K7]/[.I2]" table:style-name="ce1">
            <text:p>0.011033099</text:p>
          </table:table-cell>
          <table:table-cell office:value-type="float" office:value="1.1033099297893681E-2" table:formula="of:=[.L7]/[.I2]" table:style-name="ce1">
            <text:p>0.011033099</text:p>
          </table:table-cell>
          <table:table-cell office:value-type="float" office:value="-0.18858319784797573" table:formula="of:=[.F7]-[.$F$2]" table:style-name="ce3">
            <text:p>-0.1885831978</text:p>
          </table:table-cell>
          <table:table-cell office:value-type="float" office:value="-1.2673466474834789E-3" table:formula="of:=[.O7]/[.$F$2]" table:style-name="ce1">
            <text:p>-0.001267347</text:p>
          </table:table-cell>
          <table:table-cell office:value-type="float" office:value="36" table:formula="of:=[.E7]-[.$E$2]" table:style-name="ce1">
            <text:p>36</text:p>
          </table:table-cell>
          <table:table-cell office:value-type="float" office:value="7.0326235592889233E-3" table:formula="of:=[.Q7]/[.$E$2]" table:style-name="ce1">
            <text:p>0.007032624</text:p>
          </table:table-cell>
          <table:table-cell office:value-type="float" office:value="5.7652769118054443E-3" table:formula="of:=[.P7]+[.R7]" table:style-name="ce1">
            <text:p>0.00576527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121.0_148.80159127925864_11.0_2011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21" table:style-name="ce1">
            <text:p>512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2011" table:style-name="ce1">
            <text:p>2011</text:p>
          </table:table-cell>
          <table:table-cell office:value-type="float" office:value="2885" table:style-name="ce1">
            <text:p>2885</text:p>
          </table:table-cell>
          <table:table-cell office:value-type="float" office:value="17" table:formula="of:=[.H8]-[.I2]" table:style-name="ce1">
            <text:p>17</text:p>
          </table:table-cell>
          <table:table-cell office:value-type="float" office:value="17" table:formula="of:=[.I8]-[.I2]" table:style-name="ce1">
            <text:p>17</text:p>
          </table:table-cell>
          <table:table-cell office:value-type="float" office:value="8.5255767301905712E-3" table:formula="of:=[.K8]/[.I2]" table:style-name="ce1">
            <text:p>0.008525577</text:p>
          </table:table-cell>
          <table:table-cell office:value-type="float" office:value="8.5255767301905712E-3" table:formula="of:=[.L8]/[.I2]" table:style-name="ce1">
            <text:p>0.008525577</text:p>
          </table:table-cell>
          <table:table-cell office:value-type="float" office:value="0" table:formula="of:=[.F8]-[.$F$2]" table:style-name="ce3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2" table:formula="of:=[.E8]-[.$E$2]" table:style-name="ce1">
            <text:p>2</text:p>
          </table:table-cell>
          <table:table-cell office:value-type="float" office:value="3.9070130884938462E-4" table:formula="of:=[.Q8]/[.$E$2]" table:style-name="ce1">
            <text:p>0.000390701</text:p>
          </table:table-cell>
          <table:table-cell office:value-type="float" office:value="3.9070130884938462E-4" table:formula="of:=[.P8]+[.R8]" table:style-name="ce1">
            <text:p>0.000390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1.0_5121.0_148.80159127925864_12.0_2005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21" table:style-name="ce1">
            <text:p>512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9]-[.I2]" table:style-name="ce1">
            <text:p>11</text:p>
          </table:table-cell>
          <table:table-cell office:value-type="float" office:value="11" table:formula="of:=[.I9]-[.I2]" table:style-name="ce1">
            <text:p>11</text:p>
          </table:table-cell>
          <table:table-cell office:value-type="float" office:value="5.5165496489468406E-3" table:formula="of:=[.K9]/[.I2]" table:style-name="ce1">
            <text:p>0.00551655</text:p>
          </table:table-cell>
          <table:table-cell office:value-type="float" office:value="5.5165496489468406E-3" table:formula="of:=[.L9]/[.I2]" table:style-name="ce1">
            <text:p>0.00551655</text:p>
          </table:table-cell>
          <table:table-cell office:value-type="float" office:value="0" table:formula="of:=[.F9]-[.$F$2]" table:style-name="ce3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2" table:formula="of:=[.E9]-[.$E$2]" table:style-name="ce1">
            <text:p>2</text:p>
          </table:table-cell>
          <table:table-cell office:value-type="float" office:value="3.9070130884938462E-4" table:formula="of:=[.Q9]/[.$E$2]" table:style-name="ce1">
            <text:p>0.000390701</text:p>
          </table:table-cell>
          <table:table-cell office:value-type="float" office:value="3.9070130884938462E-4" table:formula="of:=[.P9]+[.R9]" table:style-name="ce1">
            <text:p>0.000390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4.0_5075.0_148.80159127925864_11.0_2017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075" table:style-name="ce1">
            <text:p>507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17" table:style-name="ce1">
            <text:p>2017</text:p>
          </table:table-cell>
          <table:table-cell office:value-type="float" office:value="2011" table:style-name="ce1">
            <text:p>2011</text:p>
          </table:table-cell>
          <table:table-cell office:value-type="float" office:value="2885" table:style-name="ce1">
            <text:p>2885</text:p>
          </table:table-cell>
          <table:table-cell office:value-type="float" office:value="23" table:formula="of:=[.H10]-[.I2]" table:style-name="ce1">
            <text:p>23</text:p>
          </table:table-cell>
          <table:table-cell office:value-type="float" office:value="17" table:formula="of:=[.I10]-[.I2]" table:style-name="ce1">
            <text:p>17</text:p>
          </table:table-cell>
          <table:table-cell office:value-type="float" office:value="1.1534603811434303E-2" table:formula="of:=[.K10]/[.I2]" table:style-name="ce1">
            <text:p>0.011534604</text:p>
          </table:table-cell>
          <table:table-cell office:value-type="float" office:value="8.5255767301905712E-3" table:formula="of:=[.L10]/[.I2]" table:style-name="ce1">
            <text:p>0.008525577</text:p>
          </table:table-cell>
          <table:table-cell office:value-type="float" office:value="0" table:formula="of:=[.F10]-[.$F$2]" table:style-name="ce3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-44" table:formula="of:=[.E10]-[.$E$2]" table:style-name="ce1">
            <text:p>-44</text:p>
          </table:table-cell>
          <table:table-cell office:value-type="float" office:value="-8.5954287946864629E-3" table:formula="of:=[.Q10]/[.$E$2]" table:style-name="ce1">
            <text:p>-0.008595429</text:p>
          </table:table-cell>
          <table:table-cell office:value-type="float" office:value="-8.5954287946864629E-3" table:formula="of:=[.P10]+[.R10]" table:style-name="ce1">
            <text:p>-0.0085954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083.0_148.80159127925864_12.0_2011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83" table:style-name="ce1">
            <text:p>508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7" table:formula="of:=[.H11]-[.I2]" table:style-name="ce1">
            <text:p>17</text:p>
          </table:table-cell>
          <table:table-cell office:value-type="float" office:value="11" table:formula="of:=[.I11]-[.I2]" table:style-name="ce1">
            <text:p>11</text:p>
          </table:table-cell>
          <table:table-cell office:value-type="float" office:value="8.5255767301905712E-3" table:formula="of:=[.K11]/[.I2]" table:style-name="ce1">
            <text:p>0.008525577</text:p>
          </table:table-cell>
          <table:table-cell office:value-type="float" office:value="5.5165496489468406E-3" table:formula="of:=[.L11]/[.I2]" table:style-name="ce1">
            <text:p>0.00551655</text:p>
          </table:table-cell>
          <table:table-cell office:value-type="float" office:value="0" table:formula="of:=[.F11]-[.$F$2]" table:style-name="ce3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-36" table:formula="of:=[.E11]-[.$E$2]" table:style-name="ce1">
            <text:p>-36</text:p>
          </table:table-cell>
          <table:table-cell office:value-type="float" office:value="-7.0326235592889233E-3" table:formula="of:=[.Q11]/[.$E$2]" table:style-name="ce1">
            <text:p>-0.007032624</text:p>
          </table:table-cell>
          <table:table-cell office:value-type="float" office:value="-7.0326235592889233E-3" table:formula="of:=[.P11]+[.R11]" table:style-name="ce1">
            <text:p>-0.00703262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3.0_5083.0_148.80159127925864_11.0_201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083" table:style-name="ce1">
            <text:p>508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17" table:style-name="ce1">
            <text:p>2017</text:p>
          </table:table-cell>
          <table:table-cell office:value-type="float" office:value="2011" table:style-name="ce1">
            <text:p>2011</text:p>
          </table:table-cell>
          <table:table-cell office:value-type="float" office:value="2885" table:style-name="ce1">
            <text:p>2885</text:p>
          </table:table-cell>
          <table:table-cell office:value-type="float" office:value="23" table:formula="of:=[.H12]-[.I2]" table:style-name="ce1">
            <text:p>23</text:p>
          </table:table-cell>
          <table:table-cell office:value-type="float" office:value="17" table:formula="of:=[.I12]-[.I2]" table:style-name="ce1">
            <text:p>17</text:p>
          </table:table-cell>
          <table:table-cell office:value-type="float" office:value="1.1534603811434303E-2" table:formula="of:=[.K12]/[.I2]" table:style-name="ce1">
            <text:p>0.011534604</text:p>
          </table:table-cell>
          <table:table-cell office:value-type="float" office:value="8.5255767301905712E-3" table:formula="of:=[.L12]/[.I2]" table:style-name="ce1">
            <text:p>0.008525577</text:p>
          </table:table-cell>
          <table:table-cell office:value-type="float" office:value="0" table:formula="of:=[.F12]-[.$F$2]" table:style-name="ce3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36" table:formula="of:=[.E12]-[.$E$2]" table:style-name="ce1">
            <text:p>-36</text:p>
          </table:table-cell>
          <table:table-cell office:value-type="float" office:value="-7.0326235592889233E-3" table:formula="of:=[.Q12]/[.$E$2]" table:style-name="ce1">
            <text:p>-0.007032624</text:p>
          </table:table-cell>
          <table:table-cell office:value-type="float" office:value="-7.0326235592889233E-3" table:formula="of:=[.P12]+[.R12]" table:style-name="ce1">
            <text:p>-0.00703262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3.0_5075.0_148.80159127925864_12.0_2011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075" table:style-name="ce1">
            <text:p>507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7" table:formula="of:=[.H13]-[.I2]" table:style-name="ce1">
            <text:p>17</text:p>
          </table:table-cell>
          <table:table-cell office:value-type="float" office:value="11" table:formula="of:=[.I13]-[.I2]" table:style-name="ce1">
            <text:p>11</text:p>
          </table:table-cell>
          <table:table-cell office:value-type="float" office:value="8.5255767301905712E-3" table:formula="of:=[.K13]/[.I2]" table:style-name="ce1">
            <text:p>0.008525577</text:p>
          </table:table-cell>
          <table:table-cell office:value-type="float" office:value="5.5165496489468406E-3" table:formula="of:=[.L13]/[.I2]" table:style-name="ce1">
            <text:p>0.00551655</text:p>
          </table:table-cell>
          <table:table-cell office:value-type="float" office:value="0" table:formula="of:=[.F13]-[.$F$2]" table:style-name="ce3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44" table:formula="of:=[.E13]-[.$E$2]" table:style-name="ce1">
            <text:p>-44</text:p>
          </table:table-cell>
          <table:table-cell office:value-type="float" office:value="-8.5954287946864629E-3" table:formula="of:=[.Q13]/[.$E$2]" table:style-name="ce1">
            <text:p>-0.008595429</text:p>
          </table:table-cell>
          <table:table-cell office:value-type="float" office:value="-8.5954287946864629E-3" table:formula="of:=[.P13]+[.R13]" table:style-name="ce1">
            <text:p>-0.0085954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073.0_148.80159127925864_14.0_2000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073" table:style-name="ce1">
            <text:p>507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2000" table:style-name="ce1">
            <text:p>2000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6" table:formula="of:=[.H14]-[.I2]" table:style-name="ce1">
            <text:p>6</text:p>
          </table:table-cell>
          <table:table-cell office:value-type="float" office:value="0" table:formula="of:=[.I14]-[.I2]" table:style-name="ce1">
            <text:p>0</text:p>
          </table:table-cell>
          <table:table-cell office:value-type="float" office:value="3.009027081243731E-3" table:formula="of:=[.K14]/[.I2]" table:style-name="ce1">
            <text:p>0.003009027</text:p>
          </table:table-cell>
          <table:table-cell office:value-type="float" office:value="0" table:formula="of:=[.L14]/[.I2]" table:style-name="ce1">
            <text:p>0</text:p>
          </table:table-cell>
          <table:table-cell office:value-type="float" office:value="0" table:formula="of:=[.F14]-[.$F$2]" table:style-name="ce3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-46" table:formula="of:=[.E14]-[.$E$2]" table:style-name="ce1">
            <text:p>-46</text:p>
          </table:table-cell>
          <table:table-cell office:value-type="float" office:value="-8.9861301035358467E-3" table:formula="of:=[.Q14]/[.$E$2]" table:style-name="ce1">
            <text:p>-0.00898613</text:p>
          </table:table-cell>
          <table:table-cell office:value-type="float" office:value="-8.9861301035358467E-3" table:formula="of:=[.P14]+[.R14]" table:style-name="ce1">
            <text:p>-0.0089861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3.0_5113.0_148.80159127925864_11.0_2011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113" table:style-name="ce1">
            <text:p>511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2011" table:style-name="ce1">
            <text:p>2011</text:p>
          </table:table-cell>
          <table:table-cell office:value-type="float" office:value="2885" table:style-name="ce1">
            <text:p>2885</text:p>
          </table:table-cell>
          <table:table-cell office:value-type="float" office:value="17" table:formula="of:=[.H15]-[.I$2]" table:style-name="ce1">
            <text:p>17</text:p>
          </table:table-cell>
          <table:table-cell office:value-type="float" office:value="17" table:formula="of:=[.I15]-[.I$2]" table:style-name="ce1">
            <text:p>17</text:p>
          </table:table-cell>
          <table:table-cell office:value-type="float" office:value="8.5255767301905712E-3" table:formula="of:=[.K15]/[.I$2]" table:style-name="ce1">
            <text:p>0.008525577</text:p>
          </table:table-cell>
          <table:table-cell office:value-type="float" office:value="8.5255767301905712E-3" table:formula="of:=[.L15]/[.I$2]" table:style-name="ce1">
            <text:p>0.008525577</text:p>
          </table:table-cell>
          <table:table-cell office:value-type="float" office:value="0" table:formula="of:=[.F15]-[.$F$2]" table:style-name="ce3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-6" table:formula="of:=[.E15]-[.$E$2]" table:style-name="ce1">
            <text:p>-6</text:p>
          </table:table-cell>
          <table:table-cell office:value-type="float" office:value="-1.172103926548154E-3" table:formula="of:=[.Q15]/[.$E$2]" table:style-name="ce1">
            <text:p>-0.001172104</text:p>
          </table:table-cell>
          <table:table-cell office:value-type="float" office:value="-1.172103926548154E-3" table:formula="of:=[.P15]+[.R15]" table:style-name="ce1">
            <text:p>-0.001172104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5_Nutch0.9_1.0_5081.0_148.80159127925864_14.0_199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081" table:style-name="ce1">
            <text:p>508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16]-[.I$2]" table:style-name="ce1">
            <text:p>0</text:p>
          </table:table-cell>
          <table:table-cell office:value-type="float" office:value="0" table:formula="of:=[.I16]-[.I$2]" table:style-name="ce1">
            <text:p>0</text:p>
          </table:table-cell>
          <table:table-cell office:value-type="float" office:value="0" table:formula="of:=[.K16]/[.I$2]" table:style-name="ce1">
            <text:p>0</text:p>
          </table:table-cell>
          <table:table-cell office:value-type="float" office:value="0" table:formula="of:=[.L16]/[.I$2]" table:style-name="ce1">
            <text:p>0</text:p>
          </table:table-cell>
          <table:table-cell office:value-type="float" office:value="0" table:formula="of:=[.F16]-[.$F$2]" table:style-name="ce3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-38" table:formula="of:=[.E16]-[.$E$2]" table:style-name="ce1">
            <text:p>-38</text:p>
          </table:table-cell>
          <table:table-cell office:value-type="float" office:value="-7.423324868138308E-3" table:formula="of:=[.Q16]/[.$E$2]" table:style-name="ce1">
            <text:p>-0.007423325</text:p>
          </table:table-cell>
          <table:table-cell office:value-type="float" office:value="-7.423324868138308E-3" table:formula="of:=[.P16]+[.R16]" table:style-name="ce1">
            <text:p>-0.00742332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0.0_5131.0_150.1607525324675_10.0_200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131" table:style-name="ce1">
            <text:p>5131</text:p>
          </table:table-cell>
          <table:table-cell office:value-type="float" office:value="150.160752532468" table:style-name="ce1">
            <text:p>150.1607525</text:p>
          </table:table-cell>
          <table:table-cell office:value-type="float" office:value="10" table:style-name="ce1">
            <text:p>10</text:p>
          </table:table-cell>
          <table:table-cell office:value-type="float" office:value="2003" table:style-name="ce1">
            <text:p>2003</text:p>
          </table:table-cell>
          <table:table-cell office:value-type="float" office:value="2003" table:style-name="ce1">
            <text:p>2003</text:p>
          </table:table-cell>
          <table:table-cell office:value-type="float" office:value="2885" table:style-name="ce1">
            <text:p>2885</text:p>
          </table:table-cell>
          <table:table-cell office:value-type="float" office:value="9" table:formula="of:=[.H17]-[.I$2]" table:style-name="ce1">
            <text:p>9</text:p>
          </table:table-cell>
          <table:table-cell office:value-type="float" office:value="9" table:formula="of:=[.I17]-[.I$2]" table:style-name="ce1">
            <text:p>9</text:p>
          </table:table-cell>
          <table:table-cell office:value-type="float" office:value="4.5135406218655971E-3" table:formula="of:=[.K17]/[.I$2]" table:style-name="ce1">
            <text:p>0.004513541</text:p>
          </table:table-cell>
          <table:table-cell office:value-type="float" office:value="4.5135406218655971E-3" table:formula="of:=[.L17]/[.I$2]" table:style-name="ce1">
            <text:p>0.004513541</text:p>
          </table:table-cell>
          <table:table-cell office:value-type="float" office:value="1.3591612532090096" table:formula="of:=[.F17]-[.$F$2]" table:style-name="ce3">
            <text:p>1.3591612532</text:p>
          </table:table-cell>
          <table:table-cell office:value-type="float" office:value="9.1340505267732252E-3" table:formula="of:=[.O17]/[.$F$2]" table:style-name="ce1">
            <text:p>0.009134051</text:p>
          </table:table-cell>
          <table:table-cell office:value-type="float" office:value="12" table:formula="of:=[.E17]-[.$E$2]" table:style-name="ce1">
            <text:p>12</text:p>
          </table:table-cell>
          <table:table-cell office:value-type="float" office:value="2.3442078530963081E-3" table:formula="of:=[.Q17]/[.$E$2]" table:style-name="ce1">
            <text:p>0.002344208</text:p>
          </table:table-cell>
          <table:table-cell office:value-type="float" office:value="1.1478258379869533E-2" table:formula="of:=[.P17]+[.R17]" table:style-name="ce1">
            <text:p>0.01147825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079.0_148.80159127925864_12.0_1997.0.xmi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079" table:style-name="ce1">
            <text:p>507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18]-[.I$2]" table:style-name="ce1">
            <text:p>3</text:p>
          </table:table-cell>
          <table:table-cell office:value-type="float" office:value="3" table:formula="of:=[.I18]-[.I$2]" table:style-name="ce1">
            <text:p>3</text:p>
          </table:table-cell>
          <table:table-cell office:value-type="float" office:value="1.5045135406218655E-3" table:formula="of:=[.K18]/[.I$2]" table:style-name="ce1">
            <text:p>0.001504514</text:p>
          </table:table-cell>
          <table:table-cell office:value-type="float" office:value="1.5045135406218655E-3" table:formula="of:=[.L18]/[.I$2]" table:style-name="ce1">
            <text:p>0.001504514</text:p>
          </table:table-cell>
          <table:table-cell office:value-type="float" office:value="0" table:formula="of:=[.F18]-[.$F$2]" table:style-name="ce3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-40" table:formula="of:=[.E18]-[.$E$2]" table:style-name="ce1">
            <text:p>-40</text:p>
          </table:table-cell>
          <table:table-cell office:value-type="float" office:value="-7.8140261769876936E-3" table:formula="of:=[.Q18]/[.$E$2]" table:style-name="ce1">
            <text:p>-0.007814026</text:p>
          </table:table-cell>
          <table:table-cell office:value-type="float" office:value="-7.8140261769876936E-3" table:formula="of:=[.P18]+[.R18]" table:style-name="ce1">
            <text:p>-0.00781402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0.0_5119.0_148.80159127925864_14.0_199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9" table:style-name="ce1">
            <text:p>511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19]-[.I$2]" table:style-name="ce1">
            <text:p>0</text:p>
          </table:table-cell>
          <table:table-cell office:value-type="float" office:value="0" table:formula="of:=[.I19]-[.I$2]" table:style-name="ce1">
            <text:p>0</text:p>
          </table:table-cell>
          <table:table-cell office:value-type="float" office:value="0" table:formula="of:=[.K19]/[.I$2]" table:style-name="ce1">
            <text:p>0</text:p>
          </table:table-cell>
          <table:table-cell office:value-type="float" office:value="0" table:formula="of:=[.L19]/[.I$2]" table:style-name="ce1">
            <text:p>0</text:p>
          </table:table-cell>
          <table:table-cell office:value-type="float" office:value="0" table:formula="of:=[.F19]-[.$F$2]" table:style-name="ce3">
            <text:p>0.0000000000</text:p>
          </table:table-cell>
          <table:table-cell office:value-type="float" office:value="0" table:formula="of:=[.O19]/[.$F$2]" table:style-name="ce1">
            <text:p>0</text:p>
          </table:table-cell>
          <table:table-cell office:value-type="float" office:value="0" table:formula="of:=[.E19]-[.$E$2]" table:style-name="ce1">
            <text:p>0</text:p>
          </table:table-cell>
          <table:table-cell office:value-type="float" office:value="0" table:formula="of:=[.Q19]/[.$E$2]" table:style-name="ce1">
            <text:p>0</text:p>
          </table:table-cell>
          <table:table-cell office:value-type="float" office:value="0" table:formula="of:=[.P19]+[.R19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063.0_148.80159127925864_14.0_1994.0.xm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063" table:style-name="ce1">
            <text:p>506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20]-[.I$2]" table:style-name="ce1">
            <text:p>0</text:p>
          </table:table-cell>
          <table:table-cell office:value-type="float" office:value="0" table:formula="of:=[.I20]-[.I$2]" table:style-name="ce1">
            <text:p>0</text:p>
          </table:table-cell>
          <table:table-cell office:value-type="float" office:value="0" table:formula="of:=[.K20]/[.I$2]" table:style-name="ce1">
            <text:p>0</text:p>
          </table:table-cell>
          <table:table-cell office:value-type="float" office:value="0" table:formula="of:=[.L20]/[.I$2]" table:style-name="ce1">
            <text:p>0</text:p>
          </table:table-cell>
          <table:table-cell office:value-type="float" office:value="0" table:formula="of:=[.F20]-[.$F$2]" table:style-name="ce3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-56" table:formula="of:=[.E20]-[.$E$2]" table:style-name="ce1">
            <text:p>-56</text:p>
          </table:table-cell>
          <table:table-cell office:value-type="float" office:value="-1.0939636647782769E-2" table:formula="of:=[.Q20]/[.$E$2]" table:style-name="ce1">
            <text:p>-0.010939637</text:p>
          </table:table-cell>
          <table:table-cell office:value-type="float" office:value="-1.0939636647782769E-2" table:formula="of:=[.P20]+[.R20]" table:style-name="ce1">
            <text:p>-0.01093963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.0_5111.0_148.80159127925864_14.0_199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11" table:style-name="ce1">
            <text:p>511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3" table:style-name="ce1">
            <text:p>1993</text:p>
          </table:table-cell>
          <table:table-cell office:value-type="float" office:value="1993" table:style-name="ce1">
            <text:p>1993</text:p>
          </table:table-cell>
          <table:table-cell office:value-type="float" office:value="2885" table:style-name="ce1">
            <text:p>2885</text:p>
          </table:table-cell>
          <table:table-cell office:value-type="float" office:value="-1" table:formula="of:=[.H21]-[.I$2]" table:style-name="ce1">
            <text:p>-1</text:p>
          </table:table-cell>
          <table:table-cell office:value-type="float" office:value="-1" table:formula="of:=[.I21]-[.I$2]" table:style-name="ce1">
            <text:p>-1</text:p>
          </table:table-cell>
          <table:table-cell office:value-type="float" office:value="-5.0150451354062187E-4" table:formula="of:=[.K21]/[.I$2]" table:style-name="ce1">
            <text:p>-0.000501505</text:p>
          </table:table-cell>
          <table:table-cell office:value-type="float" office:value="-5.0150451354062187E-4" table:formula="of:=[.L21]/[.I$2]" table:style-name="ce1">
            <text:p>-0.000501505</text:p>
          </table:table-cell>
          <table:table-cell office:value-type="float" office:value="0" table:formula="of:=[.F21]-[.$F$2]" table:style-name="ce3">
            <text:p>0.0000000000</text:p>
          </table:table-cell>
          <table:table-cell office:value-type="float" office:value="0" table:formula="of:=[.O21]/[.$F$2]" table:style-name="ce1">
            <text:p>0</text:p>
          </table:table-cell>
          <table:table-cell office:value-type="float" office:value="-8" table:formula="of:=[.E21]-[.$E$2]" table:style-name="ce1">
            <text:p>-8</text:p>
          </table:table-cell>
          <table:table-cell office:value-type="float" office:value="-1.5628052353975385E-3" table:formula="of:=[.Q21]/[.$E$2]" table:style-name="ce1">
            <text:p>-0.001562805</text:p>
          </table:table-cell>
          <table:table-cell office:value-type="float" office:value="-1.5628052353975385E-3" table:formula="of:=[.P21]+[.R21]" table:style-name="ce1">
            <text:p>-0.00156280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.0_5135.0_148.80159127925864_12.0_1997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35" table:style-name="ce1">
            <text:p>513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22]-[.I$2]" table:style-name="ce1">
            <text:p>3</text:p>
          </table:table-cell>
          <table:table-cell office:value-type="float" office:value="3" table:formula="of:=[.I22]-[.I$2]" table:style-name="ce1">
            <text:p>3</text:p>
          </table:table-cell>
          <table:table-cell office:value-type="float" office:value="1.5045135406218655E-3" table:formula="of:=[.K22]/[.I$2]" table:style-name="ce1">
            <text:p>0.001504514</text:p>
          </table:table-cell>
          <table:table-cell office:value-type="float" office:value="1.5045135406218655E-3" table:formula="of:=[.L22]/[.I$2]" table:style-name="ce1">
            <text:p>0.001504514</text:p>
          </table:table-cell>
          <table:table-cell office:value-type="float" office:value="0" table:formula="of:=[.F22]-[.$F$2]" table:style-name="ce3">
            <text:p>0.0000000000</text:p>
          </table:table-cell>
          <table:table-cell office:value-type="float" office:value="0" table:formula="of:=[.O22]/[.$F$2]" table:style-name="ce1">
            <text:p>0</text:p>
          </table:table-cell>
          <table:table-cell office:value-type="float" office:value="16" table:formula="of:=[.E22]-[.$E$2]" table:style-name="ce1">
            <text:p>16</text:p>
          </table:table-cell>
          <table:table-cell office:value-type="float" office:value="3.125610470795077E-3" table:formula="of:=[.Q22]/[.$E$2]" table:style-name="ce1">
            <text:p>0.00312561</text:p>
          </table:table-cell>
          <table:table-cell office:value-type="float" office:value="3.125610470795077E-3" table:formula="of:=[.P22]+[.R22]" table:style-name="ce1">
            <text:p>0.0031256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5.0_5085.0_148.80159127925864_11.0_1997.0.xm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085" table:style-name="ce1">
            <text:p>508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23]-[.I$2]" table:style-name="ce1">
            <text:p>3</text:p>
          </table:table-cell>
          <table:table-cell office:value-type="float" office:value="3" table:formula="of:=[.I23]-[.I$2]" table:style-name="ce1">
            <text:p>3</text:p>
          </table:table-cell>
          <table:table-cell office:value-type="float" office:value="1.5045135406218655E-3" table:formula="of:=[.K23]/[.I$2]" table:style-name="ce1">
            <text:p>0.001504514</text:p>
          </table:table-cell>
          <table:table-cell office:value-type="float" office:value="1.5045135406218655E-3" table:formula="of:=[.L23]/[.I$2]" table:style-name="ce1">
            <text:p>0.001504514</text:p>
          </table:table-cell>
          <table:table-cell office:value-type="float" office:value="0" table:formula="of:=[.F23]-[.$F$2]" table:style-name="ce3">
            <text:p>0.0000000000</text:p>
          </table:table-cell>
          <table:table-cell office:value-type="float" office:value="0" table:formula="of:=[.O23]/[.$F$2]" table:style-name="ce1">
            <text:p>0</text:p>
          </table:table-cell>
          <table:table-cell office:value-type="float" office:value="-34" table:formula="of:=[.E23]-[.$E$2]" table:style-name="ce1">
            <text:p>-34</text:p>
          </table:table-cell>
          <table:table-cell office:value-type="float" office:value="-6.6419222504395387E-3" table:formula="of:=[.Q23]/[.$E$2]" table:style-name="ce1">
            <text:p>-0.006641922</text:p>
          </table:table-cell>
          <table:table-cell office:value-type="float" office:value="-6.6419222504395387E-3" table:formula="of:=[.P23]+[.R23]" table:style-name="ce1">
            <text:p>-0.00664192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085.0_148.80159127925864_12.0_1997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085" table:style-name="ce1">
            <text:p>508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24]-[.I$2]" table:style-name="ce1">
            <text:p>3</text:p>
          </table:table-cell>
          <table:table-cell office:value-type="float" office:value="3" table:formula="of:=[.I24]-[.I$2]" table:style-name="ce1">
            <text:p>3</text:p>
          </table:table-cell>
          <table:table-cell office:value-type="float" office:value="1.5045135406218655E-3" table:formula="of:=[.K24]/[.I$2]" table:style-name="ce1">
            <text:p>0.001504514</text:p>
          </table:table-cell>
          <table:table-cell office:value-type="float" office:value="1.5045135406218655E-3" table:formula="of:=[.L24]/[.I$2]" table:style-name="ce1">
            <text:p>0.001504514</text:p>
          </table:table-cell>
          <table:table-cell office:value-type="float" office:value="0" table:formula="of:=[.F24]-[.$F$2]" table:style-name="ce3">
            <text:p>0.0000000000</text:p>
          </table:table-cell>
          <table:table-cell office:value-type="float" office:value="0" table:formula="of:=[.O24]/[.$F$2]" table:style-name="ce1">
            <text:p>0</text:p>
          </table:table-cell>
          <table:table-cell office:value-type="float" office:value="-34" table:formula="of:=[.E24]-[.$E$2]" table:style-name="ce1">
            <text:p>-34</text:p>
          </table:table-cell>
          <table:table-cell office:value-type="float" office:value="-6.6419222504395387E-3" table:formula="of:=[.Q24]/[.$E$2]" table:style-name="ce1">
            <text:p>-0.006641922</text:p>
          </table:table-cell>
          <table:table-cell office:value-type="float" office:value="-6.6419222504395387E-3" table:formula="of:=[.P24]+[.R24]" table:style-name="ce1">
            <text:p>-0.00664192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089.0_148.80159127925864_12.0_1996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089" table:style-name="ce1">
            <text:p>508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6" table:style-name="ce1">
            <text:p>1996</text:p>
          </table:table-cell>
          <table:table-cell office:value-type="float" office:value="1996" table:style-name="ce1">
            <text:p>1996</text:p>
          </table:table-cell>
          <table:table-cell office:value-type="float" office:value="2885" table:style-name="ce1">
            <text:p>2885</text:p>
          </table:table-cell>
          <table:table-cell office:value-type="float" office:value="2" table:formula="of:=[.H25]-[.I$2]" table:style-name="ce1">
            <text:p>2</text:p>
          </table:table-cell>
          <table:table-cell office:value-type="float" office:value="2" table:formula="of:=[.I25]-[.I$2]" table:style-name="ce1">
            <text:p>2</text:p>
          </table:table-cell>
          <table:table-cell office:value-type="float" office:value="1.0030090270812437E-3" table:formula="of:=[.K25]/[.I$2]" table:style-name="ce1">
            <text:p>0.001003009</text:p>
          </table:table-cell>
          <table:table-cell office:value-type="float" office:value="1.0030090270812437E-3" table:formula="of:=[.L25]/[.I$2]" table:style-name="ce1">
            <text:p>0.001003009</text:p>
          </table:table-cell>
          <table:table-cell office:value-type="float" office:value="0" table:formula="of:=[.F25]-[.$F$2]" table:style-name="ce3">
            <text:p>0.0000000000</text:p>
          </table:table-cell>
          <table:table-cell office:value-type="float" office:value="0" table:formula="of:=[.O25]/[.$F$2]" table:style-name="ce1">
            <text:p>0</text:p>
          </table:table-cell>
          <table:table-cell office:value-type="float" office:value="-30" table:formula="of:=[.E25]-[.$E$2]" table:style-name="ce1">
            <text:p>-30</text:p>
          </table:table-cell>
          <table:table-cell office:value-type="float" office:value="-5.8605196327407693E-3" table:formula="of:=[.Q25]/[.$E$2]" table:style-name="ce1">
            <text:p>-0.00586052</text:p>
          </table:table-cell>
          <table:table-cell office:value-type="float" office:value="-5.8605196327407693E-3" table:formula="of:=[.P25]+[.R25]" table:style-name="ce1">
            <text:p>-0.0058605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127.0_148.80159127925864_12.0_199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27" table:style-name="ce1">
            <text:p>512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6" table:style-name="ce1">
            <text:p>1996</text:p>
          </table:table-cell>
          <table:table-cell office:value-type="float" office:value="1996" table:style-name="ce1">
            <text:p>1996</text:p>
          </table:table-cell>
          <table:table-cell office:value-type="float" office:value="2885" table:style-name="ce1">
            <text:p>2885</text:p>
          </table:table-cell>
          <table:table-cell office:value-type="float" office:value="2" table:formula="of:=[.H26]-[.I$2]" table:style-name="ce1">
            <text:p>2</text:p>
          </table:table-cell>
          <table:table-cell office:value-type="float" office:value="2" table:formula="of:=[.I26]-[.I$2]" table:style-name="ce1">
            <text:p>2</text:p>
          </table:table-cell>
          <table:table-cell office:value-type="float" office:value="1.0030090270812437E-3" table:formula="of:=[.K26]/[.I$2]" table:style-name="ce1">
            <text:p>0.001003009</text:p>
          </table:table-cell>
          <table:table-cell office:value-type="float" office:value="1.0030090270812437E-3" table:formula="of:=[.L26]/[.I$2]" table:style-name="ce1">
            <text:p>0.001003009</text:p>
          </table:table-cell>
          <table:table-cell office:value-type="float" office:value="0" table:formula="of:=[.F26]-[.$F$2]" table:style-name="ce3">
            <text:p>0.0000000000</text:p>
          </table:table-cell>
          <table:table-cell office:value-type="float" office:value="0" table:formula="of:=[.O26]/[.$F$2]" table:style-name="ce1">
            <text:p>0</text:p>
          </table:table-cell>
          <table:table-cell office:value-type="float" office:value="8" table:formula="of:=[.E26]-[.$E$2]" table:style-name="ce1">
            <text:p>8</text:p>
          </table:table-cell>
          <table:table-cell office:value-type="float" office:value="1.5628052353975385E-3" table:formula="of:=[.Q26]/[.$E$2]" table:style-name="ce1">
            <text:p>0.001562805</text:p>
          </table:table-cell>
          <table:table-cell office:value-type="float" office:value="1.5628052353975385E-3" table:formula="of:=[.P26]+[.R26]" table:style-name="ce1">
            <text:p>0.00156280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083.0_148.80159127925864_12.0_1996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083" table:style-name="ce1">
            <text:p>508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6" table:style-name="ce1">
            <text:p>1996</text:p>
          </table:table-cell>
          <table:table-cell office:value-type="float" office:value="1996" table:style-name="ce1">
            <text:p>1996</text:p>
          </table:table-cell>
          <table:table-cell office:value-type="float" office:value="2885" table:style-name="ce1">
            <text:p>2885</text:p>
          </table:table-cell>
          <table:table-cell office:value-type="float" office:value="2" table:formula="of:=[.H27]-[.I$2]" table:style-name="ce1">
            <text:p>2</text:p>
          </table:table-cell>
          <table:table-cell office:value-type="float" office:value="2" table:formula="of:=[.I27]-[.I$2]" table:style-name="ce1">
            <text:p>2</text:p>
          </table:table-cell>
          <table:table-cell office:value-type="float" office:value="1.0030090270812437E-3" table:formula="of:=[.K27]/[.I$2]" table:style-name="ce1">
            <text:p>0.001003009</text:p>
          </table:table-cell>
          <table:table-cell office:value-type="float" office:value="1.0030090270812437E-3" table:formula="of:=[.L27]/[.I$2]" table:style-name="ce1">
            <text:p>0.001003009</text:p>
          </table:table-cell>
          <table:table-cell office:value-type="float" office:value="0" table:formula="of:=[.F27]-[.$F$2]" table:style-name="ce3">
            <text:p>0.0000000000</text:p>
          </table:table-cell>
          <table:table-cell office:value-type="float" office:value="0" table:formula="of:=[.O27]/[.$F$2]" table:style-name="ce1">
            <text:p>0</text:p>
          </table:table-cell>
          <table:table-cell office:value-type="float" office:value="-36" table:formula="of:=[.E27]-[.$E$2]" table:style-name="ce1">
            <text:p>-36</text:p>
          </table:table-cell>
          <table:table-cell office:value-type="float" office:value="-7.0326235592889233E-3" table:formula="of:=[.Q27]/[.$E$2]" table:style-name="ce1">
            <text:p>-0.007032624</text:p>
          </table:table-cell>
          <table:table-cell office:value-type="float" office:value="-7.0326235592889233E-3" table:formula="of:=[.P27]+[.R27]" table:style-name="ce1">
            <text:p>-0.00703262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5.0_5071.0_148.80159127925864_11.0_2005.0.xm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071" table:style-name="ce1">
            <text:p>507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28]-[.I$2]" table:style-name="ce1">
            <text:p>11</text:p>
          </table:table-cell>
          <table:table-cell office:value-type="float" office:value="11" table:formula="of:=[.I28]-[.I$2]" table:style-name="ce1">
            <text:p>11</text:p>
          </table:table-cell>
          <table:table-cell office:value-type="float" office:value="5.5165496489468406E-3" table:formula="of:=[.K28]/[.I$2]" table:style-name="ce1">
            <text:p>0.00551655</text:p>
          </table:table-cell>
          <table:table-cell office:value-type="float" office:value="5.5165496489468406E-3" table:formula="of:=[.L28]/[.I$2]" table:style-name="ce1">
            <text:p>0.00551655</text:p>
          </table:table-cell>
          <table:table-cell office:value-type="float" office:value="0" table:formula="of:=[.F28]-[.$F$2]" table:style-name="ce3">
            <text:p>0.0000000000</text:p>
          </table:table-cell>
          <table:table-cell office:value-type="float" office:value="0" table:formula="of:=[.O28]/[.$F$2]" table:style-name="ce1">
            <text:p>0</text:p>
          </table:table-cell>
          <table:table-cell office:value-type="float" office:value="-48" table:formula="of:=[.E28]-[.$E$2]" table:style-name="ce1">
            <text:p>-48</text:p>
          </table:table-cell>
          <table:table-cell office:value-type="float" office:value="-9.3768314123852323E-3" table:formula="of:=[.Q28]/[.$E$2]" table:style-name="ce1">
            <text:p>-0.009376831</text:p>
          </table:table-cell>
          <table:table-cell office:value-type="float" office:value="-9.3768314123852323E-3" table:formula="of:=[.P28]+[.R28]" table:style-name="ce1">
            <text:p>-0.00937683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.0_5121.0_148.80159127925864_12.0_2005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21" table:style-name="ce1">
            <text:p>512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29]-[.I$2]" table:style-name="ce1">
            <text:p>11</text:p>
          </table:table-cell>
          <table:table-cell office:value-type="float" office:value="11" table:formula="of:=[.I29]-[.I$2]" table:style-name="ce1">
            <text:p>11</text:p>
          </table:table-cell>
          <table:table-cell office:value-type="float" office:value="5.5165496489468406E-3" table:formula="of:=[.K29]/[.I$2]" table:style-name="ce1">
            <text:p>0.00551655</text:p>
          </table:table-cell>
          <table:table-cell office:value-type="float" office:value="5.5165496489468406E-3" table:formula="of:=[.L29]/[.I$2]" table:style-name="ce1">
            <text:p>0.00551655</text:p>
          </table:table-cell>
          <table:table-cell office:value-type="float" office:value="0" table:formula="of:=[.F29]-[.$F$2]" table:style-name="ce3">
            <text:p>0.0000000000</text:p>
          </table:table-cell>
          <table:table-cell office:value-type="float" office:value="0" table:formula="of:=[.O29]/[.$F$2]" table:style-name="ce1">
            <text:p>0</text:p>
          </table:table-cell>
          <table:table-cell office:value-type="float" office:value="2" table:formula="of:=[.E29]-[.$E$2]" table:style-name="ce1">
            <text:p>2</text:p>
          </table:table-cell>
          <table:table-cell office:value-type="float" office:value="3.9070130884938462E-4" table:formula="of:=[.Q29]/[.$E$2]" table:style-name="ce1">
            <text:p>0.000390701</text:p>
          </table:table-cell>
          <table:table-cell office:value-type="float" office:value="3.9070130884938462E-4" table:formula="of:=[.P29]+[.R29]" table:style-name="ce1">
            <text:p>0.00039070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075.0_148.80159127925864_12.0_2004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075" table:style-name="ce1">
            <text:p>507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4" table:style-name="ce1">
            <text:p>2004</text:p>
          </table:table-cell>
          <table:table-cell office:value-type="float" office:value="2004" table:style-name="ce1">
            <text:p>2004</text:p>
          </table:table-cell>
          <table:table-cell office:value-type="float" office:value="2885" table:style-name="ce1">
            <text:p>2885</text:p>
          </table:table-cell>
          <table:table-cell office:value-type="float" office:value="10" table:formula="of:=[.H30]-[.I$2]" table:style-name="ce1">
            <text:p>10</text:p>
          </table:table-cell>
          <table:table-cell office:value-type="float" office:value="10" table:formula="of:=[.I30]-[.I$2]" table:style-name="ce1">
            <text:p>10</text:p>
          </table:table-cell>
          <table:table-cell office:value-type="float" office:value="5.0150451354062184E-3" table:formula="of:=[.K30]/[.I$2]" table:style-name="ce1">
            <text:p>0.005015045</text:p>
          </table:table-cell>
          <table:table-cell office:value-type="float" office:value="5.0150451354062184E-3" table:formula="of:=[.L30]/[.I$2]" table:style-name="ce1">
            <text:p>0.005015045</text:p>
          </table:table-cell>
          <table:table-cell office:value-type="float" office:value="0" table:formula="of:=[.F30]-[.$F$2]" table:style-name="ce3">
            <text:p>0.0000000000</text:p>
          </table:table-cell>
          <table:table-cell office:value-type="float" office:value="0" table:formula="of:=[.O30]/[.$F$2]" table:style-name="ce1">
            <text:p>0</text:p>
          </table:table-cell>
          <table:table-cell office:value-type="float" office:value="-44" table:formula="of:=[.E30]-[.$E$2]" table:style-name="ce1">
            <text:p>-44</text:p>
          </table:table-cell>
          <table:table-cell office:value-type="float" office:value="-8.5954287946864629E-3" table:formula="of:=[.Q30]/[.$E$2]" table:style-name="ce1">
            <text:p>-0.008595429</text:p>
          </table:table-cell>
          <table:table-cell office:value-type="float" office:value="-8.5954287946864629E-3" table:formula="of:=[.P30]+[.R30]" table:style-name="ce1">
            <text:p>-0.00859542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5.0_5081.0_148.80159127925864_11.0_1998.0.xm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081" table:style-name="ce1">
            <text:p>508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8" table:style-name="ce1">
            <text:p>1998</text:p>
          </table:table-cell>
          <table:table-cell office:value-type="float" office:value="1998" table:style-name="ce1">
            <text:p>1998</text:p>
          </table:table-cell>
          <table:table-cell office:value-type="float" office:value="2885" table:style-name="ce1">
            <text:p>2885</text:p>
          </table:table-cell>
          <table:table-cell office:value-type="float" office:value="4" table:formula="of:=[.H31]-[.I$2]" table:style-name="ce1">
            <text:p>4</text:p>
          </table:table-cell>
          <table:table-cell office:value-type="float" office:value="4" table:formula="of:=[.I31]-[.I$2]" table:style-name="ce1">
            <text:p>4</text:p>
          </table:table-cell>
          <table:table-cell office:value-type="float" office:value="2.0060180541624875E-3" table:formula="of:=[.K31]/[.I$2]" table:style-name="ce1">
            <text:p>0.002006018</text:p>
          </table:table-cell>
          <table:table-cell office:value-type="float" office:value="2.0060180541624875E-3" table:formula="of:=[.L31]/[.I$2]" table:style-name="ce1">
            <text:p>0.002006018</text:p>
          </table:table-cell>
          <table:table-cell office:value-type="float" office:value="0" table:formula="of:=[.F31]-[.$F$2]" table:style-name="ce3">
            <text:p>0.0000000000</text:p>
          </table:table-cell>
          <table:table-cell office:value-type="float" office:value="0" table:formula="of:=[.O31]/[.$F$2]" table:style-name="ce1">
            <text:p>0</text:p>
          </table:table-cell>
          <table:table-cell office:value-type="float" office:value="-38" table:formula="of:=[.E31]-[.$E$2]" table:style-name="ce1">
            <text:p>-38</text:p>
          </table:table-cell>
          <table:table-cell office:value-type="float" office:value="-7.423324868138308E-3" table:formula="of:=[.Q31]/[.$E$2]" table:style-name="ce1">
            <text:p>-0.007423325</text:p>
          </table:table-cell>
          <table:table-cell office:value-type="float" office:value="-7.423324868138308E-3" table:formula="of:=[.P31]+[.R31]" table:style-name="ce1">
            <text:p>-0.00742332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093.0_148.80159127925864_11.0_1998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093" table:style-name="ce1">
            <text:p>509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8" table:style-name="ce1">
            <text:p>1998</text:p>
          </table:table-cell>
          <table:table-cell office:value-type="float" office:value="1998" table:style-name="ce1">
            <text:p>1998</text:p>
          </table:table-cell>
          <table:table-cell office:value-type="float" office:value="2885" table:style-name="ce1">
            <text:p>2885</text:p>
          </table:table-cell>
          <table:table-cell office:value-type="float" office:value="4" table:formula="of:=[.H32]-[.I$2]" table:style-name="ce1">
            <text:p>4</text:p>
          </table:table-cell>
          <table:table-cell office:value-type="float" office:value="4" table:formula="of:=[.I32]-[.I$2]" table:style-name="ce1">
            <text:p>4</text:p>
          </table:table-cell>
          <table:table-cell office:value-type="float" office:value="2.0060180541624875E-3" table:formula="of:=[.K32]/[.I$2]" table:style-name="ce1">
            <text:p>0.002006018</text:p>
          </table:table-cell>
          <table:table-cell office:value-type="float" office:value="2.0060180541624875E-3" table:formula="of:=[.L32]/[.I$2]" table:style-name="ce1">
            <text:p>0.002006018</text:p>
          </table:table-cell>
          <table:table-cell office:value-type="float" office:value="0" table:formula="of:=[.F32]-[.$F$2]" table:style-name="ce3">
            <text:p>0.0000000000</text:p>
          </table:table-cell>
          <table:table-cell office:value-type="float" office:value="0" table:formula="of:=[.O32]/[.$F$2]" table:style-name="ce1">
            <text:p>0</text:p>
          </table:table-cell>
          <table:table-cell office:value-type="float" office:value="-26" table:formula="of:=[.E32]-[.$E$2]" table:style-name="ce1">
            <text:p>-26</text:p>
          </table:table-cell>
          <table:table-cell office:value-type="float" office:value="-5.0791170150420008E-3" table:formula="of:=[.Q32]/[.$E$2]" table:style-name="ce1">
            <text:p>-0.005079117</text:p>
          </table:table-cell>
          <table:table-cell office:value-type="float" office:value="-5.0791170150420008E-3" table:formula="of:=[.P32]+[.R32]" table:style-name="ce1">
            <text:p>-0.00507911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079.0_148.80159127925864_11.0_2006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079" table:style-name="ce1">
            <text:p>507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office:value-type="float" office:value="2885" table:style-name="ce1">
            <text:p>2885</text:p>
          </table:table-cell>
          <table:table-cell office:value-type="float" office:value="12" table:formula="of:=[.H33]-[.I$2]" table:style-name="ce1">
            <text:p>12</text:p>
          </table:table-cell>
          <table:table-cell office:value-type="float" office:value="12" table:formula="of:=[.I33]-[.I$2]" table:style-name="ce1">
            <text:p>12</text:p>
          </table:table-cell>
          <table:table-cell office:value-type="float" office:value="6.018054162487462E-3" table:formula="of:=[.K33]/[.I$2]" table:style-name="ce1">
            <text:p>0.006018054</text:p>
          </table:table-cell>
          <table:table-cell office:value-type="float" office:value="6.018054162487462E-3" table:formula="of:=[.L33]/[.I$2]" table:style-name="ce1">
            <text:p>0.006018054</text:p>
          </table:table-cell>
          <table:table-cell office:value-type="float" office:value="0" table:formula="of:=[.F33]-[.$F$2]" table:style-name="ce3">
            <text:p>0.0000000000</text:p>
          </table:table-cell>
          <table:table-cell office:value-type="float" office:value="0" table:formula="of:=[.O33]/[.$F$2]" table:style-name="ce1">
            <text:p>0</text:p>
          </table:table-cell>
          <table:table-cell office:value-type="float" office:value="-40" table:formula="of:=[.E33]-[.$E$2]" table:style-name="ce1">
            <text:p>-40</text:p>
          </table:table-cell>
          <table:table-cell office:value-type="float" office:value="-7.8140261769876936E-3" table:formula="of:=[.Q33]/[.$E$2]" table:style-name="ce1">
            <text:p>-0.007814026</text:p>
          </table:table-cell>
          <table:table-cell office:value-type="float" office:value="-7.8140261769876936E-3" table:formula="of:=[.P33]+[.R33]" table:style-name="ce1">
            <text:p>-0.00781402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065.0_148.80159127925864_12.0_2005.0.xmi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065" table:style-name="ce1">
            <text:p>506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34]-[.I$2]" table:style-name="ce1">
            <text:p>11</text:p>
          </table:table-cell>
          <table:table-cell office:value-type="float" office:value="11" table:formula="of:=[.I34]-[.I$2]" table:style-name="ce1">
            <text:p>11</text:p>
          </table:table-cell>
          <table:table-cell office:value-type="float" office:value="5.5165496489468406E-3" table:formula="of:=[.K34]/[.I$2]" table:style-name="ce1">
            <text:p>0.00551655</text:p>
          </table:table-cell>
          <table:table-cell office:value-type="float" office:value="5.5165496489468406E-3" table:formula="of:=[.L34]/[.I$2]" table:style-name="ce1">
            <text:p>0.00551655</text:p>
          </table:table-cell>
          <table:table-cell office:value-type="float" office:value="0" table:formula="of:=[.F34]-[.$F$2]" table:style-name="ce3">
            <text:p>0.0000000000</text:p>
          </table:table-cell>
          <table:table-cell office:value-type="float" office:value="0" table:formula="of:=[.O34]/[.$F$2]" table:style-name="ce1">
            <text:p>0</text:p>
          </table:table-cell>
          <table:table-cell office:value-type="float" office:value="-54" table:formula="of:=[.E34]-[.$E$2]" table:style-name="ce1">
            <text:p>-54</text:p>
          </table:table-cell>
          <table:table-cell office:value-type="float" office:value="-1.0548935338933385E-2" table:formula="of:=[.Q34]/[.$E$2]" table:style-name="ce1">
            <text:p>-0.010548935</text:p>
          </table:table-cell>
          <table:table-cell office:value-type="float" office:value="-1.0548935338933385E-2" table:formula="of:=[.P34]+[.R34]" table:style-name="ce1">
            <text:p>-0.01054893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129.0_148.80159127925864_11.0_199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29" table:style-name="ce1">
            <text:p>512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35]-[.I$2]" table:style-name="ce1">
            <text:p>3</text:p>
          </table:table-cell>
          <table:table-cell office:value-type="float" office:value="3" table:formula="of:=[.I35]-[.I$2]" table:style-name="ce1">
            <text:p>3</text:p>
          </table:table-cell>
          <table:table-cell office:value-type="float" office:value="1.5045135406218655E-3" table:formula="of:=[.K35]/[.I$2]" table:style-name="ce1">
            <text:p>0.001504514</text:p>
          </table:table-cell>
          <table:table-cell office:value-type="float" office:value="1.5045135406218655E-3" table:formula="of:=[.L35]/[.I$2]" table:style-name="ce1">
            <text:p>0.001504514</text:p>
          </table:table-cell>
          <table:table-cell office:value-type="float" office:value="0" table:formula="of:=[.F35]-[.$F$2]" table:style-name="ce3">
            <text:p>0.0000000000</text:p>
          </table:table-cell>
          <table:table-cell office:value-type="float" office:value="0" table:formula="of:=[.O35]/[.$F$2]" table:style-name="ce1">
            <text:p>0</text:p>
          </table:table-cell>
          <table:table-cell office:value-type="float" office:value="10" table:formula="of:=[.E35]-[.$E$2]" table:style-name="ce1">
            <text:p>10</text:p>
          </table:table-cell>
          <table:table-cell office:value-type="float" office:value="1.9535065442469234E-3" table:formula="of:=[.Q35]/[.$E$2]" table:style-name="ce1">
            <text:p>0.001953507</text:p>
          </table:table-cell>
          <table:table-cell office:value-type="float" office:value="1.9535065442469234E-3" table:formula="of:=[.P35]+[.R35]" table:style-name="ce1">
            <text:p>0.00195350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115.0_148.80159127925864_11.0_200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15" table:style-name="ce1">
            <text:p>511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36]-[.I$2]" table:style-name="ce1">
            <text:p>11</text:p>
          </table:table-cell>
          <table:table-cell office:value-type="float" office:value="11" table:formula="of:=[.I36]-[.I$2]" table:style-name="ce1">
            <text:p>11</text:p>
          </table:table-cell>
          <table:table-cell office:value-type="float" office:value="5.5165496489468406E-3" table:formula="of:=[.K36]/[.I$2]" table:style-name="ce1">
            <text:p>0.00551655</text:p>
          </table:table-cell>
          <table:table-cell office:value-type="float" office:value="5.5165496489468406E-3" table:formula="of:=[.L36]/[.I$2]" table:style-name="ce1">
            <text:p>0.00551655</text:p>
          </table:table-cell>
          <table:table-cell office:value-type="float" office:value="0" table:formula="of:=[.F36]-[.$F$2]" table:style-name="ce3">
            <text:p>0.0000000000</text:p>
          </table:table-cell>
          <table:table-cell office:value-type="float" office:value="0" table:formula="of:=[.O36]/[.$F$2]" table:style-name="ce1">
            <text:p>0</text:p>
          </table:table-cell>
          <table:table-cell office:value-type="float" office:value="-4" table:formula="of:=[.E36]-[.$E$2]" table:style-name="ce1">
            <text:p>-4</text:p>
          </table:table-cell>
          <table:table-cell office:value-type="float" office:value="-7.8140261769876925E-4" table:formula="of:=[.Q36]/[.$E$2]" table:style-name="ce1">
            <text:p>-0.000781403</text:p>
          </table:table-cell>
          <table:table-cell office:value-type="float" office:value="-7.8140261769876925E-4" table:formula="of:=[.P36]+[.R36]" table:style-name="ce1">
            <text:p>-0.00078140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073.0_148.80159127925864_14.0_1993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73" table:style-name="ce1">
            <text:p>507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3" table:style-name="ce1">
            <text:p>1993</text:p>
          </table:table-cell>
          <table:table-cell office:value-type="float" office:value="1993" table:style-name="ce1">
            <text:p>1993</text:p>
          </table:table-cell>
          <table:table-cell office:value-type="float" office:value="2885" table:style-name="ce1">
            <text:p>2885</text:p>
          </table:table-cell>
          <table:table-cell office:value-type="float" office:value="-1" table:formula="of:=[.H37]-[.I$2]" table:style-name="ce1">
            <text:p>-1</text:p>
          </table:table-cell>
          <table:table-cell office:value-type="float" office:value="-1" table:formula="of:=[.I37]-[.I$2]" table:style-name="ce1">
            <text:p>-1</text:p>
          </table:table-cell>
          <table:table-cell office:value-type="float" office:value="-5.0150451354062187E-4" table:formula="of:=[.K37]/[.I$2]" table:style-name="ce1">
            <text:p>-0.000501505</text:p>
          </table:table-cell>
          <table:table-cell office:value-type="float" office:value="-5.0150451354062187E-4" table:formula="of:=[.L37]/[.I$2]" table:style-name="ce1">
            <text:p>-0.000501505</text:p>
          </table:table-cell>
          <table:table-cell office:value-type="float" office:value="0" table:formula="of:=[.F37]-[.$F$2]" table:style-name="ce3">
            <text:p>0.0000000000</text:p>
          </table:table-cell>
          <table:table-cell office:value-type="float" office:value="0" table:formula="of:=[.O37]/[.$F$2]" table:style-name="ce1">
            <text:p>0</text:p>
          </table:table-cell>
          <table:table-cell office:value-type="float" office:value="-46" table:formula="of:=[.E37]-[.$E$2]" table:style-name="ce1">
            <text:p>-46</text:p>
          </table:table-cell>
          <table:table-cell office:value-type="float" office:value="-8.9861301035358467E-3" table:formula="of:=[.Q37]/[.$E$2]" table:style-name="ce1">
            <text:p>-0.00898613</text:p>
          </table:table-cell>
          <table:table-cell office:value-type="float" office:value="-8.9861301035358467E-3" table:formula="of:=[.P37]+[.R37]" table:style-name="ce1">
            <text:p>-0.00898613</text:p>
          </table:table-cell>
          <table:table-cell table:number-columns-repeated="16365"/>
        </table:table-row>
        <table:table-row table:number-rows-repeated="1048539" table:style-name="ro2">
          <table:table-cell table:number-columns-repeated="16384"/>
        </table:table-row>
      </table:table>
      <table:table table:name="06_Lucene1_4_3" table:style-name="ta1">
        <table:table-column table:style-name="co22" table:default-cell-style-name="ce1"/>
        <table:table-column table:style-name="co29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5221" table:style-name="ce1">
            <text:p>5221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2147" table:formula="of:=[.H2]-[.I2]" table:style-name="ce1">
            <text:p>2147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6_Lucene1.4.3_1.0_8676.0_121.11225624131468_16.0_3075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676" table:style-name="ce1">
            <text:p>867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26" table:style-name="ce1">
            <text:p>3326</text:p>
          </table:table-cell>
          <table:table-cell office:value-type="float" office:value="1" table:formula="of:=[.H3]-[.I2]" table:style-name="ce1">
            <text:p>1</text:p>
          </table:table-cell>
          <table:table-cell office:value-type="float" office:value="1" table:formula="of:=[.I3]-[.I2]" table:style-name="ce1">
            <text:p>1</text:p>
          </table:table-cell>
          <table:table-cell office:value-type="float" office:value="3.2530904359141186E-4" table:formula="of:=[.K3]/[.I2]" table:style-name="ce1">
            <text:p>0.000325309</text:p>
          </table:table-cell>
          <table:table-cell office:value-type="float" office:value="3.2530904359141186E-4" table:formula="of:=[.L3]/[.I2]" table:style-name="ce1">
            <text:p>0.000325309</text:p>
          </table:table-cell>
          <table:table-cell office:value-type="float" office:value="0" table:formula="of:=[.F3]-[.$F$2]" table:style-name="ce3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16" table:formula="of:=[.E3]-[.$E$2]" table:style-name="ce1">
            <text:p>-16</text:p>
          </table:table-cell>
          <table:table-cell office:value-type="float" office:value="-1.8407731247123793E-3" table:formula="of:=[.Q3]/[.$E$2]" table:style-name="ce1">
            <text:p>-0.001840773</text:p>
          </table:table-cell>
          <table:table-cell office:value-type="float" office:value="-1.8407731247123793E-3" table:formula="of:=[.P3]+[.R3]" table:style-name="ce1">
            <text:p>-0.00184077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0.0_8692.0_121.11225624131468_16.0_307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4" table:style-name="ce1">
            <text:p>3074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0" table:formula="of:=[.H4]-[.I2]" table:style-name="ce1">
            <text:p>0</text:p>
          </table:table-cell>
          <table:table-cell office:value-type="float" office:value="0" table:formula="of:=[.I4]-[.I2]" table:style-name="ce1">
            <text:p>0</text:p>
          </table:table-cell>
          <table:table-cell office:value-type="float" office:value="0" table:formula="of:=[.K4]/[.I2]" table:style-name="ce1">
            <text:p>0</text:p>
          </table:table-cell>
          <table:table-cell office:value-type="float" office:value="0" table:formula="of:=[.L4]/[.I2]" table:style-name="ce1">
            <text:p>0</text:p>
          </table:table-cell>
          <table:table-cell office:value-type="float" office:value="0" table:formula="of:=[.F4]-[.$F$2]" table:style-name="ce3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2.0_8668.0_121.11225624131468_16.0_3075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668" table:style-name="ce1">
            <text:p>8668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26" table:style-name="ce1">
            <text:p>3326</text:p>
          </table:table-cell>
          <table:table-cell office:value-type="float" office:value="1" table:formula="of:=[.H5]-[.I2]" table:style-name="ce1">
            <text:p>1</text:p>
          </table:table-cell>
          <table:table-cell office:value-type="float" office:value="1" table:formula="of:=[.I5]-[.I2]" table:style-name="ce1">
            <text:p>1</text:p>
          </table:table-cell>
          <table:table-cell office:value-type="float" office:value="3.2530904359141186E-4" table:formula="of:=[.K5]/[.I2]" table:style-name="ce1">
            <text:p>0.000325309</text:p>
          </table:table-cell>
          <table:table-cell office:value-type="float" office:value="3.2530904359141186E-4" table:formula="of:=[.L5]/[.I2]" table:style-name="ce1">
            <text:p>0.000325309</text:p>
          </table:table-cell>
          <table:table-cell office:value-type="float" office:value="0" table:formula="of:=[.F5]-[.$F$2]" table:style-name="ce3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24" table:formula="of:=[.E5]-[.$E$2]" table:style-name="ce1">
            <text:p>-24</text:p>
          </table:table-cell>
          <table:table-cell office:value-type="float" office:value="-2.7611596870685687E-3" table:formula="of:=[.Q5]/[.$E$2]" table:style-name="ce1">
            <text:p>-0.00276116</text:p>
          </table:table-cell>
          <table:table-cell office:value-type="float" office:value="-2.7611596870685687E-3" table:formula="of:=[.P5]+[.R5]" table:style-name="ce1">
            <text:p>-0.0027611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0.0_8766.0_120.81898199546691_15.0_3108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766" table:style-name="ce1">
            <text:p>8766</text:p>
          </table:table-cell>
          <table:table-cell office:value-type="float" office:value="120.818981995467" table:style-name="ce1">
            <text:p>120.818982</text:p>
          </table:table-cell>
          <table:table-cell office:value-type="float" office:value="15" table:style-name="ce1">
            <text:p>15</text:p>
          </table:table-cell>
          <table:table-cell office:value-type="float" office:value="3108" table:style-name="ce1">
            <text:p>3108</text:p>
          </table:table-cell>
          <table:table-cell office:value-type="float" office:value="3106" table:style-name="ce1">
            <text:p>3106</text:p>
          </table:table-cell>
          <table:table-cell office:value-type="float" office:value="3326" table:style-name="ce1">
            <text:p>3326</text:p>
          </table:table-cell>
          <table:table-cell office:value-type="float" office:value="34" table:formula="of:=[.H6]-[.I2]" table:style-name="ce1">
            <text:p>34</text:p>
          </table:table-cell>
          <table:table-cell office:value-type="float" office:value="32" table:formula="of:=[.I6]-[.I2]" table:style-name="ce1">
            <text:p>32</text:p>
          </table:table-cell>
          <table:table-cell office:value-type="float" office:value="1.1060507482108002E-2" table:formula="of:=[.K6]/[.I2]" table:style-name="ce1">
            <text:p>0.011060507</text:p>
          </table:table-cell>
          <table:table-cell office:value-type="float" office:value="1.040988939492518E-2" table:formula="of:=[.L6]/[.I2]" table:style-name="ce1">
            <text:p>0.010409889</text:p>
          </table:table-cell>
          <table:table-cell office:value-type="float" office:value="-0.29327424584799644" table:formula="of:=[.F6]-[.$F$2]" table:style-name="ce3">
            <text:p>-0.2932742458</text:p>
          </table:table-cell>
          <table:table-cell office:value-type="float" office:value="-2.4215075744576202E-3" table:formula="of:=[.O6]/[.$F$2]" table:style-name="ce1">
            <text:p>-0.002421508</text:p>
          </table:table-cell>
          <table:table-cell office:value-type="float" office:value="74" table:formula="of:=[.E6]-[.$E$2]" table:style-name="ce1">
            <text:p>74</text:p>
          </table:table-cell>
          <table:table-cell office:value-type="float" office:value="8.5135757017947532E-3" table:formula="of:=[.Q6]/[.$E$2]" table:style-name="ce1">
            <text:p>0.008513576</text:p>
          </table:table-cell>
          <table:table-cell office:value-type="float" office:value="6.092068127337133E-3" table:formula="of:=[.P6]+[.R6]" table:style-name="ce1">
            <text:p>0.00609206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4.0_8660.0_121.11225624131468_16.0_3075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660" table:style-name="ce1">
            <text:p>8660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26" table:style-name="ce1">
            <text:p>3326</text:p>
          </table:table-cell>
          <table:table-cell office:value-type="float" office:value="1" table:formula="of:=[.H7]-[.I2]" table:style-name="ce1">
            <text:p>1</text:p>
          </table:table-cell>
          <table:table-cell office:value-type="float" office:value="1" table:formula="of:=[.I7]-[.I2]" table:style-name="ce1">
            <text:p>1</text:p>
          </table:table-cell>
          <table:table-cell office:value-type="float" office:value="3.2530904359141186E-4" table:formula="of:=[.K7]/[.I2]" table:style-name="ce1">
            <text:p>0.000325309</text:p>
          </table:table-cell>
          <table:table-cell office:value-type="float" office:value="3.2530904359141186E-4" table:formula="of:=[.L7]/[.I2]" table:style-name="ce1">
            <text:p>0.000325309</text:p>
          </table:table-cell>
          <table:table-cell office:value-type="float" office:value="0" table:formula="of:=[.F7]-[.$F$2]" table:style-name="ce3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-32" table:formula="of:=[.E7]-[.$E$2]" table:style-name="ce1">
            <text:p>-32</text:p>
          </table:table-cell>
          <table:table-cell office:value-type="float" office:value="-3.6815462494247586E-3" table:formula="of:=[.Q7]/[.$E$2]" table:style-name="ce1">
            <text:p>-0.003681546</text:p>
          </table:table-cell>
          <table:table-cell office:value-type="float" office:value="-3.6815462494247586E-3" table:formula="of:=[.P7]+[.R7]" table:style-name="ce1">
            <text:p>-0.00368154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3.0_8662.0_121.11225624131468_16.0_307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662" table:style-name="ce1">
            <text:p>866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5" table:style-name="ce1">
            <text:p>3075</text:p>
          </table:table-cell>
          <table:table-cell office:value-type="float" office:value="3075" table:style-name="ce1">
            <text:p>3075</text:p>
          </table:table-cell>
          <table:table-cell office:value-type="float" office:value="3326" table:style-name="ce1">
            <text:p>3326</text:p>
          </table:table-cell>
          <table:table-cell office:value-type="float" office:value="1" table:formula="of:=[.H8]-[.I2]" table:style-name="ce1">
            <text:p>1</text:p>
          </table:table-cell>
          <table:table-cell office:value-type="float" office:value="1" table:formula="of:=[.I8]-[.I2]" table:style-name="ce1">
            <text:p>1</text:p>
          </table:table-cell>
          <table:table-cell office:value-type="float" office:value="3.2530904359141186E-4" table:formula="of:=[.K8]/[.I2]" table:style-name="ce1">
            <text:p>0.000325309</text:p>
          </table:table-cell>
          <table:table-cell office:value-type="float" office:value="3.2530904359141186E-4" table:formula="of:=[.L8]/[.I2]" table:style-name="ce1">
            <text:p>0.000325309</text:p>
          </table:table-cell>
          <table:table-cell office:value-type="float" office:value="0" table:formula="of:=[.F8]-[.$F$2]" table:style-name="ce3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-30" table:formula="of:=[.E8]-[.$E$2]" table:style-name="ce1">
            <text:p>-30</text:p>
          </table:table-cell>
          <table:table-cell office:value-type="float" office:value="-3.4514496088357111E-3" table:formula="of:=[.Q8]/[.$E$2]" table:style-name="ce1">
            <text:p>-0.00345145</text:p>
          </table:table-cell>
          <table:table-cell office:value-type="float" office:value="-3.4514496088357111E-3" table:formula="of:=[.P8]+[.R8]" table:style-name="ce1">
            <text:p>-0.003451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.0_8684.0_121.11225624131468_16.0_307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684" table:style-name="ce1">
            <text:p>8684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4" table:style-name="ce1">
            <text:p>3074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0" table:formula="of:=[.H9]-[.I$2]" table:style-name="ce1">
            <text:p>0</text:p>
          </table:table-cell>
          <table:table-cell office:value-type="float" office:value="0" table:formula="of:=[.I9]-[.I$2]" table:style-name="ce1">
            <text:p>0</text:p>
          </table:table-cell>
          <table:table-cell office:value-type="float" office:value="0" table:formula="of:=[.K9]/[.I$2]" table:style-name="ce1">
            <text:p>0</text:p>
          </table:table-cell>
          <table:table-cell office:value-type="float" office:value="0" table:formula="of:=[.L9]/[.I$2]" table:style-name="ce1">
            <text:p>0</text:p>
          </table:table-cell>
          <table:table-cell office:value-type="float" office:value="0" table:formula="of:=[.F9]-[.$F$2]" table:style-name="ce3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8" table:formula="of:=[.E9]-[.$E$2]" table:style-name="ce1">
            <text:p>-8</text:p>
          </table:table-cell>
          <table:table-cell office:value-type="float" office:value="-9.2038656235618964E-4" table:formula="of:=[.Q9]/[.$E$2]" table:style-name="ce1">
            <text:p>-0.000920387</text:p>
          </table:table-cell>
          <table:table-cell office:value-type="float" office:value="-9.2038656235618964E-4" table:formula="of:=[.P9]+[.R9]" table:style-name="ce1">
            <text:p>-0.00092038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6_Lucene1.4.3_4.0_8688.0_121.11225624131468_16.0_3067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688" table:style-name="ce1">
            <text:p>8688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26" table:style-name="ce1">
            <text:p>3326</text:p>
          </table:table-cell>
          <table:table-cell office:value-type="float" office:value="-7" table:formula="of:=[.H10]-[.I$2]" table:style-name="ce1">
            <text:p>-7</text:p>
          </table:table-cell>
          <table:table-cell office:value-type="float" office:value="-7" table:formula="of:=[.I10]-[.I$2]" table:style-name="ce1">
            <text:p>-7</text:p>
          </table:table-cell>
          <table:table-cell office:value-type="float" office:value="-2.277163305139883E-3" table:formula="of:=[.K10]/[.I$2]" table:style-name="ce1">
            <text:p>-0.002277163</text:p>
          </table:table-cell>
          <table:table-cell office:value-type="float" office:value="-2.277163305139883E-3" table:formula="of:=[.L10]/[.I$2]" table:style-name="ce1">
            <text:p>-0.002277163</text:p>
          </table:table-cell>
          <table:table-cell office:value-type="float" office:value="0" table:formula="of:=[.F10]-[.$F$2]" table:style-name="ce3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-4" table:formula="of:=[.E10]-[.$E$2]" table:style-name="ce1">
            <text:p>-4</text:p>
          </table:table-cell>
          <table:table-cell office:value-type="float" office:value="-4.6019328117809482E-4" table:formula="of:=[.Q10]/[.$E$2]" table:style-name="ce1">
            <text:p>-0.000460193</text:p>
          </table:table-cell>
          <table:table-cell office:value-type="float" office:value="-4.6019328117809482E-4" table:formula="of:=[.P10]+[.R10]" table:style-name="ce1">
            <text:p>-0.00046019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0.0_8692.0_121.11225624131468_16.0_307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4" table:style-name="ce1">
            <text:p>3074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0" table:formula="of:=[.H11]-[.I$2]" table:style-name="ce1">
            <text:p>0</text:p>
          </table:table-cell>
          <table:table-cell office:value-type="float" office:value="0" table:formula="of:=[.I11]-[.I$2]" table:style-name="ce1">
            <text:p>0</text:p>
          </table:table-cell>
          <table:table-cell office:value-type="float" office:value="0" table:formula="of:=[.K11]/[.I$2]" table:style-name="ce1">
            <text:p>0</text:p>
          </table:table-cell>
          <table:table-cell office:value-type="float" office:value="0" table:formula="of:=[.L11]/[.I$2]" table:style-name="ce1">
            <text:p>0</text:p>
          </table:table-cell>
          <table:table-cell office:value-type="float" office:value="0" table:formula="of:=[.F11]-[.$F$2]" table:style-name="ce3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0" table:formula="of:=[.E11]-[.$E$2]" table:style-name="ce1">
            <text:p>0</text:p>
          </table:table-cell>
          <table:table-cell office:value-type="float" office:value="0" table:formula="of:=[.Q11]/[.$E$2]" table:style-name="ce1">
            <text:p>0</text:p>
          </table:table-cell>
          <table:table-cell office:value-type="float" office:value="0" table:formula="of:=[.P11]+[.R11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.0_8696.0_121.11225624131468_16.0_307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0" table:style-name="ce1">
            <text:p>3070</text:p>
          </table:table-cell>
          <table:table-cell office:value-type="float" office:value="3070" table:style-name="ce1">
            <text:p>3070</text:p>
          </table:table-cell>
          <table:table-cell office:value-type="float" office:value="3326" table:style-name="ce1">
            <text:p>3326</text:p>
          </table:table-cell>
          <table:table-cell office:value-type="float" office:value="-4" table:formula="of:=[.H12]-[.I$2]" table:style-name="ce1">
            <text:p>-4</text:p>
          </table:table-cell>
          <table:table-cell office:value-type="float" office:value="-4" table:formula="of:=[.I12]-[.I$2]" table:style-name="ce1">
            <text:p>-4</text:p>
          </table:table-cell>
          <table:table-cell office:value-type="float" office:value="-1.3012361743656475E-3" table:formula="of:=[.K12]/[.I$2]" table:style-name="ce1">
            <text:p>-0.001301236</text:p>
          </table:table-cell>
          <table:table-cell office:value-type="float" office:value="-1.3012361743656475E-3" table:formula="of:=[.L12]/[.I$2]" table:style-name="ce1">
            <text:p>-0.001301236</text:p>
          </table:table-cell>
          <table:table-cell office:value-type="float" office:value="0" table:formula="of:=[.F12]-[.$F$2]" table:style-name="ce3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4" table:formula="of:=[.E12]-[.$E$2]" table:style-name="ce1">
            <text:p>4</text:p>
          </table:table-cell>
          <table:table-cell office:value-type="float" office:value="4.6019328117809482E-4" table:formula="of:=[.Q12]/[.$E$2]" table:style-name="ce1">
            <text:p>0.000460193</text:p>
          </table:table-cell>
          <table:table-cell office:value-type="float" office:value="4.6019328117809482E-4" table:formula="of:=[.P12]+[.R12]" table:style-name="ce1">
            <text:p>0.00046019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0.0_8712.0_123.00255899411744_14.0_3098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712" table:style-name="ce1">
            <text:p>8712</text:p>
          </table:table-cell>
          <table:table-cell office:value-type="float" office:value="123.002558994117" table:style-name="ce1">
            <text:p>123.002559</text:p>
          </table:table-cell>
          <table:table-cell office:value-type="float" office:value="14" table:style-name="ce1">
            <text:p>14</text:p>
          </table:table-cell>
          <table:table-cell office:value-type="float" office:value="3098" table:style-name="ce1">
            <text:p>3098</text:p>
          </table:table-cell>
          <table:table-cell office:value-type="float" office:value="3098" table:style-name="ce1">
            <text:p>3098</text:p>
          </table:table-cell>
          <table:table-cell office:value-type="float" office:value="3326" table:style-name="ce1">
            <text:p>3326</text:p>
          </table:table-cell>
          <table:table-cell office:value-type="float" office:value="24" table:formula="of:=[.H13]-[.I$2]" table:style-name="ce1">
            <text:p>24</text:p>
          </table:table-cell>
          <table:table-cell office:value-type="float" office:value="24" table:formula="of:=[.I13]-[.I$2]" table:style-name="ce1">
            <text:p>24</text:p>
          </table:table-cell>
          <table:table-cell office:value-type="float" office:value="7.8074170461938843E-3" table:formula="of:=[.K13]/[.I$2]" table:style-name="ce1">
            <text:p>0.007807417</text:p>
          </table:table-cell>
          <table:table-cell office:value-type="float" office:value="7.8074170461938843E-3" table:formula="of:=[.L13]/[.I$2]" table:style-name="ce1">
            <text:p>0.007807417</text:p>
          </table:table-cell>
          <table:table-cell office:value-type="float" office:value="1.8903027528020004" table:formula="of:=[.F13]-[.$F$2]" table:style-name="ce3">
            <text:p>1.8903027528</text:p>
          </table:table-cell>
          <table:table-cell office:value-type="float" office:value="1.5607856805471368E-2" table:formula="of:=[.O13]/[.$F$2]" table:style-name="ce1">
            <text:p>0.015607857</text:p>
          </table:table-cell>
          <table:table-cell office:value-type="float" office:value="20" table:formula="of:=[.E13]-[.$E$2]" table:style-name="ce1">
            <text:p>20</text:p>
          </table:table-cell>
          <table:table-cell office:value-type="float" office:value="2.3009664058904738E-3" table:formula="of:=[.Q13]/[.$E$2]" table:style-name="ce1">
            <text:p>0.002300966</text:p>
          </table:table-cell>
          <table:table-cell office:value-type="float" office:value="1.7908823211361842E-2" table:formula="of:=[.P13]+[.R13]" table:style-name="ce1">
            <text:p>0.01790882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3.0_8698.0_121.11225624131468_16.0_3064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698" table:style-name="ce1">
            <text:p>8698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4" table:style-name="ce1">
            <text:p>3064</text:p>
          </table:table-cell>
          <table:table-cell office:value-type="float" office:value="3064" table:style-name="ce1">
            <text:p>3064</text:p>
          </table:table-cell>
          <table:table-cell office:value-type="float" office:value="3326" table:style-name="ce1">
            <text:p>3326</text:p>
          </table:table-cell>
          <table:table-cell office:value-type="float" office:value="-10" table:formula="of:=[.H14]-[.I$2]" table:style-name="ce1">
            <text:p>-10</text:p>
          </table:table-cell>
          <table:table-cell office:value-type="float" office:value="-10" table:formula="of:=[.I14]-[.I$2]" table:style-name="ce1">
            <text:p>-10</text:p>
          </table:table-cell>
          <table:table-cell office:value-type="float" office:value="-3.2530904359141183E-3" table:formula="of:=[.K14]/[.I$2]" table:style-name="ce1">
            <text:p>-0.00325309</text:p>
          </table:table-cell>
          <table:table-cell office:value-type="float" office:value="-3.2530904359141183E-3" table:formula="of:=[.L14]/[.I$2]" table:style-name="ce1">
            <text:p>-0.00325309</text:p>
          </table:table-cell>
          <table:table-cell office:value-type="float" office:value="0" table:formula="of:=[.F14]-[.$F$2]" table:style-name="ce3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6" table:formula="of:=[.E14]-[.$E$2]" table:style-name="ce1">
            <text:p>6</text:p>
          </table:table-cell>
          <table:table-cell office:value-type="float" office:value="6.9028992176714218E-4" table:formula="of:=[.Q14]/[.$E$2]" table:style-name="ce1">
            <text:p>0.00069029</text:p>
          </table:table-cell>
          <table:table-cell office:value-type="float" office:value="6.9028992176714218E-4" table:formula="of:=[.P14]+[.R14]" table:style-name="ce1">
            <text:p>0.000690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2.0_8686.0_121.11225624131468_16.0_3071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686" table:style-name="ce1">
            <text:p>868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1" table:style-name="ce1">
            <text:p>3071</text:p>
          </table:table-cell>
          <table:table-cell office:value-type="float" office:value="3071" table:style-name="ce1">
            <text:p>3071</text:p>
          </table:table-cell>
          <table:table-cell office:value-type="float" office:value="3326" table:style-name="ce1">
            <text:p>3326</text:p>
          </table:table-cell>
          <table:table-cell office:value-type="float" office:value="-3" table:formula="of:=[.H15]-[.I$2]" table:style-name="ce1">
            <text:p>-3</text:p>
          </table:table-cell>
          <table:table-cell office:value-type="float" office:value="-3" table:formula="of:=[.I15]-[.I$2]" table:style-name="ce1">
            <text:p>-3</text:p>
          </table:table-cell>
          <table:table-cell office:value-type="float" office:value="-9.7592713077423554E-4" table:formula="of:=[.K15]/[.I$2]" table:style-name="ce1">
            <text:p>-0.000975927</text:p>
          </table:table-cell>
          <table:table-cell office:value-type="float" office:value="-9.7592713077423554E-4" table:formula="of:=[.L15]/[.I$2]" table:style-name="ce1">
            <text:p>-0.000975927</text:p>
          </table:table-cell>
          <table:table-cell office:value-type="float" office:value="0" table:formula="of:=[.F15]-[.$F$2]" table:style-name="ce3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-6" table:formula="of:=[.E15]-[.$E$2]" table:style-name="ce1">
            <text:p>-6</text:p>
          </table:table-cell>
          <table:table-cell office:value-type="float" office:value="-6.9028992176714218E-4" table:formula="of:=[.Q15]/[.$E$2]" table:style-name="ce1">
            <text:p>-0.00069029</text:p>
          </table:table-cell>
          <table:table-cell office:value-type="float" office:value="-6.9028992176714218E-4" table:formula="of:=[.P15]+[.R15]" table:style-name="ce1">
            <text:p>-0.000690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0.0_8732.0_119.88374945932111_16.0_3099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732" table:style-name="ce1">
            <text:p>8732</text:p>
          </table:table-cell>
          <table:table-cell office:value-type="float" office:value="119.883749459321" table:style-name="ce1">
            <text:p>119.8837495</text:p>
          </table:table-cell>
          <table:table-cell office:value-type="float" office:value="16" table:style-name="ce1">
            <text:p>16</text:p>
          </table:table-cell>
          <table:table-cell office:value-type="float" office:value="3099" table:style-name="ce1">
            <text:p>3099</text:p>
          </table:table-cell>
          <table:table-cell office:value-type="float" office:value="3099" table:style-name="ce1">
            <text:p>3099</text:p>
          </table:table-cell>
          <table:table-cell office:value-type="float" office:value="3326" table:style-name="ce1">
            <text:p>3326</text:p>
          </table:table-cell>
          <table:table-cell office:value-type="float" office:value="25" table:formula="of:=[.H16]-[.I$2]" table:style-name="ce1">
            <text:p>25</text:p>
          </table:table-cell>
          <table:table-cell office:value-type="float" office:value="25" table:formula="of:=[.I16]-[.I$2]" table:style-name="ce1">
            <text:p>25</text:p>
          </table:table-cell>
          <table:table-cell office:value-type="float" office:value="8.1327260897852954E-3" table:formula="of:=[.K16]/[.I$2]" table:style-name="ce1">
            <text:p>0.008132726</text:p>
          </table:table-cell>
          <table:table-cell office:value-type="float" office:value="8.1327260897852954E-3" table:formula="of:=[.L16]/[.I$2]" table:style-name="ce1">
            <text:p>0.008132726</text:p>
          </table:table-cell>
          <table:table-cell office:value-type="float" office:value="-1.2285067819939997" table:formula="of:=[.F16]-[.$F$2]" table:style-name="ce3">
            <text:p>-1.2285067820</text:p>
          </table:table-cell>
          <table:table-cell office:value-type="float" office:value="-1.0143538070550117E-2" table:formula="of:=[.O16]/[.$F$2]" table:style-name="ce1">
            <text:p>-0.010143538</text:p>
          </table:table-cell>
          <table:table-cell office:value-type="float" office:value="40" table:formula="of:=[.E16]-[.$E$2]" table:style-name="ce1">
            <text:p>40</text:p>
          </table:table-cell>
          <table:table-cell office:value-type="float" office:value="4.6019328117809476E-3" table:formula="of:=[.Q16]/[.$E$2]" table:style-name="ce1">
            <text:p>0.004601933</text:p>
          </table:table-cell>
          <table:table-cell office:value-type="float" office:value="-5.5416052587691691E-3" table:formula="of:=[.P16]+[.R16]" table:style-name="ce1">
            <text:p>-0.00554160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2.0_8696.0_121.11225624131468_16.0_3067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26" table:style-name="ce1">
            <text:p>3326</text:p>
          </table:table-cell>
          <table:table-cell office:value-type="float" office:value="-7" table:formula="of:=[.H17]-[.I$2]" table:style-name="ce1">
            <text:p>-7</text:p>
          </table:table-cell>
          <table:table-cell office:value-type="float" office:value="-7" table:formula="of:=[.I17]-[.I$2]" table:style-name="ce1">
            <text:p>-7</text:p>
          </table:table-cell>
          <table:table-cell office:value-type="float" office:value="-2.277163305139883E-3" table:formula="of:=[.K17]/[.I$2]" table:style-name="ce1">
            <text:p>-0.002277163</text:p>
          </table:table-cell>
          <table:table-cell office:value-type="float" office:value="-2.277163305139883E-3" table:formula="of:=[.L17]/[.I$2]" table:style-name="ce1">
            <text:p>-0.002277163</text:p>
          </table:table-cell>
          <table:table-cell office:value-type="float" office:value="0" table:formula="of:=[.F17]-[.$F$2]" table:style-name="ce3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4" table:formula="of:=[.E17]-[.$E$2]" table:style-name="ce1">
            <text:p>4</text:p>
          </table:table-cell>
          <table:table-cell office:value-type="float" office:value="4.6019328117809482E-4" table:formula="of:=[.Q17]/[.$E$2]" table:style-name="ce1">
            <text:p>0.000460193</text:p>
          </table:table-cell>
          <table:table-cell office:value-type="float" office:value="4.6019328117809482E-4" table:formula="of:=[.P17]+[.R17]" table:style-name="ce1">
            <text:p>0.00046019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10.0_8750.0_119.15776274086531_16.0_3121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750" table:style-name="ce1">
            <text:p>8750</text:p>
          </table:table-cell>
          <table:table-cell office:value-type="float" office:value="119.157762740865" table:style-name="ce1">
            <text:p>119.1577627</text:p>
          </table:table-cell>
          <table:table-cell office:value-type="float" office:value="16" table:style-name="ce1">
            <text:p>16</text:p>
          </table:table-cell>
          <table:table-cell office:value-type="float" office:value="3121" table:style-name="ce1">
            <text:p>3121</text:p>
          </table:table-cell>
          <table:table-cell office:value-type="float" office:value="3121" table:style-name="ce1">
            <text:p>3121</text:p>
          </table:table-cell>
          <table:table-cell office:value-type="float" office:value="3326" table:style-name="ce1">
            <text:p>3326</text:p>
          </table:table-cell>
          <table:table-cell office:value-type="float" office:value="47" table:formula="of:=[.H18]-[.I$2]" table:style-name="ce1">
            <text:p>47</text:p>
          </table:table-cell>
          <table:table-cell office:value-type="float" office:value="47" table:formula="of:=[.I18]-[.I$2]" table:style-name="ce1">
            <text:p>47</text:p>
          </table:table-cell>
          <table:table-cell office:value-type="float" office:value="1.5289525048796356E-2" table:formula="of:=[.K18]/[.I$2]" table:style-name="ce1">
            <text:p>0.015289525</text:p>
          </table:table-cell>
          <table:table-cell office:value-type="float" office:value="1.5289525048796356E-2" table:formula="of:=[.L18]/[.I$2]" table:style-name="ce1">
            <text:p>0.015289525</text:p>
          </table:table-cell>
          <table:table-cell office:value-type="float" office:value="-1.954493500449999" table:formula="of:=[.F18]-[.$F$2]" table:style-name="ce3">
            <text:p>-1.9544935005</text:p>
          </table:table-cell>
          <table:table-cell office:value-type="float" office:value="-1.6137867141668056E-2" table:formula="of:=[.O18]/[.$F$2]" table:style-name="ce1">
            <text:p>-0.016137867</text:p>
          </table:table-cell>
          <table:table-cell office:value-type="float" office:value="58" table:formula="of:=[.E18]-[.$E$2]" table:style-name="ce1">
            <text:p>58</text:p>
          </table:table-cell>
          <table:table-cell office:value-type="float" office:value="6.6728025770823743E-3" table:formula="of:=[.Q18]/[.$E$2]" table:style-name="ce1">
            <text:p>0.006672803</text:p>
          </table:table-cell>
          <table:table-cell office:value-type="float" office:value="-9.4650645645856825E-3" table:formula="of:=[.P18]+[.R18]" table:style-name="ce1">
            <text:p>-0.00946506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10.0_8718.0_120.47957951988796_15.0_3100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718" table:style-name="ce1">
            <text:p>8718</text:p>
          </table:table-cell>
          <table:table-cell office:value-type="float" office:value="120.47957951988801" table:style-name="ce1">
            <text:p>120.4795795</text:p>
          </table:table-cell>
          <table:table-cell office:value-type="float" office:value="15" table:style-name="ce1">
            <text:p>15</text:p>
          </table:table-cell>
          <table:table-cell office:value-type="float" office:value="3100" table:style-name="ce1">
            <text:p>3100</text:p>
          </table:table-cell>
          <table:table-cell office:value-type="float" office:value="3100" table:style-name="ce1">
            <text:p>3100</text:p>
          </table:table-cell>
          <table:table-cell office:value-type="float" office:value="3326" table:style-name="ce1">
            <text:p>3326</text:p>
          </table:table-cell>
          <table:table-cell office:value-type="float" office:value="26" table:formula="of:=[.H19]-[.I$2]" table:style-name="ce1">
            <text:p>26</text:p>
          </table:table-cell>
          <table:table-cell office:value-type="float" office:value="26" table:formula="of:=[.I19]-[.I$2]" table:style-name="ce1">
            <text:p>26</text:p>
          </table:table-cell>
          <table:table-cell office:value-type="float" office:value="8.4580351333767081E-3" table:formula="of:=[.K19]/[.I$2]" table:style-name="ce1">
            <text:p>0.008458035</text:p>
          </table:table-cell>
          <table:table-cell office:value-type="float" office:value="8.4580351333767081E-3" table:formula="of:=[.L19]/[.I$2]" table:style-name="ce1">
            <text:p>0.008458035</text:p>
          </table:table-cell>
          <table:table-cell office:value-type="float" office:value="-0.63267672142698927" table:formula="of:=[.F19]-[.$F$2]" table:style-name="ce3">
            <text:p>-0.6326767214</text:p>
          </table:table-cell>
          <table:table-cell office:value-type="float" office:value="-5.2238868390527471E-3" table:formula="of:=[.O19]/[.$F$2]" table:style-name="ce1">
            <text:p>-0.005223887</text:p>
          </table:table-cell>
          <table:table-cell office:value-type="float" office:value="26" table:formula="of:=[.E19]-[.$E$2]" table:style-name="ce1">
            <text:p>26</text:p>
          </table:table-cell>
          <table:table-cell office:value-type="float" office:value="2.9912563276576162E-3" table:formula="of:=[.Q19]/[.$E$2]" table:style-name="ce1">
            <text:p>0.002991256</text:p>
          </table:table-cell>
          <table:table-cell office:value-type="float" office:value="-2.2326305113951309E-3" table:formula="of:=[.P19]+[.R19]" table:style-name="ce1">
            <text:p>-0.00223263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1.0_8692.0_121.11225624131468_16.0_307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1" table:style-name="ce1">
            <text:p>3071</text:p>
          </table:table-cell>
          <table:table-cell office:value-type="float" office:value="3071" table:style-name="ce1">
            <text:p>3071</text:p>
          </table:table-cell>
          <table:table-cell office:value-type="float" office:value="3326" table:style-name="ce1">
            <text:p>3326</text:p>
          </table:table-cell>
          <table:table-cell office:value-type="float" office:value="-3" table:formula="of:=[.H20]-[.I$2]" table:style-name="ce1">
            <text:p>-3</text:p>
          </table:table-cell>
          <table:table-cell office:value-type="float" office:value="-3" table:formula="of:=[.I20]-[.I$2]" table:style-name="ce1">
            <text:p>-3</text:p>
          </table:table-cell>
          <table:table-cell office:value-type="float" office:value="-9.7592713077423554E-4" table:formula="of:=[.K20]/[.I$2]" table:style-name="ce1">
            <text:p>-0.000975927</text:p>
          </table:table-cell>
          <table:table-cell office:value-type="float" office:value="-9.7592713077423554E-4" table:formula="of:=[.L20]/[.I$2]" table:style-name="ce1">
            <text:p>-0.000975927</text:p>
          </table:table-cell>
          <table:table-cell office:value-type="float" office:value="0" table:formula="of:=[.F20]-[.$F$2]" table:style-name="ce3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0" table:formula="of:=[.E20]-[.$E$2]" table:style-name="ce1">
            <text:p>0</text:p>
          </table:table-cell>
          <table:table-cell office:value-type="float" office:value="0" table:formula="of:=[.Q20]/[.$E$2]" table:style-name="ce1">
            <text:p>0</text:p>
          </table:table-cell>
          <table:table-cell office:value-type="float" office:value="0" table:formula="of:=[.P20]+[.R20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4.0_8696.0_121.11225624131468_16.0_3064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4" table:style-name="ce1">
            <text:p>3064</text:p>
          </table:table-cell>
          <table:table-cell office:value-type="float" office:value="3064" table:style-name="ce1">
            <text:p>3064</text:p>
          </table:table-cell>
          <table:table-cell office:value-type="float" office:value="3326" table:style-name="ce1">
            <text:p>3326</text:p>
          </table:table-cell>
          <table:table-cell office:value-type="float" office:value="-10" table:formula="of:=[.H21]-[.I$2]" table:style-name="ce1">
            <text:p>-10</text:p>
          </table:table-cell>
          <table:table-cell office:value-type="float" office:value="-10" table:formula="of:=[.I21]-[.I$2]" table:style-name="ce1">
            <text:p>-10</text:p>
          </table:table-cell>
          <table:table-cell office:value-type="float" office:value="-3.2530904359141183E-3" table:formula="of:=[.K21]/[.I$2]" table:style-name="ce1">
            <text:p>-0.00325309</text:p>
          </table:table-cell>
          <table:table-cell office:value-type="float" office:value="-3.2530904359141183E-3" table:formula="of:=[.L21]/[.I$2]" table:style-name="ce1">
            <text:p>-0.00325309</text:p>
          </table:table-cell>
          <table:table-cell office:value-type="float" office:value="0" table:formula="of:=[.F21]-[.$F$2]" table:style-name="ce3">
            <text:p>0.0000000000</text:p>
          </table:table-cell>
          <table:table-cell office:value-type="float" office:value="0" table:formula="of:=[.O21]/[.$F$2]" table:style-name="ce1">
            <text:p>0</text:p>
          </table:table-cell>
          <table:table-cell office:value-type="float" office:value="4" table:formula="of:=[.E21]-[.$E$2]" table:style-name="ce1">
            <text:p>4</text:p>
          </table:table-cell>
          <table:table-cell office:value-type="float" office:value="4.6019328117809482E-4" table:formula="of:=[.Q21]/[.$E$2]" table:style-name="ce1">
            <text:p>0.000460193</text:p>
          </table:table-cell>
          <table:table-cell office:value-type="float" office:value="4.6019328117809482E-4" table:formula="of:=[.P21]+[.R21]" table:style-name="ce1">
            <text:p>0.00046019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2.0_8694.0_121.11225624131468_16.0_3068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694" table:style-name="ce1">
            <text:p>8694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8" table:style-name="ce1">
            <text:p>3068</text:p>
          </table:table-cell>
          <table:table-cell office:value-type="float" office:value="3068" table:style-name="ce1">
            <text:p>3068</text:p>
          </table:table-cell>
          <table:table-cell office:value-type="float" office:value="3326" table:style-name="ce1">
            <text:p>3326</text:p>
          </table:table-cell>
          <table:table-cell office:value-type="float" office:value="-6" table:formula="of:=[.H22]-[.I$2]" table:style-name="ce1">
            <text:p>-6</text:p>
          </table:table-cell>
          <table:table-cell office:value-type="float" office:value="-6" table:formula="of:=[.I22]-[.I$2]" table:style-name="ce1">
            <text:p>-6</text:p>
          </table:table-cell>
          <table:table-cell office:value-type="float" office:value="-1.9518542615484711E-3" table:formula="of:=[.K22]/[.I$2]" table:style-name="ce1">
            <text:p>-0.001951854</text:p>
          </table:table-cell>
          <table:table-cell office:value-type="float" office:value="-1.9518542615484711E-3" table:formula="of:=[.L22]/[.I$2]" table:style-name="ce1">
            <text:p>-0.001951854</text:p>
          </table:table-cell>
          <table:table-cell office:value-type="float" office:value="0" table:formula="of:=[.F22]-[.$F$2]" table:style-name="ce3">
            <text:p>0.0000000000</text:p>
          </table:table-cell>
          <table:table-cell office:value-type="float" office:value="0" table:formula="of:=[.O22]/[.$F$2]" table:style-name="ce1">
            <text:p>0</text:p>
          </table:table-cell>
          <table:table-cell office:value-type="float" office:value="2" table:formula="of:=[.E22]-[.$E$2]" table:style-name="ce1">
            <text:p>2</text:p>
          </table:table-cell>
          <table:table-cell office:value-type="float" office:value="2.3009664058904741E-4" table:formula="of:=[.Q22]/[.$E$2]" table:style-name="ce1">
            <text:p>0.000230097</text:p>
          </table:table-cell>
          <table:table-cell office:value-type="float" office:value="2.3009664058904741E-4" table:formula="of:=[.P22]+[.R22]" table:style-name="ce1">
            <text:p>0.00023009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3.0_8692.0_121.11225624131468_16.0_3068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8" table:style-name="ce1">
            <text:p>3068</text:p>
          </table:table-cell>
          <table:table-cell office:value-type="float" office:value="3068" table:style-name="ce1">
            <text:p>3068</text:p>
          </table:table-cell>
          <table:table-cell office:value-type="float" office:value="3326" table:style-name="ce1">
            <text:p>3326</text:p>
          </table:table-cell>
          <table:table-cell office:value-type="float" office:value="-6" table:formula="of:=[.H23]-[.I$2]" table:style-name="ce1">
            <text:p>-6</text:p>
          </table:table-cell>
          <table:table-cell office:value-type="float" office:value="-6" table:formula="of:=[.I23]-[.I$2]" table:style-name="ce1">
            <text:p>-6</text:p>
          </table:table-cell>
          <table:table-cell office:value-type="float" office:value="-1.9518542615484711E-3" table:formula="of:=[.K23]/[.I$2]" table:style-name="ce1">
            <text:p>-0.001951854</text:p>
          </table:table-cell>
          <table:table-cell office:value-type="float" office:value="-1.9518542615484711E-3" table:formula="of:=[.L23]/[.I$2]" table:style-name="ce1">
            <text:p>-0.001951854</text:p>
          </table:table-cell>
          <table:table-cell office:value-type="float" office:value="0" table:formula="of:=[.F23]-[.$F$2]" table:style-name="ce3">
            <text:p>0.0000000000</text:p>
          </table:table-cell>
          <table:table-cell office:value-type="float" office:value="0" table:formula="of:=[.O23]/[.$F$2]" table:style-name="ce1">
            <text:p>0</text:p>
          </table:table-cell>
          <table:table-cell office:value-type="float" office:value="0" table:formula="of:=[.E23]-[.$E$2]" table:style-name="ce1">
            <text:p>0</text:p>
          </table:table-cell>
          <table:table-cell office:value-type="float" office:value="0" table:formula="of:=[.Q23]/[.$E$2]" table:style-name="ce1">
            <text:p>0</text:p>
          </table:table-cell>
          <table:table-cell office:value-type="float" office:value="0" table:formula="of:=[.P23]+[.R23]" table:style-name="ce1">
            <text:p>0</text:p>
          </table:table-cell>
          <table:table-cell table:number-columns-repeated="16365"/>
        </table:table-row>
        <table:table-row table:number-rows-repeated="9" table:style-name="ro1">
          <table:table-cell/>
          <table:table-cell table:number-columns-repeated="13" table:style-name="ce1"/>
          <table:table-cell table:style-name="ce3"/>
          <table:table-cell table:number-columns-repeated="16369" table:style-name="ce1"/>
        </table:table-row>
        <table:table-row table:number-rows-repeated="3"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41" table:style-name="ro2">
          <table:table-cell table:number-columns-repeated="16384"/>
        </table:table-row>
      </table:table>
      <table:table table:name="07_log4j1_2_17" table:style-name="ta1">
        <table:table-column table:style-name="co30" table:default-cell-style-name="ce1"/>
        <table:table-column table:style-name="co31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30" table:style-name="ce1">
            <text:p>113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9529" table:style-name="ce1">
            <text:p>9529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5836" table:formula="of:=[.H2]-[.I2]" table:style-name="ce1">
            <text:p>5836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7_log4j1.2.17_4.0_11240.0_211.1966131585245_15.0_3700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240" table:style-name="ce1">
            <text:p>1124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700" table:style-name="ce1">
            <text:p>3700</text:p>
          </table:table-cell>
          <table:table-cell office:value-type="float" office:value="3700" table:style-name="ce1">
            <text:p>3700</text:p>
          </table:table-cell>
          <table:table-cell office:value-type="float" office:value="4603" table:style-name="ce1">
            <text:p>4603</text:p>
          </table:table-cell>
          <table:table-cell office:value-type="float" office:value="7" table:formula="of:=[.H3]-[.I2]" table:style-name="ce1">
            <text:p>7</text:p>
          </table:table-cell>
          <table:table-cell office:value-type="float" office:value="7" table:formula="of:=[.I3]-[.I2]" table:style-name="ce1">
            <text:p>7</text:p>
          </table:table-cell>
          <table:table-cell office:value-type="float" office:value="1.8954779312212293E-3" table:formula="of:=[.K3]/[.I2]" table:style-name="ce1">
            <text:p>0.001895478</text:p>
          </table:table-cell>
          <table:table-cell office:value-type="float" office:value="1.8954779312212293E-3" table:formula="of:=[.L3]/[.I2]" table:style-name="ce1">
            <text:p>0.001895478</text:p>
          </table:table-cell>
          <table:table-cell office:value-type="float" office:value="0" table:formula="of:=[.F3]-[.$F$2]" table:style-name="ce3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90" table:formula="of:=[.E3]-[.$E$2]" table:style-name="ce1">
            <text:p>-90</text:p>
          </table:table-cell>
          <table:table-cell office:value-type="float" office:value="-7.9435127978817292E-3" table:formula="of:=[.Q3]/[.$E$2]" table:style-name="ce1">
            <text:p>-0.007943513</text:p>
          </table:table-cell>
          <table:table-cell office:value-type="float" office:value="-7.9435127978817292E-3" table:formula="of:=[.P3]+[.R3]" table:style-name="ce1">
            <text:p>-0.00794351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0.0_11330.0_211.1966131585245_17.0_369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30" table:style-name="ce1">
            <text:p>113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4]-[.I2]" table:style-name="ce1">
            <text:p>0</text:p>
          </table:table-cell>
          <table:table-cell office:value-type="float" office:value="0" table:formula="of:=[.I4]-[.I2]" table:style-name="ce1">
            <text:p>0</text:p>
          </table:table-cell>
          <table:table-cell office:value-type="float" office:value="0" table:formula="of:=[.K4]/[.I2]" table:style-name="ce1">
            <text:p>0</text:p>
          </table:table-cell>
          <table:table-cell office:value-type="float" office:value="0" table:formula="of:=[.L4]/[.I2]" table:style-name="ce1">
            <text:p>0</text:p>
          </table:table-cell>
          <table:table-cell office:value-type="float" office:value="0" table:formula="of:=[.F4]-[.$F$2]" table:style-name="ce3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.0_11242.0_211.1966131585245_16.0_369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42" table:style-name="ce1">
            <text:p>11242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4" table:style-name="ce1">
            <text:p>3694</text:p>
          </table:table-cell>
          <table:table-cell office:value-type="float" office:value="3694" table:style-name="ce1">
            <text:p>3694</text:p>
          </table:table-cell>
          <table:table-cell office:value-type="float" office:value="4603" table:style-name="ce1">
            <text:p>4603</text:p>
          </table:table-cell>
          <table:table-cell office:value-type="float" office:value="1" table:formula="of:=[.H5]-[.I2]" table:style-name="ce1">
            <text:p>1</text:p>
          </table:table-cell>
          <table:table-cell office:value-type="float" office:value="1" table:formula="of:=[.I5]-[.I2]" table:style-name="ce1">
            <text:p>1</text:p>
          </table:table-cell>
          <table:table-cell office:value-type="float" office:value="2.7078256160303275E-4" table:formula="of:=[.K5]/[.I2]" table:style-name="ce1">
            <text:p>0.000270783</text:p>
          </table:table-cell>
          <table:table-cell office:value-type="float" office:value="2.7078256160303275E-4" table:formula="of:=[.L5]/[.I2]" table:style-name="ce1">
            <text:p>0.000270783</text:p>
          </table:table-cell>
          <table:table-cell office:value-type="float" office:value="0" table:formula="of:=[.F5]-[.$F$2]" table:style-name="ce3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88" table:formula="of:=[.E5]-[.$E$2]" table:style-name="ce1">
            <text:p>-88</text:p>
          </table:table-cell>
          <table:table-cell office:value-type="float" office:value="-7.7669902912621356E-3" table:formula="of:=[.Q5]/[.$E$2]" table:style-name="ce1">
            <text:p>-0.00776699</text:p>
          </table:table-cell>
          <table:table-cell office:value-type="float" office:value="-7.7669902912621356E-3" table:formula="of:=[.P5]+[.R5]" table:style-name="ce1">
            <text:p>-0.0077669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3.0_11238.0_211.1966131585245_16.0_369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238" table:style-name="ce1">
            <text:p>11238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7" table:style-name="ce1">
            <text:p>3697</text:p>
          </table:table-cell>
          <table:table-cell office:value-type="float" office:value="3697" table:style-name="ce1">
            <text:p>3697</text:p>
          </table:table-cell>
          <table:table-cell office:value-type="float" office:value="4603" table:style-name="ce1">
            <text:p>4603</text:p>
          </table:table-cell>
          <table:table-cell office:value-type="float" office:value="4" table:formula="of:=[.H6]-[.I2]" table:style-name="ce1">
            <text:p>4</text:p>
          </table:table-cell>
          <table:table-cell office:value-type="float" office:value="4" table:formula="of:=[.I6]-[.I2]" table:style-name="ce1">
            <text:p>4</text:p>
          </table:table-cell>
          <table:table-cell office:value-type="float" office:value="1.083130246412131E-3" table:formula="of:=[.K6]/[.I2]" table:style-name="ce1">
            <text:p>0.00108313</text:p>
          </table:table-cell>
          <table:table-cell office:value-type="float" office:value="1.083130246412131E-3" table:formula="of:=[.L6]/[.I2]" table:style-name="ce1">
            <text:p>0.00108313</text:p>
          </table:table-cell>
          <table:table-cell office:value-type="float" office:value="0" table:formula="of:=[.F6]-[.$F$2]" table:style-name="ce3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-92" table:formula="of:=[.E6]-[.$E$2]" table:style-name="ce1">
            <text:p>-92</text:p>
          </table:table-cell>
          <table:table-cell office:value-type="float" office:value="-8.1200353045013246E-3" table:formula="of:=[.Q6]/[.$E$2]" table:style-name="ce1">
            <text:p>-0.008120035</text:p>
          </table:table-cell>
          <table:table-cell office:value-type="float" office:value="-8.1200353045013246E-3" table:formula="of:=[.P6]+[.R6]" table:style-name="ce1">
            <text:p>-0.00812003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2.0_11238.0_211.1966131585245_17.0_369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238" table:style-name="ce1">
            <text:p>11238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3694" table:style-name="ce1">
            <text:p>3694</text:p>
          </table:table-cell>
          <table:table-cell office:value-type="float" office:value="3694" table:style-name="ce1">
            <text:p>3694</text:p>
          </table:table-cell>
          <table:table-cell office:value-type="float" office:value="4603" table:style-name="ce1">
            <text:p>4603</text:p>
          </table:table-cell>
          <table:table-cell office:value-type="float" office:value="1" table:formula="of:=[.H7]-[.I2]" table:style-name="ce1">
            <text:p>1</text:p>
          </table:table-cell>
          <table:table-cell office:value-type="float" office:value="1" table:formula="of:=[.I7]-[.I2]" table:style-name="ce1">
            <text:p>1</text:p>
          </table:table-cell>
          <table:table-cell office:value-type="float" office:value="2.7078256160303275E-4" table:formula="of:=[.K7]/[.I2]" table:style-name="ce1">
            <text:p>0.000270783</text:p>
          </table:table-cell>
          <table:table-cell office:value-type="float" office:value="2.7078256160303275E-4" table:formula="of:=[.L7]/[.I2]" table:style-name="ce1">
            <text:p>0.000270783</text:p>
          </table:table-cell>
          <table:table-cell office:value-type="float" office:value="0" table:formula="of:=[.F7]-[.$F$2]" table:style-name="ce3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-92" table:formula="of:=[.E7]-[.$E$2]" table:style-name="ce1">
            <text:p>-92</text:p>
          </table:table-cell>
          <table:table-cell office:value-type="float" office:value="-8.1200353045013246E-3" table:formula="of:=[.Q7]/[.$E$2]" table:style-name="ce1">
            <text:p>-0.008120035</text:p>
          </table:table-cell>
          <table:table-cell office:value-type="float" office:value="-8.1200353045013246E-3" table:formula="of:=[.P7]+[.R7]" table:style-name="ce1">
            <text:p>-0.00812003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.0_11326.0_211.1966131585245_17.0_369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26" table:style-name="ce1">
            <text:p>11326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8]-[.I2]" table:style-name="ce1">
            <text:p>0</text:p>
          </table:table-cell>
          <table:table-cell office:value-type="float" office:value="0" table:formula="of:=[.I8]-[.I2]" table:style-name="ce1">
            <text:p>0</text:p>
          </table:table-cell>
          <table:table-cell office:value-type="float" office:value="0" table:formula="of:=[.K8]/[.I2]" table:style-name="ce1">
            <text:p>0</text:p>
          </table:table-cell>
          <table:table-cell office:value-type="float" office:value="0" table:formula="of:=[.L8]/[.I2]" table:style-name="ce1">
            <text:p>0</text:p>
          </table:table-cell>
          <table:table-cell office:value-type="float" office:value="0" table:formula="of:=[.F8]-[.$F$2]" table:style-name="ce3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-4" table:formula="of:=[.E8]-[.$E$2]" table:style-name="ce1">
            <text:p>-4</text:p>
          </table:table-cell>
          <table:table-cell office:value-type="float" office:value="-3.5304501323918798E-4" table:formula="of:=[.Q8]/[.$E$2]" table:style-name="ce1">
            <text:p>-0.000353045</text:p>
          </table:table-cell>
          <table:table-cell office:value-type="float" office:value="-3.5304501323918798E-4" table:formula="of:=[.P8]+[.R8]" table:style-name="ce1">
            <text:p>-0.0003530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3.0_11244.0_211.1966131585245_15.0_3700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244" table:style-name="ce1">
            <text:p>1124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700" table:style-name="ce1">
            <text:p>3700</text:p>
          </table:table-cell>
          <table:table-cell office:value-type="float" office:value="3700" table:style-name="ce1">
            <text:p>3700</text:p>
          </table:table-cell>
          <table:table-cell office:value-type="float" office:value="4603" table:style-name="ce1">
            <text:p>4603</text:p>
          </table:table-cell>
          <table:table-cell office:value-type="float" office:value="7" table:formula="of:=[.H9]-[.I2]" table:style-name="ce1">
            <text:p>7</text:p>
          </table:table-cell>
          <table:table-cell office:value-type="float" office:value="7" table:formula="of:=[.I9]-[.I2]" table:style-name="ce1">
            <text:p>7</text:p>
          </table:table-cell>
          <table:table-cell office:value-type="float" office:value="1.8954779312212293E-3" table:formula="of:=[.K9]/[.I2]" table:style-name="ce1">
            <text:p>0.001895478</text:p>
          </table:table-cell>
          <table:table-cell office:value-type="float" office:value="1.8954779312212293E-3" table:formula="of:=[.L9]/[.I2]" table:style-name="ce1">
            <text:p>0.001895478</text:p>
          </table:table-cell>
          <table:table-cell office:value-type="float" office:value="0" table:formula="of:=[.F9]-[.$F$2]" table:style-name="ce3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86" table:formula="of:=[.E9]-[.$E$2]" table:style-name="ce1">
            <text:p>-86</text:p>
          </table:table-cell>
          <table:table-cell office:value-type="float" office:value="-7.590467784642542E-3" table:formula="of:=[.Q9]/[.$E$2]" table:style-name="ce1">
            <text:p>-0.007590468</text:p>
          </table:table-cell>
          <table:table-cell office:value-type="float" office:value="-7.590467784642542E-3" table:formula="of:=[.P9]+[.R9]" table:style-name="ce1">
            <text:p>-0.00759046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2.0_11332.0_211.1966131585245_15.0_3699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332" table:style-name="ce1">
            <text:p>11332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9" table:style-name="ce1">
            <text:p>3699</text:p>
          </table:table-cell>
          <table:table-cell office:value-type="float" office:value="3699" table:style-name="ce1">
            <text:p>3699</text:p>
          </table:table-cell>
          <table:table-cell office:value-type="float" office:value="4603" table:style-name="ce1">
            <text:p>4603</text:p>
          </table:table-cell>
          <table:table-cell office:value-type="float" office:value="6" table:formula="of:=[.H10]-[.I2]" table:style-name="ce1">
            <text:p>6</text:p>
          </table:table-cell>
          <table:table-cell office:value-type="float" office:value="6" table:formula="of:=[.I10]-[.I2]" table:style-name="ce1">
            <text:p>6</text:p>
          </table:table-cell>
          <table:table-cell office:value-type="float" office:value="1.6246953696181965E-3" table:formula="of:=[.K10]/[.I2]" table:style-name="ce1">
            <text:p>0.001624695</text:p>
          </table:table-cell>
          <table:table-cell office:value-type="float" office:value="1.6246953696181965E-3" table:formula="of:=[.L10]/[.I2]" table:style-name="ce1">
            <text:p>0.001624695</text:p>
          </table:table-cell>
          <table:table-cell office:value-type="float" office:value="0" table:formula="of:=[.F10]-[.$F$2]" table:style-name="ce3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2" table:formula="of:=[.E10]-[.$E$2]" table:style-name="ce1">
            <text:p>2</text:p>
          </table:table-cell>
          <table:table-cell office:value-type="float" office:value="1.7652250661959399E-4" table:formula="of:=[.Q10]/[.$E$2]" table:style-name="ce1">
            <text:p>0.000176523</text:p>
          </table:table-cell>
          <table:table-cell office:value-type="float" office:value="1.7652250661959399E-4" table:formula="of:=[.P10]+[.R10]" table:style-name="ce1">
            <text:p>0.00017652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3.0_11328.0_211.1966131585245_15.0_3699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328" table:style-name="ce1">
            <text:p>11328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9" table:style-name="ce1">
            <text:p>3699</text:p>
          </table:table-cell>
          <table:table-cell office:value-type="float" office:value="3699" table:style-name="ce1">
            <text:p>3699</text:p>
          </table:table-cell>
          <table:table-cell office:value-type="float" office:value="4603" table:style-name="ce1">
            <text:p>4603</text:p>
          </table:table-cell>
          <table:table-cell office:value-type="float" office:value="6" table:formula="of:=[.H11]-[.I$2]" table:style-name="ce1">
            <text:p>6</text:p>
          </table:table-cell>
          <table:table-cell office:value-type="float" office:value="6" table:formula="of:=[.I11]-[.I$2]" table:style-name="ce1">
            <text:p>6</text:p>
          </table:table-cell>
          <table:table-cell office:value-type="float" office:value="1.6246953696181965E-3" table:formula="of:=[.K11]/[.I$2]" table:style-name="ce1">
            <text:p>0.001624695</text:p>
          </table:table-cell>
          <table:table-cell office:value-type="float" office:value="1.6246953696181965E-3" table:formula="of:=[.L11]/[.I$2]" table:style-name="ce1">
            <text:p>0.001624695</text:p>
          </table:table-cell>
          <table:table-cell office:value-type="float" office:value="0" table:formula="of:=[.F11]-[.$F$2]" table:style-name="ce3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-2" table:formula="of:=[.E11]-[.$E$2]" table:style-name="ce1">
            <text:p>-2</text:p>
          </table:table-cell>
          <table:table-cell office:value-type="float" office:value="-1.7652250661959399E-4" table:formula="of:=[.Q11]/[.$E$2]" table:style-name="ce1">
            <text:p>-0.000176523</text:p>
          </table:table-cell>
          <table:table-cell office:value-type="float" office:value="-1.7652250661959399E-4" table:formula="of:=[.P11]+[.R11]" table:style-name="ce1">
            <text:p>-0.00017652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7_log4j1.2.17_1.0_11242.0_211.1966131585245_16.0_369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42" table:style-name="ce1">
            <text:p>11242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4" table:style-name="ce1">
            <text:p>3694</text:p>
          </table:table-cell>
          <table:table-cell office:value-type="float" office:value="3694" table:style-name="ce1">
            <text:p>3694</text:p>
          </table:table-cell>
          <table:table-cell office:value-type="float" office:value="4603" table:style-name="ce1">
            <text:p>4603</text:p>
          </table:table-cell>
          <table:table-cell office:value-type="float" office:value="1" table:formula="of:=[.H12]-[.I$2]" table:style-name="ce1">
            <text:p>1</text:p>
          </table:table-cell>
          <table:table-cell office:value-type="float" office:value="1" table:formula="of:=[.I12]-[.I$2]" table:style-name="ce1">
            <text:p>1</text:p>
          </table:table-cell>
          <table:table-cell office:value-type="float" office:value="2.7078256160303275E-4" table:formula="of:=[.K12]/[.I$2]" table:style-name="ce1">
            <text:p>0.000270783</text:p>
          </table:table-cell>
          <table:table-cell office:value-type="float" office:value="2.7078256160303275E-4" table:formula="of:=[.L12]/[.I$2]" table:style-name="ce1">
            <text:p>0.000270783</text:p>
          </table:table-cell>
          <table:table-cell office:value-type="float" office:value="0" table:formula="of:=[.F12]-[.$F$2]" table:style-name="ce3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88" table:formula="of:=[.E12]-[.$E$2]" table:style-name="ce1">
            <text:p>-88</text:p>
          </table:table-cell>
          <table:table-cell office:value-type="float" office:value="-7.7669902912621356E-3" table:formula="of:=[.Q12]/[.$E$2]" table:style-name="ce1">
            <text:p>-0.00776699</text:p>
          </table:table-cell>
          <table:table-cell office:value-type="float" office:value="-7.7669902912621356E-3" table:formula="of:=[.P12]+[.R12]" table:style-name="ce1">
            <text:p>-0.0077669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3.0_11238.0_211.1966131585245_15.0_369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238" table:style-name="ce1">
            <text:p>11238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7" table:style-name="ce1">
            <text:p>3697</text:p>
          </table:table-cell>
          <table:table-cell office:value-type="float" office:value="3697" table:style-name="ce1">
            <text:p>3697</text:p>
          </table:table-cell>
          <table:table-cell office:value-type="float" office:value="4603" table:style-name="ce1">
            <text:p>4603</text:p>
          </table:table-cell>
          <table:table-cell office:value-type="float" office:value="4" table:formula="of:=[.H13]-[.I$2]" table:style-name="ce1">
            <text:p>4</text:p>
          </table:table-cell>
          <table:table-cell office:value-type="float" office:value="4" table:formula="of:=[.I13]-[.I$2]" table:style-name="ce1">
            <text:p>4</text:p>
          </table:table-cell>
          <table:table-cell office:value-type="float" office:value="1.083130246412131E-3" table:formula="of:=[.K13]/[.I$2]" table:style-name="ce1">
            <text:p>0.00108313</text:p>
          </table:table-cell>
          <table:table-cell office:value-type="float" office:value="1.083130246412131E-3" table:formula="of:=[.L13]/[.I$2]" table:style-name="ce1">
            <text:p>0.00108313</text:p>
          </table:table-cell>
          <table:table-cell office:value-type="float" office:value="0" table:formula="of:=[.F13]-[.$F$2]" table:style-name="ce3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92" table:formula="of:=[.E13]-[.$E$2]" table:style-name="ce1">
            <text:p>-92</text:p>
          </table:table-cell>
          <table:table-cell office:value-type="float" office:value="-8.1200353045013246E-3" table:formula="of:=[.Q13]/[.$E$2]" table:style-name="ce1">
            <text:p>-0.008120035</text:p>
          </table:table-cell>
          <table:table-cell office:value-type="float" office:value="-8.1200353045013246E-3" table:formula="of:=[.P13]+[.R13]" table:style-name="ce1">
            <text:p>-0.00812003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0.0_11330.0_211.1966131585245_17.0_369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30" table:style-name="ce1">
            <text:p>113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14]-[.I$2]" table:style-name="ce1">
            <text:p>0</text:p>
          </table:table-cell>
          <table:table-cell office:value-type="float" office:value="0" table:formula="of:=[.I14]-[.I$2]" table:style-name="ce1">
            <text:p>0</text:p>
          </table:table-cell>
          <table:table-cell office:value-type="float" office:value="0" table:formula="of:=[.K14]/[.I$2]" table:style-name="ce1">
            <text:p>0</text:p>
          </table:table-cell>
          <table:table-cell office:value-type="float" office:value="0" table:formula="of:=[.L14]/[.I$2]" table:style-name="ce1">
            <text:p>0</text:p>
          </table:table-cell>
          <table:table-cell office:value-type="float" office:value="0" table:formula="of:=[.F14]-[.$F$2]" table:style-name="ce3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0" table:formula="of:=[.E14]-[.$E$2]" table:style-name="ce1">
            <text:p>0</text:p>
          </table:table-cell>
          <table:table-cell office:value-type="float" office:value="0" table:formula="of:=[.Q14]/[.$E$2]" table:style-name="ce1">
            <text:p>0</text:p>
          </table:table-cell>
          <table:table-cell office:value-type="float" office:value="0" table:formula="of:=[.P14]+[.R1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2.0_11236.0_211.1966131585245_16.0_369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236" table:style-name="ce1">
            <text:p>11236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4" table:style-name="ce1">
            <text:p>3694</text:p>
          </table:table-cell>
          <table:table-cell office:value-type="float" office:value="3694" table:style-name="ce1">
            <text:p>3694</text:p>
          </table:table-cell>
          <table:table-cell office:value-type="float" office:value="4603" table:style-name="ce1">
            <text:p>4603</text:p>
          </table:table-cell>
          <table:table-cell office:value-type="float" office:value="1" table:formula="of:=[.H15]-[.I$2]" table:style-name="ce1">
            <text:p>1</text:p>
          </table:table-cell>
          <table:table-cell office:value-type="float" office:value="1" table:formula="of:=[.I15]-[.I$2]" table:style-name="ce1">
            <text:p>1</text:p>
          </table:table-cell>
          <table:table-cell office:value-type="float" office:value="2.7078256160303275E-4" table:formula="of:=[.K15]/[.I$2]" table:style-name="ce1">
            <text:p>0.000270783</text:p>
          </table:table-cell>
          <table:table-cell office:value-type="float" office:value="2.7078256160303275E-4" table:formula="of:=[.L15]/[.I$2]" table:style-name="ce1">
            <text:p>0.000270783</text:p>
          </table:table-cell>
          <table:table-cell office:value-type="float" office:value="0" table:formula="of:=[.F15]-[.$F$2]" table:style-name="ce3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-94" table:formula="of:=[.E15]-[.$E$2]" table:style-name="ce1">
            <text:p>-94</text:p>
          </table:table-cell>
          <table:table-cell office:value-type="float" office:value="-8.2965578111209182E-3" table:formula="of:=[.Q15]/[.$E$2]" table:style-name="ce1">
            <text:p>-0.008296558</text:p>
          </table:table-cell>
          <table:table-cell office:value-type="float" office:value="-8.2965578111209182E-3" table:formula="of:=[.P15]+[.R15]" table:style-name="ce1">
            <text:p>-0.0082965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.0_11324.0_211.1966131585245_16.0_369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24" table:style-name="ce1">
            <text:p>1132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16]-[.I$2]" table:style-name="ce1">
            <text:p>0</text:p>
          </table:table-cell>
          <table:table-cell office:value-type="float" office:value="0" table:formula="of:=[.I16]-[.I$2]" table:style-name="ce1">
            <text:p>0</text:p>
          </table:table-cell>
          <table:table-cell office:value-type="float" office:value="0" table:formula="of:=[.K16]/[.I$2]" table:style-name="ce1">
            <text:p>0</text:p>
          </table:table-cell>
          <table:table-cell office:value-type="float" office:value="0" table:formula="of:=[.L16]/[.I$2]" table:style-name="ce1">
            <text:p>0</text:p>
          </table:table-cell>
          <table:table-cell office:value-type="float" office:value="0" table:formula="of:=[.F16]-[.$F$2]" table:style-name="ce3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-6" table:formula="of:=[.E16]-[.$E$2]" table:style-name="ce1">
            <text:p>-6</text:p>
          </table:table-cell>
          <table:table-cell office:value-type="float" office:value="-5.2956751985878199E-4" table:formula="of:=[.Q16]/[.$E$2]" table:style-name="ce1">
            <text:p>-0.000529568</text:p>
          </table:table-cell>
          <table:table-cell office:value-type="float" office:value="-5.2956751985878199E-4" table:formula="of:=[.P16]+[.R16]" table:style-name="ce1">
            <text:p>-0.00052956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7_log4j1.2.17_3.0_11230.0_211.1966131585245_16.0_369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230" table:style-name="ce1">
            <text:p>112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7" table:style-name="ce1">
            <text:p>3697</text:p>
          </table:table-cell>
          <table:table-cell office:value-type="float" office:value="3697" table:style-name="ce1">
            <text:p>3697</text:p>
          </table:table-cell>
          <table:table-cell office:value-type="float" office:value="4603" table:style-name="ce1">
            <text:p>4603</text:p>
          </table:table-cell>
          <table:table-cell office:value-type="float" office:value="4" table:formula="of:=[.H17]-[.I$2]" table:style-name="ce1">
            <text:p>4</text:p>
          </table:table-cell>
          <table:table-cell office:value-type="float" office:value="4" table:formula="of:=[.I17]-[.I$2]" table:style-name="ce1">
            <text:p>4</text:p>
          </table:table-cell>
          <table:table-cell office:value-type="float" office:value="1.083130246412131E-3" table:formula="of:=[.K17]/[.I$2]" table:style-name="ce1">
            <text:p>0.00108313</text:p>
          </table:table-cell>
          <table:table-cell office:value-type="float" office:value="1.083130246412131E-3" table:formula="of:=[.L17]/[.I$2]" table:style-name="ce1">
            <text:p>0.00108313</text:p>
          </table:table-cell>
          <table:table-cell office:value-type="float" office:value="0" table:formula="of:=[.F17]-[.$F$2]" table:style-name="ce3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-100" table:formula="of:=[.E17]-[.$E$2]" table:style-name="ce1">
            <text:p>-100</text:p>
          </table:table-cell>
          <table:table-cell office:value-type="float" office:value="-8.8261253309796991E-3" table:formula="of:=[.Q17]/[.$E$2]" table:style-name="ce1">
            <text:p>-0.008826125</text:p>
          </table:table-cell>
          <table:table-cell office:value-type="float" office:value="-8.8261253309796991E-3" table:formula="of:=[.P17]+[.R17]" table:style-name="ce1">
            <text:p>-0.00882612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7_log4j1.2.17_2.0_11326.0_211.1966131585245_15.0_369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326" table:style-name="ce1">
            <text:p>11326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6" table:style-name="ce1">
            <text:p>3696</text:p>
          </table:table-cell>
          <table:table-cell office:value-type="float" office:value="3696" table:style-name="ce1">
            <text:p>3696</text:p>
          </table:table-cell>
          <table:table-cell office:value-type="float" office:value="4603" table:style-name="ce1">
            <text:p>4603</text:p>
          </table:table-cell>
          <table:table-cell office:value-type="float" office:value="3" table:formula="of:=[.H18]-[.I$2]" table:style-name="ce1">
            <text:p>3</text:p>
          </table:table-cell>
          <table:table-cell office:value-type="float" office:value="3" table:formula="of:=[.I18]-[.I$2]" table:style-name="ce1">
            <text:p>3</text:p>
          </table:table-cell>
          <table:table-cell office:value-type="float" office:value="8.1234768480909826E-4" table:formula="of:=[.K18]/[.I$2]" table:style-name="ce1">
            <text:p>0.000812348</text:p>
          </table:table-cell>
          <table:table-cell office:value-type="float" office:value="8.1234768480909826E-4" table:formula="of:=[.L18]/[.I$2]" table:style-name="ce1">
            <text:p>0.000812348</text:p>
          </table:table-cell>
          <table:table-cell office:value-type="float" office:value="0" table:formula="of:=[.F18]-[.$F$2]" table:style-name="ce3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-4" table:formula="of:=[.E18]-[.$E$2]" table:style-name="ce1">
            <text:p>-4</text:p>
          </table:table-cell>
          <table:table-cell office:value-type="float" office:value="-3.5304501323918798E-4" table:formula="of:=[.Q18]/[.$E$2]" table:style-name="ce1">
            <text:p>-0.000353045</text:p>
          </table:table-cell>
          <table:table-cell office:value-type="float" office:value="-3.5304501323918798E-4" table:formula="of:=[.P18]+[.R18]" table:style-name="ce1">
            <text:p>-0.000353045</text:p>
          </table:table-cell>
          <table:table-cell table:number-columns-repeated="16365"/>
        </table:table-row>
        <table:table-row table:number-rows-repeated="14" table:style-name="ro1">
          <table:table-cell/>
          <table:table-cell table:number-columns-repeated="13" table:style-name="ce1"/>
          <table:table-cell table:style-name="ce3"/>
          <table:table-cell table:number-columns-repeated="16369" table:style-name="ce1"/>
        </table:table-row>
        <table:table-row table:number-rows-repeated="3"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41" table:style-name="ro2">
          <table:table-cell table:number-columns-repeated="16384"/>
        </table:table-row>
      </table:table>
      <table:table table:name="08_JHotDraw7_6" table:style-name="ta1"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012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8709" table:style-name="ce1">
            <text:p>8709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2865" table:formula="of:=[.H2]-[.I2]" table:style-name="ce1">
            <text:p>2865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8_JHotDraw7.6_4.0_10282.0_178.8781375680881_7.0_5852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282" table:style-name="ce1">
            <text:p>10282</text:p>
          </table:table-cell>
          <table:table-cell office:value-type="float" office:value="178.87813756808799" table:style-name="ce1">
            <text:p>178.8781376</text:p>
          </table:table-cell>
          <table:table-cell office:value-type="float" office:value="7" table:style-name="ce1">
            <text:p>7</text:p>
          </table:table-cell>
          <table:table-cell office:value-type="float" office:value="5852" table:style-name="ce1">
            <text:p>5852</text:p>
          </table:table-cell>
          <table:table-cell office:value-type="float" office:value="5848" table:style-name="ce1">
            <text:p>5848</text:p>
          </table:table-cell>
          <table:table-cell office:value-type="float" office:value="4790" table:style-name="ce1">
            <text:p>4790</text:p>
          </table:table-cell>
          <table:table-cell office:value-type="float" office:value="8" table:formula="of:=[.H3]-[.I2]" table:style-name="ce1">
            <text:p>8</text:p>
          </table:table-cell>
          <table:table-cell office:value-type="float" office:value="4" table:formula="of:=[.I3]-[.I2]" table:style-name="ce1">
            <text:p>4</text:p>
          </table:table-cell>
          <table:table-cell office:value-type="float" office:value="1.3689253935660506E-3" table:formula="of:=[.K3]/[.I2]" table:style-name="ce1">
            <text:p>0.001368925</text:p>
          </table:table-cell>
          <table:table-cell office:value-type="float" office:value="6.8446269678302531E-4" table:formula="of:=[.L3]/[.I2]" table:style-name="ce1">
            <text:p>0.000684463</text:p>
          </table:table-cell>
          <table:table-cell office:value-type="float" office:value="-0.43776624945101617" table:formula="of:=[.F3]-[.$F$2]" table:style-name="ce3">
            <text:p>-0.4377662495</text:p>
          </table:table-cell>
          <table:table-cell office:value-type="float" office:value="-2.4413130131305059E-3" table:formula="of:=[.O3]/[.$F$2]" table:style-name="ce1">
            <text:p>-0.002441313</text:p>
          </table:table-cell>
          <table:table-cell office:value-type="float" office:value="22" table:formula="of:=[.E3]-[.$E$2]" table:style-name="ce1">
            <text:p>22</text:p>
          </table:table-cell>
          <table:table-cell office:value-type="float" office:value="2.1442495126705653E-3" table:formula="of:=[.Q3]/[.$E$2]" table:style-name="ce1">
            <text:p>0.00214425</text:p>
          </table:table-cell>
          <table:table-cell office:value-type="float" office:value="-2.970635004599406E-4" table:formula="of:=[.P3]+[.R3]" table:style-name="ce1">
            <text:p>-0.00029706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3.0_10258.0_179.31590381753915_5.0_584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258" table:style-name="ce1">
            <text:p>1025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5" table:style-name="ce1">
            <text:p>5845</text:p>
          </table:table-cell>
          <table:table-cell office:value-type="float" office:value="5845" table:style-name="ce1">
            <text:p>5845</text:p>
          </table:table-cell>
          <table:table-cell office:value-type="float" office:value="4790" table:style-name="ce1">
            <text:p>4790</text:p>
          </table:table-cell>
          <table:table-cell office:value-type="float" office:value="1" table:formula="of:=[.H4]-[.I2]" table:style-name="ce1">
            <text:p>1</text:p>
          </table:table-cell>
          <table:table-cell office:value-type="float" office:value="1" table:formula="of:=[.I4]-[.I2]" table:style-name="ce1">
            <text:p>1</text:p>
          </table:table-cell>
          <table:table-cell office:value-type="float" office:value="1.7111567419575633E-4" table:formula="of:=[.K4]/[.I2]" table:style-name="ce1">
            <text:p>0.000171116</text:p>
          </table:table-cell>
          <table:table-cell office:value-type="float" office:value="1.7111567419575633E-4" table:formula="of:=[.L4]/[.I2]" table:style-name="ce1">
            <text:p>0.000171116</text:p>
          </table:table-cell>
          <table:table-cell office:value-type="float" office:value="0" table:formula="of:=[.F4]-[.$F$2]" table:style-name="ce3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-2" table:formula="of:=[.E4]-[.$E$2]" table:style-name="ce1">
            <text:p>-2</text:p>
          </table:table-cell>
          <table:table-cell office:value-type="float" office:value="-1.9493177387914229E-4" table:formula="of:=[.Q4]/[.$E$2]" table:style-name="ce1">
            <text:p>-0.000194932</text:p>
          </table:table-cell>
          <table:table-cell office:value-type="float" office:value="-1.9493177387914229E-4" table:formula="of:=[.P4]+[.R4]" table:style-name="ce1">
            <text:p>-0.00019493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0.0_10282.0_178.59967287093724_8.0_5867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282" table:style-name="ce1">
            <text:p>10282</text:p>
          </table:table-cell>
          <table:table-cell office:value-type="float" office:value="178.59967287093701" table:style-name="ce1">
            <text:p>178.5996729</text:p>
          </table:table-cell>
          <table:table-cell office:value-type="float" office:value="8" table:style-name="ce1">
            <text:p>8</text:p>
          </table:table-cell>
          <table:table-cell office:value-type="float" office:value="5867" table:style-name="ce1">
            <text:p>5867</text:p>
          </table:table-cell>
          <table:table-cell office:value-type="float" office:value="5866" table:style-name="ce1">
            <text:p>5866</text:p>
          </table:table-cell>
          <table:table-cell office:value-type="float" office:value="4790" table:style-name="ce1">
            <text:p>4790</text:p>
          </table:table-cell>
          <table:table-cell office:value-type="float" office:value="23" table:formula="of:=[.H5]-[.I2]" table:style-name="ce1">
            <text:p>23</text:p>
          </table:table-cell>
          <table:table-cell office:value-type="float" office:value="22" table:formula="of:=[.I5]-[.I2]" table:style-name="ce1">
            <text:p>22</text:p>
          </table:table-cell>
          <table:table-cell office:value-type="float" office:value="3.9356605065023953E-3" table:formula="of:=[.K5]/[.I2]" table:style-name="ce1">
            <text:p>0.003935661</text:p>
          </table:table-cell>
          <table:table-cell office:value-type="float" office:value="3.7645448323066393E-3" table:formula="of:=[.L5]/[.I2]" table:style-name="ce1">
            <text:p>0.003764545</text:p>
          </table:table-cell>
          <table:table-cell office:value-type="float" office:value="-0.71623094660199627" table:formula="of:=[.F5]-[.$F$2]" table:style-name="ce3">
            <text:p>-0.7162309466</text:p>
          </table:table-cell>
          <table:table-cell office:value-type="float" office:value="-3.9942410648125745E-3" table:formula="of:=[.O5]/[.$F$2]" table:style-name="ce1">
            <text:p>-0.003994241</text:p>
          </table:table-cell>
          <table:table-cell office:value-type="float" office:value="22" table:formula="of:=[.E5]-[.$E$2]" table:style-name="ce1">
            <text:p>22</text:p>
          </table:table-cell>
          <table:table-cell office:value-type="float" office:value="2.1442495126705653E-3" table:formula="of:=[.Q5]/[.$E$2]" table:style-name="ce1">
            <text:p>0.00214425</text:p>
          </table:table-cell>
          <table:table-cell office:value-type="float" office:value="-1.8499915521420092E-3" table:formula="of:=[.P5]+[.R5]" table:style-name="ce1">
            <text:p>-0.00184999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.0_10266.0_179.2106406596444_7.0_5847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266" table:style-name="ce1">
            <text:p>10266</text:p>
          </table:table-cell>
          <table:table-cell office:value-type="float" office:value="179.21064065964401" table:style-name="ce1">
            <text:p>179.2106407</text:p>
          </table:table-cell>
          <table:table-cell office:value-type="float" office:value="7" table:style-name="ce1">
            <text:p>7</text:p>
          </table:table-cell>
          <table:table-cell office:value-type="float" office:value="5847" table:style-name="ce1">
            <text:p>5847</text:p>
          </table:table-cell>
          <table:table-cell office:value-type="float" office:value="5847" table:style-name="ce1">
            <text:p>5847</text:p>
          </table:table-cell>
          <table:table-cell office:value-type="float" office:value="4790" table:style-name="ce1">
            <text:p>4790</text:p>
          </table:table-cell>
          <table:table-cell office:value-type="float" office:value="3" table:formula="of:=[.H6]-[.I2]" table:style-name="ce1">
            <text:p>3</text:p>
          </table:table-cell>
          <table:table-cell office:value-type="float" office:value="3" table:formula="of:=[.I6]-[.I2]" table:style-name="ce1">
            <text:p>3</text:p>
          </table:table-cell>
          <table:table-cell office:value-type="float" office:value="5.1334702258726901E-4" table:formula="of:=[.K6]/[.I2]" table:style-name="ce1">
            <text:p>0.000513347</text:p>
          </table:table-cell>
          <table:table-cell office:value-type="float" office:value="5.1334702258726901E-4" table:formula="of:=[.L6]/[.I2]" table:style-name="ce1">
            <text:p>0.000513347</text:p>
          </table:table-cell>
          <table:table-cell office:value-type="float" office:value="-0.10526315789499563" table:formula="of:=[.F6]-[.$F$2]" table:style-name="ce3">
            <text:p>-0.1052631579</text:p>
          </table:table-cell>
          <table:table-cell office:value-type="float" office:value="-5.8702633538910769E-4" table:formula="of:=[.O6]/[.$F$2]" table:style-name="ce1">
            <text:p>-0.000587026</text:p>
          </table:table-cell>
          <table:table-cell office:value-type="float" office:value="6" table:formula="of:=[.E6]-[.$E$2]" table:style-name="ce1">
            <text:p>6</text:p>
          </table:table-cell>
          <table:table-cell office:value-type="float" office:value="5.8479532163742691E-4" table:formula="of:=[.Q6]/[.$E$2]" table:style-name="ce1">
            <text:p>0.000584795</text:p>
          </table:table-cell>
          <table:table-cell office:value-type="float" office:value="-2.2310137516807832E-6" table:formula="of:=[.P6]+[.R6]" table:style-name="ce1">
            <text:p>-2.23101E-0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0.0_10260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7]-[.I2]" table:style-name="ce1">
            <text:p>0</text:p>
          </table:table-cell>
          <table:table-cell office:value-type="float" office:value="0" table:formula="of:=[.I7]-[.I2]" table:style-name="ce1">
            <text:p>0</text:p>
          </table:table-cell>
          <table:table-cell office:value-type="float" office:value="0" table:formula="of:=[.K7]/[.I2]" table:style-name="ce1">
            <text:p>0</text:p>
          </table:table-cell>
          <table:table-cell office:value-type="float" office:value="0" table:formula="of:=[.L7]/[.I2]" table:style-name="ce1">
            <text:p>0</text:p>
          </table:table-cell>
          <table:table-cell office:value-type="float" office:value="0" table:formula="of:=[.F7]-[.$F$2]" table:style-name="ce3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0" table:formula="of:=[.E7]-[.$E$2]" table:style-name="ce1">
            <text:p>0</text:p>
          </table:table-cell>
          <table:table-cell office:value-type="float" office:value="0" table:formula="of:=[.Q7]/[.$E$2]" table:style-name="ce1">
            <text:p>0</text:p>
          </table:table-cell>
          <table:table-cell office:value-type="float" office:value="0" table:formula="of:=[.P7]+[.R7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3.0_10284.0_179.31590381753915_5.0_5844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284" table:style-name="ce1">
            <text:p>10284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8]-[.I2]" table:style-name="ce1">
            <text:p>0</text:p>
          </table:table-cell>
          <table:table-cell office:value-type="float" office:value="0" table:formula="of:=[.I8]-[.I2]" table:style-name="ce1">
            <text:p>0</text:p>
          </table:table-cell>
          <table:table-cell office:value-type="float" office:value="0" table:formula="of:=[.K8]/[.I2]" table:style-name="ce1">
            <text:p>0</text:p>
          </table:table-cell>
          <table:table-cell office:value-type="float" office:value="0" table:formula="of:=[.L8]/[.I2]" table:style-name="ce1">
            <text:p>0</text:p>
          </table:table-cell>
          <table:table-cell office:value-type="float" office:value="0" table:formula="of:=[.F8]-[.$F$2]" table:style-name="ce3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24" table:formula="of:=[.E8]-[.$E$2]" table:style-name="ce1">
            <text:p>24</text:p>
          </table:table-cell>
          <table:table-cell office:value-type="float" office:value="2.3391812865497076E-3" table:formula="of:=[.Q8]/[.$E$2]" table:style-name="ce1">
            <text:p>0.002339181</text:p>
          </table:table-cell>
          <table:table-cell office:value-type="float" office:value="2.3391812865497076E-3" table:formula="of:=[.P8]+[.R8]" table:style-name="ce1">
            <text:p>0.00233918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.0_10248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248" table:style-name="ce1">
            <text:p>1024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9]-[.I2]" table:style-name="ce1">
            <text:p>0</text:p>
          </table:table-cell>
          <table:table-cell office:value-type="float" office:value="0" table:formula="of:=[.I9]-[.I2]" table:style-name="ce1">
            <text:p>0</text:p>
          </table:table-cell>
          <table:table-cell office:value-type="float" office:value="0" table:formula="of:=[.K9]/[.I2]" table:style-name="ce1">
            <text:p>0</text:p>
          </table:table-cell>
          <table:table-cell office:value-type="float" office:value="0" table:formula="of:=[.L9]/[.I2]" table:style-name="ce1">
            <text:p>0</text:p>
          </table:table-cell>
          <table:table-cell office:value-type="float" office:value="0" table:formula="of:=[.F9]-[.$F$2]" table:style-name="ce3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12" table:formula="of:=[.E9]-[.$E$2]" table:style-name="ce1">
            <text:p>-12</text:p>
          </table:table-cell>
          <table:table-cell office:value-type="float" office:value="-1.1695906432748538E-3" table:formula="of:=[.Q9]/[.$E$2]" table:style-name="ce1">
            <text:p>-0.001169591</text:p>
          </table:table-cell>
          <table:table-cell office:value-type="float" office:value="-1.1695906432748538E-3" table:formula="of:=[.P9]+[.R9]" table:style-name="ce1">
            <text:p>-0.0011695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0.0_10294.0_178.71412855750262_7.0_5869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0294" table:style-name="ce1">
            <text:p>10294</text:p>
          </table:table-cell>
          <table:table-cell office:value-type="float" office:value="178.71412855750299" table:style-name="ce1">
            <text:p>178.7141286</text:p>
          </table:table-cell>
          <table:table-cell office:value-type="float" office:value="7" table:style-name="ce1">
            <text:p>7</text:p>
          </table:table-cell>
          <table:table-cell office:value-type="float" office:value="5869" table:style-name="ce1">
            <text:p>5869</text:p>
          </table:table-cell>
          <table:table-cell office:value-type="float" office:value="5868" table:style-name="ce1">
            <text:p>5868</text:p>
          </table:table-cell>
          <table:table-cell office:value-type="float" office:value="4790" table:style-name="ce1">
            <text:p>4790</text:p>
          </table:table-cell>
          <table:table-cell office:value-type="float" office:value="25" table:formula="of:=[.H10]-[.I2]" table:style-name="ce1">
            <text:p>25</text:p>
          </table:table-cell>
          <table:table-cell office:value-type="float" office:value="24" table:formula="of:=[.I10]-[.I2]" table:style-name="ce1">
            <text:p>24</text:p>
          </table:table-cell>
          <table:table-cell office:value-type="float" office:value="4.2778918548939081E-3" table:formula="of:=[.K10]/[.I2]" table:style-name="ce1">
            <text:p>0.004277892</text:p>
          </table:table-cell>
          <table:table-cell office:value-type="float" office:value="4.1067761806981521E-3" table:formula="of:=[.L10]/[.I2]" table:style-name="ce1">
            <text:p>0.004106776</text:p>
          </table:table-cell>
          <table:table-cell office:value-type="float" office:value="-0.60177526003602111" table:formula="of:=[.F10]-[.$F$2]" table:style-name="ce3">
            <text:p>-0.6017752600</text:p>
          </table:table-cell>
          <table:table-cell office:value-type="float" office:value="-3.3559502934460911E-3" table:formula="of:=[.O10]/[.$F$2]" table:style-name="ce1">
            <text:p>-0.00335595</text:p>
          </table:table-cell>
          <table:table-cell office:value-type="float" office:value="34" table:formula="of:=[.E10]-[.$E$2]" table:style-name="ce1">
            <text:p>34</text:p>
          </table:table-cell>
          <table:table-cell office:value-type="float" office:value="3.3138401559454191E-3" table:formula="of:=[.Q10]/[.$E$2]" table:style-name="ce1">
            <text:p>0.00331384</text:p>
          </table:table-cell>
          <table:table-cell office:value-type="float" office:value="-4.2110137500672024E-5" table:formula="of:=[.P10]+[.R10]" table:style-name="ce1">
            <text:p>-4.21101E-0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2.0_10296.0_179.31590381753915_5.0_5844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296" table:style-name="ce1">
            <text:p>10296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11]-[.I$2]" table:style-name="ce1">
            <text:p>0</text:p>
          </table:table-cell>
          <table:table-cell office:value-type="float" office:value="0" table:formula="of:=[.I11]-[.I$2]" table:style-name="ce1">
            <text:p>0</text:p>
          </table:table-cell>
          <table:table-cell office:value-type="float" office:value="0" table:formula="of:=[.K11]/[.I$2]" table:style-name="ce1">
            <text:p>0</text:p>
          </table:table-cell>
          <table:table-cell office:value-type="float" office:value="0" table:formula="of:=[.L11]/[.I$2]" table:style-name="ce1">
            <text:p>0</text:p>
          </table:table-cell>
          <table:table-cell office:value-type="float" office:value="0" table:formula="of:=[.F11]-[.$F$2]" table:style-name="ce3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36" table:formula="of:=[.E11]-[.$E$2]" table:style-name="ce1">
            <text:p>36</text:p>
          </table:table-cell>
          <table:table-cell office:value-type="float" office:value="3.5087719298245615E-3" table:formula="of:=[.Q11]/[.$E$2]" table:style-name="ce1">
            <text:p>0.003508772</text:p>
          </table:table-cell>
          <table:table-cell office:value-type="float" office:value="3.5087719298245615E-3" table:formula="of:=[.P11]+[.R11]" table:style-name="ce1">
            <text:p>0.00350877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8_JHotDraw7.6_1.0_10248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248" table:style-name="ce1">
            <text:p>1024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12]-[.I$2]" table:style-name="ce1">
            <text:p>0</text:p>
          </table:table-cell>
          <table:table-cell office:value-type="float" office:value="0" table:formula="of:=[.I12]-[.I$2]" table:style-name="ce1">
            <text:p>0</text:p>
          </table:table-cell>
          <table:table-cell office:value-type="float" office:value="0" table:formula="of:=[.K12]/[.I$2]" table:style-name="ce1">
            <text:p>0</text:p>
          </table:table-cell>
          <table:table-cell office:value-type="float" office:value="0" table:formula="of:=[.L12]/[.I$2]" table:style-name="ce1">
            <text:p>0</text:p>
          </table:table-cell>
          <table:table-cell office:value-type="float" office:value="0" table:formula="of:=[.F12]-[.$F$2]" table:style-name="ce3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12" table:formula="of:=[.E12]-[.$E$2]" table:style-name="ce1">
            <text:p>-12</text:p>
          </table:table-cell>
          <table:table-cell office:value-type="float" office:value="-1.1695906432748538E-3" table:formula="of:=[.Q12]/[.$E$2]" table:style-name="ce1">
            <text:p>-0.001169591</text:p>
          </table:table-cell>
          <table:table-cell office:value-type="float" office:value="-1.1695906432748538E-3" table:formula="of:=[.P12]+[.R12]" table:style-name="ce1">
            <text:p>-0.0011695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0.0_10260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13]-[.I$2]" table:style-name="ce1">
            <text:p>0</text:p>
          </table:table-cell>
          <table:table-cell office:value-type="float" office:value="0" table:formula="of:=[.I13]-[.I$2]" table:style-name="ce1">
            <text:p>0</text:p>
          </table:table-cell>
          <table:table-cell office:value-type="float" office:value="0" table:formula="of:=[.K13]/[.I$2]" table:style-name="ce1">
            <text:p>0</text:p>
          </table:table-cell>
          <table:table-cell office:value-type="float" office:value="0" table:formula="of:=[.L13]/[.I$2]" table:style-name="ce1">
            <text:p>0</text:p>
          </table:table-cell>
          <table:table-cell office:value-type="float" office:value="0" table:formula="of:=[.F13]-[.$F$2]" table:style-name="ce3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0" table:formula="of:=[.E13]-[.$E$2]" table:style-name="ce1">
            <text:p>0</text:p>
          </table:table-cell>
          <table:table-cell office:value-type="float" office:value="0" table:formula="of:=[.Q13]/[.$E$2]" table:style-name="ce1">
            <text:p>0</text:p>
          </table:table-cell>
          <table:table-cell office:value-type="float" office:value="0" table:formula="of:=[.P13]+[.R13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0.0_10300.0_178.8537493597965_8.0_5875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300" table:style-name="ce1">
            <text:p>10300</text:p>
          </table:table-cell>
          <table:table-cell office:value-type="float" office:value="178.85374935979701" table:style-name="ce1">
            <text:p>178.8537494</text:p>
          </table:table-cell>
          <table:table-cell office:value-type="float" office:value="8" table:style-name="ce1">
            <text:p>8</text:p>
          </table:table-cell>
          <table:table-cell office:value-type="float" office:value="5875" table:style-name="ce1">
            <text:p>5875</text:p>
          </table:table-cell>
          <table:table-cell office:value-type="float" office:value="5875" table:style-name="ce1">
            <text:p>5875</text:p>
          </table:table-cell>
          <table:table-cell office:value-type="float" office:value="4790" table:style-name="ce1">
            <text:p>4790</text:p>
          </table:table-cell>
          <table:table-cell office:value-type="float" office:value="31" table:formula="of:=[.H14]-[.I$2]" table:style-name="ce1">
            <text:p>31</text:p>
          </table:table-cell>
          <table:table-cell office:value-type="float" office:value="31" table:formula="of:=[.I14]-[.I$2]" table:style-name="ce1">
            <text:p>31</text:p>
          </table:table-cell>
          <table:table-cell office:value-type="float" office:value="5.3045859000684465E-3" table:formula="of:=[.K14]/[.I$2]" table:style-name="ce1">
            <text:p>0.005304586</text:p>
          </table:table-cell>
          <table:table-cell office:value-type="float" office:value="5.3045859000684465E-3" table:formula="of:=[.L14]/[.I$2]" table:style-name="ce1">
            <text:p>0.005304586</text:p>
          </table:table-cell>
          <table:table-cell office:value-type="float" office:value="-0.46215445774200248" table:formula="of:=[.F14]-[.$F$2]" table:style-name="ce3">
            <text:p>-0.4621544577</text:p>
          </table:table-cell>
          <table:table-cell office:value-type="float" office:value="-2.577319958257929E-3" table:formula="of:=[.O14]/[.$F$2]" table:style-name="ce1">
            <text:p>-0.00257732</text:p>
          </table:table-cell>
          <table:table-cell office:value-type="float" office:value="40" table:formula="of:=[.E14]-[.$E$2]" table:style-name="ce1">
            <text:p>40</text:p>
          </table:table-cell>
          <table:table-cell office:value-type="float" office:value="3.8986354775828458E-3" table:formula="of:=[.Q14]/[.$E$2]" table:style-name="ce1">
            <text:p>0.003898635</text:p>
          </table:table-cell>
          <table:table-cell office:value-type="float" office:value="1.3213155193249168E-3" table:formula="of:=[.P14]+[.R14]" table:style-name="ce1">
            <text:p>0.00132131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3.0_10282.0_179.31590381753915_5.0_5851.0.xm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282" table:style-name="ce1">
            <text:p>10282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51" table:style-name="ce1">
            <text:p>5851</text:p>
          </table:table-cell>
          <table:table-cell office:value-type="float" office:value="5851" table:style-name="ce1">
            <text:p>5851</text:p>
          </table:table-cell>
          <table:table-cell office:value-type="float" office:value="4790" table:style-name="ce1">
            <text:p>4790</text:p>
          </table:table-cell>
          <table:table-cell office:value-type="float" office:value="7" table:formula="of:=[.H15]-[.I$2]" table:style-name="ce1">
            <text:p>7</text:p>
          </table:table-cell>
          <table:table-cell office:value-type="float" office:value="7" table:formula="of:=[.I15]-[.I$2]" table:style-name="ce1">
            <text:p>7</text:p>
          </table:table-cell>
          <table:table-cell office:value-type="float" office:value="1.1978097193702942E-3" table:formula="of:=[.K15]/[.I$2]" table:style-name="ce1">
            <text:p>0.00119781</text:p>
          </table:table-cell>
          <table:table-cell office:value-type="float" office:value="1.1978097193702942E-3" table:formula="of:=[.L15]/[.I$2]" table:style-name="ce1">
            <text:p>0.00119781</text:p>
          </table:table-cell>
          <table:table-cell office:value-type="float" office:value="0" table:formula="of:=[.F15]-[.$F$2]" table:style-name="ce3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22" table:formula="of:=[.E15]-[.$E$2]" table:style-name="ce1">
            <text:p>22</text:p>
          </table:table-cell>
          <table:table-cell office:value-type="float" office:value="2.1442495126705653E-3" table:formula="of:=[.Q15]/[.$E$2]" table:style-name="ce1">
            <text:p>0.00214425</text:p>
          </table:table-cell>
          <table:table-cell office:value-type="float" office:value="2.1442495126705653E-3" table:formula="of:=[.P15]+[.R15]" table:style-name="ce1">
            <text:p>0.0021442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6.0_10274.0_179.25903505912575_8.0_5854.0.xmi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274" table:style-name="ce1">
            <text:p>10274</text:p>
          </table:table-cell>
          <table:table-cell office:value-type="float" office:value="179.25903505912601" table:style-name="ce1">
            <text:p>179.2590351</text:p>
          </table:table-cell>
          <table:table-cell office:value-type="float" office:value="8" table:style-name="ce1">
            <text:p>8</text:p>
          </table:table-cell>
          <table:table-cell office:value-type="float" office:value="5854" table:style-name="ce1">
            <text:p>5854</text:p>
          </table:table-cell>
          <table:table-cell office:value-type="float" office:value="5854" table:style-name="ce1">
            <text:p>5854</text:p>
          </table:table-cell>
          <table:table-cell office:value-type="float" office:value="4790" table:style-name="ce1">
            <text:p>4790</text:p>
          </table:table-cell>
          <table:table-cell office:value-type="float" office:value="10" table:formula="of:=[.H16]-[.I$2]" table:style-name="ce1">
            <text:p>10</text:p>
          </table:table-cell>
          <table:table-cell office:value-type="float" office:value="10" table:formula="of:=[.I16]-[.I$2]" table:style-name="ce1">
            <text:p>10</text:p>
          </table:table-cell>
          <table:table-cell office:value-type="float" office:value="1.7111567419575632E-3" table:formula="of:=[.K16]/[.I$2]" table:style-name="ce1">
            <text:p>0.001711157</text:p>
          </table:table-cell>
          <table:table-cell office:value-type="float" office:value="1.7111567419575632E-3" table:formula="of:=[.L16]/[.I$2]" table:style-name="ce1">
            <text:p>0.001711157</text:p>
          </table:table-cell>
          <table:table-cell office:value-type="float" office:value="-5.6868758413003206E-2" table:formula="of:=[.F16]-[.$F$2]" table:style-name="ce3">
            <text:p>-0.0568687584</text:p>
          </table:table-cell>
          <table:table-cell office:value-type="float" office:value="-3.17142859067701E-4" table:formula="of:=[.O16]/[.$F$2]" table:style-name="ce1">
            <text:p>-0.000317143</text:p>
          </table:table-cell>
          <table:table-cell office:value-type="float" office:value="14" table:formula="of:=[.E16]-[.$E$2]" table:style-name="ce1">
            <text:p>14</text:p>
          </table:table-cell>
          <table:table-cell office:value-type="float" office:value="1.3645224171539962E-3" table:formula="of:=[.Q16]/[.$E$2]" table:style-name="ce1">
            <text:p>0.001364522</text:p>
          </table:table-cell>
          <table:table-cell office:value-type="float" office:value="1.0473795580862953E-3" table:formula="of:=[.P16]+[.R16]" table:style-name="ce1">
            <text:p>0.0010473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10.0_10296.0_178.93436684745728_7.0_5861.0.xm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296" table:style-name="ce1">
            <text:p>10296</text:p>
          </table:table-cell>
          <table:table-cell office:value-type="float" office:value="178.934366847457" table:style-name="ce1">
            <text:p>178.9343668</text:p>
          </table:table-cell>
          <table:table-cell office:value-type="float" office:value="7" table:style-name="ce1">
            <text:p>7</text:p>
          </table:table-cell>
          <table:table-cell office:value-type="float" office:value="5861" table:style-name="ce1">
            <text:p>5861</text:p>
          </table:table-cell>
          <table:table-cell office:value-type="float" office:value="5861" table:style-name="ce1">
            <text:p>5861</text:p>
          </table:table-cell>
          <table:table-cell office:value-type="float" office:value="4790" table:style-name="ce1">
            <text:p>4790</text:p>
          </table:table-cell>
          <table:table-cell office:value-type="float" office:value="17" table:formula="of:=[.H17]-[.I$2]" table:style-name="ce1">
            <text:p>17</text:p>
          </table:table-cell>
          <table:table-cell office:value-type="float" office:value="17" table:formula="of:=[.I17]-[.I$2]" table:style-name="ce1">
            <text:p>17</text:p>
          </table:table-cell>
          <table:table-cell office:value-type="float" office:value="2.9089664613278577E-3" table:formula="of:=[.K17]/[.I$2]" table:style-name="ce1">
            <text:p>0.002908966</text:p>
          </table:table-cell>
          <table:table-cell office:value-type="float" office:value="2.9089664613278577E-3" table:formula="of:=[.L17]/[.I$2]" table:style-name="ce1">
            <text:p>0.002908966</text:p>
          </table:table-cell>
          <table:table-cell office:value-type="float" office:value="-0.38153697008200993" table:formula="of:=[.F17]-[.$F$2]" table:style-name="ce3">
            <text:p>-0.3815369701</text:p>
          </table:table-cell>
          <table:table-cell office:value-type="float" office:value="-2.1277363689404753E-3" table:formula="of:=[.O17]/[.$F$2]" table:style-name="ce1">
            <text:p>-0.002127736</text:p>
          </table:table-cell>
          <table:table-cell office:value-type="float" office:value="36" table:formula="of:=[.E17]-[.$E$2]" table:style-name="ce1">
            <text:p>36</text:p>
          </table:table-cell>
          <table:table-cell office:value-type="float" office:value="3.5087719298245615E-3" table:formula="of:=[.Q17]/[.$E$2]" table:style-name="ce1">
            <text:p>0.003508772</text:p>
          </table:table-cell>
          <table:table-cell office:value-type="float" office:value="1.3810355608840862E-3" table:formula="of:=[.P17]+[.R17]" table:style-name="ce1">
            <text:p>0.00138103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2.0_10294.0_179.31590381753915_5.0_5851.0.xm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294" table:style-name="ce1">
            <text:p>10294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51" table:style-name="ce1">
            <text:p>5851</text:p>
          </table:table-cell>
          <table:table-cell office:value-type="float" office:value="5851" table:style-name="ce1">
            <text:p>5851</text:p>
          </table:table-cell>
          <table:table-cell office:value-type="float" office:value="4790" table:style-name="ce1">
            <text:p>4790</text:p>
          </table:table-cell>
          <table:table-cell office:value-type="float" office:value="7" table:formula="of:=[.H18]-[.I$2]" table:style-name="ce1">
            <text:p>7</text:p>
          </table:table-cell>
          <table:table-cell office:value-type="float" office:value="7" table:formula="of:=[.I18]-[.I$2]" table:style-name="ce1">
            <text:p>7</text:p>
          </table:table-cell>
          <table:table-cell office:value-type="float" office:value="1.1978097193702942E-3" table:formula="of:=[.K18]/[.I$2]" table:style-name="ce1">
            <text:p>0.00119781</text:p>
          </table:table-cell>
          <table:table-cell office:value-type="float" office:value="1.1978097193702942E-3" table:formula="of:=[.L18]/[.I$2]" table:style-name="ce1">
            <text:p>0.00119781</text:p>
          </table:table-cell>
          <table:table-cell office:value-type="float" office:value="0" table:formula="of:=[.F18]-[.$F$2]" table:style-name="ce3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34" table:formula="of:=[.E18]-[.$E$2]" table:style-name="ce1">
            <text:p>34</text:p>
          </table:table-cell>
          <table:table-cell office:value-type="float" office:value="3.3138401559454191E-3" table:formula="of:=[.Q18]/[.$E$2]" table:style-name="ce1">
            <text:p>0.00331384</text:p>
          </table:table-cell>
          <table:table-cell office:value-type="float" office:value="3.3138401559454191E-3" table:formula="of:=[.P18]+[.R18]" table:style-name="ce1">
            <text:p>0.0033138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3.0_10316.0_179.31590381753915_5.0_5844.0.xm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316" table:style-name="ce1">
            <text:p>10316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19]-[.I$2]" table:style-name="ce1">
            <text:p>0</text:p>
          </table:table-cell>
          <table:table-cell office:value-type="float" office:value="0" table:formula="of:=[.I19]-[.I$2]" table:style-name="ce1">
            <text:p>0</text:p>
          </table:table-cell>
          <table:table-cell office:value-type="float" office:value="0" table:formula="of:=[.K19]/[.I$2]" table:style-name="ce1">
            <text:p>0</text:p>
          </table:table-cell>
          <table:table-cell office:value-type="float" office:value="0" table:formula="of:=[.L19]/[.I$2]" table:style-name="ce1">
            <text:p>0</text:p>
          </table:table-cell>
          <table:table-cell office:value-type="float" office:value="0" table:formula="of:=[.F19]-[.$F$2]" table:style-name="ce3">
            <text:p>0.0000000000</text:p>
          </table:table-cell>
          <table:table-cell office:value-type="float" office:value="0" table:formula="of:=[.O19]/[.$F$2]" table:style-name="ce1">
            <text:p>0</text:p>
          </table:table-cell>
          <table:table-cell office:value-type="float" office:value="56" table:formula="of:=[.E19]-[.$E$2]" table:style-name="ce1">
            <text:p>56</text:p>
          </table:table-cell>
          <table:table-cell office:value-type="float" office:value="5.4580896686159848E-3" table:formula="of:=[.Q19]/[.$E$2]" table:style-name="ce1">
            <text:p>0.00545809</text:p>
          </table:table-cell>
          <table:table-cell office:value-type="float" office:value="5.4580896686159848E-3" table:formula="of:=[.P19]+[.R19]" table:style-name="ce1">
            <text:p>0.0054580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2.0_10328.0_179.31590381753915_5.0_5844.0.xm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328" table:style-name="ce1">
            <text:p>1032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20]-[.I$2]" table:style-name="ce1">
            <text:p>0</text:p>
          </table:table-cell>
          <table:table-cell office:value-type="float" office:value="0" table:formula="of:=[.I20]-[.I$2]" table:style-name="ce1">
            <text:p>0</text:p>
          </table:table-cell>
          <table:table-cell office:value-type="float" office:value="0" table:formula="of:=[.K20]/[.I$2]" table:style-name="ce1">
            <text:p>0</text:p>
          </table:table-cell>
          <table:table-cell office:value-type="float" office:value="0" table:formula="of:=[.L20]/[.I$2]" table:style-name="ce1">
            <text:p>0</text:p>
          </table:table-cell>
          <table:table-cell office:value-type="float" office:value="0" table:formula="of:=[.F20]-[.$F$2]" table:style-name="ce3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68" table:formula="of:=[.E20]-[.$E$2]" table:style-name="ce1">
            <text:p>68</text:p>
          </table:table-cell>
          <table:table-cell office:value-type="float" office:value="6.6276803118908382E-3" table:formula="of:=[.Q20]/[.$E$2]" table:style-name="ce1">
            <text:p>0.00662768</text:p>
          </table:table-cell>
          <table:table-cell office:value-type="float" office:value="6.6276803118908382E-3" table:formula="of:=[.P20]+[.R20]" table:style-name="ce1">
            <text:p>0.00662768</text:p>
          </table:table-cell>
          <table:table-cell table:number-columns-repeated="16365"/>
        </table:table-row>
        <table:table-row table:number-rows-repeated="12" table:style-name="ro1">
          <table:table-cell/>
          <table:table-cell table:number-columns-repeated="13" table:style-name="ce1"/>
          <table:table-cell table:style-name="ce3"/>
          <table:table-cell table:number-columns-repeated="16369" table:style-name="ce1"/>
        </table:table-row>
        <table:table-row table:number-rows-repeated="3" table:style-name="ro1">
          <table:table-cell table:number-columns-repeated="14"/>
          <table:table-cell table:style-name="ce3"/>
          <table:table-cell table:number-columns-repeated="16369"/>
        </table:table-row>
        <table:table-row table:number-rows-repeated="1048541" table:style-name="ro2">
          <table:table-cell table:number-columns-repeated="16384"/>
        </table:table-row>
      </table:table>
      <table:table table:name="09_JEdit4_0" table:style-name="ta1">
        <table:table-column table:style-name="co36" table:default-cell-style-name="ce1"/>
        <table:table-column table:style-name="co5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9" table:default-cell-style-name="ce1"/>
        <table:table-column table:style-name="co22" table:default-cell-style-name="ce1"/>
        <table:table-column table:style-name="co3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reducedVisibility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47" table:style-name="ce1">
            <text:p>1634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9402" table:style-name="ce1">
            <text:p>9402</text:p>
          </table:table-cell>
          <table:table-cell office:value-type="float" office:value="4833" table:style-name="ce1">
            <text:p>4833</text:p>
          </table:table-cell>
          <table:table-cell office:value-type="float" office:value="5616" table:style-name="ce1">
            <text:p>5616</text:p>
          </table:table-cell>
          <table:table-cell office:value-type="float" office:value="4569" table:formula="of:=[.G2]-[.H2]" table:style-name="ce1">
            <text:p>4569</text:p>
          </table:table-cell>
          <table:table-cell office:value-type="float" office:value="0" table:formula="of:=[.H2]-[.H2]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9_JEdit4.0_2.0_16313.0_212.1443403761562_10.0_4837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313" table:style-name="ce1">
            <text:p>16313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37" table:style-name="ce1">
            <text:p>4837</text:p>
          </table:table-cell>
          <table:table-cell office:value-type="float" office:value="4837" table:style-name="ce1">
            <text:p>4837</text:p>
          </table:table-cell>
          <table:table-cell office:value-type="float" office:value="5616" table:style-name="ce1">
            <text:p>5616</text:p>
          </table:table-cell>
          <table:table-cell office:value-type="float" office:value="4" table:formula="of:=[.G3]-[.H2]" table:style-name="ce1">
            <text:p>4</text:p>
          </table:table-cell>
          <table:table-cell office:value-type="float" office:value="4" table:formula="of:=[.H3]-[.H2]" table:style-name="ce1">
            <text:p>4</text:p>
          </table:table-cell>
          <table:table-cell office:value-type="float" office:value="8.2764328574384436E-4" table:formula="of:=[.J3]/[.H2]" table:style-name="ce1">
            <text:p>0.000827643</text:p>
          </table:table-cell>
          <table:table-cell office:value-type="float" office:value="8.2764328574384436E-4" table:formula="of:=[.K3]/[.H2]" table:style-name="ce1">
            <text:p>0.000827643</text:p>
          </table:table-cell>
          <table:table-cell office:value-type="float" office:value="201.14434037615601" table:formula="of:=[.E3]-[.$F$2]" table:style-name="ce3">
            <text:p>201.1443403762</text:p>
          </table:table-cell>
          <table:table-cell office:value-type="float" office:value="18.285849125105091" table:formula="of:=[.N3]/[.$F$2]" table:style-name="ce1">
            <text:p>18.28584913</text:p>
          </table:table-cell>
          <table:table-cell office:value-type="float" office:value="16100.855659623843" table:formula="of:=[.D3]-[.$E$2]" table:style-name="ce1">
            <text:p>16100.85566</text:p>
          </table:table-cell>
          <table:table-cell office:value-type="float" office:value="75.8957586663646" table:formula="of:=[.P3]/[.$E$2]" table:style-name="ce1">
            <text:p>75.89575867</text:p>
          </table:table-cell>
          <table:table-cell office:value-type="float" office:value="94.181607791469688" table:formula="of:=[.O3]+[.Q3]" table:style-name="ce1">
            <text:p>94.18160779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0.0_16347.0_212.1443403761562_11.0_483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47" table:style-name="ce1">
            <text:p>1634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4833" table:style-name="ce1">
            <text:p>4833</text:p>
          </table:table-cell>
          <table:table-cell office:value-type="float" office:value="4833" table:style-name="ce1">
            <text:p>4833</text:p>
          </table:table-cell>
          <table:table-cell office:value-type="float" office:value="5616" table:style-name="ce1">
            <text:p>5616</text:p>
          </table:table-cell>
          <table:table-cell office:value-type="float" office:value="0" table:formula="of:=[.G4]-[.H2]" table:style-name="ce1">
            <text:p>0</text:p>
          </table:table-cell>
          <table:table-cell office:value-type="float" office:value="0" table:formula="of:=[.H4]-[.H2]" table:style-name="ce1">
            <text:p>0</text:p>
          </table:table-cell>
          <table:table-cell office:value-type="float" office:value="0" table:formula="of:=[.J4]/[.H2]" table:style-name="ce1">
            <text:p>0</text:p>
          </table:table-cell>
          <table:table-cell office:value-type="float" office:value="0" table:formula="of:=[.K4]/[.H2]" table:style-name="ce1">
            <text:p>0</text:p>
          </table:table-cell>
          <table:table-cell office:value-type="float" office:value="201.14434037615601" table:formula="of:=[.E4]-[.$F$2]" table:style-name="ce3">
            <text:p>201.1443403762</text:p>
          </table:table-cell>
          <table:table-cell office:value-type="float" office:value="18.285849125105091" table:formula="of:=[.N4]/[.$F$2]" table:style-name="ce1">
            <text:p>18.28584913</text:p>
          </table:table-cell>
          <table:table-cell office:value-type="float" office:value="16134.855659623843" table:formula="of:=[.D4]-[.$E$2]" table:style-name="ce1">
            <text:p>16134.85566</text:p>
          </table:table-cell>
          <table:table-cell office:value-type="float" office:value="76.056026906090977" table:formula="of:=[.P4]/[.$E$2]" table:style-name="ce1">
            <text:p>76.05602691</text:p>
          </table:table-cell>
          <table:table-cell office:value-type="float" office:value="94.341876031196065" table:formula="of:=[.O4]+[.Q4]" table:style-name="ce1">
            <text:p>94.3418760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1.0_16335.0_212.1443403761562_11.0_483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335" table:style-name="ce1">
            <text:p>16335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4834" table:style-name="ce1">
            <text:p>4834</text:p>
          </table:table-cell>
          <table:table-cell office:value-type="float" office:value="4834" table:style-name="ce1">
            <text:p>4834</text:p>
          </table:table-cell>
          <table:table-cell office:value-type="float" office:value="5616" table:style-name="ce1">
            <text:p>5616</text:p>
          </table:table-cell>
          <table:table-cell office:value-type="float" office:value="1" table:formula="of:=[.G5]-[.H2]" table:style-name="ce1">
            <text:p>1</text:p>
          </table:table-cell>
          <table:table-cell office:value-type="float" office:value="1" table:formula="of:=[.H5]-[.H2]" table:style-name="ce1">
            <text:p>1</text:p>
          </table:table-cell>
          <table:table-cell office:value-type="float" office:value="2.0691082143596109E-4" table:formula="of:=[.J5]/[.H2]" table:style-name="ce1">
            <text:p>0.000206911</text:p>
          </table:table-cell>
          <table:table-cell office:value-type="float" office:value="2.0691082143596109E-4" table:formula="of:=[.K5]/[.H2]" table:style-name="ce1">
            <text:p>0.000206911</text:p>
          </table:table-cell>
          <table:table-cell office:value-type="float" office:value="201.14434037615601" table:formula="of:=[.E5]-[.$F$2]" table:style-name="ce3">
            <text:p>201.1443403762</text:p>
          </table:table-cell>
          <table:table-cell office:value-type="float" office:value="18.285849125105091" table:formula="of:=[.N5]/[.$F$2]" table:style-name="ce1">
            <text:p>18.28584913</text:p>
          </table:table-cell>
          <table:table-cell office:value-type="float" office:value="16122.855659623843" table:formula="of:=[.D5]-[.$E$2]" table:style-name="ce1">
            <text:p>16122.85566</text:p>
          </table:table-cell>
          <table:table-cell office:value-type="float" office:value="75.999461645011081" table:formula="of:=[.P5]/[.$E$2]" table:style-name="ce1">
            <text:p>75.99946165</text:p>
          </table:table-cell>
          <table:table-cell office:value-type="float" office:value="94.285310770116169" table:formula="of:=[.O5]+[.Q5]" table:style-name="ce1">
            <text:p>94.2853107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10.0_16439.0_212.55892343074333_8.0_485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6439" table:style-name="ce1">
            <text:p>16439</text:p>
          </table:table-cell>
          <table:table-cell office:value-type="float" office:value="212.55892343074299" table:style-name="ce1">
            <text:p>212.5589234</text:p>
          </table:table-cell>
          <table:table-cell office:value-type="float" office:value="8" table:style-name="ce1">
            <text:p>8</text:p>
          </table:table-cell>
          <table:table-cell office:value-type="float" office:value="4853" table:style-name="ce1">
            <text:p>4853</text:p>
          </table:table-cell>
          <table:table-cell office:value-type="float" office:value="4849" table:style-name="ce1">
            <text:p>4849</text:p>
          </table:table-cell>
          <table:table-cell office:value-type="float" office:value="5616" table:style-name="ce1">
            <text:p>5616</text:p>
          </table:table-cell>
          <table:table-cell office:value-type="float" office:value="20" table:formula="of:=[.G6]-[.H2]" table:style-name="ce1">
            <text:p>20</text:p>
          </table:table-cell>
          <table:table-cell office:value-type="float" office:value="16" table:formula="of:=[.H6]-[.H2]" table:style-name="ce1">
            <text:p>16</text:p>
          </table:table-cell>
          <table:table-cell office:value-type="float" office:value="4.1382164287192217E-3" table:formula="of:=[.J6]/[.H2]" table:style-name="ce1">
            <text:p>0.004138216</text:p>
          </table:table-cell>
          <table:table-cell office:value-type="float" office:value="3.3105731429753774E-3" table:formula="of:=[.K6]/[.H2]" table:style-name="ce1">
            <text:p>0.003310573</text:p>
          </table:table-cell>
          <table:table-cell office:value-type="float" office:value="201.55892343074299" table:formula="of:=[.E6]-[.$F$2]" table:style-name="ce3">
            <text:p>201.5589234307</text:p>
          </table:table-cell>
          <table:table-cell office:value-type="float" office:value="18.323538493703907" table:formula="of:=[.N6]/[.$F$2]" table:style-name="ce1">
            <text:p>18.32353849</text:p>
          </table:table-cell>
          <table:table-cell office:value-type="float" office:value="16226.855659623843" table:formula="of:=[.D6]-[.$E$2]" table:style-name="ce1">
            <text:p>16226.85566</text:p>
          </table:table-cell>
          <table:table-cell office:value-type="float" office:value="76.489693907703526" table:formula="of:=[.P6]/[.$E$2]" table:style-name="ce1">
            <text:p>76.48969391</text:p>
          </table:table-cell>
          <table:table-cell office:value-type="float" office:value="94.813232401407433" table:formula="of:=[.O6]+[.Q6]" table:style-name="ce1">
            <text:p>94.8132324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5.0_16301.0_212.1443403761562_10.0_4841.0.xmi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301" table:style-name="ce1">
            <text:p>16301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41" table:style-name="ce1">
            <text:p>4841</text:p>
          </table:table-cell>
          <table:table-cell office:value-type="float" office:value="4835" table:style-name="ce1">
            <text:p>4835</text:p>
          </table:table-cell>
          <table:table-cell office:value-type="float" office:value="5616" table:style-name="ce1">
            <text:p>5616</text:p>
          </table:table-cell>
          <table:table-cell office:value-type="float" office:value="8" table:formula="of:=[.G7]-[.H2]" table:style-name="ce1">
            <text:p>8</text:p>
          </table:table-cell>
          <table:table-cell office:value-type="float" office:value="2" table:formula="of:=[.H7]-[.H2]" table:style-name="ce1">
            <text:p>2</text:p>
          </table:table-cell>
          <table:table-cell office:value-type="float" office:value="1.6552865714876887E-3" table:formula="of:=[.J7]/[.H2]" table:style-name="ce1">
            <text:p>0.001655287</text:p>
          </table:table-cell>
          <table:table-cell office:value-type="float" office:value="4.1382164287192218E-4" table:formula="of:=[.K7]/[.H2]" table:style-name="ce1">
            <text:p>0.000413822</text:p>
          </table:table-cell>
          <table:table-cell office:value-type="float" office:value="201.14434037615601" table:formula="of:=[.E7]-[.$F$2]" table:style-name="ce3">
            <text:p>201.1443403762</text:p>
          </table:table-cell>
          <table:table-cell office:value-type="float" office:value="18.285849125105091" table:formula="of:=[.N7]/[.$F$2]" table:style-name="ce1">
            <text:p>18.28584913</text:p>
          </table:table-cell>
          <table:table-cell office:value-type="float" office:value="16088.855659623843" table:formula="of:=[.D7]-[.$E$2]" table:style-name="ce1">
            <text:p>16088.85566</text:p>
          </table:table-cell>
          <table:table-cell office:value-type="float" office:value="75.839193405284703" table:formula="of:=[.P7]/[.$E$2]" table:style-name="ce1">
            <text:p>75.83919341</text:p>
          </table:table-cell>
          <table:table-cell office:value-type="float" office:value="94.125042530389791" table:formula="of:=[.O7]+[.Q7]" table:style-name="ce1">
            <text:p>94.12504253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3.0_16307.0_212.1443403761562_10.0_4841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307" table:style-name="ce1">
            <text:p>1630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41" table:style-name="ce1">
            <text:p>4841</text:p>
          </table:table-cell>
          <table:table-cell office:value-type="float" office:value="4837" table:style-name="ce1">
            <text:p>4837</text:p>
          </table:table-cell>
          <table:table-cell office:value-type="float" office:value="5616" table:style-name="ce1">
            <text:p>5616</text:p>
          </table:table-cell>
          <table:table-cell office:value-type="float" office:value="8" table:formula="of:=[.G8]-[.H2]" table:style-name="ce1">
            <text:p>8</text:p>
          </table:table-cell>
          <table:table-cell office:value-type="float" office:value="4" table:formula="of:=[.H8]-[.H2]" table:style-name="ce1">
            <text:p>4</text:p>
          </table:table-cell>
          <table:table-cell office:value-type="float" office:value="1.6552865714876887E-3" table:formula="of:=[.J8]/[.H2]" table:style-name="ce1">
            <text:p>0.001655287</text:p>
          </table:table-cell>
          <table:table-cell office:value-type="float" office:value="8.2764328574384436E-4" table:formula="of:=[.K8]/[.H2]" table:style-name="ce1">
            <text:p>0.000827643</text:p>
          </table:table-cell>
          <table:table-cell office:value-type="float" office:value="201.14434037615601" table:formula="of:=[.E8]-[.$F$2]" table:style-name="ce3">
            <text:p>201.1443403762</text:p>
          </table:table-cell>
          <table:table-cell office:value-type="float" office:value="18.285849125105091" table:formula="of:=[.N8]/[.$F$2]" table:style-name="ce1">
            <text:p>18.28584913</text:p>
          </table:table-cell>
          <table:table-cell office:value-type="float" office:value="16094.855659623843" table:formula="of:=[.D8]-[.$E$2]" table:style-name="ce1">
            <text:p>16094.85566</text:p>
          </table:table-cell>
          <table:table-cell office:value-type="float" office:value="75.867476035824652" table:formula="of:=[.P8]/[.$E$2]" table:style-name="ce1">
            <text:p>75.86747604</text:p>
          </table:table-cell>
          <table:table-cell office:value-type="float" office:value="94.153325160929739" table:formula="of:=[.O8]+[.Q8]" table:style-name="ce1">
            <text:p>94.1533251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10.0_16425.0_210.37089437883463_9.0_4888.0.xm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425" table:style-name="ce1">
            <text:p>16425</text:p>
          </table:table-cell>
          <table:table-cell office:value-type="float" office:value="210.370894378835" table:style-name="ce1">
            <text:p>210.3708944</text:p>
          </table:table-cell>
          <table:table-cell office:value-type="float" office:value="9" table:style-name="ce1">
            <text:p>9</text:p>
          </table:table-cell>
          <table:table-cell office:value-type="float" office:value="4888" table:style-name="ce1">
            <text:p>4888</text:p>
          </table:table-cell>
          <table:table-cell office:value-type="float" office:value="4872" table:style-name="ce1">
            <text:p>4872</text:p>
          </table:table-cell>
          <table:table-cell office:value-type="float" office:value="5616" table:style-name="ce1">
            <text:p>5616</text:p>
          </table:table-cell>
          <table:table-cell office:value-type="float" office:value="55" table:formula="of:=[.G9]-[.H2]" table:style-name="ce1">
            <text:p>55</text:p>
          </table:table-cell>
          <table:table-cell office:value-type="float" office:value="39" table:formula="of:=[.H9]-[.H2]" table:style-name="ce1">
            <text:p>39</text:p>
          </table:table-cell>
          <table:table-cell office:value-type="float" office:value="1.138009517897786E-2" table:formula="of:=[.J9]/[.H2]" table:style-name="ce1">
            <text:p>0.011380095</text:p>
          </table:table-cell>
          <table:table-cell office:value-type="float" office:value="8.0695220360024831E-3" table:formula="of:=[.K9]/[.H2]" table:style-name="ce1">
            <text:p>0.008069522</text:p>
          </table:table-cell>
          <table:table-cell office:value-type="float" office:value="199.370894378835" table:formula="of:=[.E9]-[.$F$2]" table:style-name="ce3">
            <text:p>199.3708943788</text:p>
          </table:table-cell>
          <table:table-cell office:value-type="float" office:value="18.124626761712275" table:formula="of:=[.N9]/[.$F$2]" table:style-name="ce1">
            <text:p>18.12462676</text:p>
          </table:table-cell>
          <table:table-cell office:value-type="float" office:value="16212.855659623843" table:formula="of:=[.D9]-[.$E$2]" table:style-name="ce1">
            <text:p>16212.85566</text:p>
          </table:table-cell>
          <table:table-cell office:value-type="float" office:value="76.423701103110304" table:formula="of:=[.P9]/[.$E$2]" table:style-name="ce1">
            <text:p>76.4237011</text:p>
          </table:table-cell>
          <table:table-cell office:value-type="float" office:value="94.548327864822582" table:formula="of:=[.O9]+[.Q9]" table:style-name="ce1">
            <text:p>94.5483278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8.0_16391.0_210.69796015122927_9.0_4855.0.xmi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6391" table:style-name="ce1">
            <text:p>16391</text:p>
          </table:table-cell>
          <table:table-cell office:value-type="float" office:value="210.69796015122901" table:style-name="ce1">
            <text:p>210.6979602</text:p>
          </table:table-cell>
          <table:table-cell office:value-type="float" office:value="9" table:style-name="ce1">
            <text:p>9</text:p>
          </table:table-cell>
          <table:table-cell office:value-type="float" office:value="4855" table:style-name="ce1">
            <text:p>4855</text:p>
          </table:table-cell>
          <table:table-cell office:value-type="float" office:value="4851" table:style-name="ce1">
            <text:p>4851</text:p>
          </table:table-cell>
          <table:table-cell office:value-type="float" office:value="5616" table:style-name="ce1">
            <text:p>5616</text:p>
          </table:table-cell>
          <table:table-cell office:value-type="float" office:value="22" table:formula="of:=[.G10]-[.H2]" table:style-name="ce1">
            <text:p>22</text:p>
          </table:table-cell>
          <table:table-cell office:value-type="float" office:value="18" table:formula="of:=[.H10]-[.H2]" table:style-name="ce1">
            <text:p>18</text:p>
          </table:table-cell>
          <table:table-cell office:value-type="float" office:value="4.552038071591144E-3" table:formula="of:=[.J10]/[.H2]" table:style-name="ce1">
            <text:p>0.004552038</text:p>
          </table:table-cell>
          <table:table-cell office:value-type="float" office:value="3.7243947858472998E-3" table:formula="of:=[.K10]/[.H2]" table:style-name="ce1">
            <text:p>0.003724395</text:p>
          </table:table-cell>
          <table:table-cell office:value-type="float" office:value="199.69796015122901" table:formula="of:=[.E10]-[.$F$2]" table:style-name="ce3">
            <text:p>199.6979601512</text:p>
          </table:table-cell>
          <table:table-cell office:value-type="float" office:value="18.154360013748093" table:formula="of:=[.N10]/[.$F$2]" table:style-name="ce1">
            <text:p>18.15436001</text:p>
          </table:table-cell>
          <table:table-cell office:value-type="float" office:value="16178.855659623843" table:formula="of:=[.D10]-[.$E$2]" table:style-name="ce1">
            <text:p>16178.85566</text:p>
          </table:table-cell>
          <table:table-cell office:value-type="float" office:value="76.263432863383926" table:formula="of:=[.P10]/[.$E$2]" table:style-name="ce1">
            <text:p>76.26343286</text:p>
          </table:table-cell>
          <table:table-cell office:value-type="float" office:value="94.417792877132015" table:formula="of:=[.O10]+[.Q10]" table:style-name="ce1">
            <text:p>94.4177928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10.0_16365.0_212.48912107312674_9.0_4852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6365" table:style-name="ce1">
            <text:p>16365</text:p>
          </table:table-cell>
          <table:table-cell office:value-type="float" office:value="212.489121073127" table:style-name="ce1">
            <text:p>212.4891211</text:p>
          </table:table-cell>
          <table:table-cell office:value-type="float" office:value="9" table:style-name="ce1">
            <text:p>9</text:p>
          </table:table-cell>
          <table:table-cell office:value-type="float" office:value="4852" table:style-name="ce1">
            <text:p>4852</text:p>
          </table:table-cell>
          <table:table-cell office:value-type="float" office:value="4852" table:style-name="ce1">
            <text:p>4852</text:p>
          </table:table-cell>
          <table:table-cell office:value-type="float" office:value="5616" table:style-name="ce1">
            <text:p>5616</text:p>
          </table:table-cell>
          <table:table-cell office:value-type="float" office:value="19" table:formula="of:=[.G11]-[.H2]" table:style-name="ce1">
            <text:p>19</text:p>
          </table:table-cell>
          <table:table-cell office:value-type="float" office:value="19" table:formula="of:=[.H11]-[.H2]" table:style-name="ce1">
            <text:p>19</text:p>
          </table:table-cell>
          <table:table-cell office:value-type="float" office:value="3.9313056072832605E-3" table:formula="of:=[.J11]/[.H2]" table:style-name="ce1">
            <text:p>0.003931306</text:p>
          </table:table-cell>
          <table:table-cell office:value-type="float" office:value="3.9313056072832605E-3" table:formula="of:=[.K11]/[.H2]" table:style-name="ce1">
            <text:p>0.003931306</text:p>
          </table:table-cell>
          <table:table-cell office:value-type="float" office:value="201.489121073127" table:formula="of:=[.E11]-[.$F$2]" table:style-name="ce3">
            <text:p>201.4891210731</text:p>
          </table:table-cell>
          <table:table-cell office:value-type="float" office:value="18.317192824829728" table:formula="of:=[.N11]/[.$F$2]" table:style-name="ce1">
            <text:p>18.31719282</text:p>
          </table:table-cell>
          <table:table-cell office:value-type="float" office:value="16152.855659623843" table:formula="of:=[.D11]-[.$E$2]" table:style-name="ce1">
            <text:p>16152.85566</text:p>
          </table:table-cell>
          <table:table-cell office:value-type="float" office:value="76.140874797710822" table:formula="of:=[.P11]/[.$E$2]" table:style-name="ce1">
            <text:p>76.1408748</text:p>
          </table:table-cell>
          <table:table-cell office:value-type="float" office:value="94.458067622540554" table:formula="of:=[.O11]+[.Q11]" table:style-name="ce1">
            <text:p>94.45806762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2.0_16331.0_212.1443403761562_11.0_483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331" table:style-name="ce1">
            <text:p>16331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4834" table:style-name="ce1">
            <text:p>4834</text:p>
          </table:table-cell>
          <table:table-cell office:value-type="float" office:value="4832" table:style-name="ce1">
            <text:p>4832</text:p>
          </table:table-cell>
          <table:table-cell office:value-type="float" office:value="5616" table:style-name="ce1">
            <text:p>5616</text:p>
          </table:table-cell>
          <table:table-cell office:value-type="float" office:value="1" table:formula="of:=[.G12]-[.H2]" table:style-name="ce1">
            <text:p>1</text:p>
          </table:table-cell>
          <table:table-cell office:value-type="float" office:value="-1" table:formula="of:=[.H12]-[.H2]" table:style-name="ce1">
            <text:p>-1</text:p>
          </table:table-cell>
          <table:table-cell office:value-type="float" office:value="2.0691082143596109E-4" table:formula="of:=[.J12]/[.H2]" table:style-name="ce1">
            <text:p>0.000206911</text:p>
          </table:table-cell>
          <table:table-cell office:value-type="float" office:value="-2.0691082143596109E-4" table:formula="of:=[.K12]/[.H2]" table:style-name="ce1">
            <text:p>-0.000206911</text:p>
          </table:table-cell>
          <table:table-cell office:value-type="float" office:value="201.14434037615601" table:formula="of:=[.E12]-[.$F$2]" table:style-name="ce3">
            <text:p>201.1443403762</text:p>
          </table:table-cell>
          <table:table-cell office:value-type="float" office:value="18.285849125105091" table:formula="of:=[.N12]/[.$F$2]" table:style-name="ce1">
            <text:p>18.28584913</text:p>
          </table:table-cell>
          <table:table-cell office:value-type="float" office:value="16118.855659623843" table:formula="of:=[.D12]-[.$E$2]" table:style-name="ce1">
            <text:p>16118.85566</text:p>
          </table:table-cell>
          <table:table-cell office:value-type="float" office:value="75.980606557984444" table:formula="of:=[.P12]/[.$E$2]" table:style-name="ce1">
            <text:p>75.98060656</text:p>
          </table:table-cell>
          <table:table-cell office:value-type="float" office:value="94.266455683089532" table:formula="of:=[.O12]+[.Q12]" table:style-name="ce1">
            <text:p>94.26645568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4.0_16303.0_212.1443403761562_10.0_4841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303" table:style-name="ce1">
            <text:p>16303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41" table:style-name="ce1">
            <text:p>4841</text:p>
          </table:table-cell>
          <table:table-cell office:value-type="float" office:value="4835" table:style-name="ce1">
            <text:p>4835</text:p>
          </table:table-cell>
          <table:table-cell office:value-type="float" office:value="5616" table:style-name="ce1">
            <text:p>5616</text:p>
          </table:table-cell>
          <table:table-cell office:value-type="float" office:value="8" table:formula="of:=[.G13]-[.H2]" table:style-name="ce1">
            <text:p>8</text:p>
          </table:table-cell>
          <table:table-cell office:value-type="float" office:value="2" table:formula="of:=[.H13]-[.H2]" table:style-name="ce1">
            <text:p>2</text:p>
          </table:table-cell>
          <table:table-cell office:value-type="float" office:value="1.6552865714876887E-3" table:formula="of:=[.J13]/[.H2]" table:style-name="ce1">
            <text:p>0.001655287</text:p>
          </table:table-cell>
          <table:table-cell office:value-type="float" office:value="4.1382164287192218E-4" table:formula="of:=[.K13]/[.H2]" table:style-name="ce1">
            <text:p>0.000413822</text:p>
          </table:table-cell>
          <table:table-cell office:value-type="float" office:value="201.14434037615601" table:formula="of:=[.E13]-[.$F$2]" table:style-name="ce3">
            <text:p>201.1443403762</text:p>
          </table:table-cell>
          <table:table-cell office:value-type="float" office:value="18.285849125105091" table:formula="of:=[.N13]/[.$F$2]" table:style-name="ce1">
            <text:p>18.28584913</text:p>
          </table:table-cell>
          <table:table-cell office:value-type="float" office:value="16090.855659623843" table:formula="of:=[.D13]-[.$E$2]" table:style-name="ce1">
            <text:p>16090.85566</text:p>
          </table:table-cell>
          <table:table-cell office:value-type="float" office:value="75.848620948798015" table:formula="of:=[.P13]/[.$E$2]" table:style-name="ce1">
            <text:p>75.84862095</text:p>
          </table:table-cell>
          <table:table-cell office:value-type="float" office:value="94.134470073903103" table:formula="of:=[.O13]+[.Q13]" table:style-name="ce1">
            <text:p>94.13447007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09_JEdit4.0_3.0_16309.0_212.1443403761562_10.0_483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309" table:style-name="ce1">
            <text:p>16309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37" table:style-name="ce1">
            <text:p>4837</text:p>
          </table:table-cell>
          <table:table-cell office:value-type="float" office:value="4835" table:style-name="ce1">
            <text:p>4835</text:p>
          </table:table-cell>
          <table:table-cell office:value-type="float" office:value="5616" table:style-name="ce1">
            <text:p>5616</text:p>
          </table:table-cell>
          <table:table-cell office:value-type="float" office:value="4" table:formula="of:=[.G14]-[.H2]" table:style-name="ce1">
            <text:p>4</text:p>
          </table:table-cell>
          <table:table-cell office:value-type="float" office:value="2" table:formula="of:=[.H14]-[.H2]" table:style-name="ce1">
            <text:p>2</text:p>
          </table:table-cell>
          <table:table-cell office:value-type="float" office:value="8.2764328574384436E-4" table:formula="of:=[.J14]/[.H2]" table:style-name="ce1">
            <text:p>0.000827643</text:p>
          </table:table-cell>
          <table:table-cell office:value-type="float" office:value="4.1382164287192218E-4" table:formula="of:=[.K14]/[.H2]" table:style-name="ce1">
            <text:p>0.000413822</text:p>
          </table:table-cell>
          <table:table-cell office:value-type="float" office:value="201.14434037615601" table:formula="of:=[.E14]-[.$F$2]" table:style-name="ce3">
            <text:p>201.1443403762</text:p>
          </table:table-cell>
          <table:table-cell office:value-type="float" office:value="18.285849125105091" table:formula="of:=[.N14]/[.$F$2]" table:style-name="ce1">
            <text:p>18.28584913</text:p>
          </table:table-cell>
          <table:table-cell office:value-type="float" office:value="16096.855659623843" table:formula="of:=[.D14]-[.$E$2]" table:style-name="ce1">
            <text:p>16096.85566</text:p>
          </table:table-cell>
          <table:table-cell office:value-type="float" office:value="75.876903579337963" table:formula="of:=[.P14]/[.$E$2]" table:style-name="ce1">
            <text:p>75.87690358</text:p>
          </table:table-cell>
          <table:table-cell office:value-type="float" office:value="94.162752704443051" table:formula="of:=[.O14]+[.Q14]" table:style-name="ce1">
            <text:p>94.1627527</text:p>
          </table:table-cell>
          <table:table-cell table:number-columns-repeated="16366"/>
        </table:table-row>
        <table:table-row table:number-rows-repeated="2" table:style-name="ro1">
          <table:table-cell table:number-columns-repeated="13" table:style-name="ce1"/>
          <table:table-cell table:style-name="ce3"/>
          <table:table-cell table:number-columns-repeated="16370" table:style-name="ce1"/>
        </table:table-row>
        <table:table-row table:number-rows-repeated="3" table:style-name="ro1">
          <table:table-cell table:number-columns-repeated="13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min_abs</text:p>
          </table:table-cell>
          <table:table-cell table:number-columns-repeated="5" table:style-name="ce1"/>
          <table:table-cell office:value-type="float" office:value="0" table:formula="of:=MIN([.J3:.J14])" table:style-name="ce1">
            <text:p>0</text:p>
          </table:table-cell>
          <table:table-cell office:value-type="float" office:value="-1" table:formula="of:=MIN([.K3:.K14])" table:style-name="ce1">
            <text:p>-1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min_rel</text:p>
          </table:table-cell>
          <table:table-cell table:number-columns-repeated="5" table:style-name="ce1"/>
          <table:table-cell office:value-type="float" office:value="0" table:formula="of:=[.G20]/[.H2]" table:style-name="ce1">
            <text:p>0</text:p>
          </table:table-cell>
          <table:table-cell office:value-type="float" office:value="-2.0691082143596109E-4" table:formula="of:=[.H20]/[.H2]" table:style-name="ce1">
            <text:p>-0.000206911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average_abs</text:p>
          </table:table-cell>
          <table:table-cell table:number-columns-repeated="5" table:style-name="ce1"/>
          <table:table-cell office:value-type="float" office:value="12.5" table:formula="of:=AVERAGE([.J3:.J14])" table:style-name="ce1">
            <text:p>12.5</text:p>
          </table:table-cell>
          <table:table-cell office:value-type="float" office:value="8.8333333333333339" table:formula="of:=AVERAGE([.K3:.K14])" table:style-name="ce1">
            <text:p>8.833333333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average_rel</text:p>
          </table:table-cell>
          <table:table-cell table:number-columns-repeated="5" table:style-name="ce1"/>
          <table:table-cell office:value-type="float" office:value="2.5863852679495138E-3" table:formula="of:=[.G22]/[.H2]" table:style-name="ce1">
            <text:p>0.002586385</text:p>
          </table:table-cell>
          <table:table-cell office:value-type="float" office:value="1.8277122560176565E-3" table:formula="of:=[.H22]/[.H2]" table:style-name="ce1">
            <text:p>0.001827712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median_abs</text:p>
          </table:table-cell>
          <table:table-cell table:number-columns-repeated="5" table:style-name="ce1"/>
          <table:table-cell office:value-type="float" office:value="8" table:formula="of:=MEDIAN([.J3:.J14])" table:style-name="ce1">
            <text:p>8</text:p>
          </table:table-cell>
          <table:table-cell office:value-type="float" office:value="3" table:formula="of:=MEDIAN([.K3:.K14])" table:style-name="ce1">
            <text:p>3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median_rel</text:p>
          </table:table-cell>
          <table:table-cell table:number-columns-repeated="5" table:style-name="ce1"/>
          <table:table-cell office:value-type="float" office:value="1.6552865714876887E-3" table:formula="of:=[.G24]/[.H2]" table:style-name="ce1">
            <text:p>0.001655287</text:p>
          </table:table-cell>
          <table:table-cell office:value-type="float" office:value="6.207324643078833E-4" table:formula="of:=[.H24]/[.H2]" table:style-name="ce1">
            <text:p>0.000620732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max_abs</text:p>
          </table:table-cell>
          <table:table-cell table:number-columns-repeated="5" table:style-name="ce1"/>
          <table:table-cell office:value-type="float" office:value="55" table:formula="of:=MAX([.J3:.J14])" table:style-name="ce1">
            <text:p>55</text:p>
          </table:table-cell>
          <table:table-cell office:value-type="float" office:value="39" table:formula="of:=MAX([.K3:.K14])" table:style-name="ce1">
            <text:p>39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1">
            <text:p>max_rel</text:p>
          </table:table-cell>
          <table:table-cell table:number-columns-repeated="5" table:style-name="ce1"/>
          <table:table-cell office:value-type="float" office:value="1.138009517897786E-2" table:formula="of:=[.G26]/[.H2]" table:style-name="ce1">
            <text:p>0.011380095</text:p>
          </table:table-cell>
          <table:table-cell office:value-type="float" office:value="8.0695220360024831E-3" table:formula="of:=[.H26]/[.H2]" table:style-name="ce1">
            <text:p>0.008069522</text:p>
          </table:table-cell>
          <table:table-cell table:number-columns-repeated="5" table:style-name="ce1"/>
          <table:table-cell table:style-name="ce3"/>
          <table:table-cell table:number-columns-repeated="16370"/>
        </table:table-row>
        <table:table-row table:number-rows-repeated="5" table:style-name="ro1">
          <table:table-cell table:number-columns-repeated="13" table:style-name="ce1"/>
          <table:table-cell table:style-name="ce3"/>
          <table:table-cell table:number-columns-repeated="16370"/>
        </table:table-row>
        <table:table-row table:number-rows-repeated="3" table:style-name="ro1">
          <table:table-cell table:number-columns-repeated="13"/>
          <table:table-cell table:style-name="ce3"/>
          <table:table-cell table:number-columns-repeated="16370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0" number:min-integer-digits="1"/>
    </number:number-style>
    <number:number-style style:name="N37P0">
      <number:number number:decimal-places="2" number:min-integer-digits="1" number:grouping="true"/>
      <number:text>    </number:text>
    </number:number-style>
    <number:number-style style:name="N37P1">
      <number:number number:decimal-places="2" number:min-integer-digits="1" number:grouping="true"/>
      <number:text>    </number:text>
    </number:number-style>
    <number:number-style style:name="N37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Comma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ven Peldszus</meta:initial-creator>
    <dc:creator>Sebastian Ruland</dc:creator>
    <meta:creation-date>2017-10-09T16:52:54Z</meta:creation-date>
    <dc:date>2017-10-17T08:39:35Z</dc:date>
    <meta:editing-cycles>2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ffd320" draw:opacity="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3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solid" draw:fill-color="#ff420e" draw:opacity="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579d1c" draw:opacity="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P0">
      <style:graphic-properties draw:fill="solid" draw:fill-color="#ff420e" draw:opacity="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8900787401575pt" svg:width="1046.949763779528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Q1: Change of visibility in percent after initial visibility reduction (Experiment 1) - Run 1</text:p>
            </chart:title>
            <chart:grid chart:class="major" chart:style-name="GMa0"/>
          </chart:axis>
          <chart:axis chart:dimension="x" chart:name="primary-x" chart:style-name="Axs1">
            <chart:categories table:cell-range-address="_Boxplot.$C$1:.$K$1"/>
          </chart:axis>
          <chart:series chart:values-cell-range-address="_Boxplot.$C$11:.$K$11" chart:class="chart:bar" chart:attached-axis="primary-y" chart:style-name="G0S0">
            <chart:data-point chart:repeated="9"/>
          </chart:series>
          <chart:series chart:values-cell-range-address="_Boxplot.$C$12:.$K$12" chart:class="chart:bar" chart:attached-axis="primary-y" chart:style-name="G0S1">
            <chart:error-indicator chart:style-name="E010"/>
            <chart:data-point chart:style-name="G0S1P0"/>
            <chart:data-point chart:repeated="8"/>
          </chart:series>
          <chart:series chart:values-cell-range-address="_Boxplot.$C$13:.$K$13" chart:class="chart:bar" chart:attached-axis="primary-y" chart:style-name="G0S2">
            <chart:data-point chart:style-name="G0S2P0"/>
            <chart:data-point chart:repeated="8"/>
          </chart:series>
          <chart:series chart:values-cell-range-address="_Boxplot.$C$14:.$K$14" chart:class="chart:bar" chart:attached-axis="primary-y" chart:style-name="G0S3">
            <chart:error-indicator chart:style-name="E030"/>
            <chart:data-point chart:repeated="9"/>
          </chart:series>
          <chart:series chart:values-cell-range-address="_Boxplot.$C$15:.$K$15" chart:class="chart:bar" chart:attached-axis="primary-y" chart:style-name="G0S4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ffd320" draw:opacity="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3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solid" draw:fill-color="#ff420e" draw:opacity="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579d1c" draw:opacity="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P0">
      <style:graphic-properties draw:fill="solid" draw:fill-color="#ff420e" draw:opacity="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0.2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8900787401575pt" svg:width="1046.949763779528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Q1: Change of visibility in percent after initial visibility reduction (Experiment 1) - Run 2</text:p>
            </chart:title>
            <chart:grid chart:class="major" chart:style-name="GMa0"/>
          </chart:axis>
          <chart:axis chart:dimension="x" chart:name="primary-x" chart:style-name="Axs1">
            <chart:categories table:cell-range-address="_Boxplot.$C$1:.$K$1"/>
          </chart:axis>
          <chart:series chart:values-cell-range-address="_Boxplot.$C$29:.$J$29" chart:class="chart:bar" chart:attached-axis="primary-y" chart:style-name="G0S0">
            <chart:data-point chart:repeated="8"/>
          </chart:series>
          <chart:series chart:values-cell-range-address="_Boxplot.$C$30:.$J$30" chart:class="chart:bar" chart:attached-axis="primary-y" chart:style-name="G0S1">
            <chart:error-indicator chart:style-name="E010"/>
            <chart:data-point chart:style-name="G0S1P0"/>
            <chart:data-point chart:repeated="7"/>
          </chart:series>
          <chart:series chart:values-cell-range-address="_Boxplot.$C$31:.$J$31" chart:class="chart:bar" chart:attached-axis="primary-y" chart:style-name="G0S2">
            <chart:data-point chart:style-name="G0S2P0"/>
            <chart:data-point chart:repeated="7"/>
          </chart:series>
          <chart:series chart:values-cell-range-address="_Boxplot.$C$32:.$J$32" chart:class="chart:bar" chart:attached-axis="primary-y" chart:style-name="G0S3">
            <chart:error-indicator chart:style-name="E030"/>
            <chart:data-point chart:repeated="8"/>
          </chart:series>
          <chart:series chart:values-cell-range-address="_Boxplot.$C$33:.$J$33" chart:class="chart:bar" chart:attached-axis="primary-y" chart:style-name="G0S4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ffd320" draw:opacity="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3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solid" draw:fill-color="#ff420e" draw:opacity="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579d1c" draw:opacity="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P0">
      <style:graphic-properties draw:fill="solid" draw:fill-color="#ff420e" draw:opacity="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0.2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8900787401575pt" svg:width="1046.949763779528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Q1: Change of visibility in percent after initial visibility reduction (Experiment 1) - All Runs</text:p>
            </chart:title>
            <chart:grid chart:class="major" chart:style-name="GMa0"/>
          </chart:axis>
          <chart:axis chart:dimension="x" chart:name="primary-x" chart:style-name="Axs1">
            <chart:categories table:cell-range-address="_Boxplot.$C$1:.$K$1"/>
          </chart:axis>
          <chart:series chart:values-cell-range-address="_Boxplot.$C$48:.$J$48" chart:class="chart:bar" chart:attached-axis="primary-y" chart:style-name="G0S0">
            <chart:data-point chart:repeated="8"/>
          </chart:series>
          <chart:series chart:values-cell-range-address="_Boxplot.$C$49:.$J$49" chart:class="chart:bar" chart:attached-axis="primary-y" chart:style-name="G0S1">
            <chart:error-indicator chart:style-name="E010"/>
            <chart:data-point chart:style-name="G0S1P0"/>
            <chart:data-point chart:repeated="7"/>
          </chart:series>
          <chart:series chart:values-cell-range-address="_Boxplot.$C$50:.$J$50" chart:class="chart:bar" chart:attached-axis="primary-y" chart:style-name="G0S2">
            <chart:data-point chart:style-name="G0S2P0"/>
            <chart:data-point chart:repeated="7"/>
          </chart:series>
          <chart:series chart:values-cell-range-address="_Boxplot.$C$51:.$J$51" chart:class="chart:bar" chart:attached-axis="primary-y" chart:style-name="G0S3">
            <chart:error-indicator chart:style-name="E030"/>
            <chart:data-point chart:repeated="8"/>
          </chart:series>
          <chart:series chart:values-cell-range-address="_Boxplot.$C$52:.$J$52" chart:class="chart:bar" chart:attached-axis="primary-y" chart:style-name="G0S4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